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200000002370000006654BA42156C1D6670.png" manifest:media-type="image/png"/>
  <manifest:file-entry manifest:full-path="Object 5/Pictures/2000006800002C41000007EC31D601D95A7D68E0.svm" manifest:media-type="image/x-svm"/>
  <manifest:file-entry manifest:full-path="Object 5/" manifest:media-type="application/vnd.oasis.opendocument.chart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23700000066B46FA69CE4EEED8D.png" manifest:media-type="image/png"/>
  <manifest:file-entry manifest:full-path="Object 3/Pictures/2000006800002C41000007EC31D601D95A7D68E0.svm" manifest:media-type="image/x-svm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0.8563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1.2453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9in"/>
    </style:style>
    <style:style style:name="co21" style:family="table-column">
      <style:table-column-properties fo:break-before="auto" style:column-width="0.797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626in" fo:break-before="auto" style:use-optimal-row-height="false"/>
    </style:style>
    <style:style style:name="ro8" style:family="table-row">
      <style:table-row-properties style:row-height="0.2575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3945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3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74pt solid #000000" fo:background-color="transparent" fo:border-left="0.06pt solid #000000" fo:border-right="0.74pt solid #000000" fo:border-top="0.06pt solid #000000"/>
      <style:text-properties fo:color="#000000"/>
    </style:style>
    <style:style style:name="ce68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69" style:family="table-cell" style:parent-style-name="Default">
      <style:table-cell-properties fo:border-bottom="0.06pt solid #000000" fo:border-left="0.06pt solid #000000" fo:border-right="0.74pt solid #000000" fo:border-top="0.74pt solid #000000"/>
    </style:style>
    <style:style style:name="ce7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e8a20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ffaa95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fo:background-color="#dee6ef" fo:border-left="0.06pt solid #000000" fo:border-right="0.74pt solid #000000" fo:border-top="0.06pt solid #000000"/>
      <style:text-properties fo:color="#000000"/>
    </style:style>
    <style:style style:name="ce28" style:family="table-cell" style:parent-style-name="Default">
      <style:table-cell-properties fo:border-bottom="0.74pt solid #000000" fo:background-color="#dee6ef" fo:border-left="0.06pt solid #000000" fo:border-right="0.74pt solid #000000" fo:border-top="0.74pt solid #000000"/>
    </style:style>
    <style:style style:name="ce29" style:family="table-cell" style:parent-style-name="Default">
      <style:table-cell-properties fo:border-bottom="0.06pt solid #000000" fo:background-color="#dee6ef" fo:border-left="0.06pt solid #000000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ffaa95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order-bottom="0.74pt solid #000000" fo:background-color="transparent" fo:border-left="0.74pt solid #000000" fo:border-right="0.74pt solid #000000" fo:border-top="0.06pt solid #000000"/>
      <style:text-properties fo:color="#000000"/>
    </style:style>
    <style:style style:name="ce82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0.06pt solid #000000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0.74pt solid #000000" fo:background-color="#e8a202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dee6ef" fo:border-left="0.74pt solid #000000" fo:border-right="0.74pt solid #000000" fo:border-top="0.06pt solid #000000"/>
      <style:text-properties fo:color="#000000"/>
    </style:style>
    <style:style style:name="ce37" style:family="table-cell" style:parent-style-name="Default">
      <style:table-cell-properties fo:background-color="#dee6ef" fo:border="0.74pt solid #000000"/>
    </style:style>
    <style:style style:name="ce38" style:family="table-cell" style:parent-style-name="Default">
      <style:table-cell-properties fo:border-bottom="0.06pt solid #000000" fo:background-color="#dee6ef" fo:border-left="0.74pt solid #000000" fo:border-right="0.74pt solid #000000" fo:border-top="0.74pt solid #000000"/>
    </style:style>
    <style:style style:name="ce3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fo:border-bottom="0.74pt solid #000000" fo:background-color="#e8a202" fo:border-left="0.74pt solid #000000" fo:border-right="0.06pt solid #000000" fo:border-top="0.06pt solid #000000"/>
    </style:style>
    <style:style style:name="ce135" style:family="table-cell" style:parent-style-name="Default">
      <style:table-cell-properties fo:border-bottom="0.74pt solid #000000" fo:background-color="#dee6ef" fo:border-left="0.74pt solid #000000" fo:border-right="0.06pt solid #000000" fo:border-top="0.74pt solid #000000"/>
    </style:style>
    <style:style style:name="ce72" style:family="table-cell" style:parent-style-name="Default">
      <style:table-cell-properties fo:border-bottom="0.74pt solid #000000" fo:background-color="#dee6ef" fo:border-left="0.74pt solid #000000" fo:border-right="0.06pt solid #000000" fo:border-top="0.74pt solid #000000"/>
    </style:style>
    <style:style style:name="ce44" style:family="table-cell" style:parent-style-name="Default">
      <style:table-cell-properties fo:border-bottom="0.74pt solid #000000" fo:background-color="#dee6ef" fo:border-left="0.74pt solid #000000" fo:border-right="0.06pt solid #000000" fo:border-top="0.06pt solid #000000"/>
    </style:style>
    <style:style style:name="ce54" style:family="table-cell" style:parent-style-name="Default" style:data-style-name="N100">
      <style:table-cell-properties fo:background-color="transparent"/>
    </style:style>
    <style:style style:name="ce5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88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e8a202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4" style:family="table-cell" style:parent-style-name="Default" style:data-style-name="N11">
      <style:table-cell-properties fo:background-color="transparent"/>
    </style:style>
    <style:style style:name="ce92" style:family="table-cell" style:parent-style-name="Default" style:data-style-name="N125">
      <style:table-cell-properties fo:background-color="#e8a202"/>
    </style:style>
    <style:style style:name="ce53" style:family="table-cell" style:parent-style-name="Default" style:data-style-name="N125"/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</style:style>
    <style:style style:name="ce59" style:family="table-cell" style:parent-style-name="Default" style:data-style-name="N125">
      <style:table-cell-properties fo:background-color="#cccccc"/>
    </style:style>
    <style:style style:name="ce128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e0c2cd" style:text-align-source="fix" style:repeat-content="false" fo:wrap-option="wrap" style:vertical-align="middle"/>
      <style:paragraph-properties fo:text-align="center" fo:margin-left="0in"/>
    </style:style>
    <style:style style:name="ce134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in"/>
    </style:style>
    <style:style style:name="ce107" style:family="table-cell" style:parent-style-name="Default">
      <style:table-cell-properties fo:background-color="#e8a202"/>
    </style:style>
    <style:style style:name="ce96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97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color="#000000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color="#000000"/>
    </style:style>
    <style:style style:name="ce110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fo:border="0.74pt solid #000000"/>
    </style:style>
    <style:style style:name="ce116" style:family="table-cell" style:parent-style-name="Default">
      <style:table-cell-properties fo:border="0.74pt solid #000000"/>
    </style:style>
    <style:style style:name="ce117" style:family="table-cell" style:parent-style-name="Default">
      <style:table-cell-properties fo:border="0.74pt solid #000000"/>
    </style:style>
    <style:style style:name="ce104" style:family="table-cell" style:parent-style-name="Default">
      <style:table-cell-properties fo:background-color="#b7b3ca" fo:border="0.74pt solid #000000"/>
    </style:style>
    <style:style style:name="ce154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#b7b3ca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59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ffa6a6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>
      <style:table-cell-properties fo:background-color="transparent"/>
    </style:style>
    <style:style style:name="ce113" style:family="table-cell" style:parent-style-name="Default" style:data-style-name="N11"/>
    <style:style style:name="ce152" style:family="table-cell" style:parent-style-name="Default">
      <style:table-cell-properties fo:background-color="#b7b3ca" fo:border="0.74pt solid #000000"/>
    </style:style>
    <style:style style:name="ce179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b7b3ca"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none" svg:stroke-color="#000000" draw:fill="none" draw:fill-color="#ffffff" fo:min-height="0.4531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in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787in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083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1.2287in" svg:height="8.6555in" svg:x="0.1035in" svg:y="28.9051in">
            <draw:object draw:notify-on-update-of-ranges="RESULTS.C136:RESULTS.C141 RESULTS.D135:RESULTS.D135 RESULTS.D136:RESULTS.D141 RESULTS.E135:RESULTS.E135 RESULTS.E136:RESULTS.E141 RESULTS.F135:RESULTS.F135 RESULTS.F136:RESULTS.F1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1" svg:width="0.7587in" svg:height="0.1902in" svg:x="2.9469in" svg:y="23.4976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3" draw:text-style-name="P3" svg:width="0.8929in" svg:height="0.5543in" draw:transform="rotate (1.5707963267949) translate (1.07677165354331in 31.7165354330709in)">
            <draw:text-box>
              <text:p text:style-name="P2"><text:span text:style-name="T1">opt</text:span></text:p>
            </draw:text-box>
          </draw:frame>
          <draw:frame draw:z-index="3" draw:style-name="gr4" draw:text-style-name="P3" svg:width="0.9547in" svg:height="0.5543in" draw:transform="rotate (1.5707963267949) translate (0.438188976377953in 31.6818897637795in)">
            <draw:text-box>
              <text:p text:style-name="P2"><text:span text:style-name="T1">14</text:span></text:p>
            </draw:text-box>
          </draw:frame>
          <draw:frame draw:z-index="4" draw:style-name="gr4" draw:text-style-name="P4" svg:width="0.9185in" svg:height="0.4in" draw:transform="rotate (1.5707963267949) translate (0.557874015748032in 39.0586614173228in)">
            <draw:text-box>
              <text:p><text:span text:style-name="T2">8</text:span></text:p>
            </draw:text-box>
          </draw:frame>
          <draw:frame draw:z-index="5" draw:style-name="gr4" draw:text-style-name="P4" svg:width="0.9209in" svg:height="0.4in" draw:transform="rotate (1.5707963267949) translate (0.88503937007874in 39.0433070866142in)">
            <draw:text-box>
              <text:p><text:span text:style-name="T2">h</text:span></text:p>
            </draw:text-box>
          </draw:frame>
          <draw:frame draw:z-index="6" draw:style-name="gr1" draw:text-style-name="P1" svg:width="11.2287in" svg:height="8.6555in" svg:x="0.3343in" svg:y="38.8591in">
            <draw:object draw:notify-on-update-of-ranges="RESULTS.C136:RESULTS.C141 RESULTS.G136:RESULTS.G141 RESULTS.H136:RESULTS.H141 RESULTS.I136:RESULTS.I1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7" draw:style-name="gr4" draw:text-style-name="P3" svg:width="0.9547in" svg:height="0.5543in" draw:transform="rotate (1.5707963267949) translate (0.441732283464567in 41.5862204724409in)">
            <draw:text-box>
              <text:p text:style-name="P2"><text:span text:style-name="T1">8</text:span></text:p>
            </draw:text-box>
          </draw:frame>
          <draw:frame draw:z-index="8" draw:style-name="gr3" draw:text-style-name="P3" svg:width="0.8929in" svg:height="0.5543in" draw:transform="rotate (1.5707963267949) translate (1.08700787401575in 41.5633858267717in)">
            <draw:text-box>
              <text:p text:style-name="P2"><text:span text:style-name="T1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25"/>
        <table:table-column table:style-name="co13" table:default-cell-style-name="Default"/>
        <table:table-column table:style-name="co6" table:default-cell-style-name="Default"/>
        <table:table-column table:style-name="co12" table:default-cell-style-name="ce25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25"/>
        <table:table-column table:style-name="co18" table:default-cell-style-name="ce25"/>
        <table:table-column table:style-name="co19" table:number-columns-repeated="39" table:default-cell-style-name="Default"/>
        <table:table-row table:style-name="ro1">
          <table:table-cell table:style-name="ce1" table:number-columns-spanned="3" table:number-rows-spanned="2"/>
          <table:covered-table-cell table:number-columns-repeated="2" table:style-name="ce1"/>
          <table:table-cell table:style-name="ce60" office:value-type="string" calcext:value-type="string" table:number-columns-spanned="22" table:number-rows-spanned="1">
            <text:p>Improvement of the fitness value in comparison with the best result of the heuristics</text:p>
          </table:table-cell>
          <table:covered-table-cell table:number-columns-repeated="2" table:style-name="ce60"/>
          <table:covered-table-cell table:style-name="ce119"/>
          <table:covered-table-cell table:number-columns-repeated="5" table:style-name="ce60"/>
          <table:covered-table-cell table:style-name="ce119"/>
          <table:covered-table-cell table:number-columns-repeated="2" table:style-name="ce60"/>
          <table:covered-table-cell table:style-name="ce119"/>
          <table:covered-table-cell table:number-columns-repeated="7" table:style-name="ce60"/>
          <table:covered-table-cell table:number-columns-repeated="2" table:style-name="ce119"/>
          <table:table-cell table:style-name="ce131" table:number-columns-repeated="39"/>
        </table:table-row>
        <table:table-row table:style-name="ro2">
          <table:covered-table-cell table:number-columns-repeated="3"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39"/>
        </table:table-row>
        <table:table-row table:style-name="ro3">
          <table:table-cell table:style-name="ce1" office:value-type="string" calcext:value-type="string" table:number-columns-spanned="3" table:number-rows-spanned="1">
            <text:p>Optimal value →</text:p>
          </table:table-cell>
          <table:covered-table-cell table:number-columns-repeated="2"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9"/>
        </table:table-row>
        <table:table-row table:style-name="ro3">
          <table:table-cell table:style-name="ce1" office:value-type="string" calcext:value-type="string" table:number-columns-spanned="3" table:number-rows-spanned="1">
            <text:p>Best result of heuristics →</text:p>
          </table:table-cell>
          <table:covered-table-cell table:number-columns-repeated="2"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9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  <table:table-cell table:style-name="ce131" table:number-columns-repeated="39"/>
        </table:table-row>
        <table:table-row table:style-name="ro4">
          <table:table-cell table:style-name="ce3" office:value-type="string" calcext:value-type="string" table:number-columns-spanned="3" table:number-rows-spanned="1">
            <text:p>FIXED(3) SELECTION</text:p>
          </table:table-cell>
          <table:covered-table-cell table:number-columns-repeated="2" table:style-name="ce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3"/>
          <table:covered-table-cell table:style-name="ce119"/>
          <table:covered-table-cell table:number-columns-repeated="5" table:style-name="ce3"/>
          <table:covered-table-cell table:style-name="ce119"/>
          <table:covered-table-cell table:number-columns-repeated="2" table:style-name="ce3"/>
          <table:covered-table-cell table:style-name="ce119"/>
          <table:covered-table-cell table:number-columns-repeated="7" table:style-name="ce3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1"/>
          <table:table-cell office:value-type="float" office:value="12343" calcext:value-type="float">
            <text:p>12343</text:p>
          </table:table-cell>
          <table:table-cell office:value-type="float" office:value="1647.66666666667" calcext:value-type="float">
            <text:p>1647.66666666667</text:p>
          </table:table-cell>
          <table:table-cell office:value-type="float" office:value="2071" calcext:value-type="float">
            <text:p>2071</text:p>
          </table:table-cell>
          <table:table-cell table:style-name="Default" office:value-type="float" office:value="8818.50561363331" calcext:value-type="float">
            <text:p>8818.50561363331</text:p>
          </table:table-cell>
          <table:table-cell office:value-type="float" office:value="31082" calcext:value-type="float">
            <text:p>3108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26.333333333333" calcext:value-type="float">
            <text:p>826.333333333333</text:p>
          </table:table-cell>
          <table:table-cell office:value-type="float" office:value="497.098650194938" calcext:value-type="float">
            <text:p>497.098650194938</text:p>
          </table:table-cell>
          <table:table-cell office:value-type="float" office:value="839.734165489456" calcext:value-type="float">
            <text:p>839.734165489456</text:p>
          </table:table-cell>
          <table:table-cell table:style-name="Default" office:value-type="float" office:value="991.333333333333" calcext:value-type="float">
            <text:p>991.333333333333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6.33333333333" calcext:value-type="float">
            <text:p>1296.33333333333</text:p>
          </table:table-cell>
          <table:table-cell office:value-type="float" office:value="5774" calcext:value-type="float">
            <text:p>5774</text:p>
          </table:table-cell>
          <table:table-cell office:value-type="float" office:value="116031.291046256" calcext:value-type="float">
            <text:p>116031.291046256</text:p>
          </table:table-cell>
          <table:table-cell office:value-type="float" office:value="13206.3333333333" calcext:value-type="float">
            <text:p>13206.3333333333</text:p>
          </table:table-cell>
          <table:table-cell office:value-type="float" office:value="178165.955876053" calcext:value-type="float">
            <text:p>178165.955876053</text:p>
          </table:table-cell>
          <table:table-cell office:value-type="float" office:value="2464.49963528461" calcext:value-type="float">
            <text:p>2464.49963528461</text:p>
          </table:table-cell>
          <table:table-cell office:value-type="float" office:value="1062.8151904794" calcext:value-type="float">
            <text:p>1062.8151904794</text:p>
          </table:table-cell>
          <table:table-cell office:value-type="float" office:value="1430" calcext:value-type="float">
            <text:p>1430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87.99537397125" calcext:value-type="float">
            <text:p>6987.99537397125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/>
          <table:table-cell office:value-type="float" office:value="12861.3333333333" calcext:value-type="float">
            <text:p>12861.3333333333</text:p>
          </table:table-cell>
          <table:table-cell office:value-type="float" office:value="1659.33333333333" calcext:value-type="float">
            <text:p>1659.33333333333</text:p>
          </table:table-cell>
          <table:table-cell office:value-type="float" office:value="2043.66666666667" calcext:value-type="float">
            <text:p>2043.66666666667</text:p>
          </table:table-cell>
          <table:table-cell table:style-name="Default" office:value-type="float" office:value="9016.75548044353" calcext:value-type="float">
            <text:p>9016.75548044353</text:p>
          </table:table-cell>
          <table:table-cell office:value-type="float" office:value="32318.6666666667" calcext:value-type="float">
            <text:p>3231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7.666666666667" calcext:value-type="float">
            <text:p>807.666666666667</text:p>
          </table:table-cell>
          <table:table-cell office:value-type="float" office:value="511.106927202832" calcext:value-type="float">
            <text:p>511.106927202832</text:p>
          </table:table-cell>
          <table:table-cell office:value-type="float" office:value="856.605897632621" calcext:value-type="float">
            <text:p>856.605897632621</text:p>
          </table:table-cell>
          <table:table-cell table:style-name="Default" office:value-type="float" office:value="977.666666666667" calcext:value-type="float">
            <text:p>977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7.66666666667" calcext:value-type="float">
            <text:p>1277.66666666667</text:p>
          </table:table-cell>
          <table:table-cell office:value-type="float" office:value="6075" calcext:value-type="float">
            <text:p>6075</text:p>
          </table:table-cell>
          <table:table-cell office:value-type="float" office:value="121698.374330555" calcext:value-type="float">
            <text:p>121698.374330555</text:p>
          </table:table-cell>
          <table:table-cell office:value-type="float" office:value="13090.6666666667" calcext:value-type="float">
            <text:p>13090.6666666667</text:p>
          </table:table-cell>
          <table:table-cell office:value-type="float" office:value="181116.490592346" calcext:value-type="float">
            <text:p>181116.490592346</text:p>
          </table:table-cell>
          <table:table-cell office:value-type="float" office:value="2488.1912716212" calcext:value-type="float">
            <text:p>2488.1912716212</text:p>
          </table:table-cell>
          <table:table-cell office:value-type="float" office:value="1092.10013917131" calcext:value-type="float">
            <text:p>1092.10013917131</text:p>
          </table:table-cell>
          <table:table-cell office:value-type="float" office:value="1461.66666666667" calcext:value-type="float">
            <text:p>1461.66666666667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87.99537397125" calcext:value-type="float">
            <text:p>6987.99537397125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/>
          <table:table-cell office:value-type="float" office:value="12817.6666666667" calcext:value-type="float">
            <text:p>12817.6666666667</text:p>
          </table:table-cell>
          <table:table-cell office:value-type="float" office:value="1647.33333333333" calcext:value-type="float">
            <text:p>1647.33333333333</text:p>
          </table:table-cell>
          <table:table-cell office:value-type="float" office:value="2034" calcext:value-type="float">
            <text:p>2034</text:p>
          </table:table-cell>
          <table:table-cell table:style-name="Default" office:value-type="float" office:value="9032.05263438887" calcext:value-type="float">
            <text:p>9032.05263438887</text:p>
          </table:table-cell>
          <table:table-cell office:value-type="float" office:value="31509.6666666667" calcext:value-type="float">
            <text:p>31509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6" calcext:value-type="float">
            <text:p>806</text:p>
          </table:table-cell>
          <table:table-cell office:value-type="float" office:value="511.362273846965" calcext:value-type="float">
            <text:p>511.362273846965</text:p>
          </table:table-cell>
          <table:table-cell office:value-type="float" office:value="888.492253853898" calcext:value-type="float">
            <text:p>888.492253853898</text:p>
          </table:table-cell>
          <table:table-cell table:style-name="Default" office:value-type="float" office:value="972.333333333333" calcext:value-type="float">
            <text:p>972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0.33333333333" calcext:value-type="float">
            <text:p>1300.33333333333</text:p>
          </table:table-cell>
          <table:table-cell office:value-type="float" office:value="6378" calcext:value-type="float">
            <text:p>6378</text:p>
          </table:table-cell>
          <table:table-cell office:value-type="float" office:value="120484.207978338" calcext:value-type="float">
            <text:p>120484.207978338</text:p>
          </table:table-cell>
          <table:table-cell office:value-type="float" office:value="13736.6666666667" calcext:value-type="float">
            <text:p>13736.6666666667</text:p>
          </table:table-cell>
          <table:table-cell office:value-type="float" office:value="183290.219272653" calcext:value-type="float">
            <text:p>183290.219272653</text:p>
          </table:table-cell>
          <table:table-cell office:value-type="float" office:value="2537.3209815806" calcext:value-type="float">
            <text:p>2537.3209815806</text:p>
          </table:table-cell>
          <table:table-cell office:value-type="float" office:value="1110.43656940791" calcext:value-type="float">
            <text:p>1110.43656940791</text:p>
          </table:table-cell>
          <table:table-cell office:value-type="float" office:value="1501" calcext:value-type="float">
            <text:p>1501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90.31132154789" calcext:value-type="float">
            <text:p>6990.31132154789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/>
          <table:table-cell office:value-type="float" office:value="12762.6666666667" calcext:value-type="float">
            <text:p>12762.6666666667</text:p>
          </table:table-cell>
          <table:table-cell office:value-type="float" office:value="1648.66666666667" calcext:value-type="float">
            <text:p>1648.66666666667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9384.44649002802" calcext:value-type="float">
            <text:p>9384.44649002802</text:p>
          </table:table-cell>
          <table:table-cell office:value-type="float" office:value="32450.3333333333" calcext:value-type="float">
            <text:p>3245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8" calcext:value-type="float">
            <text:p>788</text:p>
          </table:table-cell>
          <table:table-cell office:value-type="float" office:value="511.506198633919" calcext:value-type="float">
            <text:p>511.506198633919</text:p>
          </table:table-cell>
          <table:table-cell office:value-type="float" office:value="913.738142388809" calcext:value-type="float">
            <text:p>913.738142388809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0.33333333333" calcext:value-type="float">
            <text:p>1300.33333333333</text:p>
          </table:table-cell>
          <table:table-cell office:value-type="float" office:value="6544" calcext:value-type="float">
            <text:p>6544</text:p>
          </table:table-cell>
          <table:table-cell office:value-type="float" office:value="121253.940349964" calcext:value-type="float">
            <text:p>121253.940349964</text:p>
          </table:table-cell>
          <table:table-cell office:value-type="float" office:value="14006.6666666667" calcext:value-type="float">
            <text:p>14006.6666666667</text:p>
          </table:table-cell>
          <table:table-cell office:value-type="float" office:value="185124.61959927" calcext:value-type="float">
            <text:p>185124.61959927</text:p>
          </table:table-cell>
          <table:table-cell office:value-type="float" office:value="2632.17087898087" calcext:value-type="float">
            <text:p>2632.17087898087</text:p>
          </table:table-cell>
          <table:table-cell office:value-type="float" office:value="1122.21762598078" calcext:value-type="float">
            <text:p>1122.21762598078</text:p>
          </table:table-cell>
          <table:table-cell office:value-type="float" office:value="1508.66666666667" calcext:value-type="float">
            <text:p>1508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90.31132154789" calcext:value-type="float">
            <text:p>6990.31132154789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office:value-type="float" office:value="11965.6666666667" calcext:value-type="float">
            <text:p>11965.6666666667</text:p>
          </table:table-cell>
          <table:table-cell office:value-type="float" office:value="1674" calcext:value-type="float">
            <text:p>1674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9232.79598616864" calcext:value-type="float">
            <text:p>9232.79598616864</text:p>
          </table:table-cell>
          <table:table-cell office:value-type="float" office:value="31179.6666666667" calcext:value-type="float">
            <text:p>31179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7" calcext:value-type="float">
            <text:p>787</text:p>
          </table:table-cell>
          <table:table-cell office:value-type="float" office:value="501.239293759765" calcext:value-type="float">
            <text:p>501.239293759765</text:p>
          </table:table-cell>
          <table:table-cell office:value-type="float" office:value="881.088989145663" calcext:value-type="float">
            <text:p>881.088989145663</text:p>
          </table:table-cell>
          <table:table-cell table:style-name="Default" office:value-type="float" office:value="956" calcext:value-type="float">
            <text:p>956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804" calcext:value-type="float">
            <text:p>2804</text:p>
          </table:table-cell>
          <table:table-cell table:style-name="Default" office:value-type="float" office:value="1306" calcext:value-type="float">
            <text:p>1306</text:p>
          </table:table-cell>
          <table:table-cell office:value-type="float" office:value="5969" calcext:value-type="float">
            <text:p>5969</text:p>
          </table:table-cell>
          <table:table-cell office:value-type="float" office:value="111011.656677807" calcext:value-type="float">
            <text:p>111011.656677807</text:p>
          </table:table-cell>
          <table:table-cell office:value-type="float" office:value="14183.3333333333" calcext:value-type="float">
            <text:p>14183.3333333333</text:p>
          </table:table-cell>
          <table:table-cell office:value-type="float" office:value="180524.031705647" calcext:value-type="float">
            <text:p>180524.031705647</text:p>
          </table:table-cell>
          <table:table-cell office:value-type="float" office:value="2532.28196540587" calcext:value-type="float">
            <text:p>2532.28196540587</text:p>
          </table:table-cell>
          <table:table-cell office:value-type="float" office:value="1061.23851528236" calcext:value-type="float">
            <text:p>1061.23851528236</text:p>
          </table:table-cell>
          <table:table-cell office:value-type="float" office:value="1495.33333333333" calcext:value-type="float">
            <text:p>1495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5.65076370499" calcext:value-type="float">
            <text:p>6965.65076370499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3"/>
          <table:table-cell office:value-type="float" office:value="12029.6666666667" calcext:value-type="float">
            <text:p>12029.6666666667</text:p>
          </table:table-cell>
          <table:table-cell office:value-type="float" office:value="1695" calcext:value-type="float">
            <text:p>1695</text:p>
          </table:table-cell>
          <table:table-cell office:value-type="float" office:value="2053.33333333333" calcext:value-type="float">
            <text:p>2053.33333333333</text:p>
          </table:table-cell>
          <table:table-cell table:style-name="Default" office:value-type="float" office:value="9094.42755154123" calcext:value-type="float">
            <text:p>9094.42755154123</text:p>
          </table:table-cell>
          <table:table-cell office:value-type="float" office:value="30332.3333333333" calcext:value-type="float">
            <text:p>3033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9.333333333333" calcext:value-type="float">
            <text:p>779.333333333333</text:p>
          </table:table-cell>
          <table:table-cell office:value-type="float" office:value="505.041008199186" calcext:value-type="float">
            <text:p>505.041008199186</text:p>
          </table:table-cell>
          <table:table-cell office:value-type="float" office:value="815.215378905176" calcext:value-type="float">
            <text:p>815.215378905176</text:p>
          </table:table-cell>
          <table:table-cell table:style-name="Default" office:value-type="float" office:value="962" calcext:value-type="float">
            <text:p>962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804" calcext:value-type="float">
            <text:p>2804</text:p>
          </table:table-cell>
          <table:table-cell table:style-name="Default" office:value-type="float" office:value="1314.33333333333" calcext:value-type="float">
            <text:p>1314.33333333333</text:p>
          </table:table-cell>
          <table:table-cell office:value-type="float" office:value="5612" calcext:value-type="float">
            <text:p>5612</text:p>
          </table:table-cell>
          <table:table-cell office:value-type="float" office:value="107486.891205047" calcext:value-type="float">
            <text:p>107486.891205047</text:p>
          </table:table-cell>
          <table:table-cell office:value-type="float" office:value="13420.6666666667" calcext:value-type="float">
            <text:p>13420.6666666667</text:p>
          </table:table-cell>
          <table:table-cell office:value-type="float" office:value="170914.899019705" calcext:value-type="float">
            <text:p>170914.899019705</text:p>
          </table:table-cell>
          <table:table-cell office:value-type="float" office:value="2412.7532855239" calcext:value-type="float">
            <text:p>2412.7532855239</text:p>
          </table:table-cell>
          <table:table-cell office:value-type="float" office:value="1056.01946962605" calcext:value-type="float">
            <text:p>1056.01946962605</text:p>
          </table:table-cell>
          <table:table-cell office:value-type="float" office:value="1435.33333333333" calcext:value-type="float">
            <text:p>1435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9"/>
        </table:table-row>
        <table:table-row table:style-name="ro4">
          <table:table-cell table:style-name="ce3" office:value-type="string" calcext:value-type="string" table:number-columns-spanned="3" table:number-rows-spanned="1">
            <text:p>FIXED(3) SELECTION</text:p>
          </table:table-cell>
          <table:covered-table-cell table:number-columns-repeated="2" table:style-name="ce3"/>
          <table:table-cell table:style-name="ce20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" table:style-name="ce3"/>
          <table:covered-table-cell table:style-name="ce119"/>
          <table:covered-table-cell table:number-columns-repeated="5" table:style-name="ce3"/>
          <table:covered-table-cell table:style-name="ce119"/>
          <table:covered-table-cell table:number-columns-repeated="2" table:style-name="ce3"/>
          <table:covered-table-cell table:style-name="ce119"/>
          <table:covered-table-cell table:number-columns-repeated="7" table:style-name="ce3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 table:formula="of:=SUM([.D14:.Y14])/14" office:value-type="float" office:value="-0.260187945650263" calcext:value-type="float">
            <text:p>-0.260187945650263</text:p>
          </table:table-cell>
          <table:table-cell table:style-name="ce112" table:formula="of:=([.D3]-[.D7])/[.D3]" office:value-type="float" office:value="-0.161366202484005" calcext:value-type="float">
            <text:p>-0.161366202484005</text:p>
          </table:table-cell>
          <table:table-cell table:style-name="ce112" table:formula="of:=([.E3]-[.E7])/[.E3]" office:value-type="float" office:value="-0.0233954451345756" calcext:value-type="float">
            <text:p>-0.023395445134576</text:p>
          </table:table-cell>
          <table:table-cell table:style-name="ce112" table:formula="of:=([.F3]-[.F7])/[.F3]" office:value-type="float" office:value="-0.0252475247524752" calcext:value-type="float">
            <text:p>-0.025247524752475</text:p>
          </table:table-cell>
          <table:table-cell table:style-name="ce126" table:formula="of:=([.G3]-[.G7])/[.G3]" office:value-type="float" office:value="-0.168886256087824" calcext:value-type="float">
            <text:p>-0.168886256087824</text:p>
          </table:table-cell>
          <table:table-cell table:style-name="ce112" table:number-columns-repeated="3"/>
          <table:table-cell table:style-name="ce112" table:formula="of:=([.K3]-[.K7])/[.K3]" office:value-type="float" office:value="-0.156088239569046" calcext:value-type="float">
            <text:p>-0.156088239569046</text:p>
          </table:table-cell>
          <table:table-cell table:style-name="ce112" table:formula="of:=([.L3]-[.L7])/[.L3]" office:value-type="float" office:value="-0.539701743628593" calcext:value-type="float">
            <text:p>-0.539701743628593</text:p>
          </table:table-cell>
          <table:table-cell table:style-name="ce126" table:formula="of:=([.M3]-[.M7])/[.M3]" office:value-type="float" office:value="-0.0579864816791178" calcext:value-type="float">
            <text:p>-0.057986481679118</text:p>
          </table:table-cell>
          <table:table-cell table:style-name="ce112" table:number-columns-repeated="2"/>
          <table:table-cell table:style-name="ce126" table:formula="of:=([.P3]-[.P7])/[.P3]" office:value-type="float" office:value="-0.0191299790356394" calcext:value-type="float">
            <text:p>-0.019129979035639</text:p>
          </table:table-cell>
          <table:table-cell table:style-name="ce112" table:formula="of:=([.Q3]-[.Q7])/[.Q3]" office:value-type="float" office:value="-0.144272691240587" calcext:value-type="float">
            <text:p>-0.144272691240587</text:p>
          </table:table-cell>
          <table:table-cell table:style-name="ce112" table:formula="of:=([.R3]-[.R7])/[.R3]" office:value-type="float" office:value="-1.12157585414997" calcext:value-type="float">
            <text:p>-1.12157585414997</text:p>
          </table:table-cell>
          <table:table-cell table:style-name="ce112"/>
          <table:table-cell table:style-name="ce112" table:formula="of:=([.T3]-[.T7])/[.T3]" office:value-type="float" office:value="-0.647252969495631" calcext:value-type="float">
            <text:p>-0.647252969495631</text:p>
          </table:table-cell>
          <table:table-cell table:style-name="ce112"/>
          <table:table-cell table:style-name="ce112" table:formula="of:=([.V3]-[.V7])/[.V3]" office:value-type="float" office:value="-0.566193900663314" calcext:value-type="float">
            <text:p>-0.566193900663314</text:p>
          </table:table-cell>
          <table:table-cell table:style-name="ce112"/>
          <table:table-cell table:style-name="ce126" table:formula="of:=([.X3]-[.X7])/[.X3]" office:value-type="float" office:value="-0.000571937232979148" calcext:value-type="float">
            <text:p>-0.000571937232979</text:p>
          </table:table-cell>
          <table:table-cell table:style-name="ce126" table:formula="of:=([.Y3]-[.Y7])/[.Y3]" office:value-type="float" office:value="-0.0109620139499301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 table:formula="of:=SUM([.D15:.Y15])/14" office:value-type="float" office:value="-0.284239550722014" calcext:value-type="float">
            <text:p>-0.284239550722014</text:p>
          </table:table-cell>
          <table:table-cell table:style-name="ce112" table:formula="of:=([.D3]-[.D8])/[.D3]" office:value-type="float" office:value="-0.210136745703174" calcext:value-type="float">
            <text:p>-0.210136745703174</text:p>
          </table:table-cell>
          <table:table-cell table:style-name="ce112" table:formula="of:=([.E3]-[.E8])/[.E3]" office:value-type="float" office:value="-0.0306418219461697" calcext:value-type="float">
            <text:p>-0.03064182194617</text:p>
          </table:table-cell>
          <table:table-cell table:style-name="ce112" table:formula="of:=([.F3]-[.F8])/[.F3]" office:value-type="float" office:value="-0.0117161716171618" calcext:value-type="float">
            <text:p>-0.011716171617162</text:p>
          </table:table-cell>
          <table:table-cell table:style-name="ce126" table:formula="of:=([.G3]-[.G8])/[.G3]" office:value-type="float" office:value="-0.195164126141844" calcext:value-type="float">
            <text:p>-0.195164126141844</text:p>
          </table:table-cell>
          <table:table-cell table:style-name="ce112" table:number-columns-repeated="3"/>
          <table:table-cell table:style-name="ce112" table:formula="of:=([.K3]-[.K8])/[.K3]" office:value-type="float" office:value="-0.188666892315538" calcext:value-type="float">
            <text:p>-0.188666892315538</text:p>
          </table:table-cell>
          <table:table-cell table:style-name="ce112" table:formula="of:=([.L3]-[.L8])/[.L3]" office:value-type="float" office:value="-0.570637052046971" calcext:value-type="float">
            <text:p>-0.570637052046971</text:p>
          </table:table-cell>
          <table:table-cell table:style-name="ce126" table:formula="of:=([.M3]-[.M8])/[.M3]" office:value-type="float" office:value="-0.0434009249377445" calcext:value-type="float">
            <text:p>-0.043400924937745</text:p>
          </table:table-cell>
          <table:table-cell table:style-name="ce112" table:number-columns-repeated="2"/>
          <table:table-cell table:style-name="ce126" table:formula="of:=([.P3]-[.P8])/[.P3]" office:value-type="float" office:value="-0.00445492662473801" calcext:value-type="float">
            <text:p>-0.004454926624738</text:p>
          </table:table-cell>
          <table:table-cell table:style-name="ce112" table:formula="of:=([.Q3]-[.Q8])/[.Q3]" office:value-type="float" office:value="-0.203923900118906" calcext:value-type="float">
            <text:p>-0.203923900118906</text:p>
          </table:table-cell>
          <table:table-cell table:style-name="ce112" table:formula="of:=([.R3]-[.R8])/[.R3]" office:value-type="float" office:value="-1.22519572212705" calcext:value-type="float">
            <text:p>-1.22519572212705</text:p>
          </table:table-cell>
          <table:table-cell table:style-name="ce112"/>
          <table:table-cell table:style-name="ce112" table:formula="of:=([.T3]-[.T8])/[.T3]" office:value-type="float" office:value="-0.674532463207632" calcext:value-type="float">
            <text:p>-0.674532463207632</text:p>
          </table:table-cell>
          <table:table-cell table:style-name="ce112"/>
          <table:table-cell table:style-name="ce112" table:formula="of:=([.V3]-[.V8])/[.V3]" office:value-type="float" office:value="-0.609349012138356" calcext:value-type="float">
            <text:p>-0.609349012138356</text:p>
          </table:table-cell>
          <table:table-cell table:style-name="ce112"/>
          <table:table-cell table:style-name="ce126" table:formula="of:=([.X3]-[.X8])/[.X3]" office:value-type="float" office:value="-0.000571937232979148" calcext:value-type="float">
            <text:p>-0.000571937232979</text:p>
          </table:table-cell>
          <table:table-cell table:style-name="ce126" table:formula="of:=([.Y3]-[.Y8])/[.Y3]" office:value-type="float" office:value="-0.0109620139499299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SUM([.D16:.Y16])/14" office:value-type="float" office:value="-0.294394401635255" calcext:value-type="float">
            <text:p>-0.294394401635255</text:p>
          </table:table-cell>
          <table:table-cell table:style-name="ce112" table:formula="of:=([.D3]-[.D9])/[.D3]" office:value-type="float" office:value="-0.206028101869276" calcext:value-type="float">
            <text:p>-0.206028101869276</text:p>
          </table:table-cell>
          <table:table-cell table:style-name="ce112" table:formula="of:=([.E3]-[.E9])/[.E3]" office:value-type="float" office:value="-0.0231884057971014" calcext:value-type="float">
            <text:p>-0.023188405797101</text:p>
          </table:table-cell>
          <table:table-cell table:style-name="ce112" table:formula="of:=([.F3]-[.F9])/[.F3]" office:value-type="float" office:value="-0.00693069306930693" calcext:value-type="float">
            <text:p>-0.006930693069307</text:p>
          </table:table-cell>
          <table:table-cell table:style-name="ce126" table:formula="of:=([.G3]-[.G9])/[.G3]" office:value-type="float" office:value="-0.197191752339227" calcext:value-type="float">
            <text:p>-0.197191752339227</text:p>
          </table:table-cell>
          <table:table-cell table:style-name="ce112" table:number-columns-repeated="3"/>
          <table:table-cell table:style-name="ce112" table:formula="of:=([.K3]-[.K9])/[.K3]" office:value-type="float" office:value="-0.189260744767523" calcext:value-type="float">
            <text:p>-0.189260744767523</text:p>
          </table:table-cell>
          <table:table-cell table:style-name="ce112" table:formula="of:=([.L3]-[.L9])/[.L3]" office:value-type="float" office:value="-0.629102552546461" calcext:value-type="float">
            <text:p>-0.629102552546461</text:p>
          </table:table-cell>
          <table:table-cell table:style-name="ce126" table:formula="of:=([.M3]-[.M9])/[.M3]" office:value-type="float" office:value="-0.0377090003557453" calcext:value-type="float">
            <text:p>-0.037709000355745</text:p>
          </table:table-cell>
          <table:table-cell table:style-name="ce112" table:number-columns-repeated="2"/>
          <table:table-cell table:style-name="ce126" table:formula="of:=([.P3]-[.P9])/[.P3]" office:value-type="float" office:value="-0.0222746331236897" calcext:value-type="float">
            <text:p>-0.02227463312369</text:p>
          </table:table-cell>
          <table:table-cell table:style-name="ce112" table:formula="of:=([.Q3]-[.Q9])/[.Q3]" office:value-type="float" office:value="-0.26397146254459" calcext:value-type="float">
            <text:p>-0.26397146254459</text:p>
          </table:table-cell>
          <table:table-cell table:style-name="ce112" table:formula="of:=([.R3]-[.R9])/[.R3]" office:value-type="float" office:value="-1.20299527953474" calcext:value-type="float">
            <text:p>-1.20299527953474</text:p>
          </table:table-cell>
          <table:table-cell table:style-name="ce112"/>
          <table:table-cell table:style-name="ce112" table:formula="of:=([.T3]-[.T9])/[.T3]" office:value-type="float" office:value="-0.694629911151078" calcext:value-type="float">
            <text:p>-0.694629911151078</text:p>
          </table:table-cell>
          <table:table-cell table:style-name="ce112"/>
          <table:table-cell table:style-name="ce112" table:formula="of:=([.V3]-[.V9])/[.V3]" office:value-type="float" office:value="-0.636370083584982" calcext:value-type="float">
            <text:p>-0.636370083584982</text:p>
          </table:table-cell>
          <table:table-cell table:style-name="ce112"/>
          <table:table-cell table:style-name="ce126" table:formula="of:=([.X3]-[.X9])/[.X3]" office:value-type="float" office:value="-0.000571937232979148" calcext:value-type="float">
            <text:p>-0.000571937232979</text:p>
          </table:table-cell>
          <table:table-cell table:style-name="ce126" table:formula="of:=([.Y3]-[.Y9])/[.Y3]" office:value-type="float" office:value="-0.0112970649768675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SUM([.D17:.Y17])/14" office:value-type="float" office:value="-0.305076880808025" calcext:value-type="float">
            <text:p>-0.305076880808025</text:p>
          </table:table-cell>
          <table:table-cell table:style-name="ce112" table:formula="of:=([.D3]-[.D10])/[.D3]" office:value-type="float" office:value="-0.200853092460168" calcext:value-type="float">
            <text:p>-0.200853092460168</text:p>
          </table:table-cell>
          <table:table-cell table:style-name="ce112" table:formula="of:=([.E3]-[.E10])/[.E3]" office:value-type="float" office:value="-0.024016563146998" calcext:value-type="float">
            <text:p>-0.024016563146998</text:p>
          </table:table-cell>
          <table:table-cell table:style-name="ce112" table:formula="of:=([.F3]-[.F10])/[.F3]" office:value-type="float" office:value="-0.0099009900990099" calcext:value-type="float">
            <text:p>-0.00990099009901</text:p>
          </table:table-cell>
          <table:table-cell table:style-name="ce126" table:formula="of:=([.G3]-[.G10])/[.G3]" office:value-type="float" office:value="-0.243901291645932" calcext:value-type="float">
            <text:p>-0.243901291645932</text:p>
          </table:table-cell>
          <table:table-cell table:style-name="ce112" table:number-columns-repeated="3"/>
          <table:table-cell table:style-name="ce112" table:formula="of:=([.K3]-[.K10])/[.K3]" office:value-type="float" office:value="-0.189595466564724" calcext:value-type="float">
            <text:p>-0.189595466564724</text:p>
          </table:table-cell>
          <table:table-cell table:style-name="ce112" table:formula="of:=([.L3]-[.L10])/[.L3]" office:value-type="float" office:value="-0.675392366864065" calcext:value-type="float">
            <text:p>-0.675392366864065</text:p>
          </table:table-cell>
          <table:table-cell table:style-name="ce126" table:formula="of:=([.M3]-[.M10])/[.M3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26" table:formula="of:=([.P3]-[.P10])/[.P3]" office:value-type="float" office:value="-0.0222746331236897" calcext:value-type="float">
            <text:p>-0.02227463312369</text:p>
          </table:table-cell>
          <table:table-cell table:style-name="ce112" table:formula="of:=([.Q3]-[.Q10])/[.Q3]" office:value-type="float" office:value="-0.296868806975822" calcext:value-type="float">
            <text:p>-0.296868806975822</text:p>
          </table:table-cell>
          <table:table-cell table:style-name="ce112" table:formula="of:=([.R3]-[.R10])/[.R3]" office:value-type="float" office:value="-1.2170694624476" calcext:value-type="float">
            <text:p>-1.2170694624476</text:p>
          </table:table-cell>
          <table:table-cell table:style-name="ce112"/>
          <table:table-cell table:style-name="ce112" table:formula="of:=([.T3]-[.T10])/[.T3]" office:value-type="float" office:value="-0.711590061424488" calcext:value-type="float">
            <text:p>-0.711590061424488</text:p>
          </table:table-cell>
          <table:table-cell table:style-name="ce112"/>
          <table:table-cell table:style-name="ce112" table:formula="of:=([.V3]-[.V10])/[.V3]" office:value-type="float" office:value="-0.653730974841602" calcext:value-type="float">
            <text:p>-0.653730974841602</text:p>
          </table:table-cell>
          <table:table-cell table:style-name="ce112"/>
          <table:table-cell table:style-name="ce126" table:formula="of:=([.X3]-[.X10])/[.X3]" office:value-type="float" office:value="0" calcext:value-type="float">
            <text:p>0</text:p>
          </table:table-cell>
          <table:table-cell table:style-name="ce126" table:formula="of:=([.Y3]-[.Y10])/[.Y3]" office:value-type="float" office:value="-0.0112970649768678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table:formula="of:=SUM([.D18:.Y18])/14" office:value-type="float" office:value="-0.263052585464249" calcext:value-type="float">
            <text:p>-0.263052585464249</text:p>
          </table:table-cell>
          <table:table-cell table:style-name="ce112" table:formula="of:=([.D3]-[.D11])/[.D3]" office:value-type="float" office:value="-0.125862501568185" calcext:value-type="float">
            <text:p>-0.125862501568185</text:p>
          </table:table-cell>
          <table:table-cell table:style-name="ce112" table:formula="of:=([.E3]-[.E11])/[.E3]" office:value-type="float" office:value="-0.0397515527950311" calcext:value-type="float">
            <text:p>-0.039751552795031</text:p>
          </table:table-cell>
          <table:table-cell table:style-name="ce112" table:formula="of:=([.F3]-[.F11])/[.F3]" office:value-type="float" office:value="-0.0099009900990099" calcext:value-type="float">
            <text:p>-0.00990099009901</text:p>
          </table:table-cell>
          <table:table-cell table:style-name="ce126" table:formula="of:=([.G3]-[.G11])/[.G3]" office:value-type="float" office:value="-0.223800131941959" calcext:value-type="float">
            <text:p>-0.223800131941959</text:p>
          </table:table-cell>
          <table:table-cell table:style-name="ce112" table:number-columns-repeated="3"/>
          <table:table-cell table:style-name="ce112" table:formula="of:=([.K3]-[.K11])/[.K3]" office:value-type="float" office:value="-0.16571801693349" calcext:value-type="float">
            <text:p>-0.16571801693349</text:p>
          </table:table-cell>
          <table:table-cell table:style-name="ce112" table:formula="of:=([.L3]-[.L11])/[.L3]" office:value-type="float" office:value="-0.615528233377049" calcext:value-type="float">
            <text:p>-0.615528233377049</text:p>
          </table:table-cell>
          <table:table-cell table:style-name="ce126" table:formula="of:=([.M3]-[.M11])/[.M3]" office:value-type="float" office:value="-0.0202774813233725" calcext:value-type="float">
            <text:p>-0.020277481323373</text:p>
          </table:table-cell>
          <table:table-cell table:style-name="ce112" table:number-columns-repeated="2"/>
          <table:table-cell table:style-name="ce126" table:formula="of:=([.P3]-[.P11])/[.P3]" office:value-type="float" office:value="-0.0267295597484277" calcext:value-type="float">
            <text:p>-0.026729559748428</text:p>
          </table:table-cell>
          <table:table-cell table:style-name="ce112" table:formula="of:=([.Q3]-[.Q11])/[.Q3]" office:value-type="float" office:value="-0.182917162108601" calcext:value-type="float">
            <text:p>-0.182917162108601</text:p>
          </table:table-cell>
          <table:table-cell table:style-name="ce112" table:formula="of:=([.R3]-[.R11])/[.R3]" office:value-type="float" office:value="-1.02979427543326" calcext:value-type="float">
            <text:p>-1.02979427543326</text:p>
          </table:table-cell>
          <table:table-cell table:style-name="ce112"/>
          <table:table-cell table:style-name="ce112" table:formula="of:=([.T3]-[.T11])/[.T3]" office:value-type="float" office:value="-0.669054819313089" calcext:value-type="float">
            <text:p>-0.669054819313089</text:p>
          </table:table-cell>
          <table:table-cell table:style-name="ce112"/>
          <table:table-cell table:style-name="ce112" table:formula="of:=([.V3]-[.V11])/[.V3]" office:value-type="float" office:value="-0.563870468425" calcext:value-type="float">
            <text:p>-0.563870468425</text:p>
          </table:table-cell>
          <table:table-cell table:style-name="ce112"/>
          <table:table-cell table:style-name="ce126" table:formula="of:=([.X3]-[.X11])/[.X3]" office:value-type="float" office:value="-0.00180161214335228" calcext:value-type="float">
            <text:p>-0.001801612143352</text:p>
          </table:table-cell>
          <table:table-cell table:style-name="ce126" table:formula="of:=([.Y3]-[.Y11])/[.Y3]" office:value-type="float" office:value="-0.00772939128966851" calcext:value-type="float">
            <text:p>-0.007729391289669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 table:formula="of:=SUM([.D19:.Y19])/14" office:value-type="float" office:value="-0.239929194236352" calcext:value-type="float">
            <text:p>-0.239929194236352</text:p>
          </table:table-cell>
          <table:table-cell table:style-name="ce112" table:formula="of:=([.D3]-[.D12])/[.D3]" office:value-type="float" office:value="-0.131884330698783" calcext:value-type="float">
            <text:p>-0.131884330698783</text:p>
          </table:table-cell>
          <table:table-cell table:style-name="ce112" table:formula="of:=([.E3]-[.E12])/[.E3]" office:value-type="float" office:value="-0.0527950310559006" calcext:value-type="float">
            <text:p>-0.052795031055901</text:p>
          </table:table-cell>
          <table:table-cell table:style-name="ce112" table:formula="of:=([.F3]-[.F12])/[.F3]" office:value-type="float" office:value="-0.0165016501650166" calcext:value-type="float">
            <text:p>-0.016501650165017</text:p>
          </table:table-cell>
          <table:table-cell table:style-name="ce126" table:formula="of:=([.G3]-[.G12])/[.G3]" office:value-type="float" office:value="-0.205459500479149" calcext:value-type="float">
            <text:p>-0.205459500479149</text:p>
          </table:table-cell>
          <table:table-cell table:style-name="ce112" table:number-columns-repeated="3"/>
          <table:table-cell table:style-name="ce112" table:formula="of:=([.K3]-[.K12])/[.K3]" office:value-type="float" office:value="-0.17455955643856" calcext:value-type="float">
            <text:p>-0.17455955643856</text:p>
          </table:table-cell>
          <table:table-cell table:style-name="ce112" table:formula="of:=([.L3]-[.L12])/[.L3]" office:value-type="float" office:value="-0.494745113296101" calcext:value-type="float">
            <text:p>-0.494745113296101</text:p>
          </table:table-cell>
          <table:table-cell table:style-name="ce126" table:formula="of:=([.M3]-[.M12])/[.M3]" office:value-type="float" office:value="-0.0266808964781217" calcext:value-type="float">
            <text:p>-0.026680896478122</text:p>
          </table:table-cell>
          <table:table-cell table:style-name="ce112" table:number-columns-repeated="2"/>
          <table:table-cell table:style-name="ce126" table:formula="of:=([.P3]-[.P12])/[.P3]" office:value-type="float" office:value="-0.0332809224318658" calcext:value-type="float">
            <text:p>-0.033280922431866</text:p>
          </table:table-cell>
          <table:table-cell table:style-name="ce112" table:formula="of:=([.Q3]-[.Q12])/[.Q3]" office:value-type="float" office:value="-0.112168053904082" calcext:value-type="float">
            <text:p>-0.112168053904082</text:p>
          </table:table-cell>
          <table:table-cell table:style-name="ce112" table:formula="of:=([.R3]-[.R12])/[.R3]" office:value-type="float" office:value="-0.96534564910911" calcext:value-type="float">
            <text:p>-0.96534564910911</text:p>
          </table:table-cell>
          <table:table-cell table:style-name="ce112"/>
          <table:table-cell table:style-name="ce112" table:formula="of:=([.T3]-[.T12])/[.T3]" office:value-type="float" office:value="-0.580212524648182" calcext:value-type="float">
            <text:p>-0.580212524648182</text:p>
          </table:table-cell>
          <table:table-cell table:style-name="ce112"/>
          <table:table-cell table:style-name="ce112" table:formula="of:=([.V3]-[.V12])/[.V3]" office:value-type="float" office:value="-0.556179538197975" calcext:value-type="float">
            <text:p>-0.556179538197975</text:p>
          </table:table-cell>
          <table:table-cell table:style-name="ce112"/>
          <table:table-cell table:style-name="ce126" table:formula="of:=([.X3]-[.X12])/[.X3]" office:value-type="float" office:value="-0.00180161214335228" calcext:value-type="float">
            <text:p>-0.001801612143352</text:p>
          </table:table-cell>
          <table:table-cell table:style-name="ce126" table:formula="of:=([.Y3]-[.Y12])/[.Y3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4">
          <table:table-cell table:style-name="ce3" office:value-type="string" calcext:value-type="string" table:number-columns-spanned="3" table:number-rows-spanned="1">
            <text:p>FIXED(3) SELECTION</text:p>
          </table:table-cell>
          <table:covered-table-cell table:style-name="ce1"/>
          <table:covered-table-cell table:style-name="ce82" table:formula="of:=SUM([.D20:.Y20])/22" office:value-type="float" office:value="0" calcext:value-type="float">
            <text:p>0</text:p>
          </table:covered-table-cell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 optimal value</text:span></text:p>
          </table:table-cell>
          <table:covered-table-cell table:number-columns-repeated="2" table:style-name="ce60"/>
          <table:covered-table-cell table:style-name="ce119"/>
          <table:covered-table-cell table:number-columns-repeated="5" table:style-name="ce60"/>
          <table:covered-table-cell table:style-name="ce119"/>
          <table:covered-table-cell table:number-columns-repeated="2" table:style-name="ce60"/>
          <table:covered-table-cell table:style-name="ce119"/>
          <table:covered-table-cell table:number-columns-repeated="7" table:style-name="ce60"/>
          <table:covered-table-cell table:number-columns-repeated="2" table:style-name="ce119"/>
          <table:table-cell table:style-name="ce131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 table:formula="of:=SUM([.D21:.Y21])/14" office:value-type="float" office:value="-0.247045247383454" calcext:value-type="float">
            <text:p>-0.247045247383454</text:p>
          </table:table-cell>
          <table:table-cell table:style-name="ce112" table:formula="of:=([.D4]-[.D7])/[.D4]" office:value-type="float" office:value="-0.151291857102882" calcext:value-type="float">
            <text:p>-0.151291857102882</text:p>
          </table:table-cell>
          <table:table-cell table:style-name="ce112" table:formula="of:=([.E4]-[.E7])/[.E4]" office:value-type="float" office:value="-0.0120802620802621" calcext:value-type="float">
            <text:p>-0.012080262080262</text:p>
          </table:table-cell>
          <table:table-cell table:style-name="ce112" table:formula="of:=([.F4]-[.F7])/[.F4]" office:value-type="float" office:value="-0.0212031558185404" calcext:value-type="float">
            <text:p>-0.02120315581854</text:p>
          </table:table-cell>
          <table:table-cell table:style-name="ce126" table:formula="of:=([.G4]-[.G7])/[.G4]" office:value-type="float" office:value="-0.168886256087824" calcext:value-type="float">
            <text:p>-0.168886256087824</text:p>
          </table:table-cell>
          <table:table-cell table:style-name="ce112" table:number-columns-repeated="3"/>
          <table:table-cell table:style-name="ce112" table:formula="of:=([.K4]-[.K7])/[.K4]" office:value-type="float" office:value="-0.152770764450084" calcext:value-type="float">
            <text:p>-0.152770764450084</text:p>
          </table:table-cell>
          <table:table-cell table:style-name="ce112" table:formula="of:=([.L4]-[.L7])/[.L4]" office:value-type="float" office:value="-0.482312450096879" calcext:value-type="float">
            <text:p>-0.482312450096879</text:p>
          </table:table-cell>
          <table:table-cell table:style-name="ce126" table:formula="of:=([.M4]-[.M7])/[.M4]" office:value-type="float" office:value="-0.0579864816791178" calcext:value-type="float">
            <text:p>-0.057986481679118</text:p>
          </table:table-cell>
          <table:table-cell table:style-name="ce112" table:number-columns-repeated="2"/>
          <table:table-cell table:style-name="ce126" table:formula="of:=([.P4]-[.P7])/[.P4]" office:value-type="float" office:value="-0.0191299790356394" calcext:value-type="float">
            <text:p>-0.019129979035639</text:p>
          </table:table-cell>
          <table:table-cell table:style-name="ce112" table:formula="of:=([.Q4]-[.Q7])/[.Q4]" office:value-type="float" office:value="-0.134827044025157" calcext:value-type="float">
            <text:p>-0.134827044025157</text:p>
          </table:table-cell>
          <table:table-cell table:style-name="ce112" table:formula="of:=([.R4]-[.R7])/[.R4]" office:value-type="float" office:value="-1.07286136391735" calcext:value-type="float">
            <text:p>-1.07286136391735</text:p>
          </table:table-cell>
          <table:table-cell table:style-name="ce112"/>
          <table:table-cell table:style-name="ce112" table:formula="of:=([.T4]-[.T7])/[.T4]" office:value-type="float" office:value="-0.6314569943785" calcext:value-type="float">
            <text:p>-0.6314569943785</text:p>
          </table:table-cell>
          <table:table-cell table:style-name="ce112"/>
          <table:table-cell table:style-name="ce112" table:formula="of:=([.V4]-[.V7])/[.V4]" office:value-type="float" office:value="-0.542292903513209" calcext:value-type="float">
            <text:p>-0.542292903513209</text:p>
          </table:table-cell>
          <table:table-cell table:style-name="ce112"/>
          <table:table-cell table:style-name="ce126" table:formula="of:=([.X4]-[.X7])/[.X4]" office:value-type="float" office:value="-0.000571937232979148" calcext:value-type="float">
            <text:p>-0.000571937232979</text:p>
          </table:table-cell>
          <table:table-cell table:style-name="ce126" table:formula="of:=([.Y4]-[.Y7])/[.Y4]" office:value-type="float" office:value="-0.0109620139499301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 table:formula="of:=SUM([.D22:.Y22])/14" office:value-type="float" office:value="-0.270704840111684" calcext:value-type="float">
            <text:p>-0.270704840111684</text:p>
          </table:table-cell>
          <table:table-cell table:style-name="ce112" table:formula="of:=([.D4]-[.D8])/[.D4]" office:value-type="float" office:value="-0.199639337126512" calcext:value-type="float">
            <text:p>-0.199639337126512</text:p>
          </table:table-cell>
          <table:table-cell table:style-name="ce112" table:formula="of:=([.E4]-[.E8])/[.E4]" office:value-type="float" office:value="-0.0192465192465192" calcext:value-type="float">
            <text:p>-0.019246519246519</text:p>
          </table:table-cell>
          <table:table-cell table:style-name="ce112" table:formula="of:=([.F4]-[.F8])/[.F4]" office:value-type="float" office:value="-0.00772518080210392" calcext:value-type="float">
            <text:p>-0.007725180802104</text:p>
          </table:table-cell>
          <table:table-cell table:style-name="ce126" table:formula="of:=([.G4]-[.G8])/[.G4]" office:value-type="float" office:value="-0.195164126141844" calcext:value-type="float">
            <text:p>-0.195164126141844</text:p>
          </table:table-cell>
          <table:table-cell table:style-name="ce112" table:number-columns-repeated="3"/>
          <table:table-cell table:style-name="ce112" table:formula="of:=([.K4]-[.K8])/[.K4]" office:value-type="float" office:value="-0.185255930500495" calcext:value-type="float">
            <text:p>-0.185255930500495</text:p>
          </table:table-cell>
          <table:table-cell table:style-name="ce112" table:formula="of:=([.L4]-[.L8])/[.L4]" office:value-type="float" office:value="-0.512094706956626" calcext:value-type="float">
            <text:p>-0.512094706956626</text:p>
          </table:table-cell>
          <table:table-cell table:style-name="ce126" table:formula="of:=([.M4]-[.M8])/[.M4]" office:value-type="float" office:value="-0.0434009249377445" calcext:value-type="float">
            <text:p>-0.043400924937745</text:p>
          </table:table-cell>
          <table:table-cell table:style-name="ce112" table:number-columns-repeated="2"/>
          <table:table-cell table:style-name="ce126" table:formula="of:=([.P4]-[.P8])/[.P4]" office:value-type="float" office:value="-0.00445492662473801" calcext:value-type="float">
            <text:p>-0.004454926624738</text:p>
          </table:table-cell>
          <table:table-cell table:style-name="ce112" table:formula="of:=([.Q4]-[.Q8])/[.Q4]" office:value-type="float" office:value="-0.193985849056604" calcext:value-type="float">
            <text:p>-0.193985849056604</text:p>
          </table:table-cell>
          <table:table-cell table:style-name="ce112" table:formula="of:=([.R4]-[.R8])/[.R4]" office:value-type="float" office:value="-1.17410196789754" calcext:value-type="float">
            <text:p>-1.17410196789754</text:p>
          </table:table-cell>
          <table:table-cell table:style-name="ce112"/>
          <table:table-cell table:style-name="ce112" table:formula="of:=([.T4]-[.T8])/[.T4]" office:value-type="float" office:value="-0.658474897301556" calcext:value-type="float">
            <text:p>-0.658474897301556</text:p>
          </table:table-cell>
          <table:table-cell table:style-name="ce112"/>
          <table:table-cell table:style-name="ce112" table:formula="of:=([.V4]-[.V8])/[.V4]" office:value-type="float" office:value="-0.584789443788387" calcext:value-type="float">
            <text:p>-0.584789443788387</text:p>
          </table:table-cell>
          <table:table-cell table:style-name="ce112"/>
          <table:table-cell table:style-name="ce126" table:formula="of:=([.X4]-[.X8])/[.X4]" office:value-type="float" office:value="-0.000571937232979148" calcext:value-type="float">
            <text:p>-0.000571937232979</text:p>
          </table:table-cell>
          <table:table-cell table:style-name="ce126" table:formula="of:=([.Y4]-[.Y8])/[.Y4]" office:value-type="float" office:value="-0.0109620139499299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SUM([.D23:.Y23])/14" office:value-type="float" office:value="-0.280671479667665" calcext:value-type="float">
            <text:p>-0.280671479667665</text:p>
          </table:table-cell>
          <table:table-cell table:style-name="ce112" table:formula="of:=([.D4]-[.D9])/[.D4]" office:value-type="float" office:value="-0.195566333986257" calcext:value-type="float">
            <text:p>-0.195566333986257</text:p>
          </table:table-cell>
          <table:table-cell table:style-name="ce112" table:formula="of:=([.E4]-[.E9])/[.E4]" office:value-type="float" office:value="-0.0118755118755118" calcext:value-type="float">
            <text:p>-0.011875511875512</text:p>
          </table:table-cell>
          <table:table-cell table:style-name="ce112" table:formula="of:=([.F4]-[.F9])/[.F4]" office:value-type="float" office:value="-0.0029585798816568" calcext:value-type="float">
            <text:p>-0.002958579881657</text:p>
          </table:table-cell>
          <table:table-cell table:style-name="ce126" table:formula="of:=([.G4]-[.G9])/[.G4]" office:value-type="float" office:value="-0.197191752339227" calcext:value-type="float">
            <text:p>-0.197191752339227</text:p>
          </table:table-cell>
          <table:table-cell table:style-name="ce112" table:number-columns-repeated="3"/>
          <table:table-cell table:style-name="ce112" table:formula="of:=([.K4]-[.K9])/[.K4]" office:value-type="float" office:value="-0.185848078851818" calcext:value-type="float">
            <text:p>-0.185848078851818</text:p>
          </table:table-cell>
          <table:table-cell table:style-name="ce112" table:formula="of:=([.L4]-[.L9])/[.L4]" office:value-type="float" office:value="-0.568381023218957" calcext:value-type="float">
            <text:p>-0.568381023218957</text:p>
          </table:table-cell>
          <table:table-cell table:style-name="ce126" table:formula="of:=([.M4]-[.M9])/[.M4]" office:value-type="float" office:value="-0.0377090003557453" calcext:value-type="float">
            <text:p>-0.037709000355745</text:p>
          </table:table-cell>
          <table:table-cell table:style-name="ce112" table:number-columns-repeated="2"/>
          <table:table-cell table:style-name="ce126" table:formula="of:=([.P4]-[.P9])/[.P4]" office:value-type="float" office:value="-0.0222746331236897" calcext:value-type="float">
            <text:p>-0.02227463312369</text:p>
          </table:table-cell>
          <table:table-cell table:style-name="ce112" table:formula="of:=([.Q4]-[.Q9])/[.Q4]" office:value-type="float" office:value="-0.253537735849057" calcext:value-type="float">
            <text:p>-0.253537735849057</text:p>
          </table:table-cell>
          <table:table-cell table:style-name="ce112" table:formula="of:=([.R4]-[.R9])/[.R4]" office:value-type="float" office:value="-1.15241127999616" calcext:value-type="float">
            <text:p>-1.15241127999616</text:p>
          </table:table-cell>
          <table:table-cell table:style-name="ce112"/>
          <table:table-cell table:style-name="ce112" table:formula="of:=([.T4]-[.T9])/[.T4]" office:value-type="float" office:value="-0.67837962512641" calcext:value-type="float">
            <text:p>-0.67837962512641</text:p>
          </table:table-cell>
          <table:table-cell table:style-name="ce112"/>
          <table:table-cell table:style-name="ce112" table:formula="of:=([.V4]-[.V9])/[.V4]" office:value-type="float" office:value="-0.61139815853297" calcext:value-type="float">
            <text:p>-0.61139815853297</text:p>
          </table:table-cell>
          <table:table-cell table:style-name="ce112"/>
          <table:table-cell table:style-name="ce126" table:formula="of:=([.X4]-[.X9])/[.X4]" office:value-type="float" office:value="-0.000571937232979148" calcext:value-type="float">
            <text:p>-0.000571937232979</text:p>
          </table:table-cell>
          <table:table-cell table:style-name="ce126" table:formula="of:=([.Y4]-[.Y9])/[.Y4]" office:value-type="float" office:value="-0.0112970649768675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SUM([.D24:.Y24])/14" office:value-type="float" office:value="-0.291159344701442" calcext:value-type="float">
            <text:p>-0.291159344701442</text:p>
          </table:table-cell>
          <table:table-cell table:style-name="ce112" table:formula="of:=([.D4]-[.D10])/[.D4]" office:value-type="float" office:value="-0.190436215527158" calcext:value-type="float">
            <text:p>-0.190436215527158</text:p>
          </table:table-cell>
          <table:table-cell table:style-name="ce112" table:formula="of:=([.E4]-[.E10])/[.E4]" office:value-type="float" office:value="-0.0126945126945127" calcext:value-type="float">
            <text:p>-0.012694512694513</text:p>
          </table:table-cell>
          <table:table-cell table:style-name="ce112" table:formula="of:=([.F4]-[.F10])/[.F4]" office:value-type="float" office:value="-0.00591715976331361" calcext:value-type="float">
            <text:p>-0.005917159763314</text:p>
          </table:table-cell>
          <table:table-cell table:style-name="ce126" table:formula="of:=([.G4]-[.G10])/[.G4]" office:value-type="float" office:value="-0.243901291645932" calcext:value-type="float">
            <text:p>-0.243901291645932</text:p>
          </table:table-cell>
          <table:table-cell table:style-name="ce112" table:number-columns-repeated="3"/>
          <table:table-cell table:style-name="ce112" table:formula="of:=([.K4]-[.K10])/[.K4]" office:value-type="float" office:value="-0.186181840141684" calcext:value-type="float">
            <text:p>-0.186181840141684</text:p>
          </table:table-cell>
          <table:table-cell table:style-name="ce112" table:formula="of:=([.L4]-[.L10])/[.L4]" office:value-type="float" office:value="-0.61294547757487" calcext:value-type="float">
            <text:p>-0.61294547757487</text:p>
          </table:table-cell>
          <table:table-cell table:style-name="ce126" table:formula="of:=([.M4]-[.M10])/[.M4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26" table:formula="of:=([.P4]-[.P10])/[.P4]" office:value-type="float" office:value="-0.0222746331236897" calcext:value-type="float">
            <text:p>-0.02227463312369</text:p>
          </table:table-cell>
          <table:table-cell table:style-name="ce112" table:formula="of:=([.Q4]-[.Q10])/[.Q4]" office:value-type="float" office:value="-0.286163522012579" calcext:value-type="float">
            <text:p>-0.286163522012579</text:p>
          </table:table-cell>
          <table:table-cell table:style-name="ce112" table:formula="of:=([.R4]-[.R10])/[.R4]" office:value-type="float" office:value="-1.16616229904726" calcext:value-type="float">
            <text:p>-1.16616229904726</text:p>
          </table:table-cell>
          <table:table-cell table:style-name="ce112"/>
          <table:table-cell table:style-name="ce112" table:formula="of:=([.T4]-[.T10])/[.T4]" office:value-type="float" office:value="-0.69517713971686" calcext:value-type="float">
            <text:p>-0.69517713971686</text:p>
          </table:table-cell>
          <table:table-cell table:style-name="ce112"/>
          <table:table-cell table:style-name="ce112" table:formula="of:=([.V4]-[.V10])/[.V4]" office:value-type="float" office:value="-0.628494112854086" calcext:value-type="float">
            <text:p>-0.628494112854086</text:p>
          </table:table-cell>
          <table:table-cell table:style-name="ce112"/>
          <table:table-cell table:style-name="ce126" table:formula="of:=([.X4]-[.X10])/[.X4]" office:value-type="float" office:value="0" calcext:value-type="float">
            <text:p>0</text:p>
          </table:table-cell>
          <table:table-cell table:style-name="ce126" table:formula="of:=([.Y4]-[.Y10])/[.Y4]" office:value-type="float" office:value="-0.0112970649768678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table:formula="of:=SUM([.D25:.Y25])/14" office:value-type="float" office:value="-0.249834786895366" calcext:value-type="float">
            <text:p>-0.249834786895366</text:p>
          </table:table-cell>
          <table:table-cell table:style-name="ce112" table:formula="of:=([.D4]-[.D11])/[.D4]" office:value-type="float" office:value="-0.116096135310761" calcext:value-type="float">
            <text:p>-0.116096135310761</text:p>
          </table:table-cell>
          <table:table-cell table:style-name="ce112" table:formula="of:=([.E4]-[.E11])/[.E4]" office:value-type="float" office:value="-0.0282555282555283" calcext:value-type="float">
            <text:p>-0.028255528255528</text:p>
          </table:table-cell>
          <table:table-cell table:style-name="ce112" table:formula="of:=([.F4]-[.F11])/[.F4]" office:value-type="float" office:value="-0.00591715976331361" calcext:value-type="float">
            <text:p>-0.005917159763314</text:p>
          </table:table-cell>
          <table:table-cell table:style-name="ce126" table:formula="of:=([.G4]-[.G11])/[.G4]" office:value-type="float" office:value="-0.223800131941959" calcext:value-type="float">
            <text:p>-0.223800131941959</text:p>
          </table:table-cell>
          <table:table-cell table:style-name="ce112" table:number-columns-repeated="3"/>
          <table:table-cell table:style-name="ce112" table:formula="of:=([.K4]-[.K11])/[.K4]" office:value-type="float" office:value="-0.162372908502715" calcext:value-type="float">
            <text:p>-0.162372908502715</text:p>
          </table:table-cell>
          <table:table-cell table:style-name="ce112" table:formula="of:=([.L4]-[.L11])/[.L4]" office:value-type="float" office:value="-0.555312659563676" calcext:value-type="float">
            <text:p>-0.555312659563676</text:p>
          </table:table-cell>
          <table:table-cell table:style-name="ce126" table:formula="of:=([.M4]-[.M11])/[.M4]" office:value-type="float" office:value="-0.0202774813233725" calcext:value-type="float">
            <text:p>-0.020277481323373</text:p>
          </table:table-cell>
          <table:table-cell table:style-name="ce112" table:number-columns-repeated="2"/>
          <table:table-cell table:style-name="ce126" table:formula="of:=([.P4]-[.P11])/[.P4]" office:value-type="float" office:value="-0.0267295597484277" calcext:value-type="float">
            <text:p>-0.026729559748428</text:p>
          </table:table-cell>
          <table:table-cell table:style-name="ce112" table:formula="of:=([.Q4]-[.Q11])/[.Q4]" office:value-type="float" office:value="-0.17315251572327" calcext:value-type="float">
            <text:p>-0.17315251572327</text:p>
          </table:table-cell>
          <table:table-cell table:style-name="ce112" table:formula="of:=([.R4]-[.R11])/[.R4]" office:value-type="float" office:value="-0.983187224730172" calcext:value-type="float">
            <text:p>-0.983187224730172</text:p>
          </table:table-cell>
          <table:table-cell table:style-name="ce112"/>
          <table:table-cell table:style-name="ce112" table:formula="of:=([.T4]-[.T11])/[.T4]" office:value-type="float" office:value="-0.653049780085223" calcext:value-type="float">
            <text:p>-0.653049780085223</text:p>
          </table:table-cell>
          <table:table-cell table:style-name="ce112"/>
          <table:table-cell table:style-name="ce112" table:formula="of:=([.V4]-[.V11])/[.V4]" office:value-type="float" office:value="-0.54000492815369" calcext:value-type="float">
            <text:p>-0.54000492815369</text:p>
          </table:table-cell>
          <table:table-cell table:style-name="ce112"/>
          <table:table-cell table:style-name="ce126" table:formula="of:=([.X4]-[.X11])/[.X4]" office:value-type="float" office:value="-0.00180161214335228" calcext:value-type="float">
            <text:p>-0.001801612143352</text:p>
          </table:table-cell>
          <table:table-cell table:style-name="ce126" table:formula="of:=([.Y4]-[.Y11])/[.Y4]" office:value-type="float" office:value="-0.00772939128966851" calcext:value-type="float">
            <text:p>-0.007729391289669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 table:formula="of:=SUM([.D26:.Y26])/14" office:value-type="float" office:value="-0.227231912628163" calcext:value-type="float">
            <text:p>-0.227231912628163</text:p>
          </table:table-cell>
          <table:table-cell table:style-name="ce112" table:formula="of:=([.D4]-[.D12])/[.D4]" office:value-type="float" office:value="-0.12206572769953" calcext:value-type="float">
            <text:p>-0.12206572769953</text:p>
          </table:table-cell>
          <table:table-cell table:style-name="ce112" table:formula="of:=([.E4]-[.E12])/[.E4]" office:value-type="float" office:value="-0.0411547911547912" calcext:value-type="float">
            <text:p>-0.041154791154791</text:p>
          </table:table-cell>
          <table:table-cell table:style-name="ce112" table:formula="of:=([.F4]-[.F12])/[.F4]" office:value-type="float" office:value="-0.012491781722551" calcext:value-type="float">
            <text:p>-0.012491781722551</text:p>
          </table:table-cell>
          <table:table-cell table:style-name="ce126" table:formula="of:=([.G4]-[.G12])/[.G4]" office:value-type="float" office:value="-0.205459500479149" calcext:value-type="float">
            <text:p>-0.205459500479149</text:p>
          </table:table-cell>
          <table:table-cell table:style-name="ce112" table:number-columns-repeated="3"/>
          <table:table-cell table:style-name="ce112" table:formula="of:=([.K4]-[.K12])/[.K4]" office:value-type="float" office:value="-0.171189076598996" calcext:value-type="float">
            <text:p>-0.171189076598996</text:p>
          </table:table-cell>
          <table:table-cell table:style-name="ce112" table:formula="of:=([.L4]-[.L12])/[.L4]" office:value-type="float" office:value="-0.439031487967677" calcext:value-type="float">
            <text:p>-0.439031487967677</text:p>
          </table:table-cell>
          <table:table-cell table:style-name="ce126" table:formula="of:=([.M4]-[.M12])/[.M4]" office:value-type="float" office:value="-0.0266808964781217" calcext:value-type="float">
            <text:p>-0.026680896478122</text:p>
          </table:table-cell>
          <table:table-cell table:style-name="ce112" table:number-columns-repeated="2"/>
          <table:table-cell table:style-name="ce126" table:formula="of:=([.P4]-[.P12])/[.P4]" office:value-type="float" office:value="-0.0332809224318658" calcext:value-type="float">
            <text:p>-0.033280922431866</text:p>
          </table:table-cell>
          <table:table-cell table:style-name="ce112" table:formula="of:=([.Q4]-[.Q12])/[.Q4]" office:value-type="float" office:value="-0.102987421383648" calcext:value-type="float">
            <text:p>-0.102987421383648</text:p>
          </table:table-cell>
          <table:table-cell table:style-name="ce112" table:formula="of:=([.R4]-[.R12])/[.R4]" office:value-type="float" office:value="-0.920218433299238" calcext:value-type="float">
            <text:p>-0.920218433299238</text:p>
          </table:table-cell>
          <table:table-cell table:style-name="ce112"/>
          <table:table-cell table:style-name="ce112" table:formula="of:=([.T4]-[.T12])/[.T4]" office:value-type="float" office:value="-0.565059419338095" calcext:value-type="float">
            <text:p>-0.565059419338095</text:p>
          </table:table-cell>
          <table:table-cell table:style-name="ce112"/>
          <table:table-cell table:style-name="ce112" table:formula="of:=([.V4]-[.V12])/[.V4]" office:value-type="float" office:value="-0.532431365834534" calcext:value-type="float">
            <text:p>-0.532431365834534</text:p>
          </table:table-cell>
          <table:table-cell table:style-name="ce112"/>
          <table:table-cell table:style-name="ce126" table:formula="of:=([.X4]-[.X12])/[.X4]" office:value-type="float" office:value="-0.00180161214335228" calcext:value-type="float">
            <text:p>-0.001801612143352</text:p>
          </table:table-cell>
          <table:table-cell table:style-name="ce126" table:formula="of:=([.Y4]-[.Y12])/[.Y4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4">
          <table:table-cell table:style-name="ce3" office:value-type="string" calcext:value-type="string" table:number-columns-spanned="3" table:number-rows-spanned="1">
            <text:p>FIXED(3) SELECTION</text:p>
          </table:table-cell>
          <table:covered-table-cell table:style-name="ce1"/>
          <table:covered-table-cell table:style-name="ce82" table:formula="of:=SUM([.D27:.Y27])/22" office:value-type="float" office:value="0" calcext:value-type="float">
            <text:p>0</text:p>
          </table:covered-table-cell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" table:style-name="ce60"/>
          <table:covered-table-cell table:style-name="ce119"/>
          <table:covered-table-cell table:number-columns-repeated="5" table:style-name="ce60"/>
          <table:covered-table-cell table:style-name="ce119"/>
          <table:covered-table-cell table:number-columns-repeated="2" table:style-name="ce60"/>
          <table:covered-table-cell table:style-name="ce119"/>
          <table:covered-table-cell table:number-columns-repeated="7" table:style-name="ce60"/>
          <table:covered-table-cell table:number-columns-repeated="2" table:style-name="ce119"/>
          <table:table-cell table:style-name="ce131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 table:formula="of:=SUM([.D28:.Y28])/8" office:value-type="float" office:value="-0.203211069856177" calcext:value-type="float">
            <text:p>-0.203211069856177</text:p>
          </table:table-cell>
          <table:table-cell table:style-name="ce112" table:number-columns-repeated="3"/>
          <table:table-cell table:style-name="ce126"/>
          <table:table-cell table:style-name="ce112" table:formula="of:=([.H4]-[.H7])/[.H4]" office:value-type="float" office:value="-0.211112842892768" calcext:value-type="float">
            <text:p>-0.211112842892768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-0.165491302303714" calcext:value-type="float">
            <text:p>-0.165491302303714</text:p>
          </table:table-cell>
          <table:table-cell table:style-name="ce112" table:number-columns-repeated="2"/>
          <table:table-cell table:style-name="ce126"/>
          <table:table-cell table:style-name="ce112" table:formula="of:=([.N4]-[.N7])/[.N4]" office:value-type="float" office:value="-0.00447641886490815" calcext:value-type="float">
            <text:p>-0.004476418864908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7])/[.S4]" office:value-type="float" office:value="-0.150979025042124" calcext:value-type="float">
            <text:p>-0.150979025042124</text:p>
          </table:table-cell>
          <table:table-cell table:style-name="ce112"/>
          <table:table-cell table:style-name="ce112" table:formula="of:=([.U4]-[.U7])/[.U4]" office:value-type="float" office:value="-0.97029825489908" calcext:value-type="float">
            <text:p>-0.97029825489908</text:p>
          </table:table-cell>
          <table:table-cell table:style-name="ce112"/>
          <table:table-cell table:style-name="ce112" table:formula="of:=([.W4]-[.W7])/[.W4]" office:value-type="float" office:value="-0.123330714846819" calcext:value-type="float">
            <text:p>-0.123330714846819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 table:formula="of:=SUM([.D29:.Y29])/8" office:value-type="float" office:value="-0.20980064768207" calcext:value-type="float">
            <text:p>-0.20980064768207</text:p>
          </table:table-cell>
          <table:table-cell table:style-name="ce112" table:number-columns-repeated="3"/>
          <table:table-cell table:style-name="ce126"/>
          <table:table-cell table:style-name="ce112" table:formula="of:=([.H4]-[.H8])/[.H4]" office:value-type="float" office:value="-0.259299667497922" calcext:value-type="float">
            <text:p>-0.259299667497922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-0.139163140573578" calcext:value-type="float">
            <text:p>-0.139163140573578</text:p>
          </table:table-cell>
          <table:table-cell table:style-name="ce112" table:number-columns-repeated="2"/>
          <table:table-cell table:style-name="ce126"/>
          <table:table-cell table:style-name="ce112" table:formula="of:=([.N4]-[.N8])/[.N4]" office:value-type="float" office:value="-0.00159872102318153" calcext:value-type="float">
            <text:p>-0.001598721023182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8])/[.S4]" office:value-type="float" office:value="-0.140898262738946" calcext:value-type="float">
            <text:p>-0.140898262738946</text:p>
          </table:table-cell>
          <table:table-cell table:style-name="ce112"/>
          <table:table-cell table:style-name="ce112" table:formula="of:=([.U4]-[.U8])/[.U4]" office:value-type="float" office:value="-0.989239052885568" calcext:value-type="float">
            <text:p>-0.989239052885568</text:p>
          </table:table-cell>
          <table:table-cell table:style-name="ce112"/>
          <table:table-cell table:style-name="ce112" table:formula="of:=([.W4]-[.W8])/[.W4]" office:value-type="float" office:value="-0.148206336737366" calcext:value-type="float">
            <text:p>-0.148206336737366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SUM([.D30:.Y30])/8" office:value-type="float" office:value="-0.221276187968118" calcext:value-type="float">
            <text:p>-0.221276187968118</text:p>
          </table:table-cell>
          <table:table-cell table:style-name="ce112" table:number-columns-repeated="3"/>
          <table:table-cell table:style-name="ce126"/>
          <table:table-cell table:style-name="ce112" table:formula="of:=([.H4]-[.H9])/[.H4]" office:value-type="float" office:value="-0.227776911886949" calcext:value-type="float">
            <text:p>-0.227776911886949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-0.136812411847673" calcext:value-type="float">
            <text:p>-0.136812411847673</text:p>
          </table:table-cell>
          <table:table-cell table:style-name="ce112" table:number-columns-repeated="2"/>
          <table:table-cell table:style-name="ce126"/>
          <table:table-cell table:style-name="ce112" table:formula="of:=([.N4]-[.N9])/[.N4]" office:value-type="float" office:value="-0.000799360511590655" calcext:value-type="float">
            <text:p>-0.000799360511591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9])/[.S4]" office:value-type="float" office:value="-0.197199465458137" calcext:value-type="float">
            <text:p>-0.197199465458137</text:p>
          </table:table-cell>
          <table:table-cell table:style-name="ce112"/>
          <table:table-cell table:style-name="ce112" table:formula="of:=([.U4]-[.U9])/[.U4]" office:value-type="float" office:value="-1.02851687642865" calcext:value-type="float">
            <text:p>-1.02851687642865</text:p>
          </table:table-cell>
          <table:table-cell table:style-name="ce112"/>
          <table:table-cell table:style-name="ce112" table:formula="of:=([.W4]-[.W9])/[.W4]" office:value-type="float" office:value="-0.17910447761194" calcext:value-type="float">
            <text:p>-0.17910447761194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SUM([.D31:.Y31])/8" office:value-type="float" office:value="-0.236117117574798" calcext:value-type="float">
            <text:p>-0.236117117574798</text:p>
          </table:table-cell>
          <table:table-cell table:style-name="ce112" table:number-columns-repeated="3"/>
          <table:table-cell table:style-name="ce126"/>
          <table:table-cell table:style-name="ce112" table:formula="of:=([.H4]-[.H10])/[.H4]" office:value-type="float" office:value="-0.264430070656692" calcext:value-type="float">
            <text:p>-0.264430070656692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-0.111424541607898" calcext:value-type="float">
            <text:p>-0.111424541607898</text:p>
          </table:table-cell>
          <table:table-cell table:style-name="ce112" table:number-columns-repeated="2"/>
          <table:table-cell table:style-name="ce126"/>
          <table:table-cell table:style-name="ce112" table:formula="of:=([.N4]-[.N10])/[.N4]" office:value-type="float" office:value="-0.00287769784172662" calcext:value-type="float">
            <text:p>-0.002877697841727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10])/[.S4]" office:value-type="float" office:value="-0.220730927894951" calcext:value-type="float">
            <text:p>-0.220730927894951</text:p>
          </table:table-cell>
          <table:table-cell table:style-name="ce112"/>
          <table:table-cell table:style-name="ce112" table:formula="of:=([.U4]-[.U10])/[.U4]" office:value-type="float" office:value="-1.10434670600115" calcext:value-type="float">
            <text:p>-1.10434670600115</text:p>
          </table:table-cell>
          <table:table-cell table:style-name="ce112"/>
          <table:table-cell table:style-name="ce112" table:formula="of:=([.W4]-[.W10])/[.W4]" office:value-type="float" office:value="-0.185126996595968" calcext:value-type="float">
            <text:p>-0.185126996595968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table:formula="of:=SUM([.D32:.Y32])/8" office:value-type="float" office:value="-0.22496400674584" calcext:value-type="float">
            <text:p>-0.22496400674584</text:p>
          </table:table-cell>
          <table:table-cell table:style-name="ce112" table:number-columns-repeated="3"/>
          <table:table-cell table:style-name="ce126"/>
          <table:table-cell table:style-name="ce112" table:formula="of:=([.H4]-[.H11])/[.H4]" office:value-type="float" office:value="-0.214918433083957" calcext:value-type="float">
            <text:p>-0.214918433083957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-0.110014104372355" calcext:value-type="float">
            <text:p>-0.110014104372355</text:p>
          </table:table-cell>
          <table:table-cell table:style-name="ce112" table:number-columns-repeated="2"/>
          <table:table-cell table:style-name="ce126"/>
          <table:table-cell table:style-name="ce112" table:formula="of:=([.N4]-[.N11])/[.N4]" office:value-type="float" office:value="-0.00367705835331727" calcext:value-type="float">
            <text:p>-0.003677058353317</text:p>
          </table:table-cell>
          <table:table-cell table:style-name="ce112" table:formula="of:=([.O4]-[.O11])/[.O4]" office:value-type="float" office:value="-0.0358330254894717" calcext:value-type="float">
            <text:p>-0.035833025489472</text:p>
          </table:table-cell>
          <table:table-cell table:style-name="ce126"/>
          <table:table-cell table:style-name="ce112" table:number-columns-repeated="2"/>
          <table:table-cell table:style-name="ce112" table:formula="of:=([.S4]-[.S11])/[.S4]" office:value-type="float" office:value="-0.236128057637557" calcext:value-type="float">
            <text:p>-0.236128057637557</text:p>
          </table:table-cell>
          <table:table-cell table:style-name="ce112"/>
          <table:table-cell table:style-name="ce112" table:formula="of:=([.U4]-[.U11])/[.U4]" office:value-type="float" office:value="-1.02448832449327" calcext:value-type="float">
            <text:p>-1.02448832449327</text:p>
          </table:table-cell>
          <table:table-cell table:style-name="ce112"/>
          <table:table-cell table:style-name="ce112" table:formula="of:=([.W4]-[.W11])/[.W4]" office:value-type="float" office:value="-0.17465305053679" calcext:value-type="float">
            <text:p>-0.17465305053679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 table:formula="of:=SUM([.D33:.Y33])/8" office:value-type="float" office:value="-0.193340073187676" calcext:value-type="float">
            <text:p>-0.193340073187676</text:p>
          </table:table-cell>
          <table:table-cell table:style-name="ce112" table:number-columns-repeated="3"/>
          <table:table-cell table:style-name="ce126"/>
          <table:table-cell table:style-name="ce112" table:formula="of:=([.H4]-[.H12])/[.H4]" office:value-type="float" office:value="-0.181902015793849" calcext:value-type="float">
            <text:p>-0.181902015793849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-0.0992007522331923" calcext:value-type="float">
            <text:p>-0.099200752233192</text:p>
          </table:table-cell>
          <table:table-cell table:style-name="ce112" table:number-columns-repeated="2"/>
          <table:table-cell table:style-name="ce126"/>
          <table:table-cell table:style-name="ce112" table:formula="of:=([.N4]-[.N12])/[.N4]" office:value-type="float" office:value="-0.00367705835331727" calcext:value-type="float">
            <text:p>-0.003677058353317</text:p>
          </table:table-cell>
          <table:table-cell table:style-name="ce112" table:formula="of:=([.O4]-[.O12])/[.O4]" office:value-type="float" office:value="-0.0358330254894717" calcext:value-type="float">
            <text:p>-0.035833025489472</text:p>
          </table:table-cell>
          <table:table-cell table:style-name="ce126"/>
          <table:table-cell table:style-name="ce112" table:number-columns-repeated="2"/>
          <table:table-cell table:style-name="ce112" table:formula="of:=([.S4]-[.S12])/[.S4]" office:value-type="float" office:value="-0.169658939050607" calcext:value-type="float">
            <text:p>-0.169658939050607</text:p>
          </table:table-cell>
          <table:table-cell table:style-name="ce112"/>
          <table:table-cell table:style-name="ce112" table:formula="of:=([.U4]-[.U12])/[.U4]" office:value-type="float" office:value="-0.928928501310478" calcext:value-type="float">
            <text:p>-0.928928501310478</text:p>
          </table:table-cell>
          <table:table-cell table:style-name="ce112"/>
          <table:table-cell table:style-name="ce112" table:formula="of:=([.W4]-[.W12])/[.W4]" office:value-type="float" office:value="-0.12752029327049" calcext:value-type="float">
            <text:p>-0.12752029327049</text:p>
          </table:table-cell>
          <table:table-cell table:style-name="ce126" table:number-columns-repeated="2"/>
          <table:table-cell table:number-columns-repeated="39"/>
        </table:table-row>
        <table:table-row table:style-name="ro4">
          <table:table-cell table:style-name="ce7" office:value-type="string" calcext:value-type="string" table:number-columns-spanned="3" table:number-rows-spanned="1">
            <text:p>FIXED(6) SELECTION</text:p>
          </table:table-cell>
          <table:covered-table-cell table:style-name="ce7"/>
          <table:covered-table-cell table:style-name="ce82" table:formula="of:=SUM([.D34:.Y34])/8" office:value-type="float" office:value="0" calcext:value-type="float">
            <text:p>0</text:p>
          </table:covered-table-cell>
          <table:table-cell table:style-name="ce88" office:value-type="string" calcext:value-type="string" table:number-columns-spanned="22" table:number-rows-spanned="1">
            <text:p>Absolute values</text:p>
          </table:table-cell>
          <table:covered-table-cell table:number-columns-repeated="21" table:style-name="ce7"/>
          <table:table-cell table:style-name="ce105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/>
          <table:table-cell office:value-type="float" office:value="12332" calcext:value-type="float">
            <text:p>12332</text:p>
          </table:table-cell>
          <table:table-cell office:value-type="float" office:value="1647.66666666667" calcext:value-type="float">
            <text:p>1647.66666666667</text:p>
          </table:table-cell>
          <table:table-cell office:value-type="float" office:value="2071" calcext:value-type="float">
            <text:p>2071</text:p>
          </table:table-cell>
          <table:table-cell table:style-name="Default" office:value-type="float" office:value="8818.50561363331" calcext:value-type="float">
            <text:p>8818.50561363331</text:p>
          </table:table-cell>
          <table:table-cell office:value-type="float" office:value="31157.6666666667" calcext:value-type="float">
            <text:p>3115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27" calcext:value-type="float">
            <text:p>827</text:p>
          </table:table-cell>
          <table:table-cell office:value-type="float" office:value="477.082913304077" calcext:value-type="float">
            <text:p>477.082913304077</text:p>
          </table:table-cell>
          <table:table-cell office:value-type="float" office:value="839.734165489456" calcext:value-type="float">
            <text:p>839.734165489456</text:p>
          </table:table-cell>
          <table:table-cell table:style-name="Default" office:value-type="float" office:value="991.333333333333" calcext:value-type="float">
            <text:p>991.333333333333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6.33333333333" calcext:value-type="float">
            <text:p>1296.33333333333</text:p>
          </table:table-cell>
          <table:table-cell office:value-type="float" office:value="5774" calcext:value-type="float">
            <text:p>5774</text:p>
          </table:table-cell>
          <table:table-cell office:value-type="float" office:value="116031.291046256" calcext:value-type="float">
            <text:p>116031.291046256</text:p>
          </table:table-cell>
          <table:table-cell office:value-type="float" office:value="13346.6666666667" calcext:value-type="float">
            <text:p>13346.6666666667</text:p>
          </table:table-cell>
          <table:table-cell office:value-type="float" office:value="178327.326720131" calcext:value-type="float">
            <text:p>178327.326720131</text:p>
          </table:table-cell>
          <table:table-cell office:value-type="float" office:value="2472.285463973" calcext:value-type="float">
            <text:p>2472.285463973</text:p>
          </table:table-cell>
          <table:table-cell office:value-type="float" office:value="1062.8151904794" calcext:value-type="float">
            <text:p>1062.8151904794</text:p>
          </table:table-cell>
          <table:table-cell office:value-type="float" office:value="1430" calcext:value-type="float">
            <text:p>1430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87.99537397125" calcext:value-type="float">
            <text:p>6987.99537397125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/>
          <table:table-cell office:value-type="float" office:value="12850.3333333333" calcext:value-type="float">
            <text:p>12850.3333333333</text:p>
          </table:table-cell>
          <table:table-cell office:value-type="float" office:value="1659.33333333333" calcext:value-type="float">
            <text:p>1659.33333333333</text:p>
          </table:table-cell>
          <table:table-cell office:value-type="float" office:value="2043.66666666667" calcext:value-type="float">
            <text:p>2043.66666666667</text:p>
          </table:table-cell>
          <table:table-cell table:style-name="Default" office:value-type="float" office:value="9050.49911156802" calcext:value-type="float">
            <text:p>9050.49911156802</text:p>
          </table:table-cell>
          <table:table-cell office:value-type="float" office:value="32394.3333333333" calcext:value-type="float">
            <text:p>32394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8.333333333333" calcext:value-type="float">
            <text:p>808.333333333333</text:p>
          </table:table-cell>
          <table:table-cell office:value-type="float" office:value="493.492814546929" calcext:value-type="float">
            <text:p>493.492814546929</text:p>
          </table:table-cell>
          <table:table-cell office:value-type="float" office:value="856.605897632621" calcext:value-type="float">
            <text:p>856.605897632621</text:p>
          </table:table-cell>
          <table:table-cell table:style-name="Default" office:value-type="float" office:value="977.666666666667" calcext:value-type="float">
            <text:p>977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7.66666666667" calcext:value-type="float">
            <text:p>1277.66666666667</text:p>
          </table:table-cell>
          <table:table-cell office:value-type="float" office:value="6075" calcext:value-type="float">
            <text:p>6075</text:p>
          </table:table-cell>
          <table:table-cell office:value-type="float" office:value="121933.803007147" calcext:value-type="float">
            <text:p>121933.803007147</text:p>
          </table:table-cell>
          <table:table-cell office:value-type="float" office:value="13231" calcext:value-type="float">
            <text:p>13231</text:p>
          </table:table-cell>
          <table:table-cell office:value-type="float" office:value="180526.99401659" calcext:value-type="float">
            <text:p>180526.99401659</text:p>
          </table:table-cell>
          <table:table-cell office:value-type="float" office:value="2488.1912716212" calcext:value-type="float">
            <text:p>2488.1912716212</text:p>
          </table:table-cell>
          <table:table-cell office:value-type="float" office:value="1092.10013917131" calcext:value-type="float">
            <text:p>1092.10013917131</text:p>
          </table:table-cell>
          <table:table-cell office:value-type="float" office:value="1466.33333333333" calcext:value-type="float">
            <text:p>1466.33333333333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87.99537397125" calcext:value-type="float">
            <text:p>6987.99537397125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/>
          <table:table-cell office:value-type="float" office:value="12817.6666666667" calcext:value-type="float">
            <text:p>12817.6666666667</text:p>
          </table:table-cell>
          <table:table-cell office:value-type="float" office:value="1647.33333333333" calcext:value-type="float">
            <text:p>1647.33333333333</text:p>
          </table:table-cell>
          <table:table-cell office:value-type="float" office:value="2034" calcext:value-type="float">
            <text:p>2034</text:p>
          </table:table-cell>
          <table:table-cell table:style-name="Default" office:value-type="float" office:value="9065.79626551337" calcext:value-type="float">
            <text:p>9065.79626551337</text:p>
          </table:table-cell>
          <table:table-cell office:value-type="float" office:value="31509.6666666667" calcext:value-type="float">
            <text:p>31509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6" calcext:value-type="float">
            <text:p>806</text:p>
          </table:table-cell>
          <table:table-cell office:value-type="float" office:value="487.153290388154" calcext:value-type="float">
            <text:p>487.153290388154</text:p>
          </table:table-cell>
          <table:table-cell office:value-type="float" office:value="892.641788911759" calcext:value-type="float">
            <text:p>892.641788911759</text:p>
          </table:table-cell>
          <table:table-cell table:style-name="Default" office:value-type="float" office:value="972.333333333333" calcext:value-type="float">
            <text:p>972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0.33333333333" calcext:value-type="float">
            <text:p>1300.33333333333</text:p>
          </table:table-cell>
          <table:table-cell office:value-type="float" office:value="6378" calcext:value-type="float">
            <text:p>6378</text:p>
          </table:table-cell>
          <table:table-cell office:value-type="float" office:value="120719.63665493" calcext:value-type="float">
            <text:p>120719.63665493</text:p>
          </table:table-cell>
          <table:table-cell office:value-type="float" office:value="13877" calcext:value-type="float">
            <text:p>13877</text:p>
          </table:table-cell>
          <table:table-cell office:value-type="float" office:value="183739.76320598" calcext:value-type="float">
            <text:p>183739.76320598</text:p>
          </table:table-cell>
          <table:table-cell office:value-type="float" office:value="2535.56866114116" calcext:value-type="float">
            <text:p>2535.56866114116</text:p>
          </table:table-cell>
          <table:table-cell office:value-type="float" office:value="1110.52080811903" calcext:value-type="float">
            <text:p>1110.52080811903</text:p>
          </table:table-cell>
          <table:table-cell office:value-type="float" office:value="1505.66666666667" calcext:value-type="float">
            <text:p>1505.66666666667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90.31132154789" calcext:value-type="float">
            <text:p>6990.31132154789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/>
          <table:table-cell office:value-type="float" office:value="12647.6666666667" calcext:value-type="float">
            <text:p>12647.6666666667</text:p>
          </table:table-cell>
          <table:table-cell office:value-type="float" office:value="1648.66666666667" calcext:value-type="float">
            <text:p>1648.66666666667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9418.19012115252" calcext:value-type="float">
            <text:p>9418.19012115252</text:p>
          </table:table-cell>
          <table:table-cell office:value-type="float" office:value="32450.3333333333" calcext:value-type="float">
            <text:p>3245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8" calcext:value-type="float">
            <text:p>788</text:p>
          </table:table-cell>
          <table:table-cell office:value-type="float" office:value="497.80410088354" calcext:value-type="float">
            <text:p>497.80410088354</text:p>
          </table:table-cell>
          <table:table-cell office:value-type="float" office:value="917.887677446669" calcext:value-type="float">
            <text:p>917.887677446669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0.33333333333" calcext:value-type="float">
            <text:p>1300.33333333333</text:p>
          </table:table-cell>
          <table:table-cell office:value-type="float" office:value="6544" calcext:value-type="float">
            <text:p>6544</text:p>
          </table:table-cell>
          <table:table-cell office:value-type="float" office:value="121489.369026557" calcext:value-type="float">
            <text:p>121489.369026557</text:p>
          </table:table-cell>
          <table:table-cell office:value-type="float" office:value="14006.6666666667" calcext:value-type="float">
            <text:p>14006.6666666667</text:p>
          </table:table-cell>
          <table:table-cell office:value-type="float" office:value="187200.192473497" calcext:value-type="float">
            <text:p>187200.192473497</text:p>
          </table:table-cell>
          <table:table-cell office:value-type="float" office:value="2624.04061655378" calcext:value-type="float">
            <text:p>2624.04061655378</text:p>
          </table:table-cell>
          <table:table-cell office:value-type="float" office:value="1117.2698667987" calcext:value-type="float">
            <text:p>1117.2698667987</text:p>
          </table:table-cell>
          <table:table-cell office:value-type="float" office:value="1513.33333333333" calcext:value-type="float">
            <text:p>1513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90.31132154789" calcext:value-type="float">
            <text:p>6990.31132154789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office:value-type="float" office:value="11850.6666666667" calcext:value-type="float">
            <text:p>11850.6666666667</text:p>
          </table:table-cell>
          <table:table-cell office:value-type="float" office:value="1674" calcext:value-type="float">
            <text:p>1674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9229.17371333543" calcext:value-type="float">
            <text:p>9229.17371333543</text:p>
          </table:table-cell>
          <table:table-cell office:value-type="float" office:value="31179.6666666667" calcext:value-type="float">
            <text:p>31179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7" calcext:value-type="float">
            <text:p>787</text:p>
          </table:table-cell>
          <table:table-cell office:value-type="float" office:value="484.865265346183" calcext:value-type="float">
            <text:p>484.865265346183</text:p>
          </table:table-cell>
          <table:table-cell office:value-type="float" office:value="885.485204637451" calcext:value-type="float">
            <text:p>885.485204637451</text:p>
          </table:table-cell>
          <table:table-cell table:style-name="Default" office:value-type="float" office:value="956" calcext:value-type="float">
            <text:p>956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804" calcext:value-type="float">
            <text:p>2804</text:p>
          </table:table-cell>
          <table:table-cell table:style-name="Default" office:value-type="float" office:value="1306" calcext:value-type="float">
            <text:p>1306</text:p>
          </table:table-cell>
          <table:table-cell office:value-type="float" office:value="5969" calcext:value-type="float">
            <text:p>5969</text:p>
          </table:table-cell>
          <table:table-cell office:value-type="float" office:value="111011.656677807" calcext:value-type="float">
            <text:p>111011.656677807</text:p>
          </table:table-cell>
          <table:table-cell office:value-type="float" office:value="14183.3333333333" calcext:value-type="float">
            <text:p>14183.3333333333</text:p>
          </table:table-cell>
          <table:table-cell office:value-type="float" office:value="182552.149985859" calcext:value-type="float">
            <text:p>182552.149985859</text:p>
          </table:table-cell>
          <table:table-cell office:value-type="float" office:value="2529.48689333088" calcext:value-type="float">
            <text:p>2529.48689333088</text:p>
          </table:table-cell>
          <table:table-cell office:value-type="float" office:value="1056.29075610028" calcext:value-type="float">
            <text:p>1056.29075610028</text:p>
          </table:table-cell>
          <table:table-cell office:value-type="float" office:value="1495.33333333333" calcext:value-type="float">
            <text:p>1495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5.65076370499" calcext:value-type="float">
            <text:p>6965.65076370499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/>
          <table:table-cell office:value-type="float" office:value="11936.3333333333" calcext:value-type="float">
            <text:p>11936.3333333333</text:p>
          </table:table-cell>
          <table:table-cell office:value-type="float" office:value="1695" calcext:value-type="float">
            <text:p>1695</text:p>
          </table:table-cell>
          <table:table-cell office:value-type="float" office:value="2053.33333333333" calcext:value-type="float">
            <text:p>2053.33333333333</text:p>
          </table:table-cell>
          <table:table-cell table:style-name="Default" office:value-type="float" office:value="9090.80527870802" calcext:value-type="float">
            <text:p>9090.80527870802</text:p>
          </table:table-cell>
          <table:table-cell office:value-type="float" office:value="30368" calcext:value-type="float">
            <text:p>30368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9.333333333333" calcext:value-type="float">
            <text:p>779.333333333333</text:p>
          </table:table-cell>
          <table:table-cell office:value-type="float" office:value="480.330212141188" calcext:value-type="float">
            <text:p>480.330212141188</text:p>
          </table:table-cell>
          <table:table-cell office:value-type="float" office:value="815.462059339104" calcext:value-type="float">
            <text:p>815.462059339104</text:p>
          </table:table-cell>
          <table:table-cell table:style-name="Default" office:value-type="float" office:value="962" calcext:value-type="float">
            <text:p>962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804" calcext:value-type="float">
            <text:p>2804</text:p>
          </table:table-cell>
          <table:table-cell table:style-name="Default" office:value-type="float" office:value="1314.33333333333" calcext:value-type="float">
            <text:p>1314.33333333333</text:p>
          </table:table-cell>
          <table:table-cell office:value-type="float" office:value="5612" calcext:value-type="float">
            <text:p>5612</text:p>
          </table:table-cell>
          <table:table-cell office:value-type="float" office:value="107486.891205047" calcext:value-type="float">
            <text:p>107486.891205047</text:p>
          </table:table-cell>
          <table:table-cell office:value-type="float" office:value="13420.6666666667" calcext:value-type="float">
            <text:p>13420.6666666667</text:p>
          </table:table-cell>
          <table:table-cell office:value-type="float" office:value="171903.976790835" calcext:value-type="float">
            <text:p>171903.976790835</text:p>
          </table:table-cell>
          <table:table-cell office:value-type="float" office:value="2411.71053388834" calcext:value-type="float">
            <text:p>2411.71053388834</text:p>
          </table:table-cell>
          <table:table-cell office:value-type="float" office:value="1050.98747173284" calcext:value-type="float">
            <text:p>1050.98747173284</text:p>
          </table:table-cell>
          <table:table-cell office:value-type="float" office:value="1435.33333333333" calcext:value-type="float">
            <text:p>1435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9"/>
        </table:table-row>
        <table:table-row table:style-name="ro4">
          <table:table-cell table:style-name="ce7" office:value-type="string" calcext:value-type="string" table:number-columns-spanned="3" table:number-rows-spanned="1">
            <text:p>FIXED(6) SELECTION</text:p>
          </table:table-cell>
          <table:covered-table-cell table:style-name="ce7"/>
          <table:covered-table-cell table:style-name="ce82" table:formula="of:=SUM([.D41:.Y41])/8" office:value-type="float" office:value="0" calcext:value-type="float">
            <text:p>0</text:p>
          </table:covered-table-cell>
          <table:table-cell table:style-name="ce88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1" table:style-name="ce7"/>
          <table:table-cell table:style-name="ce105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 table:formula="of:=ROUND(SUM([.D42:.Y42])/14; 10)" office:value-type="float" office:value="-0.2568955841" calcext:value-type="float">
            <text:p>-0.2568955841</text:p>
          </table:table-cell>
          <table:table-cell table:formula="of:=([.D3]-[.D35])/[.D3]" office:value-type="float" office:value="-0.160331200602183" calcext:value-type="float">
            <text:p>-0.160331200602183</text:p>
          </table:table-cell>
          <table:table-cell table:formula="of:=([.E3]-[.E35])/[.E3]" office:value-type="float" office:value="-0.0233954451345776" calcext:value-type="float">
            <text:p>-0.023395445134578</text:p>
          </table:table-cell>
          <table:table-cell table:formula="of:=([.F3]-[.F35])/[.F3]" office:value-type="float" office:value="-0.0252475247524752" calcext:value-type="float">
            <text:p>-0.025247524752475</text:p>
          </table:table-cell>
          <table:table-cell table:style-name="Default" table:formula="of:=([.G3]-[.G35])/[.G3]" office:value-type="float" office:value="-0.168886256087824" calcext:value-type="float">
            <text:p>-0.168886256087824</text:p>
          </table:table-cell>
          <table:table-cell table:number-columns-repeated="3"/>
          <table:table-cell table:formula="of:=([.K3]-[.K35])/[.K3]" office:value-type="float" office:value="-0.109538207665401" calcext:value-type="float">
            <text:p>-0.109538207665401</text:p>
          </table:table-cell>
          <table:table-cell table:formula="of:=([.L3]-[.L35])/[.L3]" office:value-type="float" office:value="-0.539701743628593" calcext:value-type="float">
            <text:p>-0.539701743628593</text:p>
          </table:table-cell>
          <table:table-cell table:style-name="Default" table:formula="of:=([.M3]-[.M35])/[.M3]" office:value-type="float" office:value="-0.0579864816791178" calcext:value-type="float">
            <text:p>-0.057986481679118</text:p>
          </table:table-cell>
          <table:table-cell table:number-columns-repeated="2"/>
          <table:table-cell table:style-name="Default" table:formula="of:=([.P3]-[.P35])/[.P3]" office:value-type="float" office:value="-0.0191299790356394" calcext:value-type="float">
            <text:p>-0.019129979035639</text:p>
          </table:table-cell>
          <table:table-cell table:formula="of:=([.Q3]-[.Q35])/[.Q3]" office:value-type="float" office:value="-0.144272691240587" calcext:value-type="float">
            <text:p>-0.144272691240587</text:p>
          </table:table-cell>
          <table:table-cell table:formula="of:=([.R3]-[.R35])/[.R3]" office:value-type="float" office:value="-1.12157585414996" calcext:value-type="float">
            <text:p>-1.12157585414996</text:p>
          </table:table-cell>
          <table:table-cell/>
          <table:table-cell table:formula="of:=([.T3]-[.T35])/[.T3]" office:value-type="float" office:value="-0.648744941409065" calcext:value-type="float">
            <text:p>-0.648744941409065</text:p>
          </table:table-cell>
          <table:table-cell/>
          <table:table-cell table:formula="of:=([.V3]-[.V35])/[.V3]" office:value-type="float" office:value="-0.566193900663315" calcext:value-type="float">
            <text:p>-0.566193900663315</text:p>
          </table:table-cell>
          <table:table-cell/>
          <table:table-cell table:style-name="Default" table:formula="of:=([.X3]-[.X35])/[.X3]" office:value-type="float" office:value="-0.000571937232979148" calcext:value-type="float">
            <text:p>-0.000571937232979</text:p>
          </table:table-cell>
          <table:table-cell table:style-name="Default" table:formula="of:=([.Y3]-[.Y35])/[.Y3]" office:value-type="float" office:value="-0.0109620139499301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 table:formula="of:=ROUND(SUM([.D43:.Y43])/14; 10)" office:value-type="float" office:value="-0.2814772287" calcext:value-type="float">
            <text:p>-0.2814772287</text:p>
          </table:table-cell>
          <table:table-cell table:formula="of:=([.D3]-[.D36])/[.D3]" office:value-type="float" office:value="-0.209101743821349" calcext:value-type="float">
            <text:p>-0.209101743821349</text:p>
          </table:table-cell>
          <table:table-cell table:formula="of:=([.E3]-[.E36])/[.E3]" office:value-type="float" office:value="-0.0306418219461677" calcext:value-type="float">
            <text:p>-0.030641821946168</text:p>
          </table:table-cell>
          <table:table-cell table:formula="of:=([.F3]-[.F36])/[.F3]" office:value-type="float" office:value="-0.0117161716171633" calcext:value-type="float">
            <text:p>-0.011716171617163</text:p>
          </table:table-cell>
          <table:table-cell table:style-name="Default" table:formula="of:=([.G3]-[.G36])/[.G3]" office:value-type="float" office:value="-0.199636818951717" calcext:value-type="float">
            <text:p>-0.199636818951717</text:p>
          </table:table-cell>
          <table:table-cell table:number-columns-repeated="3"/>
          <table:table-cell table:formula="of:=([.K3]-[.K36])/[.K3]" office:value-type="float" office:value="-0.147702249816614" calcext:value-type="float">
            <text:p>-0.147702249816614</text:p>
          </table:table-cell>
          <table:table-cell table:formula="of:=([.L3]-[.L36])/[.L3]" office:value-type="float" office:value="-0.570637052046971" calcext:value-type="float">
            <text:p>-0.570637052046971</text:p>
          </table:table-cell>
          <table:table-cell table:style-name="Default" table:formula="of:=([.M3]-[.M36])/[.M3]" office:value-type="float" office:value="-0.0434009249377445" calcext:value-type="float">
            <text:p>-0.043400924937745</text:p>
          </table:table-cell>
          <table:table-cell table:number-columns-repeated="2"/>
          <table:table-cell table:style-name="Default" table:formula="of:=([.P3]-[.P36])/[.P3]" office:value-type="float" office:value="-0.00445492662473801" calcext:value-type="float">
            <text:p>-0.004454926624738</text:p>
          </table:table-cell>
          <table:table-cell table:formula="of:=([.Q3]-[.Q36])/[.Q3]" office:value-type="float" office:value="-0.203923900118906" calcext:value-type="float">
            <text:p>-0.203923900118906</text:p>
          </table:table-cell>
          <table:table-cell table:formula="of:=([.R3]-[.R36])/[.R3]" office:value-type="float" office:value="-1.22950042123993" calcext:value-type="float">
            <text:p>-1.22950042123993</text:p>
          </table:table-cell>
          <table:table-cell/>
          <table:table-cell table:formula="of:=([.T3]-[.T36])/[.T3]" office:value-type="float" office:value="-0.669082207685206" calcext:value-type="float">
            <text:p>-0.669082207685206</text:p>
          </table:table-cell>
          <table:table-cell/>
          <table:table-cell table:formula="of:=([.V3]-[.V36])/[.V3]" office:value-type="float" office:value="-0.609349012138358" calcext:value-type="float">
            <text:p>-0.609349012138358</text:p>
          </table:table-cell>
          <table:table-cell/>
          <table:table-cell table:style-name="Default" table:formula="of:=([.X3]-[.X36])/[.X3]" office:value-type="float" office:value="-0.000571937232979148" calcext:value-type="float">
            <text:p>-0.000571937232979</text:p>
          </table:table-cell>
          <table:table-cell table:style-name="Default" table:formula="of:=([.Y3]-[.Y36])/[.Y3]" office:value-type="float" office:value="-0.0109620139499299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ROUND(SUM([.D44:.Y44])/14; 10)" office:value-type="float" office:value="-0.2918489806" calcext:value-type="float">
            <text:p>-0.2918489806</text:p>
          </table:table-cell>
          <table:table-cell table:formula="of:=([.D3]-[.D37])/[.D3]" office:value-type="float" office:value="-0.206028101869279" calcext:value-type="float">
            <text:p>-0.206028101869279</text:p>
          </table:table-cell>
          <table:table-cell table:formula="of:=([.E3]-[.E37])/[.E3]" office:value-type="float" office:value="-0.0231884057970994" calcext:value-type="float">
            <text:p>-0.0231884057971</text:p>
          </table:table-cell>
          <table:table-cell table:formula="of:=([.F3]-[.F37])/[.F3]" office:value-type="float" office:value="-0.00693069306930693" calcext:value-type="float">
            <text:p>-0.006930693069307</text:p>
          </table:table-cell>
          <table:table-cell table:style-name="Default" table:formula="of:=([.G3]-[.G37])/[.G3]" office:value-type="float" office:value="-0.2016644451491" calcext:value-type="float">
            <text:p>-0.2016644451491</text:p>
          </table:table-cell>
          <table:table-cell table:number-columns-repeated="3"/>
          <table:table-cell table:formula="of:=([.K3]-[.K37])/[.K3]" office:value-type="float" office:value="-0.132958598186199" calcext:value-type="float">
            <text:p>-0.132958598186199</text:p>
          </table:table-cell>
          <table:table-cell table:formula="of:=([.L3]-[.L37])/[.L3]" office:value-type="float" office:value="-0.63671096795506" calcext:value-type="float">
            <text:p>-0.63671096795506</text:p>
          </table:table-cell>
          <table:table-cell table:style-name="Default" table:formula="of:=([.M3]-[.M37])/[.M3]" office:value-type="float" office:value="-0.0377090003557453" calcext:value-type="float">
            <text:p>-0.037709000355745</text:p>
          </table:table-cell>
          <table:table-cell table:number-columns-repeated="2"/>
          <table:table-cell table:style-name="Default" table:formula="of:=([.P3]-[.P37])/[.P3]" office:value-type="float" office:value="-0.0222746331236897" calcext:value-type="float">
            <text:p>-0.02227463312369</text:p>
          </table:table-cell>
          <table:table-cell table:formula="of:=([.Q3]-[.Q37])/[.Q3]" office:value-type="float" office:value="-0.26397146254459" calcext:value-type="float">
            <text:p>-0.26397146254459</text:p>
          </table:table-cell>
          <table:table-cell table:formula="of:=([.R3]-[.R37])/[.R3]" office:value-type="float" office:value="-1.20729997864762" calcext:value-type="float">
            <text:p>-1.20729997864762</text:p>
          </table:table-cell>
          <table:table-cell/>
          <table:table-cell table:formula="of:=([.T3]-[.T37])/[.T3]" office:value-type="float" office:value="-0.698786219102564" calcext:value-type="float">
            <text:p>-0.698786219102564</text:p>
          </table:table-cell>
          <table:table-cell/>
          <table:table-cell table:formula="of:=([.V3]-[.V37])/[.V3]" office:value-type="float" office:value="-0.636494220082783" calcext:value-type="float">
            <text:p>-0.636494220082783</text:p>
          </table:table-cell>
          <table:table-cell/>
          <table:table-cell table:style-name="Default" table:formula="of:=([.X3]-[.X37])/[.X3]" office:value-type="float" office:value="-0.000571937232979148" calcext:value-type="float">
            <text:p>-0.000571937232979</text:p>
          </table:table-cell>
          <table:table-cell table:style-name="Default" table:formula="of:=([.Y3]-[.Y37])/[.Y3]" office:value-type="float" office:value="-0.0112970649768675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ROUND(SUM([.D45:.Y45])/14; 10)" office:value-type="float" office:value="-0.3040481333" calcext:value-type="float">
            <text:p>-0.3040481333</text:p>
          </table:table-cell>
          <table:table-cell table:formula="of:=([.D3]-[.D38])/[.D3]" office:value-type="float" office:value="-0.190032618241127" calcext:value-type="float">
            <text:p>-0.190032618241127</text:p>
          </table:table-cell>
          <table:table-cell table:formula="of:=([.E3]-[.E38])/[.E3]" office:value-type="float" office:value="-0.024016563147" calcext:value-type="float">
            <text:p>-0.024016563147</text:p>
          </table:table-cell>
          <table:table-cell table:formula="of:=([.F3]-[.F38])/[.F3]" office:value-type="float" office:value="-0.0099009900990099" calcext:value-type="float">
            <text:p>-0.00990099009901</text:p>
          </table:table-cell>
          <table:table-cell table:style-name="Default" table:formula="of:=([.G3]-[.G38])/[.G3]" office:value-type="float" office:value="-0.248373984455805" calcext:value-type="float">
            <text:p>-0.248373984455805</text:p>
          </table:table-cell>
          <table:table-cell table:number-columns-repeated="3"/>
          <table:table-cell table:formula="of:=([.K3]-[.K38])/[.K3]" office:value-type="float" office:value="-0.15772888623821" calcext:value-type="float">
            <text:p>-0.15772888623821</text:p>
          </table:table-cell>
          <table:table-cell table:formula="of:=([.L3]-[.L38])/[.L3]" office:value-type="float" office:value="-0.683000782272663" calcext:value-type="float">
            <text:p>-0.683000782272663</text:p>
          </table:table-cell>
          <table:table-cell table:style-name="Default" table:formula="of:=([.M3]-[.M38])/[.M3]" office:value-type="float" office:value="-0.0145855567413731" calcext:value-type="float">
            <text:p>-0.014585556741373</text:p>
          </table:table-cell>
          <table:table-cell table:number-columns-repeated="2"/>
          <table:table-cell table:style-name="Default" table:formula="of:=([.P3]-[.P38])/[.P3]" office:value-type="float" office:value="-0.0222746331236897" calcext:value-type="float">
            <text:p>-0.02227463312369</text:p>
          </table:table-cell>
          <table:table-cell table:formula="of:=([.Q3]-[.Q38])/[.Q3]" office:value-type="float" office:value="-0.296868806975822" calcext:value-type="float">
            <text:p>-0.296868806975822</text:p>
          </table:table-cell>
          <table:table-cell table:formula="of:=([.R3]-[.R38])/[.R3]" office:value-type="float" office:value="-1.22137416156049" calcext:value-type="float">
            <text:p>-1.22137416156049</text:p>
          </table:table-cell>
          <table:table-cell/>
          <table:table-cell table:formula="of:=([.T3]-[.T38])/[.T3]" office:value-type="float" office:value="-0.730779999051257" calcext:value-type="float">
            <text:p>-0.730779999051257</text:p>
          </table:table-cell>
          <table:table-cell/>
          <table:table-cell table:formula="of:=([.V3]-[.V38])/[.V3]" office:value-type="float" office:value="-0.646439819876619" calcext:value-type="float">
            <text:p>-0.646439819876619</text:p>
          </table:table-cell>
          <table:table-cell/>
          <table:table-cell table:style-name="Default" table:formula="of:=([.X3]-[.X38])/[.X3]" office:value-type="float" office:value="0" calcext:value-type="float">
            <text:p>0</text:p>
          </table:table-cell>
          <table:table-cell table:style-name="Default" table:formula="of:=([.Y3]-[.Y38])/[.Y3]" office:value-type="float" office:value="-0.0112970649768678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table:formula="of:=ROUND(SUM([.D46:.Y46])/14; 10)" office:value-type="float" office:value="-0.2609196952" calcext:value-type="float">
            <text:p>-0.2609196952</text:p>
          </table:table-cell>
          <table:table-cell table:formula="of:=([.D3]-[.D39])/[.D3]" office:value-type="float" office:value="-0.115042027349144" calcext:value-type="float">
            <text:p>-0.115042027349144</text:p>
          </table:table-cell>
          <table:table-cell table:formula="of:=([.E3]-[.E39])/[.E3]" office:value-type="float" office:value="-0.0397515527950311" calcext:value-type="float">
            <text:p>-0.039751552795031</text:p>
          </table:table-cell>
          <table:table-cell table:formula="of:=([.F3]-[.F39])/[.F3]" office:value-type="float" office:value="-0.0099009900990099" calcext:value-type="float">
            <text:p>-0.00990099009901</text:p>
          </table:table-cell>
          <table:table-cell table:style-name="Default" table:formula="of:=([.G3]-[.G39])/[.G3]" office:value-type="float" office:value="-0.223320002414798" calcext:value-type="float">
            <text:p>-0.223320002414798</text:p>
          </table:table-cell>
          <table:table-cell table:number-columns-repeated="3"/>
          <table:table-cell table:formula="of:=([.K3]-[.K39])/[.K3]" office:value-type="float" office:value="-0.127637403204429" calcext:value-type="float">
            <text:p>-0.127637403204429</text:p>
          </table:table-cell>
          <table:table-cell table:formula="of:=([.L3]-[.L39])/[.L3]" office:value-type="float" office:value="-0.623588951799918" calcext:value-type="float">
            <text:p>-0.623588951799918</text:p>
          </table:table-cell>
          <table:table-cell table:style-name="Default" table:formula="of:=([.M3]-[.M39])/[.M3]" office:value-type="float" office:value="-0.0202774813233725" calcext:value-type="float">
            <text:p>-0.020277481323373</text:p>
          </table:table-cell>
          <table:table-cell table:number-columns-repeated="2"/>
          <table:table-cell table:style-name="Default" table:formula="of:=([.P3]-[.P39])/[.P3]" office:value-type="float" office:value="-0.0267295597484277" calcext:value-type="float">
            <text:p>-0.026729559748428</text:p>
          </table:table-cell>
          <table:table-cell table:formula="of:=([.Q3]-[.Q39])/[.Q3]" office:value-type="float" office:value="-0.182917162108601" calcext:value-type="float">
            <text:p>-0.182917162108601</text:p>
          </table:table-cell>
          <table:table-cell table:formula="of:=([.R3]-[.R39])/[.R3]" office:value-type="float" office:value="-1.02979427543326" calcext:value-type="float">
            <text:p>-1.02979427543326</text:p>
          </table:table-cell>
          <table:table-cell/>
          <table:table-cell table:formula="of:=([.T3]-[.T39])/[.T3]" office:value-type="float" office:value="-0.687806010263915" calcext:value-type="float">
            <text:p>-0.687806010263915</text:p>
          </table:table-cell>
          <table:table-cell/>
          <table:table-cell table:formula="of:=([.V3]-[.V39])/[.V3]" office:value-type="float" office:value="-0.556579313460015" calcext:value-type="float">
            <text:p>-0.556579313460015</text:p>
          </table:table-cell>
          <table:table-cell/>
          <table:table-cell table:style-name="Default" table:formula="of:=([.X3]-[.X39])/[.X3]" office:value-type="float" office:value="-0.00180161214335228" calcext:value-type="float">
            <text:p>-0.001801612143352</text:p>
          </table:table-cell>
          <table:table-cell table:style-name="Default" table:formula="of:=([.Y3]-[.Y39])/[.Y3]" office:value-type="float" office:value="-0.00772939128966851" calcext:value-type="float">
            <text:p>-0.007729391289669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 table:formula="of:=ROUND(SUM([.D47:.Y47])/14; 10)" office:value-type="float" office:value="-0.2353185141" calcext:value-type="float">
            <text:p>-0.2353185141</text:p>
          </table:table-cell>
          <table:table-cell table:formula="of:=([.D3]-[.D40])/[.D3]" office:value-type="float" office:value="-0.123102496549991" calcext:value-type="float">
            <text:p>-0.123102496549991</text:p>
          </table:table-cell>
          <table:table-cell table:formula="of:=([.E3]-[.E40])/[.E3]" office:value-type="float" office:value="-0.0527950310559006" calcext:value-type="float">
            <text:p>-0.052795031055901</text:p>
          </table:table-cell>
          <table:table-cell table:formula="of:=([.F3]-[.F40])/[.F3]" office:value-type="float" office:value="-0.0165016501650148" calcext:value-type="float">
            <text:p>-0.016501650165015</text:p>
          </table:table-cell>
          <table:table-cell table:style-name="Default" table:formula="of:=([.G3]-[.G40])/[.G3]" office:value-type="float" office:value="-0.204979370951988" calcext:value-type="float">
            <text:p>-0.204979370951988</text:p>
          </table:table-cell>
          <table:table-cell table:number-columns-repeated="3"/>
          <table:table-cell table:formula="of:=([.K3]-[.K40])/[.K3]" office:value-type="float" office:value="-0.117090358520122" calcext:value-type="float">
            <text:p>-0.117090358520122</text:p>
          </table:table-cell>
          <table:table-cell table:formula="of:=([.L3]-[.L40])/[.L3]" office:value-type="float" office:value="-0.495197416310373" calcext:value-type="float">
            <text:p>-0.495197416310373</text:p>
          </table:table-cell>
          <table:table-cell table:style-name="Default" table:formula="of:=([.M3]-[.M40])/[.M3]" office:value-type="float" office:value="-0.0266808964781217" calcext:value-type="float">
            <text:p>-0.026680896478122</text:p>
          </table:table-cell>
          <table:table-cell table:number-columns-repeated="2"/>
          <table:table-cell table:style-name="Default" table:formula="of:=([.P3]-[.P40])/[.P3]" office:value-type="float" office:value="-0.0332809224318658" calcext:value-type="float">
            <text:p>-0.033280922431866</text:p>
          </table:table-cell>
          <table:table-cell table:formula="of:=([.Q3]-[.Q40])/[.Q3]" office:value-type="float" office:value="-0.112168053904082" calcext:value-type="float">
            <text:p>-0.112168053904082</text:p>
          </table:table-cell>
          <table:table-cell table:formula="of:=([.R3]-[.R40])/[.R3]" office:value-type="float" office:value="-0.965345649109106" calcext:value-type="float">
            <text:p>-0.965345649109106</text:p>
          </table:table-cell>
          <table:table-cell/>
          <table:table-cell table:formula="of:=([.T3]-[.T40])/[.T3]" office:value-type="float" office:value="-0.589357152125105" calcext:value-type="float">
            <text:p>-0.589357152125105</text:p>
          </table:table-cell>
          <table:table-cell/>
          <table:table-cell table:formula="of:=([.V3]-[.V40])/[.V3]" office:value-type="float" office:value="-0.548764246735177" calcext:value-type="float">
            <text:p>-0.548764246735177</text:p>
          </table:table-cell>
          <table:table-cell/>
          <table:table-cell table:style-name="Default" table:formula="of:=([.X3]-[.X40])/[.X3]" office:value-type="float" office:value="-0.00180161214335228" calcext:value-type="float">
            <text:p>-0.001801612143352</text:p>
          </table:table-cell>
          <table:table-cell table:style-name="Default" table:formula="of:=([.Y3]-[.Y40])/[.Y3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4">
          <table:table-cell table:style-name="ce7" office:value-type="string" calcext:value-type="string" table:number-columns-spanned="3" table:number-rows-spanned="1">
            <text:p>FIXED(6) SELECTION</text:p>
          </table:table-cell>
          <table:covered-table-cell table:style-name="ce1"/>
          <table:covered-table-cell table:style-name="ce82" table:formula="of:=ROUND(SUM([.D48:.Y48])/14; 10)" office:value-type="float" office:value="0" calcext:value-type="float">
            <text:p>0</text:p>
          </table:covered-table-cell>
          <table:table-cell table:style-name="ce88" office:value-type="string" calcext:value-type="string" table:number-columns-spanned="22" table:number-rows-spanned="1">
            <text:p>Relative difference of the fitness value in comparison with the best result of heuristics for all</text:p>
          </table:table-cell>
          <table:covered-table-cell table:number-columns-repeated="2" table:style-name="ce60"/>
          <table:covered-table-cell table:style-name="ce119"/>
          <table:covered-table-cell table:number-columns-repeated="5" table:style-name="ce60"/>
          <table:covered-table-cell table:style-name="ce119"/>
          <table:covered-table-cell table:number-columns-repeated="2" table:style-name="ce60"/>
          <table:covered-table-cell table:style-name="ce119"/>
          <table:covered-table-cell table:number-columns-repeated="7" table:style-name="ce60"/>
          <table:covered-table-cell table:number-columns-repeated="2" table:style-name="ce119"/>
          <table:table-cell table:style-name="ce131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 table:formula="of:=ROUND(SUM([.D49:.Y49])/14; 10)" office:value-type="float" office:value="-0.3614786401" calcext:value-type="float">
            <text:p>-0.3614786401</text:p>
          </table:table-cell>
          <table:table-cell table:formula="of:=([.D4]-[.D35])/[.D4]" office:value-type="float" office:value="-0.150265833411062" calcext:value-type="float">
            <text:p>-0.150265833411062</text:p>
          </table:table-cell>
          <table:table-cell table:formula="of:=([.E4]-[.E35])/[.E4]" office:value-type="float" office:value="-0.0120802620802641" calcext:value-type="float">
            <text:p>-0.012080262080264</text:p>
          </table:table-cell>
          <table:table-cell table:formula="of:=([.F4]-[.F35])/[.F4]" office:value-type="float" office:value="-0.0212031558185404" calcext:value-type="float">
            <text:p>-0.021203155818541</text:p>
          </table:table-cell>
          <table:table-cell table:style-name="Default" table:formula="of:=([.G4]-[.G35])/[.G4]" office:value-type="float" office:value="-0.168886256087824" calcext:value-type="float">
            <text:p>-0.168886256087824</text:p>
          </table:table-cell>
          <table:table-cell table:formula="of:=([.H4]-[.H35])/[.H4]" office:value-type="float" office:value="-0.214061201163759" calcext:value-type="float">
            <text:p>-0.214061201163759</text:p>
          </table:table-cell>
          <table:table-cell table:formula="of:=([.I4]-[.I35])/[.I4]" office:value-type="float" office:value="0" calcext:value-type="float">
            <text:p>0</text:p>
          </table:table-cell>
          <table:table-cell table:formula="of:=([.J4]-[.J35])/[.J4]" office:value-type="float" office:value="-0.166431593794076" calcext:value-type="float">
            <text:p>-0.166431593794076</text:p>
          </table:table-cell>
          <table:table-cell table:formula="of:=([.K4]-[.K35])/[.K4]" office:value-type="float" office:value="-0.106354311080795" calcext:value-type="float">
            <text:p>-0.106354311080795</text:p>
          </table:table-cell>
          <table:table-cell table:formula="of:=([.L4]-[.L35])/[.L4]" office:value-type="float" office:value="-0.482312450096879" calcext:value-type="float">
            <text:p>-0.482312450096879</text:p>
          </table:table-cell>
          <table:table-cell table:style-name="Default" table:formula="of:=([.M4]-[.M35])/[.M4]" office:value-type="float" office:value="-0.0579864816791178" calcext:value-type="float">
            <text:p>-0.057986481679118</text:p>
          </table:table-cell>
          <table:table-cell table:formula="of:=([.N4]-[.N35])/[.N4]" office:value-type="float" office:value="-0.0044764188649064" calcext:value-type="float">
            <text:p>-0.004476418864906</text:p>
          </table:table-cell>
          <table:table-cell table:formula="of:=([.O4]-[.O35])/[.O4]" office:value-type="float" office:value="0" calcext:value-type="float">
            <text:p>0</text:p>
          </table:table-cell>
          <table:table-cell table:style-name="Default" table:formula="of:=([.P4]-[.P35])/[.P4]" office:value-type="float" office:value="-0.0191299790356394" calcext:value-type="float">
            <text:p>-0.019129979035639</text:p>
          </table:table-cell>
          <table:table-cell table:formula="of:=([.Q4]-[.Q35])/[.Q4]" office:value-type="float" office:value="-0.134827044025157" calcext:value-type="float">
            <text:p>-0.134827044025157</text:p>
          </table:table-cell>
          <table:table-cell table:formula="of:=([.R4]-[.R35])/[.R4]" office:value-type="float" office:value="-1.07286136391735" calcext:value-type="float">
            <text:p>-1.07286136391735</text:p>
          </table:table-cell>
          <table:table-cell table:formula="of:=([.S4]-[.S35])/[.S4]" office:value-type="float" office:value="-0.163209575271632" calcext:value-type="float">
            <text:p>-0.163209575271632</text:p>
          </table:table-cell>
          <table:table-cell table:formula="of:=([.T4]-[.T35])/[.T4]" office:value-type="float" office:value="-0.632934659350829" calcext:value-type="float">
            <text:p>-0.632934659350829</text:p>
          </table:table-cell>
          <table:table-cell table:formula="of:=([.U4]-[.U35])/[.U4]" office:value-type="float" office:value="-0.97652280630824" calcext:value-type="float">
            <text:p>-0.97652280630824</text:p>
          </table:table-cell>
          <table:table-cell table:formula="of:=([.V4]-[.V35])/[.V4]" office:value-type="float" office:value="-0.542292903513209" calcext:value-type="float">
            <text:p>-0.542292903513209</text:p>
          </table:table-cell>
          <table:table-cell table:formula="of:=([.W4]-[.W35])/[.W4]" office:value-type="float" office:value="-0.123330714846819" calcext:value-type="float">
            <text:p>-0.123330714846819</text:p>
          </table:table-cell>
          <table:table-cell table:style-name="Default" table:formula="of:=([.X4]-[.X35])/[.X4]" office:value-type="float" office:value="-0.000571937232979148" calcext:value-type="float">
            <text:p>-0.000571937232979</text:p>
          </table:table-cell>
          <table:table-cell table:style-name="Default" table:formula="of:=([.Y4]-[.Y35])/[.Y4]" office:value-type="float" office:value="-0.0109620139499301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 table:formula="of:=ROUND(SUM([.D50:.Y50])/14; 10)" office:value-type="float" office:value="-0.3892475334" calcext:value-type="float">
            <text:p>-0.3892475334</text:p>
          </table:table-cell>
          <table:table-cell table:formula="of:=([.D4]-[.D36])/[.D4]" office:value-type="float" office:value="-0.198613313434689" calcext:value-type="float">
            <text:p>-0.198613313434689</text:p>
          </table:table-cell>
          <table:table-cell table:formula="of:=([.E4]-[.E36])/[.E4]" office:value-type="float" office:value="-0.0192465192465172" calcext:value-type="float">
            <text:p>-0.019246519246517</text:p>
          </table:table-cell>
          <table:table-cell table:formula="of:=([.F4]-[.F36])/[.F4]" office:value-type="float" office:value="-0.00772518080210549" calcext:value-type="float">
            <text:p>-0.007725180802105</text:p>
          </table:table-cell>
          <table:table-cell table:style-name="Default" table:formula="of:=([.G4]-[.G36])/[.G4]" office:value-type="float" office:value="-0.199636818951717" calcext:value-type="float">
            <text:p>-0.199636818951717</text:p>
          </table:table-cell>
          <table:table-cell table:formula="of:=([.H4]-[.H36])/[.H4]" office:value-type="float" office:value="-0.26224802576891" calcext:value-type="float">
            <text:p>-0.26224802576891</text:p>
          </table:table-cell>
          <table:table-cell table:formula="of:=([.I4]-[.I36])/[.I4]" office:value-type="float" office:value="0" calcext:value-type="float">
            <text:p>0</text:p>
          </table:table-cell>
          <table:table-cell table:formula="of:=([.J4]-[.J36])/[.J4]" office:value-type="float" office:value="-0.140103432063939" calcext:value-type="float">
            <text:p>-0.140103432063939</text:p>
          </table:table-cell>
          <table:table-cell table:formula="of:=([.K4]-[.K36])/[.K4]" office:value-type="float" office:value="-0.144408838874935" calcext:value-type="float">
            <text:p>-0.144408838874935</text:p>
          </table:table-cell>
          <table:table-cell table:formula="of:=([.L4]-[.L36])/[.L4]" office:value-type="float" office:value="-0.512094706956627" calcext:value-type="float">
            <text:p>-0.512094706956627</text:p>
          </table:table-cell>
          <table:table-cell table:style-name="Default" table:formula="of:=([.M4]-[.M36])/[.M4]" office:value-type="float" office:value="-0.0434009249377445" calcext:value-type="float">
            <text:p>-0.043400924937745</text:p>
          </table:table-cell>
          <table:table-cell table:formula="of:=([.N4]-[.N36])/[.N4]" office:value-type="float" office:value="-0.00159872102317978" calcext:value-type="float">
            <text:p>-0.00159872102318</text:p>
          </table:table-cell>
          <table:table-cell table:formula="of:=([.O4]-[.O36])/[.O4]" office:value-type="float" office:value="0" calcext:value-type="float">
            <text:p>0</text:p>
          </table:table-cell>
          <table:table-cell table:style-name="Default" table:formula="of:=([.P4]-[.P36])/[.P4]" office:value-type="float" office:value="-0.00445492662473801" calcext:value-type="float">
            <text:p>-0.004454926624738</text:p>
          </table:table-cell>
          <table:table-cell table:formula="of:=([.Q4]-[.Q36])/[.Q4]" office:value-type="float" office:value="-0.193985849056604" calcext:value-type="float">
            <text:p>-0.193985849056604</text:p>
          </table:table-cell>
          <table:table-cell table:formula="of:=([.R4]-[.R36])/[.R4]" office:value-type="float" office:value="-1.17830782481136" calcext:value-type="float">
            <text:p>-1.17830782481136</text:p>
          </table:table-cell>
          <table:table-cell table:formula="of:=([.S4]-[.S36])/[.S4]" office:value-type="float" office:value="-0.15312881296845" calcext:value-type="float">
            <text:p>-0.15312881296845</text:p>
          </table:table-cell>
          <table:table-cell table:formula="of:=([.T4]-[.T36])/[.T4]" office:value-type="float" office:value="-0.653076905822485" calcext:value-type="float">
            <text:p>-0.653076905822485</text:p>
          </table:table-cell>
          <table:table-cell table:formula="of:=([.U4]-[.U36])/[.U4]" office:value-type="float" office:value="-0.989239052885567" calcext:value-type="float">
            <text:p>-0.989239052885567</text:p>
          </table:table-cell>
          <table:table-cell table:formula="of:=([.V4]-[.V36])/[.V4]" office:value-type="float" office:value="-0.584789443788389" calcext:value-type="float">
            <text:p>-0.584789443788389</text:p>
          </table:table-cell>
          <table:table-cell table:formula="of:=([.W4]-[.W36])/[.W4]" office:value-type="float" office:value="-0.151872217858075" calcext:value-type="float">
            <text:p>-0.151872217858075</text:p>
          </table:table-cell>
          <table:table-cell table:style-name="Default" table:formula="of:=([.X4]-[.X36])/[.X4]" office:value-type="float" office:value="-0.000571937232979148" calcext:value-type="float">
            <text:p>-0.000571937232979</text:p>
          </table:table-cell>
          <table:table-cell table:style-name="Default" table:formula="of:=([.Y4]-[.Y36])/[.Y4]" office:value-type="float" office:value="-0.0109620139499299" calcext:value-type="float">
            <text:p>-0.01096201394993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ROUND(SUM([.D51:.Y51])/14; 10)" office:value-type="float" office:value="-0.405586229" calcext:value-type="float">
            <text:p>-0.405586229</text:p>
          </table:table-cell>
          <table:table-cell table:formula="of:=([.D4]-[.D37])/[.D4]" office:value-type="float" office:value="-0.195566333986261" calcext:value-type="float">
            <text:p>-0.195566333986261</text:p>
          </table:table-cell>
          <table:table-cell table:formula="of:=([.E4]-[.E37])/[.E4]" office:value-type="float" office:value="-0.0118755118755099" calcext:value-type="float">
            <text:p>-0.01187551187551</text:p>
          </table:table-cell>
          <table:table-cell table:formula="of:=([.F4]-[.F37])/[.F4]" office:value-type="float" office:value="-0.0029585798816568" calcext:value-type="float">
            <text:p>-0.002958579881657</text:p>
          </table:table-cell>
          <table:table-cell table:style-name="Default" table:formula="of:=([.G4]-[.G37])/[.G4]" office:value-type="float" office:value="-0.2016644451491" calcext:value-type="float">
            <text:p>-0.2016644451491</text:p>
          </table:table-cell>
          <table:table-cell table:formula="of:=([.H4]-[.H37])/[.H4]" office:value-type="float" office:value="-0.227776911886951" calcext:value-type="float">
            <text:p>-0.227776911886951</text:p>
          </table:table-cell>
          <table:table-cell table:formula="of:=([.I4]-[.I37])/[.I4]" office:value-type="float" office:value="0" calcext:value-type="float">
            <text:p>0</text:p>
          </table:table-cell>
          <table:table-cell table:formula="of:=([.J4]-[.J37])/[.J4]" office:value-type="float" office:value="-0.136812411847673" calcext:value-type="float">
            <text:p>-0.136812411847673</text:p>
          </table:table-cell>
          <table:table-cell table:formula="of:=([.K4]-[.K37])/[.K4]" office:value-type="float" office:value="-0.129707495172041" calcext:value-type="float">
            <text:p>-0.129707495172041</text:p>
          </table:table-cell>
          <table:table-cell table:formula="of:=([.L4]-[.L37])/[.L4]" office:value-type="float" office:value="-0.575705850207264" calcext:value-type="float">
            <text:p>-0.575705850207264</text:p>
          </table:table-cell>
          <table:table-cell table:style-name="Default" table:formula="of:=([.M4]-[.M37])/[.M4]" office:value-type="float" office:value="-0.0377090003557453" calcext:value-type="float">
            <text:p>-0.037709000355745</text:p>
          </table:table-cell>
          <table:table-cell table:formula="of:=([.N4]-[.N37])/[.N4]" office:value-type="float" office:value="-0.0007993605115924" calcext:value-type="float">
            <text:p>-0.000799360511592</text:p>
          </table:table-cell>
          <table:table-cell table:formula="of:=([.O4]-[.O37])/[.O4]" office:value-type="float" office:value="0" calcext:value-type="float">
            <text:p>0</text:p>
          </table:table-cell>
          <table:table-cell table:style-name="Default" table:formula="of:=([.P4]-[.P37])/[.P4]" office:value-type="float" office:value="-0.0222746331236897" calcext:value-type="float">
            <text:p>-0.02227463312369</text:p>
          </table:table-cell>
          <table:table-cell table:formula="of:=([.Q4]-[.Q37])/[.Q4]" office:value-type="float" office:value="-0.253537735849057" calcext:value-type="float">
            <text:p>-0.253537735849057</text:p>
          </table:table-cell>
          <table:table-cell table:formula="of:=([.R4]-[.R37])/[.R4]" office:value-type="float" office:value="-1.15661713690998" calcext:value-type="float">
            <text:p>-1.15661713690998</text:p>
          </table:table-cell>
          <table:table-cell table:formula="of:=([.S4]-[.S37])/[.S4]" office:value-type="float" office:value="-0.209430015687642" calcext:value-type="float">
            <text:p>-0.209430015687642</text:p>
          </table:table-cell>
          <table:table-cell table:formula="of:=([.T4]-[.T37])/[.T4]" office:value-type="float" office:value="-0.682496077064159" calcext:value-type="float">
            <text:p>-0.682496077064159</text:p>
          </table:table-cell>
          <table:table-cell table:formula="of:=([.U4]-[.U37])/[.U4]" office:value-type="float" office:value="-1.02711594544273" calcext:value-type="float">
            <text:p>-1.02711594544273</text:p>
          </table:table-cell>
          <table:table-cell table:formula="of:=([.V4]-[.V37])/[.V4]" office:value-type="float" office:value="-0.611520400638206" calcext:value-type="float">
            <text:p>-0.611520400638206</text:p>
          </table:table-cell>
          <table:table-cell table:formula="of:=([.W4]-[.W37])/[.W4]" office:value-type="float" office:value="-0.182770358732655" calcext:value-type="float">
            <text:p>-0.182770358732655</text:p>
          </table:table-cell>
          <table:table-cell table:style-name="Default" table:formula="of:=([.X4]-[.X37])/[.X4]" office:value-type="float" office:value="-0.000571937232979148" calcext:value-type="float">
            <text:p>-0.000571937232979</text:p>
          </table:table-cell>
          <table:table-cell table:style-name="Default" table:formula="of:=([.Y4]-[.Y37])/[.Y4]" office:value-type="float" office:value="-0.0112970649768675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ROUND(SUM([.D52:.Y52])/14; 10)" office:value-type="float" office:value="-0.4248329565" calcext:value-type="float">
            <text:p>-0.4248329565</text:p>
          </table:table-cell>
          <table:table-cell table:formula="of:=([.D4]-[.D38])/[.D4]" office:value-type="float" office:value="-0.179709604203591" calcext:value-type="float">
            <text:p>-0.179709604203591</text:p>
          </table:table-cell>
          <table:table-cell table:formula="of:=([.E4]-[.E38])/[.E4]" office:value-type="float" office:value="-0.0126945126945147" calcext:value-type="float">
            <text:p>-0.012694512694515</text:p>
          </table:table-cell>
          <table:table-cell table:formula="of:=([.F4]-[.F38])/[.F4]" office:value-type="float" office:value="-0.00591715976331361" calcext:value-type="float">
            <text:p>-0.005917159763314</text:p>
          </table:table-cell>
          <table:table-cell table:style-name="Default" table:formula="of:=([.G4]-[.G38])/[.G4]" office:value-type="float" office:value="-0.248373984455805" calcext:value-type="float">
            <text:p>-0.248373984455805</text:p>
          </table:table-cell>
          <table:table-cell table:formula="of:=([.H4]-[.H38])/[.H4]" office:value-type="float" office:value="-0.26443007065669" calcext:value-type="float">
            <text:p>-0.26443007065669</text:p>
          </table:table-cell>
          <table:table-cell table:formula="of:=([.I4]-[.I38])/[.I4]" office:value-type="float" office:value="0" calcext:value-type="float">
            <text:p>0</text:p>
          </table:table-cell>
          <table:table-cell table:formula="of:=([.J4]-[.J38])/[.J4]" office:value-type="float" office:value="-0.111424541607898" calcext:value-type="float">
            <text:p>-0.111424541607898</text:p>
          </table:table-cell>
          <table:table-cell table:formula="of:=([.K4]-[.K38])/[.K4]" office:value-type="float" office:value="-0.15440670317022" calcext:value-type="float">
            <text:p>-0.15440670317022</text:p>
          </table:table-cell>
          <table:table-cell table:formula="of:=([.L4]-[.L38])/[.L4]" office:value-type="float" office:value="-0.620270304563176" calcext:value-type="float">
            <text:p>-0.620270304563176</text:p>
          </table:table-cell>
          <table:table-cell table:style-name="Default" table:formula="of:=([.M4]-[.M38])/[.M4]" office:value-type="float" office:value="-0.0145855567413731" calcext:value-type="float">
            <text:p>-0.014585556741373</text:p>
          </table:table-cell>
          <table:table-cell table:formula="of:=([.N4]-[.N38])/[.N4]" office:value-type="float" office:value="-0.00287769784172662" calcext:value-type="float">
            <text:p>-0.002877697841727</text:p>
          </table:table-cell>
          <table:table-cell table:formula="of:=([.O4]-[.O38])/[.O4]" office:value-type="float" office:value="0" calcext:value-type="float">
            <text:p>0</text:p>
          </table:table-cell>
          <table:table-cell table:style-name="Default" table:formula="of:=([.P4]-[.P38])/[.P4]" office:value-type="float" office:value="-0.0222746331236897" calcext:value-type="float">
            <text:p>-0.02227463312369</text:p>
          </table:table-cell>
          <table:table-cell table:formula="of:=([.Q4]-[.Q38])/[.Q4]" office:value-type="float" office:value="-0.286163522012579" calcext:value-type="float">
            <text:p>-0.286163522012579</text:p>
          </table:table-cell>
          <table:table-cell table:formula="of:=([.R4]-[.R38])/[.R4]" office:value-type="float" office:value="-1.17036815596109" calcext:value-type="float">
            <text:p>-1.17036815596109</text:p>
          </table:table-cell>
          <table:table-cell table:formula="of:=([.S4]-[.S38])/[.S4]" office:value-type="float" office:value="-0.220730927894954" calcext:value-type="float">
            <text:p>-0.220730927894954</text:p>
          </table:table-cell>
          <table:table-cell table:formula="of:=([.T4]-[.T38])/[.T4]" office:value-type="float" office:value="-0.71418305959841" calcext:value-type="float">
            <text:p>-0.71418305959841</text:p>
          </table:table-cell>
          <table:table-cell table:formula="of:=([.U4]-[.U38])/[.U4]" office:value-type="float" office:value="-1.09784678948965" calcext:value-type="float">
            <text:p>-1.09784678948965</text:p>
          </table:table-cell>
          <table:table-cell table:formula="of:=([.V4]-[.V38])/[.V4]" office:value-type="float" office:value="-0.621314225002303" calcext:value-type="float">
            <text:p>-0.621314225002303</text:p>
          </table:table-cell>
          <table:table-cell table:formula="of:=([.W4]-[.W38])/[.W4]" office:value-type="float" office:value="-0.188792877716677" calcext:value-type="float">
            <text:p>-0.188792877716677</text:p>
          </table:table-cell>
          <table:table-cell table:style-name="Default" table:formula="of:=([.X4]-[.X38])/[.X4]" office:value-type="float" office:value="0" calcext:value-type="float">
            <text:p>0</text:p>
          </table:table-cell>
          <table:table-cell table:style-name="Default" table:formula="of:=([.Y4]-[.Y38])/[.Y4]" office:value-type="float" office:value="-0.0112970649768678" calcext:value-type="float">
            <text:p>-0.011297064976868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table:formula="of:=ROUND(SUM([.D53:.Y53])/14; 10)" office:value-type="float" office:value="-0.3760812981" calcext:value-type="float">
            <text:p>-0.3760812981</text:p>
          </table:table-cell>
          <table:table-cell table:formula="of:=([.D4]-[.D39])/[.D4]" office:value-type="float" office:value="-0.105369523987193" calcext:value-type="float">
            <text:p>-0.105369523987193</text:p>
          </table:table-cell>
          <table:table-cell table:formula="of:=([.E4]-[.E39])/[.E4]" office:value-type="float" office:value="-0.0282555282555283" calcext:value-type="float">
            <text:p>-0.028255528255528</text:p>
          </table:table-cell>
          <table:table-cell table:formula="of:=([.F4]-[.F39])/[.F4]" office:value-type="float" office:value="-0.00591715976331361" calcext:value-type="float">
            <text:p>-0.005917159763314</text:p>
          </table:table-cell>
          <table:table-cell table:style-name="Default" table:formula="of:=([.G4]-[.G39])/[.G4]" office:value-type="float" office:value="-0.223320002414798" calcext:value-type="float">
            <text:p>-0.223320002414798</text:p>
          </table:table-cell>
          <table:table-cell table:formula="of:=([.H4]-[.H39])/[.H4]" office:value-type="float" office:value="-0.214918433083958" calcext:value-type="float">
            <text:p>-0.214918433083958</text:p>
          </table:table-cell>
          <table:table-cell table:formula="of:=([.I4]-[.I39])/[.I4]" office:value-type="float" office:value="0" calcext:value-type="float">
            <text:p>0</text:p>
          </table:table-cell>
          <table:table-cell table:formula="of:=([.J4]-[.J39])/[.J4]" office:value-type="float" office:value="-0.110014104372355" calcext:value-type="float">
            <text:p>-0.110014104372355</text:p>
          </table:table-cell>
          <table:table-cell table:formula="of:=([.K4]-[.K39])/[.K4]" office:value-type="float" office:value="-0.124401569727102" calcext:value-type="float">
            <text:p>-0.124401569727102</text:p>
          </table:table-cell>
          <table:table-cell table:formula="of:=([.L4]-[.L39])/[.L4]" office:value-type="float" office:value="-0.563072930878811" calcext:value-type="float">
            <text:p>-0.563072930878811</text:p>
          </table:table-cell>
          <table:table-cell table:style-name="Default" table:formula="of:=([.M4]-[.M39])/[.M4]" office:value-type="float" office:value="-0.0202774813233725" calcext:value-type="float">
            <text:p>-0.020277481323373</text:p>
          </table:table-cell>
          <table:table-cell table:formula="of:=([.N4]-[.N39])/[.N4]" office:value-type="float" office:value="-0.00367705835331902" calcext:value-type="float">
            <text:p>-0.003677058353319</text:p>
          </table:table-cell>
          <table:table-cell table:formula="of:=([.O4]-[.O39])/[.O4]" office:value-type="float" office:value="-0.0358330254894717" calcext:value-type="float">
            <text:p>-0.035833025489472</text:p>
          </table:table-cell>
          <table:table-cell table:style-name="Default" table:formula="of:=([.P4]-[.P39])/[.P4]" office:value-type="float" office:value="-0.0267295597484277" calcext:value-type="float">
            <text:p>-0.026729559748428</text:p>
          </table:table-cell>
          <table:table-cell table:formula="of:=([.Q4]-[.Q39])/[.Q4]" office:value-type="float" office:value="-0.17315251572327" calcext:value-type="float">
            <text:p>-0.17315251572327</text:p>
          </table:table-cell>
          <table:table-cell table:formula="of:=([.R4]-[.R39])/[.R4]" office:value-type="float" office:value="-0.983187224730171" calcext:value-type="float">
            <text:p>-0.983187224730171</text:p>
          </table:table-cell>
          <table:table-cell table:formula="of:=([.S4]-[.S39])/[.S4]" office:value-type="float" office:value="-0.236128057637554" calcext:value-type="float">
            <text:p>-0.236128057637554</text:p>
          </table:table-cell>
          <table:table-cell table:formula="of:=([.T4]-[.T39])/[.T4]" office:value-type="float" office:value="-0.671621160556929" calcext:value-type="float">
            <text:p>-0.671621160556929</text:p>
          </table:table-cell>
          <table:table-cell table:formula="of:=([.U4]-[.U39])/[.U4]" office:value-type="float" office:value="-1.02225374285535" calcext:value-type="float">
            <text:p>-1.02225374285535</text:p>
          </table:table-cell>
          <table:table-cell table:formula="of:=([.V4]-[.V39])/[.V4]" office:value-type="float" office:value="-0.532825040301906" calcext:value-type="float">
            <text:p>-0.532825040301906</text:p>
          </table:table-cell>
          <table:table-cell table:formula="of:=([.W4]-[.W39])/[.W4]" office:value-type="float" office:value="-0.174653050536787" calcext:value-type="float">
            <text:p>-0.174653050536787</text:p>
          </table:table-cell>
          <table:table-cell table:style-name="Default" table:formula="of:=([.X4]-[.X39])/[.X4]" office:value-type="float" office:value="-0.00180161214335228" calcext:value-type="float">
            <text:p>-0.001801612143352</text:p>
          </table:table-cell>
          <table:table-cell table:style-name="Default" table:formula="of:=([.Y4]-[.Y39])/[.Y4]" office:value-type="float" office:value="-0.00772939128966851" calcext:value-type="float">
            <text:p>-0.007729391289669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 table:formula="of:=ROUND(SUM([.D54:.Y54])/14; 10)" office:value-type="float" office:value="-0.3331588319" calcext:value-type="float">
            <text:p>-0.3331588319</text:p>
          </table:table-cell>
          <table:table-cell table:formula="of:=([.D4]-[.D40])/[.D4]" office:value-type="float" office:value="-0.113360072132572" calcext:value-type="float">
            <text:p>-0.113360072132572</text:p>
          </table:table-cell>
          <table:table-cell table:formula="of:=([.E4]-[.E40])/[.E4]" office:value-type="float" office:value="-0.0411547911547912" calcext:value-type="float">
            <text:p>-0.041154791154791</text:p>
          </table:table-cell>
          <table:table-cell table:formula="of:=([.F4]-[.F40])/[.F4]" office:value-type="float" office:value="-0.0124917817225492" calcext:value-type="float">
            <text:p>-0.012491781722549</text:p>
          </table:table-cell>
          <table:table-cell table:style-name="Default" table:formula="of:=([.G4]-[.G40])/[.G4]" office:value-type="float" office:value="-0.204979370951988" calcext:value-type="float">
            <text:p>-0.204979370951988</text:p>
          </table:table-cell>
          <table:table-cell table:formula="of:=([.H4]-[.H40])/[.H4]" office:value-type="float" office:value="-0.183291770573566" calcext:value-type="float">
            <text:p>-0.183291770573566</text:p>
          </table:table-cell>
          <table:table-cell table:formula="of:=([.I4]-[.I40])/[.I4]" office:value-type="float" office:value="0" calcext:value-type="float">
            <text:p>0</text:p>
          </table:table-cell>
          <table:table-cell table:formula="of:=([.J4]-[.J40])/[.J4]" office:value-type="float" office:value="-0.0992007522331919" calcext:value-type="float">
            <text:p>-0.099200752233192</text:p>
          </table:table-cell>
          <table:table-cell table:formula="of:=([.K4]-[.K40])/[.K4]" office:value-type="float" office:value="-0.11388479051659" calcext:value-type="float">
            <text:p>-0.11388479051659</text:p>
          </table:table-cell>
          <table:table-cell table:formula="of:=([.L4]-[.L40])/[.L4]" office:value-type="float" office:value="-0.439466932294505" calcext:value-type="float">
            <text:p>-0.439466932294505</text:p>
          </table:table-cell>
          <table:table-cell table:style-name="Default" table:formula="of:=([.M4]-[.M40])/[.M4]" office:value-type="float" office:value="-0.0266808964781217" calcext:value-type="float">
            <text:p>-0.026680896478122</text:p>
          </table:table-cell>
          <table:table-cell table:formula="of:=([.N4]-[.N40])/[.N4]" office:value-type="float" office:value="-0.00367705835331902" calcext:value-type="float">
            <text:p>-0.003677058353319</text:p>
          </table:table-cell>
          <table:table-cell table:formula="of:=([.O4]-[.O40])/[.O4]" office:value-type="float" office:value="-0.0358330254894717" calcext:value-type="float">
            <text:p>-0.035833025489472</text:p>
          </table:table-cell>
          <table:table-cell table:style-name="Default" table:formula="of:=([.P4]-[.P40])/[.P4]" office:value-type="float" office:value="-0.0332809224318658" calcext:value-type="float">
            <text:p>-0.033280922431866</text:p>
          </table:table-cell>
          <table:table-cell table:formula="of:=([.Q4]-[.Q40])/[.Q4]" office:value-type="float" office:value="-0.102987421383648" calcext:value-type="float">
            <text:p>-0.102987421383648</text:p>
          </table:table-cell>
          <table:table-cell table:formula="of:=([.R4]-[.R40])/[.R4]" office:value-type="float" office:value="-0.920218433299234" calcext:value-type="float">
            <text:p>-0.920218433299234</text:p>
          </table:table-cell>
          <table:table-cell table:formula="of:=([.S4]-[.S40])/[.S4]" office:value-type="float" office:value="-0.16965893905061" calcext:value-type="float">
            <text:p>-0.16965893905061</text:p>
          </table:table-cell>
          <table:table-cell table:formula="of:=([.T4]-[.T40])/[.T4]" office:value-type="float" office:value="-0.57411635639299" calcext:value-type="float">
            <text:p>-0.57411635639299</text:p>
          </table:table-cell>
          <table:table-cell table:formula="of:=([.U4]-[.U40])/[.U4]" office:value-type="float" office:value="-0.928094850658469" calcext:value-type="float">
            <text:p>-0.928094850658469</text:p>
          </table:table-cell>
          <table:table-cell table:formula="of:=([.V4]-[.V40])/[.V4]" office:value-type="float" office:value="-0.525129235877502" calcext:value-type="float">
            <text:p>-0.525129235877502</text:p>
          </table:table-cell>
          <table:table-cell table:formula="of:=([.W4]-[.W40])/[.W4]" office:value-type="float" office:value="-0.127520293270487" calcext:value-type="float">
            <text:p>-0.127520293270487</text:p>
          </table:table-cell>
          <table:table-cell table:style-name="Default" table:formula="of:=([.X4]-[.X40])/[.X4]" office:value-type="float" office:value="-0.00180161214335228" calcext:value-type="float">
            <text:p>-0.001801612143352</text:p>
          </table:table-cell>
          <table:table-cell table:style-name="Default" table:formula="of:=([.Y4]-[.Y40])/[.Y4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6">
          <table:table-cell table:style-name="ce7" office:value-type="string" calcext:value-type="string" table:number-columns-spanned="3" table:number-rows-spanned="1">
            <text:p>FIXED(6) SELECTION</text:p>
          </table:table-cell>
          <table:covered-table-cell table:style-name="ce83"/>
          <table:covered-table-cell table:style-name="ce82" table:formula="of:=SUM([.D55:.Y55])/8" office:value-type="float" office:value="0" calcext:value-type="float">
            <text:p>0</text:p>
          </table:covered-table-cell>
          <table:table-cell table:style-name="ce88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"/>
          <table:covered-table-cell table:style-name="Default"/>
          <table:covered-table-cell table:number-columns-repeated="5"/>
          <table:covered-table-cell table:style-name="Default"/>
          <table:covered-table-cell table:number-columns-repeated="2"/>
          <table:covered-table-cell table:style-name="Default"/>
          <table:covered-table-cell table:number-columns-repeated="7"/>
          <table:covered-table-cell table:number-columns-repeated="2" table:style-name="Default"/>
          <table:table-cell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 table:formula="of:=ROUND(SUM([.D56:.Y56])/8; 10)" office:value-type="float" office:value="-0.083938688" calcext:value-type="float">
            <text:p>-0.083938688</text:p>
          </table:table-cell>
          <table:table-cell table:number-columns-repeated="3"/>
          <table:table-cell table:style-name="Default"/>
          <table:table-cell table:style-name="ce112" table:formula="of:=([.H4]-[.H35])/[.H4]" office:value-type="float" office:value="-0.214061201163757" calcext:value-type="float">
            <text:p>-0.214061201163757</text:p>
          </table:table-cell>
          <table:table-cell table:formula="of:=([.I4]-[.I35])/[.I4]" office:value-type="float" office:value="0" calcext:value-type="float">
            <text:p>0</text:p>
          </table:table-cell>
          <table:table-cell table:formula="of:=([.J4]-[.J35])/[.J4]" office:value-type="float" office:value="-0.166431593794076" calcext:value-type="float">
            <text:p>-0.166431593794076</text:p>
          </table:table-cell>
          <table:table-cell table:number-columns-repeated="2"/>
          <table:table-cell table:style-name="Default"/>
          <table:table-cell table:formula="of:=([.N4]-[.N35])/[.N4]" office:value-type="float" office:value="-0.0044764188649064" calcext:value-type="float">
            <text:p>-0.004476418864906</text:p>
          </table:table-cell>
          <table:table-cell table:formula="of:=([.O4]-[.O35])/[.O4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S4]-[.S35])/[.S4]" office:value-type="float" office:value="-0.163209575271632" calcext:value-type="float">
            <text:p>-0.163209575271632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/>
          <table:table-cell table:formula="of:=([.W4]-[.W35])/[.W4]" office:value-type="float" office:value="-0.123330714846819" calcext:value-type="float">
            <text:p>-0.123330714846819</text:p>
          </table:table-cell>
          <table:table-cell table:style-name="Default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 table:formula="of:=ROUND(SUM([.D57:.Y57])/8; 10)" office:value-type="float" office:value="-0.0886189012" calcext:value-type="float">
            <text:p>-0.0886189012</text:p>
          </table:table-cell>
          <table:table-cell table:number-columns-repeated="3"/>
          <table:table-cell table:style-name="Default"/>
          <table:table-cell table:style-name="ce112" table:formula="of:=([.H4]-[.H36])/[.H4]" office:value-type="float" office:value="-0.262248025768911" calcext:value-type="float">
            <text:p>-0.262248025768911</text:p>
          </table:table-cell>
          <table:table-cell table:formula="of:=([.I4]-[.I36])/[.I4]" office:value-type="float" office:value="0" calcext:value-type="float">
            <text:p>0</text:p>
          </table:table-cell>
          <table:table-cell table:formula="of:=([.J4]-[.J36])/[.J4]" office:value-type="float" office:value="-0.140103432063939" calcext:value-type="float">
            <text:p>-0.140103432063939</text:p>
          </table:table-cell>
          <table:table-cell table:number-columns-repeated="2"/>
          <table:table-cell table:style-name="Default"/>
          <table:table-cell table:formula="of:=([.N4]-[.N36])/[.N4]" office:value-type="float" office:value="-0.00159872102317978" calcext:value-type="float">
            <text:p>-0.00159872102318</text:p>
          </table:table-cell>
          <table:table-cell table:formula="of:=([.O4]-[.O36])/[.O4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S4]-[.S36])/[.S4]" office:value-type="float" office:value="-0.15312881296845" calcext:value-type="float">
            <text:p>-0.153128812968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([.W4]-[.W36])/[.W4]" office:value-type="float" office:value="-0.151872217858075" calcext:value-type="float">
            <text:p>-0.151872217858075</text:p>
          </table:table-cell>
          <table:table-cell table:style-name="Default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ROUND(SUM([.D58:.Y58])/8; 10)" office:value-type="float" office:value="-0.0946986323" calcext:value-type="float">
            <text:p>-0.0946986323</text:p>
          </table:table-cell>
          <table:table-cell table:number-columns-repeated="3"/>
          <table:table-cell table:style-name="Default"/>
          <table:table-cell table:style-name="ce112" table:formula="of:=([.H4]-[.H37])/[.H4]" office:value-type="float" office:value="-0.227776911886949" calcext:value-type="float">
            <text:p>-0.227776911886949</text:p>
          </table:table-cell>
          <table:table-cell table:formula="of:=([.I4]-[.I37])/[.I4]" office:value-type="float" office:value="0" calcext:value-type="float">
            <text:p>0</text:p>
          </table:table-cell>
          <table:table-cell table:formula="of:=([.J4]-[.J37])/[.J4]" office:value-type="float" office:value="-0.136812411847673" calcext:value-type="float">
            <text:p>-0.136812411847673</text:p>
          </table:table-cell>
          <table:table-cell table:number-columns-repeated="2"/>
          <table:table-cell table:style-name="Default"/>
          <table:table-cell table:formula="of:=([.N4]-[.N37])/[.N4]" office:value-type="float" office:value="-0.0007993605115924" calcext:value-type="float">
            <text:p>-0.000799360511592</text:p>
          </table:table-cell>
          <table:table-cell table:formula="of:=([.O4]-[.O37])/[.O4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S4]-[.S37])/[.S4]" office:value-type="float" office:value="-0.209430015687642" calcext:value-type="float">
            <text:p>-0.20943001568764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([.W4]-[.W37])/[.W4]" office:value-type="float" office:value="-0.182770358732655" calcext:value-type="float">
            <text:p>-0.182770358732655</text:p>
          </table:table-cell>
          <table:table-cell table:style-name="Default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table:formula="of:=ROUND(SUM([.D59:.Y59])/8; 10)" office:value-type="float" office:value="-0.0985320145" calcext:value-type="float">
            <text:p>-0.0985320145</text:p>
          </table:table-cell>
          <table:table-cell table:number-columns-repeated="3"/>
          <table:table-cell table:style-name="Default"/>
          <table:table-cell table:style-name="ce112" table:formula="of:=([.H4]-[.H38])/[.H4]" office:value-type="float" office:value="-0.264430070656692" calcext:value-type="float">
            <text:p>-0.264430070656692</text:p>
          </table:table-cell>
          <table:table-cell table:formula="of:=([.I4]-[.I38])/[.I4]" office:value-type="float" office:value="0" calcext:value-type="float">
            <text:p>0</text:p>
          </table:table-cell>
          <table:table-cell table:formula="of:=([.J4]-[.J38])/[.J4]" office:value-type="float" office:value="-0.111424541607898" calcext:value-type="float">
            <text:p>-0.111424541607898</text:p>
          </table:table-cell>
          <table:table-cell table:number-columns-repeated="2"/>
          <table:table-cell table:style-name="Default"/>
          <table:table-cell table:formula="of:=([.N4]-[.N38])/[.N4]" office:value-type="float" office:value="-0.00287769784172662" calcext:value-type="float">
            <text:p>-0.002877697841727</text:p>
          </table:table-cell>
          <table:table-cell table:formula="of:=([.O4]-[.O38])/[.O4]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S4]-[.S38])/[.S4]" office:value-type="float" office:value="-0.220730927894954" calcext:value-type="float">
            <text:p>-0.2207309278949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([.W4]-[.W38])/[.W4]" office:value-type="float" office:value="-0.188792877716677" calcext:value-type="float">
            <text:p>-0.188792877716677</text:p>
          </table:table-cell>
          <table:table-cell table:style-name="Default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table:formula="of:=ROUND(SUM([.D60:.Y60])/8; 10)" office:value-type="float" office:value="-0.0969029662" calcext:value-type="float">
            <text:p>-0.0969029662</text:p>
          </table:table-cell>
          <table:table-cell table:number-columns-repeated="3"/>
          <table:table-cell table:style-name="Default"/>
          <table:table-cell table:style-name="ce112" table:formula="of:=([.H4]-[.H39])/[.H4]" office:value-type="float" office:value="-0.214918433083957" calcext:value-type="float">
            <text:p>-0.214918433083957</text:p>
          </table:table-cell>
          <table:table-cell table:formula="of:=([.I4]-[.I39])/[.I4]" office:value-type="float" office:value="0" calcext:value-type="float">
            <text:p>0</text:p>
          </table:table-cell>
          <table:table-cell table:formula="of:=([.J4]-[.J39])/[.J4]" office:value-type="float" office:value="-0.110014104372355" calcext:value-type="float">
            <text:p>-0.110014104372355</text:p>
          </table:table-cell>
          <table:table-cell table:number-columns-repeated="2"/>
          <table:table-cell table:style-name="Default"/>
          <table:table-cell table:formula="of:=([.N4]-[.N39])/[.N4]" office:value-type="float" office:value="-0.00367705835331902" calcext:value-type="float">
            <text:p>-0.003677058353319</text:p>
          </table:table-cell>
          <table:table-cell table:formula="of:=([.O4]-[.O39])/[.O4]" office:value-type="float" office:value="-0.0358330254894717" calcext:value-type="float">
            <text:p>-0.035833025489472</text:p>
          </table:table-cell>
          <table:table-cell table:style-name="Default"/>
          <table:table-cell table:number-columns-repeated="2"/>
          <table:table-cell table:formula="of:=([.S4]-[.S39])/[.S4]" office:value-type="float" office:value="-0.236128057637554" calcext:value-type="float">
            <text:p>-0.2361280576375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([.W4]-[.W39])/[.W4]" office:value-type="float" office:value="-0.174653050536787" calcext:value-type="float">
            <text:p>-0.174653050536787</text:p>
          </table:table-cell>
          <table:table-cell table:style-name="Default" table:number-columns-repeated="2"/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 table:formula="of:=ROUND(SUM([.D61:.Y61])/8; 10)" office:value-type="float" office:value="-0.0773977299" calcext:value-type="float">
            <text:p>-0.0773977299</text:p>
          </table:table-cell>
          <table:table-cell table:number-columns-repeated="3"/>
          <table:table-cell table:style-name="Default"/>
          <table:table-cell table:style-name="ce112" table:formula="of:=([.H4]-[.H40])/[.H4]" office:value-type="float" office:value="-0.183291770573566" calcext:value-type="float">
            <text:p>-0.183291770573566</text:p>
          </table:table-cell>
          <table:table-cell table:formula="of:=([.I4]-[.I40])/[.I4]" office:value-type="float" office:value="0" calcext:value-type="float">
            <text:p>0</text:p>
          </table:table-cell>
          <table:table-cell table:formula="of:=([.J4]-[.J40])/[.J4]" office:value-type="float" office:value="-0.0992007522331919" calcext:value-type="float">
            <text:p>-0.099200752233192</text:p>
          </table:table-cell>
          <table:table-cell table:number-columns-repeated="2"/>
          <table:table-cell table:style-name="Default"/>
          <table:table-cell table:formula="of:=([.N4]-[.N40])/[.N4]" office:value-type="float" office:value="-0.00367705835331902" calcext:value-type="float">
            <text:p>-0.003677058353319</text:p>
          </table:table-cell>
          <table:table-cell table:formula="of:=([.O4]-[.O40])/[.O4]" office:value-type="float" office:value="-0.0358330254894717" calcext:value-type="float">
            <text:p>-0.035833025489472</text:p>
          </table:table-cell>
          <table:table-cell table:style-name="Default"/>
          <table:table-cell table:number-columns-repeated="2"/>
          <table:table-cell table:formula="of:=([.S4]-[.S40])/[.S4]" office:value-type="float" office:value="-0.16965893905061" calcext:value-type="float">
            <text:p>-0.169658939050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([.W4]-[.W40])/[.W4]" office:value-type="float" office:value="-0.127520293270487" calcext:value-type="float">
            <text:p>-0.127520293270487</text:p>
          </table:table-cell>
          <table:table-cell table:style-name="Default" table:number-columns-repeated="2"/>
          <table:table-cell table:number-columns-repeated="39"/>
        </table:table-row>
        <table:table-row table:style-name="ro4">
          <table:table-cell table:style-name="ce8" office:value-type="string" calcext:value-type="string" table:number-columns-spanned="3" table:number-rows-spanned="1">
            <text:p>RANDOM SELECTION</text:p>
          </table:table-cell>
          <table:covered-table-cell table:style-name="ce8"/>
          <table:covered-table-cell table:style-name="ce82" table:formula="of:=SUM([.D62:.Y62])/22" office:value-type="float" office:value="0" calcext:value-type="float">
            <text:p>0</text:p>
          </table:covered-table-cell>
          <table:table-cell table:style-name="ce114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82"/>
          <table:table-cell office:value-type="float" office:value="10987" calcext:value-type="float">
            <text:p>10987</text:p>
          </table:table-cell>
          <table:table-cell office:value-type="float" office:value="1631" calcext:value-type="float">
            <text:p>1631</text:p>
          </table:table-cell>
          <table:table-cell office:value-type="float" office:value="2041.66666666667" calcext:value-type="float">
            <text:p>2041.66666666667</text:p>
          </table:table-cell>
          <table:table-cell table:style-name="Default" office:value-type="float" office:value="7928.79545019867" calcext:value-type="float">
            <text:p>7928.79545019867</text:p>
          </table:table-cell>
          <table:table-cell office:value-type="float" office:value="26057.6666666667" calcext:value-type="float">
            <text:p>2605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0" calcext:value-type="float">
            <text:p>720</text:p>
          </table:table-cell>
          <table:table-cell office:value-type="float" office:value="436.735982782393" calcext:value-type="float">
            <text:p>436.735982782393</text:p>
          </table:table-cell>
          <table:table-cell office:value-type="float" office:value="567.751331155028" calcext:value-type="float">
            <text:p>567.751331155028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50.66666666667" calcext:value-type="float">
            <text:p>5150.66666666667</text:p>
          </table:table-cell>
          <table:table-cell office:value-type="float" office:value="57226.1377875779" calcext:value-type="float">
            <text:p>57226.1377875779</text:p>
          </table:table-cell>
          <table:table-cell office:value-type="float" office:value="11753.3333333333" calcext:value-type="float">
            <text:p>11753.3333333333</text:p>
          </table:table-cell>
          <table:table-cell office:value-type="float" office:value="112870.516756898" calcext:value-type="float">
            <text:p>112870.516756898</text:p>
          </table:table-cell>
          <table:table-cell office:value-type="float" office:value="1275.19002387032" calcext:value-type="float">
            <text:p>1275.19002387032</text:p>
          </table:table-cell>
          <table:table-cell office:value-type="float" office:value="716.253143759472" calcext:value-type="float">
            <text:p>716.253143759472</text:p>
          </table:table-cell>
          <table:table-cell office:value-type="float" office:value="1299.33333333333" calcext:value-type="float">
            <text:p>1299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82"/>
          <table:table-cell office:value-type="float" office:value="11172.3333333333" calcext:value-type="float">
            <text:p>11172.3333333333</text:p>
          </table:table-cell>
          <table:table-cell office:value-type="float" office:value="1648.66666666667" calcext:value-type="float">
            <text:p>1648.66666666667</text:p>
          </table:table-cell>
          <table:table-cell office:value-type="float" office:value="2050" calcext:value-type="float">
            <text:p>2050</text:p>
          </table:table-cell>
          <table:table-cell table:style-name="Default" office:value-type="float" office:value="8128.53034492238" calcext:value-type="float">
            <text:p>8128.53034492238</text:p>
          </table:table-cell>
          <table:table-cell office:value-type="float" office:value="25633" calcext:value-type="float">
            <text:p>256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0" calcext:value-type="float">
            <text:p>710</text:p>
          </table:table-cell>
          <table:table-cell office:value-type="float" office:value="442.662267990095" calcext:value-type="float">
            <text:p>442.662267990095</text:p>
          </table:table-cell>
          <table:table-cell office:value-type="float" office:value="575.806803263071" calcext:value-type="float">
            <text:p>575.80680326307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31.33333333333" calcext:value-type="float">
            <text:p>5131.33333333333</text:p>
          </table:table-cell>
          <table:table-cell office:value-type="float" office:value="58330.2968559285" calcext:value-type="float">
            <text:p>58330.2968559285</text:p>
          </table:table-cell>
          <table:table-cell office:value-type="float" office:value="12156.6666666667" calcext:value-type="float">
            <text:p>12156.6666666667</text:p>
          </table:table-cell>
          <table:table-cell office:value-type="float" office:value="115351.736883137" calcext:value-type="float">
            <text:p>115351.736883137</text:p>
          </table:table-cell>
          <table:table-cell office:value-type="float" office:value="1306.96129206177" calcext:value-type="float">
            <text:p>1306.96129206177</text:p>
          </table:table-cell>
          <table:table-cell office:value-type="float" office:value="692.581245956406" calcext:value-type="float">
            <text:p>692.581245956406</text:p>
          </table:table-cell>
          <table:table-cell office:value-type="float" office:value="1326.66666666667" calcext:value-type="float">
            <text:p>1326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/>
          <table:table-cell office:value-type="float" office:value="11050.3333333333" calcext:value-type="float">
            <text:p>11050.3333333333</text:p>
          </table:table-cell>
          <table:table-cell office:value-type="float" office:value="1648.66666666667" calcext:value-type="float">
            <text:p>1648.66666666667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8115.98777749708" calcext:value-type="float">
            <text:p>8115.98777749708</text:p>
          </table:table-cell>
          <table:table-cell office:value-type="float" office:value="26142.3333333333" calcext:value-type="float">
            <text:p>2614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0.666666666667" calcext:value-type="float">
            <text:p>720.666666666667</text:p>
          </table:table-cell>
          <table:table-cell office:value-type="float" office:value="435.592861901568" calcext:value-type="float">
            <text:p>435.592861901568</text:p>
          </table:table-cell>
          <table:table-cell office:value-type="float" office:value="583.111064050205" calcext:value-type="float">
            <text:p>583.111064050205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27.66666666667" calcext:value-type="float">
            <text:p>5127.66666666667</text:p>
          </table:table-cell>
          <table:table-cell office:value-type="float" office:value="57851.1225844327" calcext:value-type="float">
            <text:p>57851.1225844327</text:p>
          </table:table-cell>
          <table:table-cell office:value-type="float" office:value="11792.6666666667" calcext:value-type="float">
            <text:p>11792.6666666667</text:p>
          </table:table-cell>
          <table:table-cell office:value-type="float" office:value="113396.65590592" calcext:value-type="float">
            <text:p>113396.65590592</text:p>
          </table:table-cell>
          <table:table-cell office:value-type="float" office:value="1307.04070273018" calcext:value-type="float">
            <text:p>1307.04070273018</text:p>
          </table:table-cell>
          <table:table-cell office:value-type="float" office:value="708.936807809612" calcext:value-type="float">
            <text:p>708.936807809612</text:p>
          </table:table-cell>
          <table:table-cell office:value-type="float" office:value="1304.66666666667" calcext:value-type="float">
            <text:p>1304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/>
          <table:table-cell office:value-type="float" office:value="11234" calcext:value-type="float">
            <text:p>11234</text:p>
          </table:table-cell>
          <table:table-cell office:value-type="float" office:value="1631" calcext:value-type="float">
            <text:p>1631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7873.84088585773" calcext:value-type="float">
            <text:p>7873.84088585773</text:p>
          </table:table-cell>
          <table:table-cell office:value-type="float" office:value="25819.3333333333" calcext:value-type="float">
            <text:p>2581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9.333333333333" calcext:value-type="float">
            <text:p>709.333333333333</text:p>
          </table:table-cell>
          <table:table-cell office:value-type="float" office:value="442.920474099848" calcext:value-type="float">
            <text:p>442.920474099848</text:p>
          </table:table-cell>
          <table:table-cell office:value-type="float" office:value="574.147950823888" calcext:value-type="float">
            <text:p>574.147950823888</text:p>
          </table:table-cell>
          <table:table-cell table:style-name="Default" office:value-type="float" office:value="949.666666666667" calcext:value-type="float">
            <text:p>949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44.33333333333" calcext:value-type="float">
            <text:p>5144.33333333333</text:p>
          </table:table-cell>
          <table:table-cell office:value-type="float" office:value="57864.4817341515" calcext:value-type="float">
            <text:p>57864.4817341515</text:p>
          </table:table-cell>
          <table:table-cell office:value-type="float" office:value="12111" calcext:value-type="float">
            <text:p>12111</text:p>
          </table:table-cell>
          <table:table-cell office:value-type="float" office:value="115378.067598929" calcext:value-type="float">
            <text:p>115378.067598929</text:p>
          </table:table-cell>
          <table:table-cell office:value-type="float" office:value="1284.14158177687" calcext:value-type="float">
            <text:p>1284.14158177687</text:p>
          </table:table-cell>
          <table:table-cell office:value-type="float" office:value="700.184124257232" calcext:value-type="float">
            <text:p>700.184124257232</text:p>
          </table:table-cell>
          <table:table-cell office:value-type="float" office:value="1307.33333333333" calcext:value-type="float">
            <text:p>1307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office:value-type="float" office:value="10984.3333333333" calcext:value-type="float">
            <text:p>10984.3333333333</text:p>
          </table:table-cell>
          <table:table-cell office:value-type="float" office:value="1627.66666666667" calcext:value-type="float">
            <text:p>1627.66666666667</text:p>
          </table:table-cell>
          <table:table-cell office:value-type="float" office:value="2040" calcext:value-type="float">
            <text:p>2040</text:p>
          </table:table-cell>
          <table:table-cell table:style-name="Default" office:value-type="float" office:value="8069.77111420487" calcext:value-type="float">
            <text:p>8069.77111420487</text:p>
          </table:table-cell>
          <table:table-cell office:value-type="float" office:value="25934.6666666667" calcext:value-type="float">
            <text:p>2593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2.666666666667" calcext:value-type="float">
            <text:p>712.666666666667</text:p>
          </table:table-cell>
          <table:table-cell office:value-type="float" office:value="439.044414359845" calcext:value-type="float">
            <text:p>439.044414359845</text:p>
          </table:table-cell>
          <table:table-cell office:value-type="float" office:value="576.919948936089" calcext:value-type="float">
            <text:p>576.919948936089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121.33333333333" calcext:value-type="float">
            <text:p>5121.33333333333</text:p>
          </table:table-cell>
          <table:table-cell office:value-type="float" office:value="57599.983014867" calcext:value-type="float">
            <text:p>57599.983014867</text:p>
          </table:table-cell>
          <table:table-cell office:value-type="float" office:value="11910.6666666667" calcext:value-type="float">
            <text:p>11910.6666666667</text:p>
          </table:table-cell>
          <table:table-cell office:value-type="float" office:value="114165.446648151" calcext:value-type="float">
            <text:p>114165.446648151</text:p>
          </table:table-cell>
          <table:table-cell office:value-type="float" office:value="1306.81634266859" calcext:value-type="float">
            <text:p>1306.81634266859</text:p>
          </table:table-cell>
          <table:table-cell office:value-type="float" office:value="700.726618838141" calcext:value-type="float">
            <text:p>700.726618838141</text:p>
          </table:table-cell>
          <table:table-cell office:value-type="float" office:value="1319.66666666667" calcext:value-type="float">
            <text:p>1319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82"/>
          <table:table-cell office:value-type="float" office:value="11229.6666666667" calcext:value-type="float">
            <text:p>11229.6666666667</text:p>
          </table:table-cell>
          <table:table-cell office:value-type="float" office:value="1650" calcext:value-type="float">
            <text:p>1650</text:p>
          </table:table-cell>
          <table:table-cell office:value-type="float" office:value="2030" calcext:value-type="float">
            <text:p>2030</text:p>
          </table:table-cell>
          <table:table-cell table:style-name="Default" office:value-type="float" office:value="7828.10643591474" calcext:value-type="float">
            <text:p>7828.10643591474</text:p>
          </table:table-cell>
          <table:table-cell office:value-type="float" office:value="25834" calcext:value-type="float">
            <text:p>25834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6.666666666667" calcext:value-type="float">
            <text:p>706.666666666667</text:p>
          </table:table-cell>
          <table:table-cell office:value-type="float" office:value="445.224159707468" calcext:value-type="float">
            <text:p>445.224159707468</text:p>
          </table:table-cell>
          <table:table-cell office:value-type="float" office:value="576.563328788615" calcext:value-type="float">
            <text:p>576.563328788615</text:p>
          </table:table-cell>
          <table:table-cell table:style-name="Default" office:value-type="float" office:value="949.666666666667" calcext:value-type="float">
            <text:p>949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51" calcext:value-type="float">
            <text:p>5151</text:p>
          </table:table-cell>
          <table:table-cell office:value-type="float" office:value="57352.3719160855" calcext:value-type="float">
            <text:p>57352.3719160855</text:p>
          </table:table-cell>
          <table:table-cell office:value-type="float" office:value="11905.3333333333" calcext:value-type="float">
            <text:p>11905.3333333333</text:p>
          </table:table-cell>
          <table:table-cell office:value-type="float" office:value="114190.088179943" calcext:value-type="float">
            <text:p>114190.088179943</text:p>
          </table:table-cell>
          <table:table-cell office:value-type="float" office:value="1296.32899759439" calcext:value-type="float">
            <text:p>1296.32899759439</text:p>
          </table:table-cell>
          <table:table-cell office:value-type="float" office:value="695.534724542037" calcext:value-type="float">
            <text:p>695.534724542037</text:p>
          </table:table-cell>
          <table:table-cell office:value-type="float" office:value="1312.66666666667" calcext:value-type="float">
            <text:p>1312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9"/>
        </table:table-row>
        <table:table-row table:style-name="ro4">
          <table:table-cell table:style-name="ce8" office:value-type="string" calcext:value-type="string" table:number-columns-spanned="3" table:number-rows-spanned="1">
            <text:p>RANDOM SELECTION</text:p>
          </table:table-cell>
          <table:covered-table-cell table:style-name="ce8"/>
          <table:covered-table-cell table:style-name="ce82" table:formula="of:=SUM([.D69:.Y69])/22" office:value-type="float" office:value="0" calcext:value-type="float">
            <text:p>0</text:p>
          </table:covered-table-cell>
          <table:table-cell table:style-name="ce114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41" table:formula="of:=SUM([.D70:.Y70])/14" office:value-type="float" office:value="-0.0260131499031556" calcext:value-type="float">
            <text:p>-0.026013149903156</text:p>
          </table:table-cell>
          <table:table-cell table:style-name="ce112" table:formula="of:=([.D3]-[.D63])/[.D3]" office:value-type="float" office:value="-0.0337786977794505" calcext:value-type="float">
            <text:p>-0.033778697779451</text:p>
          </table:table-cell>
          <table:table-cell table:style-name="ce112" table:formula="of:=([.E3]-[.E63])/[.E3]" office:value-type="float" office:value="-0.0130434782608696" calcext:value-type="float">
            <text:p>-0.01304347826087</text:p>
          </table:table-cell>
          <table:table-cell table:style-name="ce112" table:formula="of:=([.F3]-[.F63])/[.F3]" office:value-type="float" office:value="-0.0107260726072608" calcext:value-type="float">
            <text:p>-0.010726072607261</text:p>
          </table:table-cell>
          <table:table-cell table:style-name="ce126" table:formula="of:=([.G3]-[.G63])/[.G3]" office:value-type="float" office:value="-0.0509558461629702" calcext:value-type="float">
            <text:p>-0.05095584616297</text:p>
          </table:table-cell>
          <table:table-cell table:style-name="ce112" table:number-columns-repeated="3"/>
          <table:table-cell table:style-name="ce112" table:formula="of:=([.K3]-[.K63])/[.K3]" office:value-type="float" office:value="-0.0157044950601937" calcext:value-type="float">
            <text:p>-0.015704495060194</text:p>
          </table:table-cell>
          <table:table-cell table:style-name="ce112" table:formula="of:=([.L3]-[.L63])/[.L3]" office:value-type="float" office:value="-0.041005297214893" calcext:value-type="float">
            <text:p>-0.041005297214893</text:p>
          </table:table-cell>
          <table:table-cell table:style-name="ce126" table:formula="of:=([.M3]-[.M63])/[.M3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26" table:formula="of:=([.P3]-[.P63])/[.P3]" office:value-type="float" office:value="-0.0146750524109015" calcext:value-type="float">
            <text:p>-0.014675052410902</text:p>
          </table:table-cell>
          <table:table-cell table:style-name="ce112" table:formula="of:=([.Q3]-[.Q63])/[.Q3]" office:value-type="float" office:value="-0.0207425023120624" calcext:value-type="float">
            <text:p>-0.020742502312062</text:p>
          </table:table-cell>
          <table:table-cell table:style-name="ce112" table:formula="of:=([.R3]-[.R63])/[.R3]" office:value-type="float" office:value="-0.0463521612285077" calcext:value-type="float">
            <text:p>-0.046352161228508</text:p>
          </table:table-cell>
          <table:table-cell table:style-name="ce112"/>
          <table:table-cell table:style-name="ce112" table:formula="of:=([.T3]-[.T63])/[.T3]" office:value-type="float" office:value="-0.0435567950234682" calcext:value-type="float">
            <text:p>-0.043556795023468</text:p>
          </table:table-cell>
          <table:table-cell table:style-name="ce112"/>
          <table:table-cell table:style-name="ce112" table:formula="of:=([.V3]-[.V63])/[.V3]" office:value-type="float" office:value="-0.0554904701550297" calcext:value-type="float">
            <text:p>-0.05549047015503</text:p>
          </table:table-cell>
          <table:table-cell table:style-name="ce112"/>
          <table:table-cell table:style-name="ce126" table:formula="of:=([.X3]-[.X63])/[.X3]" office:value-type="float" office:value="0" calcext:value-type="float">
            <text:p>0</text:p>
          </table:table-cell>
          <table:table-cell table:style-name="ce126" table:formula="of:=([.Y3]-[.Y63])/[.Y3]" office:value-type="float" office:value="-0.00356767368719865" calcext:value-type="float">
            <text:p>-0.003567673687199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41" table:formula="of:=SUM([.D71:.Y71])/14" office:value-type="float" office:value="-0.0307478415395185" calcext:value-type="float">
            <text:p>-0.030747841539519</text:p>
          </table:table-cell>
          <table:table-cell table:style-name="ce112" table:formula="of:=([.D3]-[.D64])/[.D3]" office:value-type="float" office:value="-0.0512169113034752" calcext:value-type="float">
            <text:p>-0.051216911303475</text:p>
          </table:table-cell>
          <table:table-cell table:style-name="ce112" table:formula="of:=([.E3]-[.E64])/[.E3]" office:value-type="float" office:value="-0.024016563146998" calcext:value-type="float">
            <text:p>-0.024016563146998</text:p>
          </table:table-cell>
          <table:table-cell table:style-name="ce112" table:formula="of:=([.F3]-[.F64])/[.F3]" office:value-type="float" office:value="-0.0148514851485149" calcext:value-type="float">
            <text:p>-0.014851485148515</text:p>
          </table:table-cell>
          <table:table-cell table:style-name="ce126" table:formula="of:=([.G3]-[.G64])/[.G3]" office:value-type="float" office:value="-0.077430555544881" calcext:value-type="float">
            <text:p>-0.077430555544881</text:p>
          </table:table-cell>
          <table:table-cell table:style-name="ce112" table:number-columns-repeated="3"/>
          <table:table-cell table:style-name="ce112" table:formula="of:=([.K3]-[.K64])/[.K3]" office:value-type="float" office:value="-0.0294870885761281" calcext:value-type="float">
            <text:p>-0.029487088576128</text:p>
          </table:table-cell>
          <table:table-cell table:style-name="ce112" table:formula="of:=([.L3]-[.L64])/[.L3]" office:value-type="float" office:value="-0.0557754768267657" calcext:value-type="float">
            <text:p>-0.055775476826766</text:p>
          </table:table-cell>
          <table:table-cell table:style-name="ce126" table:formula="of:=([.M3]-[.M64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26" table:formula="of:=([.P3]-[.P64])/[.P3]" office:value-type="float" office:value="0" calcext:value-type="float">
            <text:p>0</text:p>
          </table:table-cell>
          <table:table-cell table:style-name="ce112" table:formula="of:=([.Q3]-[.Q64])/[.Q3]" office:value-type="float" office:value="-0.0169110846875412" calcext:value-type="float">
            <text:p>-0.016911084687541</text:p>
          </table:table-cell>
          <table:table-cell table:style-name="ce112" table:formula="of:=([.R3]-[.R64])/[.R3]" office:value-type="float" office:value="-0.0665411740148903" calcext:value-type="float">
            <text:p>-0.06654117401489</text:p>
          </table:table-cell>
          <table:table-cell table:style-name="ce112"/>
          <table:table-cell table:style-name="ce112" table:formula="of:=([.T3]-[.T64])/[.T3]" office:value-type="float" office:value="-0.0664971889995368" calcext:value-type="float">
            <text:p>-0.066497188999537</text:p>
          </table:table-cell>
          <table:table-cell table:style-name="ce112"/>
          <table:table-cell table:style-name="ce112" table:formula="of:=([.V3]-[.V64])/[.V3]" office:value-type="float" office:value="-0.0206069059301295" calcext:value-type="float">
            <text:p>-0.02060690593013</text:p>
          </table:table-cell>
          <table:table-cell table:style-name="ce112"/>
          <table:table-cell table:style-name="ce126" table:formula="of:=([.X3]-[.X64])/[.X3]" office:value-type="float" office:value="0" calcext:value-type="float">
            <text:p>0</text:p>
          </table:table-cell>
          <table:table-cell table:style-name="ce126" table:formula="of:=([.Y3]-[.Y64])/[.Y3]" office:value-type="float" office:value="-0.00713534737439821" calcext:value-type="float">
            <text:p>-0.007135347374398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41" table:formula="of:=SUM([.D72:.Y72])/14" office:value-type="float" office:value="-0.031080565970183" calcext:value-type="float">
            <text:p>-0.031080565970183</text:p>
          </table:table-cell>
          <table:table-cell table:style-name="ce112" table:formula="of:=([.D3]-[.D65])/[.D3]" office:value-type="float" office:value="-0.0397377995232719" calcext:value-type="float">
            <text:p>-0.039737799523272</text:p>
          </table:table-cell>
          <table:table-cell table:style-name="ce112" table:formula="of:=([.E3]-[.E65])/[.E3]" office:value-type="float" office:value="-0.024016563146998" calcext:value-type="float">
            <text:p>-0.024016563146998</text:p>
          </table:table-cell>
          <table:table-cell table:style-name="ce112" table:formula="of:=([.F3]-[.F65])/[.F3]" office:value-type="float" office:value="-0.0099009900990099" calcext:value-type="float">
            <text:p>-0.00990099009901</text:p>
          </table:table-cell>
          <table:table-cell table:style-name="ce126" table:formula="of:=([.G3]-[.G65])/[.G3]" office:value-type="float" office:value="-0.075768047709446" calcext:value-type="float">
            <text:p>-0.075768047709446</text:p>
          </table:table-cell>
          <table:table-cell table:style-name="ce112" table:number-columns-repeated="3"/>
          <table:table-cell table:style-name="ce112" table:formula="of:=([.K3]-[.K65])/[.K3]" office:value-type="float" office:value="-0.0130459712315554" calcext:value-type="float">
            <text:p>-0.013045971231555</text:p>
          </table:table-cell>
          <table:table-cell table:style-name="ce112" table:formula="of:=([.L3]-[.L65])/[.L3]" office:value-type="float" office:value="-0.0691682665119552" calcext:value-type="float">
            <text:p>-0.069168266511955</text:p>
          </table:table-cell>
          <table:table-cell table:style-name="ce126" table:formula="of:=([.M3]-[.M65])/[.M3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26" table:formula="of:=([.P3]-[.P65])/[.P3]" office:value-type="float" office:value="-0.0146750524109015" calcext:value-type="float">
            <text:p>-0.014675052410902</text:p>
          </table:table-cell>
          <table:table-cell table:style-name="ce112" table:formula="of:=([.Q3]-[.Q65])/[.Q3]" office:value-type="float" office:value="-0.0161844365173736" calcext:value-type="float">
            <text:p>-0.016184436517374</text:p>
          </table:table-cell>
          <table:table-cell table:style-name="ce112" table:formula="of:=([.R3]-[.R65])/[.R3]" office:value-type="float" office:value="-0.05777970497349" calcext:value-type="float">
            <text:p>-0.05777970497349</text:p>
          </table:table-cell>
          <table:table-cell table:style-name="ce112"/>
          <table:table-cell table:style-name="ce112" table:formula="of:=([.T3]-[.T65])/[.T3]" office:value-type="float" office:value="-0.0484212724783887" calcext:value-type="float">
            <text:p>-0.048421272478389</text:p>
          </table:table-cell>
          <table:table-cell table:style-name="ce112"/>
          <table:table-cell table:style-name="ce112" table:formula="of:=([.V3]-[.V65])/[.V3]" office:value-type="float" office:value="-0.0447089148644" calcext:value-type="float">
            <text:p>-0.0447089148644</text:p>
          </table:table-cell>
          <table:table-cell table:style-name="ce112"/>
          <table:table-cell table:style-name="ce126" table:formula="of:=([.X3]-[.X65])/[.X3]" office:value-type="float" office:value="0" calcext:value-type="float">
            <text:p>0</text:p>
          </table:table-cell>
          <table:table-cell table:style-name="ce126" table:formula="of:=([.Y3]-[.Y65])/[.Y3]" office:value-type="float" office:value="-0.00713534737439821" calcext:value-type="float">
            <text:p>-0.007135347374398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41" table:formula="of:=SUM([.D73:.Y73])/14" office:value-type="float" office:value="-0.0285432490334581" calcext:value-type="float">
            <text:p>-0.028543249033458</text:p>
          </table:table-cell>
          <table:table-cell table:style-name="ce112" table:formula="of:=([.D3]-[.D66])/[.D3]" office:value-type="float" office:value="-0.0570191945803538" calcext:value-type="float">
            <text:p>-0.057019194580354</text:p>
          </table:table-cell>
          <table:table-cell table:style-name="ce112" table:formula="of:=([.E3]-[.E66])/[.E3]" office:value-type="float" office:value="-0.0130434782608696" calcext:value-type="float">
            <text:p>-0.01304347826087</text:p>
          </table:table-cell>
          <table:table-cell table:style-name="ce112" table:formula="of:=([.F3]-[.F66])/[.F3]" office:value-type="float" office:value="-0.0099009900990099" calcext:value-type="float">
            <text:p>-0.00990099009901</text:p>
          </table:table-cell>
          <table:table-cell table:style-name="ce126" table:formula="of:=([.G3]-[.G66])/[.G3]" office:value-type="float" office:value="-0.0436716601816044" calcext:value-type="float">
            <text:p>-0.043671660181604</text:p>
          </table:table-cell>
          <table:table-cell table:style-name="ce112" table:number-columns-repeated="3"/>
          <table:table-cell table:style-name="ce112" table:formula="of:=([.K3]-[.K66])/[.K3]" office:value-type="float" office:value="-0.030087591206246" calcext:value-type="float">
            <text:p>-0.030087591206246</text:p>
          </table:table-cell>
          <table:table-cell table:style-name="ce112" table:formula="of:=([.L3]-[.L66])/[.L3]" office:value-type="float" office:value="-0.0527338737838029" calcext:value-type="float">
            <text:p>-0.052733873783803</text:p>
          </table:table-cell>
          <table:table-cell table:style-name="ce126" table:formula="of:=([.M3]-[.M66])/[.M3]" office:value-type="float" office:value="-0.0135183208822483" calcext:value-type="float">
            <text:p>-0.013518320882248</text:p>
          </table:table-cell>
          <table:table-cell table:style-name="ce112" table:number-columns-repeated="2"/>
          <table:table-cell table:style-name="ce126" table:formula="of:=([.P3]-[.P66])/[.P3]" office:value-type="float" office:value="0" calcext:value-type="float">
            <text:p>0</text:p>
          </table:table-cell>
          <table:table-cell table:style-name="ce112" table:formula="of:=([.Q3]-[.Q66])/[.Q3]" office:value-type="float" office:value="-0.0194873827454088" calcext:value-type="float">
            <text:p>-0.019487382745409</text:p>
          </table:table-cell>
          <table:table-cell table:style-name="ce112" table:formula="of:=([.R3]-[.R66])/[.R3]" office:value-type="float" office:value="-0.0580239705437504" calcext:value-type="float">
            <text:p>-0.05802397054375</text:p>
          </table:table-cell>
          <table:table-cell table:style-name="ce112"/>
          <table:table-cell table:style-name="ce112" table:formula="of:=([.T3]-[.T66])/[.T3]" office:value-type="float" office:value="-0.0667406325326363" calcext:value-type="float">
            <text:p>-0.066740632532636</text:p>
          </table:table-cell>
          <table:table-cell table:style-name="ce112"/>
          <table:table-cell table:style-name="ce112" table:formula="of:=([.V3]-[.V66])/[.V3]" office:value-type="float" office:value="-0.0318107179652846" calcext:value-type="float">
            <text:p>-0.031810717965285</text:p>
          </table:table-cell>
          <table:table-cell table:style-name="ce112"/>
          <table:table-cell table:style-name="ce126" table:formula="of:=([.X3]-[.X66])/[.X3]" office:value-type="float" office:value="0" calcext:value-type="float">
            <text:p>0</text:p>
          </table:table-cell>
          <table:table-cell table:style-name="ce126" table:formula="of:=([.Y3]-[.Y66])/[.Y3]" office:value-type="float" office:value="-0.00356767368719865" calcext:value-type="float">
            <text:p>-0.003567673687199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41" table:formula="of:=SUM([.D74:.Y74])/14" office:value-type="float" office:value="-0.0282561392069439" calcext:value-type="float">
            <text:p>-0.028256139206944</text:p>
          </table:table-cell>
          <table:table-cell table:style-name="ce112" table:formula="of:=([.D3]-[.D67])/[.D3]" office:value-type="float" office:value="-0.0335277882323423" calcext:value-type="float">
            <text:p>-0.033527788232342</text:p>
          </table:table-cell>
          <table:table-cell table:style-name="ce112" table:formula="of:=([.E3]-[.E67])/[.E3]" office:value-type="float" office:value="-0.0109730848861284" calcext:value-type="float">
            <text:p>-0.010973084886128</text:p>
          </table:table-cell>
          <table:table-cell table:style-name="ce112" table:formula="of:=([.F3]-[.F67])/[.F3]" office:value-type="float" office:value="-0.0099009900990099" calcext:value-type="float">
            <text:p>-0.00990099009901</text:p>
          </table:table-cell>
          <table:table-cell table:style-name="ce126" table:formula="of:=([.G3]-[.G67])/[.G3]" office:value-type="float" office:value="-0.0696420639099939" calcext:value-type="float">
            <text:p>-0.069642063909994</text:p>
          </table:table-cell>
          <table:table-cell table:style-name="ce112" table:number-columns-repeated="3"/>
          <table:table-cell table:style-name="ce112" table:formula="of:=([.K3]-[.K67])/[.K3]" office:value-type="float" office:value="-0.0210731489430708" calcext:value-type="float">
            <text:p>-0.021073148943071</text:p>
          </table:table-cell>
          <table:table-cell table:style-name="ce112" table:formula="of:=([.L3]-[.L67])/[.L3]" office:value-type="float" office:value="-0.057816494572733" calcext:value-type="float">
            <text:p>-0.057816494572733</text:p>
          </table:table-cell>
          <table:table-cell table:style-name="ce126" table:formula="of:=([.M3]-[.M67])/[.M3]" office:value-type="float" office:value="-0.0145855567413731" calcext:value-type="float">
            <text:p>-0.014585556741373</text:p>
          </table:table-cell>
          <table:table-cell table:style-name="ce112" table:number-columns-repeated="2"/>
          <table:table-cell table:style-name="ce126" table:formula="of:=([.P3]-[.P67])/[.P3]" office:value-type="float" office:value="-0.0146750524109015" calcext:value-type="float">
            <text:p>-0.014675052410902</text:p>
          </table:table-cell>
          <table:table-cell table:style-name="ce112" table:formula="of:=([.Q3]-[.Q67])/[.Q3]" office:value-type="float" office:value="-0.01492931695072" calcext:value-type="float">
            <text:p>-0.01492931695072</text:p>
          </table:table-cell>
          <table:table-cell table:style-name="ce112" table:formula="of:=([.R3]-[.R67])/[.R3]" office:value-type="float" office:value="-0.053187739806097" calcext:value-type="float">
            <text:p>-0.053187739806097</text:p>
          </table:table-cell>
          <table:table-cell table:style-name="ce112"/>
          <table:table-cell table:style-name="ce112" table:formula="of:=([.T3]-[.T67])/[.T3]" office:value-type="float" office:value="-0.0555292119656796" calcext:value-type="float">
            <text:p>-0.05552921196568</text:p>
          </table:table-cell>
          <table:table-cell table:style-name="ce112"/>
          <table:table-cell table:style-name="ce112" table:formula="of:=([.V3]-[.V67])/[.V3]" office:value-type="float" office:value="-0.0326101530047668" calcext:value-type="float">
            <text:p>-0.032610153004767</text:p>
          </table:table-cell>
          <table:table-cell table:style-name="ce112"/>
          <table:table-cell table:style-name="ce126" table:formula="of:=([.X3]-[.X67])/[.X3]" office:value-type="float" office:value="0" calcext:value-type="float">
            <text:p>0</text:p>
          </table:table-cell>
          <table:table-cell table:style-name="ce126" table:formula="of:=([.Y3]-[.Y67])/[.Y3]" office:value-type="float" office:value="-0.00713534737439821" calcext:value-type="float">
            <text:p>-0.007135347374398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41" table:formula="of:=SUM([.D75:.Y75])/14" office:value-type="float" office:value="-0.0274210865890972" calcext:value-type="float">
            <text:p>-0.027421086589097</text:p>
          </table:table-cell>
          <table:table-cell table:style-name="ce112" table:formula="of:=([.D3]-[.D68])/[.D3]" office:value-type="float" office:value="-0.0566114665663028" calcext:value-type="float">
            <text:p>-0.056611466566303</text:p>
          </table:table-cell>
          <table:table-cell table:style-name="ce112" table:formula="of:=([.E3]-[.E68])/[.E3]" office:value-type="float" office:value="-0.0248447204968944" calcext:value-type="float">
            <text:p>-0.024844720496894</text:p>
          </table:table-cell>
          <table:table-cell table:style-name="ce112" table:formula="of:=([.F3]-[.F68])/[.F3]" office:value-type="float" office:value="-0.00495049504950495" calcext:value-type="float">
            <text:p>-0.004950495049505</text:p>
          </table:table-cell>
          <table:table-cell table:style-name="ce126" table:formula="of:=([.G3]-[.G68])/[.G3]" office:value-type="float" office:value="-0.0376095933972449" calcext:value-type="float">
            <text:p>-0.037609593397245</text:p>
          </table:table-cell>
          <table:table-cell table:style-name="ce112" table:number-columns-repeated="3"/>
          <table:table-cell table:style-name="ce112" table:formula="of:=([.K3]-[.K68])/[.K3]" office:value-type="float" office:value="-0.0354452075216191" calcext:value-type="float">
            <text:p>-0.035445207521619</text:p>
          </table:table-cell>
          <table:table-cell table:style-name="ce112" table:formula="of:=([.L3]-[.L68])/[.L3]" office:value-type="float" office:value="-0.0571626106586969" calcext:value-type="float">
            <text:p>-0.057162610658697</text:p>
          </table:table-cell>
          <table:table-cell table:style-name="ce126" table:formula="of:=([.M3]-[.M68])/[.M3]" office:value-type="float" office:value="-0.0135183208822483" calcext:value-type="float">
            <text:p>-0.013518320882248</text:p>
          </table:table-cell>
          <table:table-cell table:style-name="ce112" table:number-columns-repeated="2"/>
          <table:table-cell table:style-name="ce126" table:formula="of:=([.P3]-[.P68])/[.P3]" office:value-type="float" office:value="0" calcext:value-type="float">
            <text:p>0</text:p>
          </table:table-cell>
          <table:table-cell table:style-name="ce112" table:formula="of:=([.Q3]-[.Q68])/[.Q3]" office:value-type="float" office:value="-0.0208085612366231" calcext:value-type="float">
            <text:p>-0.020808561236623</text:p>
          </table:table-cell>
          <table:table-cell table:style-name="ce112" table:formula="of:=([.R3]-[.R68])/[.R3]" office:value-type="float" office:value="-0.0486602910148473" calcext:value-type="float">
            <text:p>-0.048660291014847</text:p>
          </table:table-cell>
          <table:table-cell table:style-name="ce112"/>
          <table:table-cell table:style-name="ce112" table:formula="of:=([.T3]-[.T68])/[.T3]" office:value-type="float" office:value="-0.055757037962045" calcext:value-type="float">
            <text:p>-0.055757037962045</text:p>
          </table:table-cell>
          <table:table-cell table:style-name="ce112"/>
          <table:table-cell table:style-name="ce112" table:formula="of:=([.V3]-[.V68])/[.V3]" office:value-type="float" office:value="-0.0249592337741351" calcext:value-type="float">
            <text:p>-0.024959233774135</text:p>
          </table:table-cell>
          <table:table-cell table:style-name="ce112"/>
          <table:table-cell table:style-name="ce126" table:formula="of:=([.X3]-[.X68])/[.X3]" office:value-type="float" office:value="0" calcext:value-type="float">
            <text:p>0</text:p>
          </table:table-cell>
          <table:table-cell table:style-name="ce126" table:formula="of:=([.Y3]-[.Y68])/[.Y3]" office:value-type="float" office:value="-0.00356767368719891" calcext:value-type="float">
            <text:p>-0.003567673687199</text:p>
          </table:table-cell>
          <table:table-cell table:number-columns-repeated="39"/>
        </table:table-row>
        <table:table-row table:style-name="ro4">
          <table:table-cell table:style-name="ce8" office:value-type="string" calcext:value-type="string" table:number-columns-spanned="3" table:number-rows-spanned="1">
            <text:p>RANDOM SELECTION</text:p>
          </table:table-cell>
          <table:covered-table-cell table:style-name="ce8"/>
          <table:covered-table-cell table:style-name="ce82" table:formula="of:=SUM([.D76:.Y76])/22" office:value-type="float" office:value="0" calcext:value-type="float">
            <text:p>0</text:p>
          </table:covered-table-cell>
          <table:table-cell table:style-name="ce88" office:value-type="string" calcext:value-type="string" table:number-columns-spanned="22" table:number-rows-spanned="1">
            <text:p>Relative difference of the fitness value in comparison with the best result of heuristics for all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42" table:formula="of:=SUM([.D77:.Y77])/14" office:value-type="float" office:value="-0.0240506410427087" calcext:value-type="float">
            <text:p>-0.024050641042709</text:p>
          </table:table-cell>
          <table:table-cell table:style-name="ce112" table:formula="of:=([.D4]-[.D63])/[.D4]" office:value-type="float" office:value="-0.0248111183658241" calcext:value-type="float">
            <text:p>-0.024811118365824</text:p>
          </table:table-cell>
          <table:table-cell table:style-name="ce112" table:formula="of:=([.E4]-[.E63])/[.E4]" office:value-type="float" office:value="-0.00184275184275184" calcext:value-type="float">
            <text:p>-0.001842751842752</text:p>
          </table:table-cell>
          <table:table-cell table:style-name="ce112" table:formula="of:=([.F4]-[.F63])/[.F4]" office:value-type="float" office:value="-0.00673898750821831" calcext:value-type="float">
            <text:p>-0.006738987508218</text:p>
          </table:table-cell>
          <table:table-cell table:style-name="ce126" table:formula="of:=([.G4]-[.G63])/[.G4]" office:value-type="float" office:value="-0.0509558461629702" calcext:value-type="float">
            <text:p>-0.05095584616297</text:p>
          </table:table-cell>
          <table:table-cell table:style-name="ce112" table:formula="of:=([.H4]-[.H63])/[.H4]" office:value-type="float" office:value="-0.0153392560266002" calcext:value-type="float">
            <text:p>-0.0153392560266</text:p>
          </table:table-cell>
          <table:table-cell table:style-name="ce112" table:formula="of:=([.I4]-[.I63])/[.I4]" office:value-type="float" office:value="0" calcext:value-type="float">
            <text:p>0</text:p>
          </table:table-cell>
          <table:table-cell table:style-name="ce112" table:formula="of:=([.J4]-[.J63])/[.J4]" office:value-type="float" office:value="-0.0155148095909732" calcext:value-type="float">
            <text:p>-0.015514809590973</text:p>
          </table:table-cell>
          <table:table-cell table:style-name="ce112" table:formula="of:=([.K4]-[.K63])/[.K4]" office:value-type="float" office:value="-0.0127898608002379" calcext:value-type="float">
            <text:p>-0.012789860800238</text:p>
          </table:table-cell>
          <table:table-cell table:style-name="ce112" table:formula="of:=([.L4]-[.L63])/[.L4]" office:value-type="float" office:value="-0.00220391323442126" calcext:value-type="float">
            <text:p>-0.002203913234421</text:p>
          </table:table-cell>
          <table:table-cell table:style-name="ce112" table:formula="of:=([.M4]-[.M63])/[.M4]" office:value-type="float" office:value="-0.0145855567413731" calcext:value-type="float">
            <text:p>-0.014585556741373</text:p>
          </table:table-cell>
          <table:table-cell table:style-name="ce112" table:formula="of:=([.N4]-[.N63])/[.N4]" office:value-type="float" office:value="-0.00159872102318153" calcext:value-type="float">
            <text:p>-0.001598721023182</text:p>
          </table:table-cell>
          <table:table-cell table:style-name="ce112" table:formula="of:=([.O4]-[.O63])/[.O4]" office:value-type="float" office:value="0" calcext:value-type="float">
            <text:p>0</text:p>
          </table:table-cell>
          <table:table-cell table:style-name="ce112" table:formula="of:=([.P4]-[.P63])/[.P4]" office:value-type="float" office:value="-0.0146750524109015" calcext:value-type="float">
            <text:p>-0.014675052410902</text:p>
          </table:table-cell>
          <table:table-cell table:style-name="ce112" table:formula="of:=([.Q4]-[.Q63])/[.Q4]" office:value-type="float" office:value="-0.0123165618448638" calcext:value-type="float">
            <text:p>-0.012316561844864</text:p>
          </table:table-cell>
          <table:table-cell table:style-name="ce112" table:formula="of:=([.R4]-[.R63])/[.R4]" office:value-type="float" office:value="-0.0223263824479207" calcext:value-type="float">
            <text:p>-0.022326382447921</text:p>
          </table:table-cell>
          <table:table-cell table:style-name="ce112" table:formula="of:=([.S4]-[.S63])/[.S4]" office:value-type="float" office:value="-0.0243448957062344" calcext:value-type="float">
            <text:p>-0.024344895706234</text:p>
          </table:table-cell>
          <table:table-cell table:style-name="ce112" table:formula="of:=([.T4]-[.T63])/[.T4]" office:value-type="float" office:value="-0.0335498334500127" calcext:value-type="float">
            <text:p>-0.033549833450013</text:p>
          </table:table-cell>
          <table:table-cell table:style-name="ce112" table:formula="of:=([.U4]-[.U63])/[.U4]" office:value-type="float" office:value="-0.019478616561557" calcext:value-type="float">
            <text:p>-0.019478616561557</text:p>
          </table:table-cell>
          <table:table-cell table:style-name="ce112" table:formula="of:=([.V4]-[.V63])/[.V4]" office:value-type="float" office:value="-0.0393830937258054" calcext:value-type="float">
            <text:p>-0.039383093725805</text:p>
          </table:table-cell>
          <table:table-cell table:style-name="ce112" table:formula="of:=([.W4]-[.W63])/[.W4]" office:value-type="float" office:value="-0.0206860434668761" calcext:value-type="float">
            <text:p>-0.020686043466876</text:p>
          </table:table-cell>
          <table:table-cell table:style-name="ce112" table:formula="of:=([.X4]-[.X63])/[.X4]" office:value-type="float" office:value="0" calcext:value-type="float">
            <text:p>0</text:p>
          </table:table-cell>
          <table:table-cell table:style-name="ce112" table:formula="of:=([.Y4]-[.Y63])/[.Y4]" office:value-type="float" office:value="-0.00356767368719865" calcext:value-type="float">
            <text:p>-0.003567673687199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42" table:formula="of:=SUM([.D78:.Y78])/14" office:value-type="float" office:value="-0.0323263562802622" calcext:value-type="float">
            <text:p>-0.032326356280262</text:p>
          </table:table-cell>
          <table:table-cell table:style-name="ce112" table:formula="of:=([.D4]-[.D64])/[.D4]" office:value-type="float" office:value="-0.0420980629916364" calcext:value-type="float">
            <text:p>-0.042098062991636</text:p>
          </table:table-cell>
          <table:table-cell table:style-name="ce112" table:formula="of:=([.E4]-[.E64])/[.E4]" office:value-type="float" office:value="-0.0126945126945127" calcext:value-type="float">
            <text:p>-0.012694512694513</text:p>
          </table:table-cell>
          <table:table-cell table:style-name="ce112" table:formula="of:=([.F4]-[.F64])/[.F4]" office:value-type="float" office:value="-0.0108481262327416" calcext:value-type="float">
            <text:p>-0.010848126232742</text:p>
          </table:table-cell>
          <table:table-cell table:style-name="ce126" table:formula="of:=([.G4]-[.G64])/[.G4]" office:value-type="float" office:value="-0.077430555544881" calcext:value-type="float">
            <text:p>-0.077430555544881</text:p>
          </table:table-cell>
          <table:table-cell table:style-name="ce112" table:formula="of:=([.H4]-[.H64])/[.H4]" office:value-type="float" office:value="0.00120791770573566" calcext:value-type="float">
            <text:p>0.001207917705736</text:p>
          </table:table-cell>
          <table:table-cell table:style-name="ce112" table:formula="of:=([.I4]-[.I64])/[.I4]" office:value-type="float" office:value="0" calcext:value-type="float">
            <text:p>0</text:p>
          </table:table-cell>
          <table:table-cell table:style-name="ce112" table:formula="of:=([.J4]-[.J64])/[.J4]" office:value-type="float" office:value="-0.00141043723554302" calcext:value-type="float">
            <text:p>-0.001410437235543</text:p>
          </table:table-cell>
          <table:table-cell table:style-name="ce112" table:formula="of:=([.K4]-[.K64])/[.K4]" office:value-type="float" office:value="-0.0265329042113456" calcext:value-type="float">
            <text:p>-0.026532904211346</text:p>
          </table:table-cell>
          <table:table-cell table:style-name="ce112" table:formula="of:=([.L4]-[.L64])/[.L4]" office:value-type="float" office:value="-0.0164235640333147" calcext:value-type="float">
            <text:p>-0.016423564033315</text:p>
          </table:table-cell>
          <table:table-cell table:style-name="ce112" table:formula="of:=([.M4]-[.M64])/[.M4]" office:value-type="float" office:value="0" calcext:value-type="float">
            <text:p>0</text:p>
          </table:table-cell>
          <table:table-cell table:style-name="ce112" table:formula="of:=([.N4]-[.N64])/[.N4]" office:value-type="float" office:value="-0.000799360511590655" calcext:value-type="float">
            <text:p>-0.000799360511591</text:p>
          </table:table-cell>
          <table:table-cell table:style-name="ce112" table:formula="of:=([.O4]-[.O64])/[.O4]" office:value-type="float" office:value="0" calcext:value-type="float">
            <text:p>0</text:p>
          </table:table-cell>
          <table:table-cell table:style-name="ce112" table:formula="of:=([.P4]-[.P64])/[.P4]" office:value-type="float" office:value="0" calcext:value-type="float">
            <text:p>0</text:p>
          </table:table-cell>
          <table:table-cell table:style-name="ce112" table:formula="of:=([.Q4]-[.Q64])/[.Q4]" office:value-type="float" office:value="-0.00851677148846954" calcext:value-type="float">
            <text:p>-0.00851677148847</text:p>
          </table:table-cell>
          <table:table-cell table:style-name="ce112" table:formula="of:=([.R4]-[.R64])/[.R4]" office:value-type="float" office:value="-0.0420518259189453" calcext:value-type="float">
            <text:p>-0.042051825918945</text:p>
          </table:table-cell>
          <table:table-cell table:style-name="ce112" table:formula="of:=([.S4]-[.S64])/[.S4]" office:value-type="float" office:value="-0.0594968334204869" calcext:value-type="float">
            <text:p>-0.059496833420487</text:p>
          </table:table-cell>
          <table:table-cell table:style-name="ce112" table:formula="of:=([.T4]-[.T64])/[.T4]" office:value-type="float" office:value="-0.0562702454930488" calcext:value-type="float">
            <text:p>-0.056270245493049</text:p>
          </table:table-cell>
          <table:table-cell table:style-name="ce112" table:formula="of:=([.U4]-[.U64])/[.U4]" office:value-type="float" office:value="-0.0448788533387496" calcext:value-type="float">
            <text:p>-0.04487885333875</text:p>
          </table:table-cell>
          <table:table-cell table:style-name="ce112" table:formula="of:=([.V4]-[.V64])/[.V4]" office:value-type="float" office:value="-0.00503187225155174" calcext:value-type="float">
            <text:p>-0.005031872251552</text:p>
          </table:table-cell>
          <table:table-cell table:style-name="ce112" table:formula="of:=([.W4]-[.W64])/[.W4]" office:value-type="float" office:value="-0.0421576328881907" calcext:value-type="float">
            <text:p>-0.042157632888191</text:p>
          </table:table-cell>
          <table:table-cell table:style-name="ce112" table:formula="of:=([.X4]-[.X64])/[.X4]" office:value-type="float" office:value="0" calcext:value-type="float">
            <text:p>0</text:p>
          </table:table-cell>
          <table:table-cell table:style-name="ce112" table:formula="of:=([.Y4]-[.Y64])/[.Y4]" office:value-type="float" office:value="-0.00713534737439821" calcext:value-type="float">
            <text:p>-0.007135347374398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42" table:formula="of:=SUM([.D79:.Y79])/14" office:value-type="float" office:value="-0.0316896245693441" calcext:value-type="float">
            <text:p>-0.031689624569344</text:p>
          </table:table-cell>
          <table:table-cell table:style-name="ce112" table:formula="of:=([.D4]-[.D65])/[.D4]" office:value-type="float" office:value="-0.0307185275005442" calcext:value-type="float">
            <text:p>-0.030718527500544</text:p>
          </table:table-cell>
          <table:table-cell table:style-name="ce112" table:formula="of:=([.E4]-[.E65])/[.E4]" office:value-type="float" office:value="-0.0126945126945127" calcext:value-type="float">
            <text:p>-0.012694512694513</text:p>
          </table:table-cell>
          <table:table-cell table:style-name="ce112" table:formula="of:=([.F4]-[.F65])/[.F4]" office:value-type="float" office:value="-0.00591715976331361" calcext:value-type="float">
            <text:p>-0.005917159763314</text:p>
          </table:table-cell>
          <table:table-cell table:style-name="ce126" table:formula="of:=([.G4]-[.G65])/[.G4]" office:value-type="float" office:value="-0.075768047709446" calcext:value-type="float">
            <text:p>-0.075768047709446</text:p>
          </table:table-cell>
          <table:table-cell table:style-name="ce112" table:formula="of:=([.H4]-[.H65])/[.H4]" office:value-type="float" office:value="-0.0186383000831255" calcext:value-type="float">
            <text:p>-0.018638300083126</text:p>
          </table:table-cell>
          <table:table-cell table:style-name="ce112" table:formula="of:=([.I4]-[.I65])/[.I4]" office:value-type="float" office:value="0" calcext:value-type="float">
            <text:p>0</text:p>
          </table:table-cell>
          <table:table-cell table:style-name="ce112" table:formula="of:=([.J4]-[.J65])/[.J4]" office:value-type="float" office:value="-0.0164551010813352" calcext:value-type="float">
            <text:p>-0.016455101081335</text:p>
          </table:table-cell>
          <table:table-cell table:style-name="ce112" table:formula="of:=([.K4]-[.K65])/[.K4]" office:value-type="float" office:value="-0.0101389657894985" calcext:value-type="float">
            <text:p>-0.010138965789499</text:p>
          </table:table-cell>
          <table:table-cell table:style-name="ce112" table:formula="of:=([.L4]-[.L65])/[.L4]" office:value-type="float" office:value="-0.0293171643517113" calcext:value-type="float">
            <text:p>-0.029317164351711</text:p>
          </table:table-cell>
          <table:table-cell table:style-name="ce112" table:formula="of:=([.M4]-[.M65])/[.M4]" office:value-type="float" office:value="-0.0145855567413731" calcext:value-type="float">
            <text:p>-0.014585556741373</text:p>
          </table:table-cell>
          <table:table-cell table:style-name="ce112" table:formula="of:=([.N4]-[.N65])/[.N4]" office:value-type="float" office:value="-0.00159872102318153" calcext:value-type="float">
            <text:p>-0.001598721023182</text:p>
          </table:table-cell>
          <table:table-cell table:style-name="ce112" table:formula="of:=([.O4]-[.O65])/[.O4]" office:value-type="float" office:value="0" calcext:value-type="float">
            <text:p>0</text:p>
          </table:table-cell>
          <table:table-cell table:style-name="ce112" table:formula="of:=([.P4]-[.P65])/[.P4]" office:value-type="float" office:value="-0.0146750524109015" calcext:value-type="float">
            <text:p>-0.014675052410902</text:p>
          </table:table-cell>
          <table:table-cell table:style-name="ce112" table:formula="of:=([.Q4]-[.Q65])/[.Q4]" office:value-type="float" office:value="-0.00779612159329146" calcext:value-type="float">
            <text:p>-0.007796121593291</text:p>
          </table:table-cell>
          <table:table-cell table:style-name="ce112" table:formula="of:=([.R4]-[.R65])/[.R4]" office:value-type="float" office:value="-0.033491533044405" calcext:value-type="float">
            <text:p>-0.033491533044405</text:p>
          </table:table-cell>
          <table:table-cell table:style-name="ce112" table:formula="of:=([.S4]-[.S65])/[.S4]" office:value-type="float" office:value="-0.0277729359130788" calcext:value-type="float">
            <text:p>-0.027772935913079</text:p>
          </table:table-cell>
          <table:table-cell table:style-name="ce112" table:formula="of:=([.T4]-[.T65])/[.T4]" office:value-type="float" office:value="-0.0383676640533211" calcext:value-type="float">
            <text:p>-0.038367664053321</text:p>
          </table:table-cell>
          <table:table-cell table:style-name="ce112" table:formula="of:=([.U4]-[.U65])/[.U4]" office:value-type="float" office:value="-0.0449423399382834" calcext:value-type="float">
            <text:p>-0.044942339938283</text:p>
          </table:table-cell>
          <table:table-cell table:style-name="ce112" table:formula="of:=([.V4]-[.V65])/[.V4]" office:value-type="float" office:value="-0.0287660710145491" calcext:value-type="float">
            <text:p>-0.028766071014549</text:p>
          </table:table-cell>
          <table:table-cell table:style-name="ce112" table:formula="of:=([.W4]-[.W65])/[.W4]" office:value-type="float" office:value="-0.0248756218905473" calcext:value-type="float">
            <text:p>-0.024875621890547</text:p>
          </table:table-cell>
          <table:table-cell table:style-name="ce112" table:formula="of:=([.X4]-[.X65])/[.X4]" office:value-type="float" office:value="0" calcext:value-type="float">
            <text:p>0</text:p>
          </table:table-cell>
          <table:table-cell table:style-name="ce112" table:formula="of:=([.Y4]-[.Y65])/[.Y4]" office:value-type="float" office:value="-0.00713534737439821" calcext:value-type="float">
            <text:p>-0.007135347374398</text:p>
          </table:table-cell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42" table:formula="of:=SUM([.D80:.Y80])/14" office:value-type="float" office:value="-0.0279155071819141" calcext:value-type="float">
            <text:p>-0.027915507181914</text:p>
          </table:table-cell>
          <table:table-cell table:style-name="ce112" table:formula="of:=([.D4]-[.D66])/[.D4]" office:value-type="float" office:value="-0.0478500139912322" calcext:value-type="float">
            <text:p>-0.047850013991232</text:p>
          </table:table-cell>
          <table:table-cell table:style-name="ce112" table:formula="of:=([.E4]-[.E66])/[.E4]" office:value-type="float" office:value="-0.00184275184275184" calcext:value-type="float">
            <text:p>-0.001842751842752</text:p>
          </table:table-cell>
          <table:table-cell table:style-name="ce112" table:formula="of:=([.F4]-[.F66])/[.F4]" office:value-type="float" office:value="-0.00591715976331361" calcext:value-type="float">
            <text:p>-0.005917159763314</text:p>
          </table:table-cell>
          <table:table-cell table:style-name="ce126" table:formula="of:=([.G4]-[.G66])/[.G4]" office:value-type="float" office:value="-0.0436716601816044" calcext:value-type="float">
            <text:p>-0.043671660181604</text:p>
          </table:table-cell>
          <table:table-cell table:style-name="ce112" table:formula="of:=([.H4]-[.H66])/[.H4]" office:value-type="float" office:value="-0.00605257689110552" calcext:value-type="float">
            <text:p>-0.006052576891106</text:p>
          </table:table-cell>
          <table:table-cell table:style-name="ce112" table:formula="of:=([.I4]-[.I66])/[.I4]" office:value-type="float" office:value="0" calcext:value-type="float">
            <text:p>0</text:p>
          </table:table-cell>
          <table:table-cell table:style-name="ce112" table:formula="of:=([.J4]-[.J66])/[.J4]" office:value-type="float" office:value="-0.00047014574518106" calcext:value-type="float">
            <text:p>-0.000470145745181</text:p>
          </table:table-cell>
          <table:table-cell table:style-name="ce112" table:formula="of:=([.K4]-[.K66])/[.K4]" office:value-type="float" office:value="-0.0271316836576562" calcext:value-type="float">
            <text:p>-0.027131683657656</text:p>
          </table:table-cell>
          <table:table-cell table:style-name="ce112" table:formula="of:=([.L4]-[.L66])/[.L4]" office:value-type="float" office:value="-0.0134953306416898" calcext:value-type="float">
            <text:p>-0.01349533064169</text:p>
          </table:table-cell>
          <table:table-cell table:style-name="ce112" table:formula="of:=([.M4]-[.M66])/[.M4]" office:value-type="float" office:value="-0.0135183208822483" calcext:value-type="float">
            <text:p>-0.013518320882248</text:p>
          </table:table-cell>
          <table:table-cell table:style-name="ce112" table:formula="of:=([.N4]-[.N66])/[.N4]" office:value-type="float" office:value="-0.000799360511590655" calcext:value-type="float">
            <text:p>-0.000799360511591</text:p>
          </table:table-cell>
          <table:table-cell table:style-name="ce112" table:formula="of:=([.O4]-[.O66])/[.O4]" office:value-type="float" office:value="0" calcext:value-type="float">
            <text:p>0</text:p>
          </table:table-cell>
          <table:table-cell table:style-name="ce112" table:formula="of:=([.P4]-[.P66])/[.P4]" office:value-type="float" office:value="0" calcext:value-type="float">
            <text:p>0</text:p>
          </table:table-cell>
          <table:table-cell table:style-name="ce112" table:formula="of:=([.Q4]-[.Q66])/[.Q4]" office:value-type="float" office:value="-0.0110718029350104" calcext:value-type="float">
            <text:p>-0.01107180293501</text:p>
          </table:table-cell>
          <table:table-cell table:style-name="ce112" table:formula="of:=([.R4]-[.R66])/[.R4]" office:value-type="float" office:value="-0.0337301899192641" calcext:value-type="float">
            <text:p>-0.033730189919264</text:p>
          </table:table-cell>
          <table:table-cell table:style-name="ce112" table:formula="of:=([.S4]-[.S66])/[.S4]" office:value-type="float" office:value="-0.0555168206379641" calcext:value-type="float">
            <text:p>-0.055516820637964</text:p>
          </table:table-cell>
          <table:table-cell table:style-name="ce112" table:formula="of:=([.T4]-[.T66])/[.T4]" office:value-type="float" office:value="-0.0565113545771824" calcext:value-type="float">
            <text:p>-0.056511354577182</text:p>
          </table:table-cell>
          <table:table-cell table:style-name="ce112" table:formula="of:=([.U4]-[.U66])/[.U4]" office:value-type="float" office:value="-0.0266351357467853" calcext:value-type="float">
            <text:p>-0.026635135746785</text:p>
          </table:table-cell>
          <table:table-cell table:style-name="ce112" table:formula="of:=([.V4]-[.V66])/[.V4]" office:value-type="float" office:value="-0.0160647078326361" calcext:value-type="float">
            <text:p>-0.016064707832636</text:p>
          </table:table-cell>
          <table:table-cell table:style-name="ce112" table:formula="of:=([.W4]-[.W66])/[.W4]" office:value-type="float" office:value="-0.0269704111023828" calcext:value-type="float">
            <text:p>-0.026970411102383</text:p>
          </table:table-cell>
          <table:table-cell table:style-name="ce112" table:formula="of:=([.X4]-[.X66])/[.X4]" office:value-type="float" office:value="0" calcext:value-type="float">
            <text:p>0</text:p>
          </table:table-cell>
          <table:table-cell table:style-name="ce112" table:formula="of:=([.Y4]-[.Y66])/[.Y4]" office:value-type="float" office:value="-0.00356767368719865" calcext:value-type="float">
            <text:p>-0.003567673687199</text:p>
          </table:table-cell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42" table:formula="of:=SUM([.D81:.Y81])/14" office:value-type="float" office:value="-0.0290468956215681" calcext:value-type="float">
            <text:p>-0.029046895621568</text:p>
          </table:table-cell>
          <table:table-cell table:style-name="ce112" table:formula="of:=([.D4]-[.D67])/[.D4]" office:value-type="float" office:value="-0.0245623853496254" calcext:value-type="float">
            <text:p>-0.024562385349625</text:p>
          </table:table-cell>
          <table:table-cell table:style-name="ce112" table:formula="of:=([.E4]-[.E67])/[.E4]" office:value-type="float" office:value="0.000204750204750158" calcext:value-type="float">
            <text:p>0.00020475020475</text:p>
          </table:table-cell>
          <table:table-cell table:style-name="ce112" table:formula="of:=([.F4]-[.F67])/[.F4]" office:value-type="float" office:value="-0.00591715976331361" calcext:value-type="float">
            <text:p>-0.005917159763314</text:p>
          </table:table-cell>
          <table:table-cell table:style-name="ce126" table:formula="of:=([.G4]-[.G67])/[.G4]" office:value-type="float" office:value="-0.0696420639099939" calcext:value-type="float">
            <text:p>-0.069642063909994</text:p>
          </table:table-cell>
          <table:table-cell table:style-name="ce112" table:formula="of:=([.H4]-[.H67])/[.H4]" office:value-type="float" office:value="-0.0105465502909394" calcext:value-type="float">
            <text:p>-0.010546550290939</text:p>
          </table:table-cell>
          <table:table-cell table:style-name="ce112" table:formula="of:=([.I4]-[.I67])/[.I4]" office:value-type="float" office:value="0" calcext:value-type="float">
            <text:p>0</text:p>
          </table:table-cell>
          <table:table-cell table:style-name="ce112" table:formula="of:=([.J4]-[.J67])/[.J4]" office:value-type="float" office:value="-0.00517160319699101" calcext:value-type="float">
            <text:p>-0.005171603196991</text:p>
          </table:table-cell>
          <table:table-cell table:style-name="ce112" table:formula="of:=([.K4]-[.K67])/[.K4]" office:value-type="float" office:value="-0.0181431089596856" calcext:value-type="float">
            <text:p>-0.018143108959686</text:p>
          </table:table-cell>
          <table:table-cell table:style-name="ce112" table:formula="of:=([.L4]-[.L67])/[.L4]" office:value-type="float" office:value="-0.0183885069375073" calcext:value-type="float">
            <text:p>-0.018388506937507</text:p>
          </table:table-cell>
          <table:table-cell table:style-name="ce112" table:formula="of:=([.M4]-[.M67])/[.M4]" office:value-type="float" office:value="-0.0145855567413731" calcext:value-type="float">
            <text:p>-0.014585556741373</text:p>
          </table:table-cell>
          <table:table-cell table:style-name="ce112" table:formula="of:=([.N4]-[.N67])/[.N4]" office:value-type="float" office:value="-0.000799360511590655" calcext:value-type="float">
            <text:p>-0.000799360511591</text:p>
          </table:table-cell>
          <table:table-cell table:style-name="ce112" table:formula="of:=([.O4]-[.O67])/[.O4]" office:value-type="float" office:value="0" calcext:value-type="float">
            <text:p>0</text:p>
          </table:table-cell>
          <table:table-cell table:style-name="ce112" table:formula="of:=([.P4]-[.P67])/[.P4]" office:value-type="float" office:value="-0.0146750524109015" calcext:value-type="float">
            <text:p>-0.014675052410902</text:p>
          </table:table-cell>
          <table:table-cell table:style-name="ce112" table:formula="of:=([.Q4]-[.Q67])/[.Q4]" office:value-type="float" office:value="-0.0065513626834381" calcext:value-type="float">
            <text:p>-0.006551362683438</text:p>
          </table:table-cell>
          <table:table-cell table:style-name="ce112" table:formula="of:=([.R4]-[.R67])/[.R4]" office:value-type="float" office:value="-0.0290050061255941" calcext:value-type="float">
            <text:p>-0.029005006125594</text:p>
          </table:table-cell>
          <table:table-cell table:style-name="ce112" table:formula="of:=([.S4]-[.S67])/[.S4]" office:value-type="float" office:value="-0.0380570565336122" calcext:value-type="float">
            <text:p>-0.038057056533612</text:p>
          </table:table-cell>
          <table:table-cell table:style-name="ce112" table:formula="of:=([.T4]-[.T67])/[.T4]" office:value-type="float" office:value="-0.0454074434963719" calcext:value-type="float">
            <text:p>-0.045407443496372</text:p>
          </table:table-cell>
          <table:table-cell table:style-name="ce112" table:formula="of:=([.U4]-[.U67])/[.U4]" office:value-type="float" office:value="-0.044762970369104" calcext:value-type="float">
            <text:p>-0.044762970369104</text:p>
          </table:table-cell>
          <table:table-cell table:style-name="ce112" table:formula="of:=([.V4]-[.V67])/[.V4]" office:value-type="float" office:value="-0.0168519430451415" calcext:value-type="float">
            <text:p>-0.016851943045142</text:p>
          </table:table-cell>
          <table:table-cell table:style-name="ce112" table:formula="of:=([.W4]-[.W67])/[.W4]" office:value-type="float" office:value="-0.0366588112071223" calcext:value-type="float">
            <text:p>-0.036658811207122</text:p>
          </table:table-cell>
          <table:table-cell table:style-name="ce112" table:formula="of:=([.X4]-[.X67])/[.X4]" office:value-type="float" office:value="0" calcext:value-type="float">
            <text:p>0</text:p>
          </table:table-cell>
          <table:table-cell table:style-name="ce112" table:formula="of:=([.Y4]-[.Y67])/[.Y4]" office:value-type="float" office:value="-0.00713534737439821" calcext:value-type="float">
            <text:p>-0.007135347374398</text:p>
          </table:table-cell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42" table:formula="of:=SUM([.D82:.Y82])/14" office:value-type="float" office:value="-0.0262894113587468" calcext:value-type="float">
            <text:p>-0.026289411358747</text:p>
          </table:table-cell>
          <table:table-cell table:style-name="ce112" table:formula="of:=([.D4]-[.D68])/[.D4]" office:value-type="float" office:value="-0.0474458228399092" calcext:value-type="float">
            <text:p>-0.047445822839909</text:p>
          </table:table-cell>
          <table:table-cell table:style-name="ce112" table:formula="of:=([.E4]-[.E68])/[.E4]" office:value-type="float" office:value="-0.0135135135135135" calcext:value-type="float">
            <text:p>-0.013513513513514</text:p>
          </table:table-cell>
          <table:table-cell table:style-name="ce112" table:formula="of:=([.F4]-[.F68])/[.F4]" office:value-type="float" office:value="-0.000986193293885602" calcext:value-type="float">
            <text:p>-0.000986193293886</text:p>
          </table:table-cell>
          <table:table-cell table:style-name="ce126" table:formula="of:=([.G4]-[.G68])/[.G4]" office:value-type="float" office:value="-0.0376095933972449" calcext:value-type="float">
            <text:p>-0.037609593397245</text:p>
          </table:table-cell>
          <table:table-cell table:style-name="ce112" table:formula="of:=([.H4]-[.H68])/[.H4]" office:value-type="float" office:value="-0.00662406483790524" calcext:value-type="float">
            <text:p>-0.006624064837905</text:p>
          </table:table-cell>
          <table:table-cell table:style-name="ce112" table:formula="of:=([.I4]-[.I68])/[.I4]" office:value-type="float" office:value="0" calcext:value-type="float">
            <text:p>0</text:p>
          </table:table-cell>
          <table:table-cell table:style-name="ce112" table:formula="of:=([.J4]-[.J68])/[.J4]" office:value-type="float" office:value="0.0032910202162671" calcext:value-type="float">
            <text:p>0.003291020216267</text:p>
          </table:table-cell>
          <table:table-cell table:style-name="ce112" table:formula="of:=([.K4]-[.K68])/[.K4]" office:value-type="float" office:value="-0.0324739259226628" calcext:value-type="float">
            <text:p>-0.032473925922663</text:p>
          </table:table-cell>
          <table:table-cell table:style-name="ce112" table:formula="of:=([.L4]-[.L68])/[.L4]" office:value-type="float" office:value="-0.0177589952345398" calcext:value-type="float">
            <text:p>-0.01775899523454</text:p>
          </table:table-cell>
          <table:table-cell table:style-name="ce112" table:formula="of:=([.M4]-[.M68])/[.M4]" office:value-type="float" office:value="-0.0135183208822483" calcext:value-type="float">
            <text:p>-0.013518320882248</text:p>
          </table:table-cell>
          <table:table-cell table:style-name="ce112" table:formula="of:=([.N4]-[.N68])/[.N4]" office:value-type="float" office:value="-0.000799360511590655" calcext:value-type="float">
            <text:p>-0.000799360511591</text:p>
          </table:table-cell>
          <table:table-cell table:style-name="ce112" table:formula="of:=([.O4]-[.O68])/[.O4]" office:value-type="float" office:value="0" calcext:value-type="float">
            <text:p>0</text:p>
          </table:table-cell>
          <table:table-cell table:style-name="ce112" table:formula="of:=([.P4]-[.P68])/[.P4]" office:value-type="float" office:value="0" calcext:value-type="float">
            <text:p>0</text:p>
          </table:table-cell>
          <table:table-cell table:style-name="ce112" table:formula="of:=([.Q4]-[.Q68])/[.Q4]" office:value-type="float" office:value="-0.0123820754716981" calcext:value-type="float">
            <text:p>-0.012382075471698</text:p>
          </table:table-cell>
          <table:table-cell table:style-name="ce112" table:formula="of:=([.R4]-[.R68])/[.R4]" office:value-type="float" office:value="-0.024581514192398" calcext:value-type="float">
            <text:p>-0.024581514192398</text:p>
          </table:table-cell>
          <table:table-cell table:style-name="ce112" table:formula="of:=([.S4]-[.S68])/[.S4]" office:value-type="float" office:value="-0.0375922375225147" calcext:value-type="float">
            <text:p>-0.037592237522515</text:p>
          </table:table-cell>
          <table:table-cell table:style-name="ce112" table:formula="of:=([.T4]-[.T68])/[.T4]" office:value-type="float" office:value="-0.045633084804753" calcext:value-type="float">
            <text:p>-0.045633084804753</text:p>
          </table:table-cell>
          <table:table-cell table:style-name="ce112" table:formula="of:=([.U4]-[.U68])/[.U4]" office:value-type="float" office:value="-0.0363786324684673" calcext:value-type="float">
            <text:p>-0.036378632468467</text:p>
          </table:table-cell>
          <table:table-cell table:style-name="ce112" table:formula="of:=([.V4]-[.V68])/[.V4]" office:value-type="float" office:value="-0.00931778113213789" calcext:value-type="float">
            <text:p>-0.009317781132138</text:p>
          </table:table-cell>
          <table:table-cell table:style-name="ce112" table:formula="of:=([.W4]-[.W68])/[.W4]" office:value-type="float" office:value="-0.031159989526054" calcext:value-type="float">
            <text:p>-0.031159989526054</text:p>
          </table:table-cell>
          <table:table-cell table:style-name="ce112" table:formula="of:=([.X4]-[.X68])/[.X4]" office:value-type="float" office:value="0" calcext:value-type="float">
            <text:p>0</text:p>
          </table:table-cell>
          <table:table-cell table:style-name="ce112" table:formula="of:=([.Y4]-[.Y68])/[.Y4]" office:value-type="float" office:value="-0.00356767368719891" calcext:value-type="float">
            <text:p>-0.003567673687199</text:p>
          </table:table-cell>
          <table:table-cell table:number-columns-repeated="39"/>
        </table:table-row>
        <table:table-row table:style-name="ro4">
          <table:table-cell table:style-name="ce8" office:value-type="string" calcext:value-type="string" table:number-columns-spanned="3" table:number-rows-spanned="1">
            <text:p>RANDOM SELECTION</text:p>
          </table:table-cell>
          <table:covered-table-cell table:style-name="ce8"/>
          <table:covered-table-cell table:style-name="ce82" table:formula="of:=SUM([.D83:.Y83])/22" office:value-type="float" office:value="0" calcext:value-type="float">
            <text:p>0</text:p>
          </table:covered-table-cell>
          <table:table-cell table:style-name="ce114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43" table:formula="of:=SUM([.D84:.Y84])/8" office:value-type="float" office:value="-0.0121202927969278" calcext:value-type="float">
            <text:p>-0.012120292796928</text:p>
          </table:table-cell>
          <table:table-cell table:style-name="ce112" table:number-columns-repeated="3"/>
          <table:table-cell table:style-name="ce126"/>
          <table:table-cell table:style-name="ce112" table:formula="of:=([.H4]-[.H63])/[.H4]" office:value-type="float" office:value="-0.0153392560266002" calcext:value-type="float">
            <text:p>-0.0153392560266</text:p>
          </table:table-cell>
          <table:table-cell table:style-name="ce112" table:formula="of:=([.I4]-[.I63])/[.I4]" office:value-type="float" office:value="0" calcext:value-type="float">
            <text:p>0</text:p>
          </table:table-cell>
          <table:table-cell table:style-name="ce112" table:formula="of:=([.J4]-[.J63])/[.J4]" office:value-type="float" office:value="-0.0155148095909732" calcext:value-type="float">
            <text:p>-0.015514809590973</text:p>
          </table:table-cell>
          <table:table-cell table:style-name="ce112" table:number-columns-repeated="2"/>
          <table:table-cell table:style-name="ce126"/>
          <table:table-cell table:style-name="ce112" table:formula="of:=([.N4]-[.N63])/[.N4]" office:value-type="float" office:value="-0.00159872102318153" calcext:value-type="float">
            <text:p>-0.001598721023182</text:p>
          </table:table-cell>
          <table:table-cell table:style-name="ce112" table:formula="of:=([.O4]-[.O63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63])/[.S4]" office:value-type="float" office:value="-0.0243448957062344" calcext:value-type="float">
            <text:p>-0.024344895706234</text:p>
          </table:table-cell>
          <table:table-cell table:style-name="ce112"/>
          <table:table-cell table:style-name="ce112" table:formula="of:=([.U4]-[.U63])/[.U4]" office:value-type="float" office:value="-0.019478616561557" calcext:value-type="float">
            <text:p>-0.019478616561557</text:p>
          </table:table-cell>
          <table:table-cell table:style-name="ce112"/>
          <table:table-cell table:style-name="ce112" table:formula="of:=([.W4]-[.W63])/[.W4]" office:value-type="float" office:value="-0.0206860434668761" calcext:value-type="float">
            <text:p>-0.020686043466876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43" table:formula="of:=SUM([.D85:.Y85])/8" office:value-type="float" office:value="-0.0184418999611031" calcext:value-type="float">
            <text:p>-0.018441899961103</text:p>
          </table:table-cell>
          <table:table-cell table:style-name="ce112" table:number-columns-repeated="3"/>
          <table:table-cell table:style-name="ce126"/>
          <table:table-cell table:style-name="ce112" table:formula="of:=([.H4]-[.H64])/[.H4]" office:value-type="float" office:value="0.00120791770573566" calcext:value-type="float">
            <text:p>0.001207917705736</text:p>
          </table:table-cell>
          <table:table-cell table:style-name="ce112" table:formula="of:=([.I4]-[.I64])/[.I4]" office:value-type="float" office:value="0" calcext:value-type="float">
            <text:p>0</text:p>
          </table:table-cell>
          <table:table-cell table:style-name="ce112" table:formula="of:=([.J4]-[.J64])/[.J4]" office:value-type="float" office:value="-0.00141043723554302" calcext:value-type="float">
            <text:p>-0.001410437235543</text:p>
          </table:table-cell>
          <table:table-cell table:style-name="ce112" table:number-columns-repeated="2"/>
          <table:table-cell table:style-name="ce126"/>
          <table:table-cell table:style-name="ce112" table:formula="of:=([.N4]-[.N64])/[.N4]" office:value-type="float" office:value="-0.000799360511590655" calcext:value-type="float">
            <text:p>-0.000799360511591</text:p>
          </table:table-cell>
          <table:table-cell table:style-name="ce112" table:formula="of:=([.O4]-[.O64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64])/[.S4]" office:value-type="float" office:value="-0.0594968334204869" calcext:value-type="float">
            <text:p>-0.059496833420487</text:p>
          </table:table-cell>
          <table:table-cell table:style-name="ce112"/>
          <table:table-cell table:style-name="ce112" table:formula="of:=([.U4]-[.U64])/[.U4]" office:value-type="float" office:value="-0.0448788533387496" calcext:value-type="float">
            <text:p>-0.04487885333875</text:p>
          </table:table-cell>
          <table:table-cell table:style-name="ce112"/>
          <table:table-cell table:style-name="ce112" table:formula="of:=([.W4]-[.W64])/[.W4]" office:value-type="float" office:value="-0.0421576328881907" calcext:value-type="float">
            <text:p>-0.042157632888191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43" table:formula="of:=SUM([.D86:.Y86])/8" office:value-type="float" office:value="-0.016785377491194" calcext:value-type="float">
            <text:p>-0.016785377491194</text:p>
          </table:table-cell>
          <table:table-cell table:style-name="ce112" table:number-columns-repeated="3"/>
          <table:table-cell table:style-name="ce126"/>
          <table:table-cell table:style-name="ce112" table:formula="of:=([.H4]-[.H65])/[.H4]" office:value-type="float" office:value="-0.0186383000831255" calcext:value-type="float">
            <text:p>-0.018638300083126</text:p>
          </table:table-cell>
          <table:table-cell table:style-name="ce112" table:formula="of:=([.I4]-[.I65])/[.I4]" office:value-type="float" office:value="0" calcext:value-type="float">
            <text:p>0</text:p>
          </table:table-cell>
          <table:table-cell table:style-name="ce112" table:formula="of:=([.J4]-[.J65])/[.J4]" office:value-type="float" office:value="-0.0164551010813352" calcext:value-type="float">
            <text:p>-0.016455101081335</text:p>
          </table:table-cell>
          <table:table-cell table:style-name="ce112" table:number-columns-repeated="2"/>
          <table:table-cell table:style-name="ce126"/>
          <table:table-cell table:style-name="ce112" table:formula="of:=([.N4]-[.N65])/[.N4]" office:value-type="float" office:value="-0.00159872102318153" calcext:value-type="float">
            <text:p>-0.001598721023182</text:p>
          </table:table-cell>
          <table:table-cell table:style-name="ce112" table:formula="of:=([.O4]-[.O65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65])/[.S4]" office:value-type="float" office:value="-0.0277729359130788" calcext:value-type="float">
            <text:p>-0.027772935913079</text:p>
          </table:table-cell>
          <table:table-cell table:style-name="ce112"/>
          <table:table-cell table:style-name="ce112" table:formula="of:=([.U4]-[.U65])/[.U4]" office:value-type="float" office:value="-0.0449423399382834" calcext:value-type="float">
            <text:p>-0.044942339938283</text:p>
          </table:table-cell>
          <table:table-cell table:style-name="ce112"/>
          <table:table-cell table:style-name="ce112" table:formula="of:=([.W4]-[.W65])/[.W4]" office:value-type="float" office:value="-0.0248756218905473" calcext:value-type="float">
            <text:p>-0.024875621890547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43" table:formula="of:=SUM([.D87:.Y87])/8" office:value-type="float" office:value="-0.0145555563293762" calcext:value-type="float">
            <text:p>-0.014555556329376</text:p>
          </table:table-cell>
          <table:table-cell table:style-name="ce112" table:number-columns-repeated="3"/>
          <table:table-cell table:style-name="ce126"/>
          <table:table-cell table:style-name="ce112" table:formula="of:=([.H4]-[.H66])/[.H4]" office:value-type="float" office:value="-0.00605257689110552" calcext:value-type="float">
            <text:p>-0.006052576891106</text:p>
          </table:table-cell>
          <table:table-cell table:style-name="ce112" table:formula="of:=([.I4]-[.I66])/[.I4]" office:value-type="float" office:value="0" calcext:value-type="float">
            <text:p>0</text:p>
          </table:table-cell>
          <table:table-cell table:style-name="ce112" table:formula="of:=([.J4]-[.J66])/[.J4]" office:value-type="float" office:value="-0.00047014574518106" calcext:value-type="float">
            <text:p>-0.000470145745181</text:p>
          </table:table-cell>
          <table:table-cell table:style-name="ce112" table:number-columns-repeated="2"/>
          <table:table-cell table:style-name="ce126"/>
          <table:table-cell table:style-name="ce112" table:formula="of:=([.N4]-[.N66])/[.N4]" office:value-type="float" office:value="-0.000799360511590655" calcext:value-type="float">
            <text:p>-0.000799360511591</text:p>
          </table:table-cell>
          <table:table-cell table:style-name="ce112" table:formula="of:=([.O4]-[.O66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66])/[.S4]" office:value-type="float" office:value="-0.0555168206379641" calcext:value-type="float">
            <text:p>-0.055516820637964</text:p>
          </table:table-cell>
          <table:table-cell table:style-name="ce112"/>
          <table:table-cell table:style-name="ce112" table:formula="of:=([.U4]-[.U66])/[.U4]" office:value-type="float" office:value="-0.0266351357467853" calcext:value-type="float">
            <text:p>-0.026635135746785</text:p>
          </table:table-cell>
          <table:table-cell table:style-name="ce112"/>
          <table:table-cell table:style-name="ce112" table:formula="of:=([.W4]-[.W66])/[.W4]" office:value-type="float" office:value="-0.0269704111023828" calcext:value-type="float">
            <text:p>-0.026970411102383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43" table:formula="of:=SUM([.D88:.Y88])/8" office:value-type="float" office:value="-0.0169995440136699" calcext:value-type="float">
            <text:p>-0.01699954401367</text:p>
          </table:table-cell>
          <table:table-cell table:style-name="ce112" table:number-columns-repeated="3"/>
          <table:table-cell table:style-name="ce126"/>
          <table:table-cell table:style-name="ce112" table:formula="of:=([.H4]-[.H67])/[.H4]" office:value-type="float" office:value="-0.0105465502909394" calcext:value-type="float">
            <text:p>-0.010546550290939</text:p>
          </table:table-cell>
          <table:table-cell table:style-name="ce112" table:formula="of:=([.I4]-[.I67])/[.I4]" office:value-type="float" office:value="0" calcext:value-type="float">
            <text:p>0</text:p>
          </table:table-cell>
          <table:table-cell table:style-name="ce112" table:formula="of:=([.J4]-[.J67])/[.J4]" office:value-type="float" office:value="-0.00517160319699101" calcext:value-type="float">
            <text:p>-0.005171603196991</text:p>
          </table:table-cell>
          <table:table-cell table:style-name="ce112" table:number-columns-repeated="2"/>
          <table:table-cell table:style-name="ce126"/>
          <table:table-cell table:style-name="ce112" table:formula="of:=([.N4]-[.N67])/[.N4]" office:value-type="float" office:value="-0.000799360511590655" calcext:value-type="float">
            <text:p>-0.000799360511591</text:p>
          </table:table-cell>
          <table:table-cell table:style-name="ce112" table:formula="of:=([.O4]-[.O67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67])/[.S4]" office:value-type="float" office:value="-0.0380570565336122" calcext:value-type="float">
            <text:p>-0.038057056533612</text:p>
          </table:table-cell>
          <table:table-cell table:style-name="ce112"/>
          <table:table-cell table:style-name="ce112" table:formula="of:=([.U4]-[.U67])/[.U4]" office:value-type="float" office:value="-0.044762970369104" calcext:value-type="float">
            <text:p>-0.044762970369104</text:p>
          </table:table-cell>
          <table:table-cell table:style-name="ce112"/>
          <table:table-cell table:style-name="ce112" table:formula="of:=([.W4]-[.W67])/[.W4]" office:value-type="float" office:value="-0.0366588112071223" calcext:value-type="float">
            <text:p>-0.036658811207122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43" table:formula="of:=SUM([.D89:.Y89])/8" office:value-type="float" office:value="-0.0136579080812831" calcext:value-type="float">
            <text:p>-0.013657908081283</text:p>
          </table:table-cell>
          <table:table-cell table:style-name="ce112" table:number-columns-repeated="3"/>
          <table:table-cell table:style-name="ce126"/>
          <table:table-cell table:style-name="ce112" table:formula="of:=([.H4]-[.H68])/[.H4]" office:value-type="float" office:value="-0.00662406483790524" calcext:value-type="float">
            <text:p>-0.006624064837905</text:p>
          </table:table-cell>
          <table:table-cell table:style-name="ce112" table:formula="of:=([.I4]-[.I68])/[.I4]" office:value-type="float" office:value="0" calcext:value-type="float">
            <text:p>0</text:p>
          </table:table-cell>
          <table:table-cell table:style-name="ce112" table:formula="of:=([.J4]-[.J68])/[.J4]" office:value-type="float" office:value="0.0032910202162671" calcext:value-type="float">
            <text:p>0.003291020216267</text:p>
          </table:table-cell>
          <table:table-cell table:style-name="ce112" table:number-columns-repeated="2"/>
          <table:table-cell table:style-name="ce126"/>
          <table:table-cell table:style-name="ce112" table:formula="of:=([.N4]-[.N68])/[.N4]" office:value-type="float" office:value="-0.000799360511590655" calcext:value-type="float">
            <text:p>-0.000799360511591</text:p>
          </table:table-cell>
          <table:table-cell table:style-name="ce112" table:formula="of:=([.O4]-[.O68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68])/[.S4]" office:value-type="float" office:value="-0.0375922375225147" calcext:value-type="float">
            <text:p>-0.037592237522515</text:p>
          </table:table-cell>
          <table:table-cell table:style-name="ce112"/>
          <table:table-cell table:style-name="ce112" table:formula="of:=([.U4]-[.U68])/[.U4]" office:value-type="float" office:value="-0.0363786324684673" calcext:value-type="float">
            <text:p>-0.036378632468467</text:p>
          </table:table-cell>
          <table:table-cell table:style-name="ce112"/>
          <table:table-cell table:style-name="ce112" table:formula="of:=([.W4]-[.W68])/[.W4]" office:value-type="float" office:value="-0.031159989526054" calcext:value-type="float">
            <text:p>-0.031159989526054</text:p>
          </table:table-cell>
          <table:table-cell table:style-name="ce126" table:number-columns-repeated="2"/>
          <table:table-cell table:number-columns-repeated="39"/>
        </table:table-row>
        <table:table-row table:style-name="ro1">
          <table:table-cell table:style-name="ce27" office:value-type="string" calcext:value-type="string" table:number-columns-spanned="3" table:number-rows-spanned="1">
            <text:p>IMPROVEMENT FIXED 6 OVER FIXED 3</text:p>
          </table:table-cell>
          <table:covered-table-cell table:style-name="ce55"/>
          <table:covered-table-cell table:style-name="ce71" table:formula="of:=SUM([.D90:.Y90])/22" office:value-type="float" office:value="0" calcext:value-type="float">
            <text:p>0</text:p>
          </table:covered-table-cell>
          <table:table-cell table:style-name="ce90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1" table:style-name="ce92"/>
          <table:table-cell table:style-name="ce107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135" table:formula="of:=ROUND([.C42]-[.C14]; 10)" office:value-type="float" office:value="0.0032923616" calcext:value-type="float">
            <text:p>0.0032923616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135" table:formula="of:=ROUND([.C43]-[.C15]; 10)" office:value-type="float" office:value="0.002762322" calcext:value-type="float">
            <text:p>0.002762322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135" table:formula="of:=ROUND([.C44]-[.C16]; 10)" office:value-type="float" office:value="0.002545421" calcext:value-type="float">
            <text:p>0.002545421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135" table:formula="of:=ROUND([.C45]-[.C17]; 10)" office:value-type="float" office:value="0.0010287475" calcext:value-type="float">
            <text:p>0.0010287475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135" table:formula="of:=ROUND([.C46]-[.C18]; 10)" office:value-type="float" office:value="0.0021328903" calcext:value-type="float">
            <text:p>0.0021328903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135" table:formula="of:=ROUND([.C47]-[.C19]; 10)" office:value-type="float" office:value="0.0046106801" calcext:value-type="float">
            <text:p>0.0046106801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27" office:value-type="string" calcext:value-type="string" table:number-columns-spanned="3" table:number-rows-spanned="1">
            <text:p>IMPROVEMENT FIXED 6 OVER FIXED 3</text:p>
          </table:table-cell>
          <table:covered-table-cell table:style-name="ce83"/>
          <table:covered-table-cell table:style-name="ce72"/>
          <table:table-cell table:style-name="ce88" office:value-type="string" calcext:value-type="string" table:number-columns-spanned="22" table:number-rows-spanned="1">
            <text:p>Relative difference of the fitness value in comparison with the best result of heuristics for all</text:p>
          </table:table-cell>
          <table:covered-table-cell table:number-columns-repeated="2" table:style-name="ce112"/>
          <table:covered-table-cell table:style-name="ce126"/>
          <table:covered-table-cell table:number-columns-repeated="5" table:style-name="ce112"/>
          <table:covered-table-cell table:style-name="ce126"/>
          <table:covered-table-cell table:number-columns-repeated="2" table:style-name="ce112"/>
          <table:covered-table-cell table:style-name="ce126"/>
          <table:covered-table-cell table:number-columns-repeated="7" table:style-name="ce112"/>
          <table:covered-table-cell table:number-columns-repeated="2" table:style-name="ce126"/>
          <table:table-cell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135" table:formula="of:=[.C49]-[.C21]" office:value-type="float" office:value="-0.114433392716546" calcext:value-type="float">
            <text:p>-0.114433392716546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135" table:formula="of:=[.C50]-[.C22]" office:value-type="float" office:value="-0.118542693288316" calcext:value-type="float">
            <text:p>-0.118542693288316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135" table:formula="of:=[.C51]-[.C23]" office:value-type="float" office:value="-0.124914749332335" calcext:value-type="float">
            <text:p>-0.124914749332335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135" table:formula="of:=[.C52]-[.C24]" office:value-type="float" office:value="-0.133673611798558" calcext:value-type="float">
            <text:p>-0.133673611798558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135" table:formula="of:=[.C53]-[.C25]" office:value-type="float" office:value="-0.126246511204634" calcext:value-type="float">
            <text:p>-0.126246511204634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135" table:formula="of:=[.C54]-[.C26]" office:value-type="float" office:value="-0.105926919271837" calcext:value-type="float">
            <text:p>-0.105926919271837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1">
          <table:table-cell table:style-name="ce27" office:value-type="string" calcext:value-type="string" table:number-columns-spanned="3" table:number-rows-spanned="1">
            <text:p>IMPROVEMENT FIXED 6 OVER FIXED 3</text:p>
          </table:table-cell>
          <table:covered-table-cell table:style-name="ce55"/>
          <table:covered-table-cell table:style-name="ce71" table:formula="of:=SUM([.D104:.Y104])/22" office:value-type="float" office:value="0" calcext:value-type="float">
            <text:p>0</text:p>
          </table:covered-table-cell>
          <table:table-cell table:style-name="ce90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1" table:style-name="ce92"/>
          <table:table-cell table:style-name="ce107" table:number-columns-repeated="39"/>
        </table:table-row>
        <table:table-row table:style-name="ro5">
          <table:table-cell table:style-name="ce67" office:value-type="float" office:value="3" calcext:value-type="float">
            <text:p>3</text:p>
          </table:table-cell>
          <table:table-cell table:style-name="ce81" office:value-type="float" office:value="0.03" calcext:value-type="float">
            <text:p>0.03</text:p>
          </table:table-cell>
          <table:table-cell table:style-name="ce135" table:formula="of:=ROUND([.C56]-[.C28]; 10)" office:value-type="float" office:value="0.1192723819" calcext:value-type="float">
            <text:p>0.1192723819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3" calcext:value-type="float">
            <text:p>0.03</text:p>
          </table:table-cell>
          <table:table-cell table:style-name="ce135" table:formula="of:=ROUND([.C57]-[.C29]; 10)" office:value-type="float" office:value="0.1211817465" calcext:value-type="float">
            <text:p>0.1211817465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05" calcext:value-type="float">
            <text:p>0.05</text:p>
          </table:table-cell>
          <table:table-cell table:style-name="ce135" table:formula="of:=ROUND([.C58]-[.C30]; 10)" office:value-type="float" office:value="0.1265775557" calcext:value-type="float">
            <text:p>0.1265775557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82" office:value-type="float" office:value="0.05" calcext:value-type="float">
            <text:p>0.05</text:p>
          </table:table-cell>
          <table:table-cell table:style-name="ce135" table:formula="of:=ROUND([.C59]-[.C31]; 10)" office:value-type="float" office:value="0.1375851031" calcext:value-type="float">
            <text:p>0.1375851031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82" office:value-type="float" office:value="0.1" calcext:value-type="float">
            <text:p>0.1</text:p>
          </table:table-cell>
          <table:table-cell table:style-name="ce135" table:formula="of:=ROUND([.C60]-[.C32]; 10)" office:value-type="float" office:value="0.1280610405" calcext:value-type="float">
            <text:p>0.1280610405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69" office:value-type="float" office:value="5" calcext:value-type="float">
            <text:p>5</text:p>
          </table:table-cell>
          <table:table-cell table:style-name="ce83" office:value-type="float" office:value="0.1" calcext:value-type="float">
            <text:p>0.1</text:p>
          </table:table-cell>
          <table:table-cell table:style-name="ce135" table:formula="of:=ROUND([.C61]-[.C33]; 10)" office:value-type="float" office:value="0.1159423433" calcext:value-type="float">
            <text:p>0.1159423433</text:p>
          </table:table-cell>
          <table:table-cell table:style-name="ce112" table:number-columns-repeated="3"/>
          <table:table-cell table:style-name="ce126"/>
          <table:table-cell table:style-name="ce112" table:number-columns-repeated="5"/>
          <table:table-cell table:style-name="ce126"/>
          <table:table-cell table:style-name="ce112" table:number-columns-repeated="2"/>
          <table:table-cell table:style-name="ce126"/>
          <table:table-cell table:style-name="ce112" table:number-columns-repeated="7"/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21" office:value-type="string" calcext:value-type="string" table:number-columns-spanned="3" table:number-rows-spanned="1">
            <text:p>IMPROVEMENT RANDOM OVER FIXED</text:p>
          </table:table-cell>
          <table:covered-table-cell table:style-name="ce35"/>
          <table:covered-table-cell table:style-name="ce44" table:formula="of:=SUM([.D111:.Y111])/22" office:value-type="float" office:value="0" calcext:value-type="float">
            <text:p>0</text:p>
          </table:covered-table-cell>
          <table:table-cell table:style-name="ce52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" table:style-name="ce53"/>
          <table:covered-table-cell table:style-name="ce59"/>
          <table:covered-table-cell table:number-columns-repeated="5" table:style-name="ce53"/>
          <table:covered-table-cell table:style-name="ce59"/>
          <table:covered-table-cell table:number-columns-repeated="2" table:style-name="ce53"/>
          <table:covered-table-cell table:style-name="ce59"/>
          <table:covered-table-cell table:number-columns-repeated="7" table:style-name="ce53"/>
          <table:covered-table-cell table:number-columns-repeated="2" table:style-name="ce59"/>
          <table:table-cell table:number-columns-repeated="39"/>
        </table:table-row>
        <table:table-row table:style-name="ro5">
          <table:table-cell table:style-name="ce22" office:value-type="float" office:value="3" calcext:value-type="float">
            <text:p>3</text:p>
          </table:table-cell>
          <table:table-cell table:style-name="ce36" office:value-type="float" office:value="0.03" calcext:value-type="float">
            <text:p>0.03</text:p>
          </table:table-cell>
          <table:table-cell table:style-name="ce135" table:formula="of:=[.C70]-[.C42]" office:value-type="float" office:value="0.230882434196844" calcext:value-type="float">
            <text:p>0.230882434196844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7" office:value-type="float" office:value="0.03" calcext:value-type="float">
            <text:p>0.03</text:p>
          </table:table-cell>
          <table:table-cell table:style-name="ce135" table:formula="of:=[.C71]-[.C43]" office:value-type="float" office:value="0.250729387160482" calcext:value-type="float">
            <text:p>0.250729387160482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37" office:value-type="float" office:value="0.05" calcext:value-type="float">
            <text:p>0.05</text:p>
          </table:table-cell>
          <table:table-cell table:style-name="ce135" table:formula="of:=[.C72]-[.C44]" office:value-type="float" office:value="0.260768414629817" calcext:value-type="float">
            <text:p>0.260768414629817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7" office:value-type="float" office:value="0.05" calcext:value-type="float">
            <text:p>0.05</text:p>
          </table:table-cell>
          <table:table-cell table:style-name="ce135" table:formula="of:=[.C73]-[.C45]" office:value-type="float" office:value="0.275504884266542" calcext:value-type="float">
            <text:p>0.275504884266542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37" office:value-type="float" office:value="0.1" calcext:value-type="float">
            <text:p>0.1</text:p>
          </table:table-cell>
          <table:table-cell table:style-name="ce135" table:formula="of:=[.C74]-[.C46]" office:value-type="float" office:value="0.232663555993056" calcext:value-type="float">
            <text:p>0.232663555993056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9" office:value-type="float" office:value="5" calcext:value-type="float">
            <text:p>5</text:p>
          </table:table-cell>
          <table:table-cell table:style-name="ce38" office:value-type="float" office:value="0.1" calcext:value-type="float">
            <text:p>0.1</text:p>
          </table:table-cell>
          <table:table-cell table:style-name="ce135" table:formula="of:=[.C75]-[.C47]" office:value-type="float" office:value="0.207897427510903" calcext:value-type="float">
            <text:p>0.207897427510903</text:p>
          </table:table-cell>
          <table:table-cell table:style-name="ce82" table:number-columns-repeated="22"/>
          <table:table-cell table:number-columns-repeated="39"/>
        </table:table-row>
        <table:table-row table:style-name="ro1">
          <table:table-cell table:style-name="ce30" office:value-type="string" calcext:value-type="string" table:number-columns-spanned="3" table:number-rows-spanned="1">
            <text:p>IMPROVEMENT RANDOM OVER FIXED</text:p>
          </table:table-cell>
          <table:covered-table-cell table:style-name="ce39"/>
          <table:covered-table-cell table:style-name="ce72" table:formula="of:=[.C76]-[.C20]" office:value-type="float" office:value="0" calcext:value-type="float">
            <text:p>0</text:p>
          </table:covered-table-cell>
          <table:table-cell table:style-name="ce88" office:value-type="string" calcext:value-type="string" table:number-columns-spanned="22" table:number-rows-spanned="1">
            <text:p>Relative difference of the fitness value in comparison with the best result of heuristics for all</text:p>
          </table:table-cell>
          <table:covered-table-cell table:number-columns-repeated="2"/>
          <table:covered-table-cell table:style-name="ce128"/>
          <table:covered-table-cell table:number-columns-repeated="5"/>
          <table:covered-table-cell table:style-name="ce128"/>
          <table:covered-table-cell table:number-columns-repeated="2"/>
          <table:covered-table-cell table:style-name="ce128"/>
          <table:covered-table-cell table:number-columns-repeated="7"/>
          <table:covered-table-cell table:number-columns-repeated="2" table:style-name="ce128"/>
          <table:table-cell table:number-columns-repeated="39"/>
        </table:table-row>
        <table:table-row table:style-name="ro5">
          <table:table-cell table:style-name="ce22" office:value-type="float" office:value="3" calcext:value-type="float">
            <text:p>3</text:p>
          </table:table-cell>
          <table:table-cell table:style-name="ce36" office:value-type="float" office:value="0.03" calcext:value-type="float">
            <text:p>0.03</text:p>
          </table:table-cell>
          <table:table-cell table:style-name="ce135" table:formula="of:=[.C77]-[.C49]" office:value-type="float" office:value="0.337427999057291" calcext:value-type="float">
            <text:p>0.337427999057291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7" office:value-type="float" office:value="0.03" calcext:value-type="float">
            <text:p>0.03</text:p>
          </table:table-cell>
          <table:table-cell table:style-name="ce135" table:formula="of:=[.C78]-[.C50]" office:value-type="float" office:value="0.356921177119738" calcext:value-type="float">
            <text:p>0.356921177119738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37" office:value-type="float" office:value="0.05" calcext:value-type="float">
            <text:p>0.05</text:p>
          </table:table-cell>
          <table:table-cell table:style-name="ce135" table:formula="of:=[.C79]-[.C51]" office:value-type="float" office:value="0.373896604430656" calcext:value-type="float">
            <text:p>0.373896604430656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7" office:value-type="float" office:value="0.05" calcext:value-type="float">
            <text:p>0.05</text:p>
          </table:table-cell>
          <table:table-cell table:style-name="ce135" table:formula="of:=[.C80]-[.C52]" office:value-type="float" office:value="0.396917449318086" calcext:value-type="float">
            <text:p>0.396917449318086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37" office:value-type="float" office:value="0.1" calcext:value-type="float">
            <text:p>0.1</text:p>
          </table:table-cell>
          <table:table-cell table:style-name="ce135" table:formula="of:=[.C81]-[.C53]" office:value-type="float" office:value="0.347034402478432" calcext:value-type="float">
            <text:p>0.347034402478432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9" office:value-type="float" office:value="5" calcext:value-type="float">
            <text:p>5</text:p>
          </table:table-cell>
          <table:table-cell table:style-name="ce38" office:value-type="float" office:value="0.1" calcext:value-type="float">
            <text:p>0.1</text:p>
          </table:table-cell>
          <table:table-cell table:style-name="ce135" table:formula="of:=[.C82]-[.C54]" office:value-type="float" office:value="0.306869420541253" calcext:value-type="float">
            <text:p>0.306869420541253</text:p>
          </table:table-cell>
          <table:table-cell table:style-name="ce82" table:number-columns-repeated="22"/>
          <table:table-cell table:number-columns-repeated="39"/>
        </table:table-row>
        <table:table-row table:style-name="ro1">
          <table:table-cell table:style-name="ce30" office:value-type="string" calcext:value-type="string" table:number-columns-spanned="3" table:number-rows-spanned="1">
            <text:p>IMPROVEMENT RANDOM OVER FIXED</text:p>
          </table:table-cell>
          <table:covered-table-cell table:style-name="ce39"/>
          <table:covered-table-cell table:style-name="ce72" table:formula="of:=[.C83]-[.C27]" office:value-type="float" office:value="0" calcext:value-type="float">
            <text:p>0</text:p>
          </table:covered-table-cell>
          <table:table-cell table:style-name="ce52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"/>
          <table:covered-table-cell table:style-name="ce128"/>
          <table:covered-table-cell table:number-columns-repeated="5"/>
          <table:covered-table-cell table:style-name="ce128"/>
          <table:covered-table-cell table:number-columns-repeated="2"/>
          <table:covered-table-cell table:style-name="ce128"/>
          <table:covered-table-cell table:number-columns-repeated="7"/>
          <table:covered-table-cell table:number-columns-repeated="2" table:style-name="ce128"/>
          <table:table-cell table:number-columns-repeated="39"/>
        </table:table-row>
        <table:table-row table:style-name="ro5">
          <table:table-cell table:style-name="ce22" office:value-type="float" office:value="3" calcext:value-type="float">
            <text:p>3</text:p>
          </table:table-cell>
          <table:table-cell table:style-name="ce36" office:value-type="float" office:value="0.03" calcext:value-type="float">
            <text:p>0.03</text:p>
          </table:table-cell>
          <table:table-cell table:style-name="ce135" table:formula="of:=[.C84]-[.C56]" office:value-type="float" office:value="0.0718183952030722" calcext:value-type="float">
            <text:p>0.071818395203072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7" office:value-type="float" office:value="0.03" calcext:value-type="float">
            <text:p>0.03</text:p>
          </table:table-cell>
          <table:table-cell table:style-name="ce135" table:formula="of:=[.C85]-[.C57]" office:value-type="float" office:value="0.0701770012388969" calcext:value-type="float">
            <text:p>0.070177001238897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37" office:value-type="float" office:value="0.05" calcext:value-type="float">
            <text:p>0.05</text:p>
          </table:table-cell>
          <table:table-cell table:style-name="ce135" table:formula="of:=[.C86]-[.C58]" office:value-type="float" office:value="0.077913254808806" calcext:value-type="float">
            <text:p>0.077913254808806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7" office:value-type="float" office:value="0.05" calcext:value-type="float">
            <text:p>0.05</text:p>
          </table:table-cell>
          <table:table-cell table:style-name="ce135" table:formula="of:=[.C87]-[.C59]" office:value-type="float" office:value="0.0839764581706238" calcext:value-type="float">
            <text:p>0.083976458170624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37" office:value-type="float" office:value="0.1" calcext:value-type="float">
            <text:p>0.1</text:p>
          </table:table-cell>
          <table:table-cell table:style-name="ce135" table:formula="of:=[.C88]-[.C60]" office:value-type="float" office:value="0.0799034221863301" calcext:value-type="float">
            <text:p>0.07990342218633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29" office:value-type="float" office:value="5" calcext:value-type="float">
            <text:p>5</text:p>
          </table:table-cell>
          <table:table-cell table:style-name="ce38" office:value-type="float" office:value="0.1" calcext:value-type="float">
            <text:p>0.1</text:p>
          </table:table-cell>
          <table:table-cell table:style-name="ce135" table:formula="of:=[.C89]-[.C61]" office:value-type="float" office:value="0.0637398218187169" calcext:value-type="float">
            <text:p>0.063739821818717</text:p>
          </table:table-cell>
          <table:table-cell table:style-name="ce82" table:number-columns-repeated="22"/>
          <table:table-cell table:number-columns-repeated="39"/>
        </table:table-row>
        <table:table-row table:style-name="ro5">
          <table:table-cell table:style-name="ce15" table:number-columns-repeated="64"/>
        </table:table-row>
        <table:table-row table:style-name="ro5">
          <table:table-cell table:style-name="ce15" table:number-columns-repeated="3"/>
          <table:table-cell table:style-name="ce15" office:value-type="string" calcext:value-type="string">
            <text:p>Cd //</text:p>
          </table:table-cell>
          <table:table-cell table:style-name="ce15" table:number-columns-repeated="60"/>
        </table:table-row>
        <table:table-row table:style-name="ro5">
          <table:table-cell table:style-name="ce15" table:number-columns-repeated="3"/>
          <table:table-cell table:style-name="ce73" office:value-type="string" calcext:value-type="string" table:number-columns-spanned="3" table:number-rows-spanned="1">
            <text:p>opt</text:p>
          </table:table-cell>
          <table:covered-table-cell table:number-columns-repeated="2" table:style-name="ce15"/>
          <table:table-cell table:style-name="ce73" office:value-type="string" calcext:value-type="string" table:number-columns-spanned="3" table:number-rows-spanned="1">
            <text:p>h</text:p>
          </table:table-cell>
          <table:covered-table-cell table:number-columns-repeated="2" table:style-name="ce15"/>
          <table:table-cell table:style-name="ce15" table:number-columns-repeated="55"/>
        </table:table-row>
        <table:table-row table:style-name="ro5">
          <table:table-cell table:style-name="ce15" table:number-columns-repeated="3"/>
          <table:table-cell table:style-name="ce15" office:value-type="string" calcext:value-type="string">
            <text:p>p = 3</text:p>
          </table:table-cell>
          <table:table-cell table:style-name="ce15" office:value-type="string" calcext:value-type="string">
            <text:p>p = 6</text:p>
          </table:table-cell>
          <table:table-cell table:style-name="ce15" office:value-type="string" calcext:value-type="string">
            <text:p>2 <text:span text:style-name="T5">≤ p ≤ 10</text:span></text:p>
          </table:table-cell>
          <table:table-cell table:style-name="ce15" office:value-type="string" calcext:value-type="string">
            <text:p>p = 3</text:p>
          </table:table-cell>
          <table:table-cell table:style-name="ce15" office:value-type="string" calcext:value-type="string">
            <text:p>p = 6</text:p>
          </table:table-cell>
          <table:table-cell table:style-name="ce15" office:value-type="string" calcext:value-type="string">
            <text:p>2 <text:span text:style-name="T5">≤ p ≤ 10</text:span></text:p>
          </table:table-cell>
          <table:table-cell table:style-name="ce15" table:number-columns-repeated="55"/>
        </table:table-row>
        <table:table-row table:style-name="ro7">
          <table:table-cell table:style-name="ce15" table:number-columns-repeated="2"/>
          <table:table-cell office:value-type="string" calcext:value-type="string">
            <text:p>s = 3, m = 3%</text:p>
          </table:table-cell>
          <table:table-cell table:style-name="ce74" table:formula="of:=[.C14] *(-1)" office:value-type="percentage" office:value="0.260187945650263" calcext:value-type="percentage">
            <text:p>26.02%</text:p>
          </table:table-cell>
          <table:table-cell table:style-name="ce74" table:formula="of:=[.C42]*(-1)" office:value-type="percentage" office:value="0.2568955841" calcext:value-type="percentage">
            <text:p>25.69%</text:p>
          </table:table-cell>
          <table:table-cell table:style-name="ce74" table:formula="of:=[.C70]*(-1)" office:value-type="percentage" office:value="0.0260131499031556" calcext:value-type="percentage">
            <text:p>2.60%</text:p>
          </table:table-cell>
          <table:table-cell table:style-name="ce74" table:formula="of:=[.C28]*(-1)" office:value-type="percentage" office:value="0.203211069856177" calcext:value-type="percentage">
            <text:p>20.32%</text:p>
          </table:table-cell>
          <table:table-cell table:style-name="ce74" table:formula="of:=[.C56]*(-1)" office:value-type="percentage" office:value="0.083938688" calcext:value-type="percentage">
            <text:p>8.39%</text:p>
          </table:table-cell>
          <table:table-cell table:style-name="ce74" table:formula="of:=[.C84]*(-1)" office:value-type="percentage" office:value="0.0121202927969278" calcext:value-type="percentage">
            <text:p>1.21%</text:p>
          </table:table-cell>
          <table:table-cell table:style-name="ce15" table:number-columns-repeated="55"/>
        </table:table-row>
        <table:table-row table:style-name="ro5">
          <table:table-cell table:style-name="ce15" table:number-columns-repeated="2"/>
          <table:table-cell table:style-name="ce54" office:value-type="string" calcext:value-type="string">
            <text:p>s = 5, m = 3%</text:p>
          </table:table-cell>
          <table:table-cell table:style-name="ce74" table:formula="of:=[.C15] *(-1)" office:value-type="percentage" office:value="0.284239550722014" calcext:value-type="percentage">
            <text:p>28.42%</text:p>
          </table:table-cell>
          <table:table-cell table:style-name="ce74" table:formula="of:=[.C43]*(-1)" office:value-type="percentage" office:value="0.2814772287" calcext:value-type="percentage">
            <text:p>28.15%</text:p>
          </table:table-cell>
          <table:table-cell table:style-name="ce74" table:formula="of:=[.C71]*(-1)" office:value-type="percentage" office:value="0.0307478415395185" calcext:value-type="percentage">
            <text:p>3.07%</text:p>
          </table:table-cell>
          <table:table-cell table:style-name="ce74" table:formula="of:=[.C29]*(-1)" office:value-type="percentage" office:value="0.20980064768207" calcext:value-type="percentage">
            <text:p>20.98%</text:p>
          </table:table-cell>
          <table:table-cell table:style-name="ce74" table:formula="of:=[.C57]*(-1)" office:value-type="percentage" office:value="0.0886189012" calcext:value-type="percentage">
            <text:p>8.86%</text:p>
          </table:table-cell>
          <table:table-cell table:style-name="ce74" table:formula="of:=[.C85]*(-1)" office:value-type="percentage" office:value="0.0184418999611031" calcext:value-type="percentage">
            <text:p>1.84%</text:p>
          </table:table-cell>
          <table:table-cell table:style-name="ce15" table:number-columns-repeated="55"/>
        </table:table-row>
        <table:table-row table:style-name="ro5">
          <table:table-cell table:style-name="ce15" table:number-columns-repeated="2"/>
          <table:table-cell table:style-name="ce54" office:value-type="string" calcext:value-type="string">
            <text:p>s = 3, m = 5%</text:p>
          </table:table-cell>
          <table:table-cell table:style-name="ce74" table:formula="of:=[.C16] *(-1)" office:value-type="percentage" office:value="0.294394401635255" calcext:value-type="percentage">
            <text:p>29.44%</text:p>
          </table:table-cell>
          <table:table-cell table:style-name="ce74" table:formula="of:=[.C44]*(-1)" office:value-type="percentage" office:value="0.2918489806" calcext:value-type="percentage">
            <text:p>29.18%</text:p>
          </table:table-cell>
          <table:table-cell table:style-name="ce74" table:formula="of:=[.C72]*(-1)" office:value-type="percentage" office:value="0.031080565970183" calcext:value-type="percentage">
            <text:p>3.11%</text:p>
          </table:table-cell>
          <table:table-cell table:style-name="ce74" table:formula="of:=[.C30]*(-1)" office:value-type="percentage" office:value="0.221276187968118" calcext:value-type="percentage">
            <text:p>22.13%</text:p>
          </table:table-cell>
          <table:table-cell table:style-name="ce74" table:formula="of:=[.C58]*(-1)" office:value-type="percentage" office:value="0.0946986323" calcext:value-type="percentage">
            <text:p>9.47%</text:p>
          </table:table-cell>
          <table:table-cell table:style-name="ce74" table:formula="of:=[.C86]*(-1)" office:value-type="percentage" office:value="0.016785377491194" calcext:value-type="percentage">
            <text:p>1.68%</text:p>
          </table:table-cell>
          <table:table-cell table:style-name="ce15" table:number-columns-repeated="55"/>
        </table:table-row>
        <table:table-row table:style-name="ro5">
          <table:table-cell table:style-name="ce15" table:number-columns-repeated="2"/>
          <table:table-cell table:style-name="ce54" office:value-type="string" calcext:value-type="string">
            <text:p>s = 5, m = 5%</text:p>
          </table:table-cell>
          <table:table-cell table:style-name="ce74" table:formula="of:=[.C17] *(-1)" office:value-type="percentage" office:value="0.305076880808025" calcext:value-type="percentage">
            <text:p>30.51%</text:p>
          </table:table-cell>
          <table:table-cell table:style-name="ce74" table:formula="of:=[.C45]*(-1)" office:value-type="percentage" office:value="0.3040481333" calcext:value-type="percentage">
            <text:p>30.40%</text:p>
          </table:table-cell>
          <table:table-cell table:style-name="ce74" table:formula="of:=[.C73]*(-1)" office:value-type="percentage" office:value="0.0285432490334581" calcext:value-type="percentage">
            <text:p>2.85%</text:p>
          </table:table-cell>
          <table:table-cell table:style-name="ce74" table:formula="of:=[.C31]*(-1)" office:value-type="percentage" office:value="0.236117117574798" calcext:value-type="percentage">
            <text:p>23.61%</text:p>
          </table:table-cell>
          <table:table-cell table:style-name="ce74" table:formula="of:=[.C59]*(-1)" office:value-type="percentage" office:value="0.0985320145" calcext:value-type="percentage">
            <text:p>9.85%</text:p>
          </table:table-cell>
          <table:table-cell table:style-name="ce74" table:formula="of:=[.C87]*(-1)" office:value-type="percentage" office:value="0.0145555563293762" calcext:value-type="percentage">
            <text:p>1.46%</text:p>
          </table:table-cell>
          <table:table-cell table:style-name="ce15" table:number-columns-repeated="55"/>
        </table:table-row>
        <table:table-row table:style-name="ro5">
          <table:table-cell table:style-name="ce15" table:number-columns-repeated="2"/>
          <table:table-cell table:style-name="ce54" office:value-type="string" calcext:value-type="string">
            <text:p>s = 3, m = 10%</text:p>
          </table:table-cell>
          <table:table-cell table:style-name="ce74" table:formula="of:=[.C18] *(-1)" office:value-type="percentage" office:value="0.263052585464249" calcext:value-type="percentage">
            <text:p>26.31%</text:p>
          </table:table-cell>
          <table:table-cell table:style-name="ce74" table:formula="of:=[.C46]*(-1)" office:value-type="percentage" office:value="0.2609196952" calcext:value-type="percentage">
            <text:p>26.09%</text:p>
          </table:table-cell>
          <table:table-cell table:style-name="ce74" table:formula="of:=[.C74]*(-1)" office:value-type="percentage" office:value="0.0282561392069439" calcext:value-type="percentage">
            <text:p>2.83%</text:p>
          </table:table-cell>
          <table:table-cell table:style-name="ce74" table:formula="of:=[.C32]*(-1)" office:value-type="percentage" office:value="0.22496400674584" calcext:value-type="percentage">
            <text:p>22.50%</text:p>
          </table:table-cell>
          <table:table-cell table:style-name="ce74" table:formula="of:=[.C60]*(-1)" office:value-type="percentage" office:value="0.0969029662" calcext:value-type="percentage">
            <text:p>9.69%</text:p>
          </table:table-cell>
          <table:table-cell table:style-name="ce74" table:formula="of:=[.C88]*(-1)" office:value-type="percentage" office:value="0.0169995440136699" calcext:value-type="percentage">
            <text:p>1.70%</text:p>
          </table:table-cell>
          <table:table-cell table:style-name="ce15" table:number-columns-repeated="55"/>
        </table:table-row>
        <table:table-row table:style-name="ro5">
          <table:table-cell table:style-name="ce15" table:number-columns-repeated="2"/>
          <table:table-cell table:style-name="ce54" office:value-type="string" calcext:value-type="string">
            <text:p>s = 5, m = 10%</text:p>
          </table:table-cell>
          <table:table-cell table:style-name="ce74" table:formula="of:=[.C19] *(-1)" office:value-type="percentage" office:value="0.239929194236352" calcext:value-type="percentage">
            <text:p>23.99%</text:p>
          </table:table-cell>
          <table:table-cell table:style-name="ce74" table:formula="of:=[.C47]*(-1)" office:value-type="percentage" office:value="0.2353185141" calcext:value-type="percentage">
            <text:p>23.53%</text:p>
          </table:table-cell>
          <table:table-cell table:style-name="ce74" table:formula="of:=[.C75]*(-1)" office:value-type="percentage" office:value="0.0274210865890972" calcext:value-type="percentage">
            <text:p>2.74%</text:p>
          </table:table-cell>
          <table:table-cell table:style-name="ce74" table:formula="of:=[.C33]*(-1)" office:value-type="percentage" office:value="0.193340073187676" calcext:value-type="percentage">
            <text:p>19.33%</text:p>
          </table:table-cell>
          <table:table-cell table:style-name="ce74" table:formula="of:=[.C61]*(-1)" office:value-type="percentage" office:value="0.0773977299" calcext:value-type="percentage">
            <text:p>7.74%</text:p>
          </table:table-cell>
          <table:table-cell table:style-name="ce74" table:formula="of:=[.C89]*(-1)" office:value-type="percentage" office:value="0.0136579080812831" calcext:value-type="percentage">
            <text:p>1.37%</text:p>
          </table:table-cell>
          <table:table-cell table:style-name="ce15" table:number-columns-repeated="55"/>
        </table:table-row>
        <table:table-row table:style-name="ro5" table:number-rows-repeated="45">
          <table:table-cell table:style-name="ce15" table:number-columns-repeated="64"/>
        </table:table-row>
        <table:table-row table:style-name="ro8">
          <table:table-cell table:style-name="ce15" table:number-columns-repeated="2"/>
          <table:table-cell table:style-name="ce56"/>
          <table:table-cell table:style-name="ce15" table:number-columns-repeated="61"/>
        </table:table-row>
        <table:table-row table:style-name="ro5" table:number-rows-repeated="32">
          <table:table-cell table:style-name="ce15" table:number-columns-repeated="64"/>
        </table:table-row>
        <table:table-row table:style-name="ro5" table:number-rows-repeated="104835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RESULTS.C70:RESULTS.C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C77:RESULTS.C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C84:RESULTS.C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andom_detailed" table:style-name="ta1">
        <table:shapes>
          <draw:frame draw:z-index="0" draw:style-name="gr1" draw:text-style-name="P1" svg:width="4.6059in" svg:height="3.7114in" svg:x="2.6913in" svg:y="10.2646in">
            <draw:object draw:notify-on-update-of-ranges="Random_detailed.A14:Random_detailed.A19 Random_detailed.C14:Random_detailed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6059in" svg:height="3.7114in" svg:x="8.9154in" svg:y="10.2528in">
            <draw:object draw:notify-on-update-of-ranges="Random_detailed.A28:Random_detailed.A33 Random_detailed.C28:Random_detailed.C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5" draw:text-style-name="P5" svg:width="0.5713in" svg:height="0.3787in" draw:transform="rotate (1.5707963267949) translate (3.14724409448819in 11.2814960629921in)">
            <draw:text-box>
              <text:p><text:span text:style-name="T3">opt</text:span></text:p>
            </draw:text-box>
          </draw:frame>
          <draw:frame draw:z-index="3" draw:style-name="gr6" draw:text-style-name="P5" svg:width="0.7413in" svg:height="0.3083in" draw:transform="rotate (1.5707963267949) translate (2.82047244094488in 11.2346456692913in)">
            <draw:text-box>
              <text:p><text:span text:style-name="T3">14</text:span></text:p>
            </draw:text-box>
          </draw:frame>
          <draw:frame draw:z-index="4" draw:style-name="gr6" draw:text-style-name="P5" svg:width="0.5957in" svg:height="0.3083in" draw:transform="rotate (1.5707963267949) translate (9.07204724409449in 11.2397637795276in)">
            <draw:text-box>
              <text:p><text:span text:style-name="T3">8</text:span></text:p>
            </draw:text-box>
          </draw:frame>
          <draw:frame draw:z-index="5" draw:style-name="gr5" draw:text-style-name="P5" svg:width="0.5713in" svg:height="0.3787in" draw:transform="rotate (1.5707963267949) translate (9.37952755905512in 11.255905511811in)">
            <draw:text-box>
              <text:p><text:span text:style-name="T3">h</text:span></text:p>
            </draw:text-box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128"/>
        <table:table-column table:style-name="co13" table:default-cell-style-name="Default"/>
        <table:table-column table:style-name="co6" table:default-cell-style-name="Default"/>
        <table:table-column table:style-name="co12" table:default-cell-style-name="ce128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128"/>
        <table:table-column table:style-name="co18" table:default-cell-style-name="ce128"/>
        <table:table-column table:style-name="co19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60" office:value-type="string" calcext:value-type="string" table:number-columns-spanned="22" table:number-rows-spanned="1">
            <text:p>Improvement of the fitness value in comparison with the best result of the heuristics</text:p>
          </table:table-cell>
          <table:covered-table-cell table:number-columns-repeated="2" table:style-name="ce60"/>
          <table:covered-table-cell table:style-name="ce119"/>
          <table:covered-table-cell table:number-columns-repeated="5" table:style-name="ce60"/>
          <table:covered-table-cell table:style-name="ce119"/>
          <table:covered-table-cell table:number-columns-repeated="2" table:style-name="ce60"/>
          <table:covered-table-cell table:style-name="ce119"/>
          <table:covered-table-cell table:number-columns-repeated="7" table:style-name="ce60"/>
          <table:covered-table-cell table:number-columns-repeated="2" table:style-name="ce119"/>
          <table:table-cell table:style-name="ce131" table:number-columns-repeated="39"/>
        </table:table-row>
        <table:table-row table:style-name="ro2">
          <table:covered-table-cell table:number-columns-repeated="2" table:style-name="ce1"/>
          <table:table-cell table:style-name="ce1"/>
          <table:table-cell table:style-name="ce60" office:value-type="string" calcext:value-type="string">
            <text:p>att48</text:p>
          </table:table-cell>
          <table:table-cell table:style-name="ce60" office:value-type="string" calcext:value-type="string">
            <text:p>bayg29</text:p>
          </table:table-cell>
          <table:table-cell table:style-name="ce60" office:value-type="string" calcext:value-type="string">
            <text:p>bays29</text:p>
          </table:table-cell>
          <table:table-cell table:style-name="ce119" office:value-type="string" calcext:value-type="string">
            <text:p>berlin52</text:p>
          </table:table-cell>
          <table:table-cell table:style-name="ce60" office:value-type="string" calcext:value-type="string">
            <text:p>brazil58</text:p>
          </table:table-cell>
          <table:table-cell table:style-name="ce60" office:value-type="string" calcext:value-type="string">
            <text:p>burma14</text:p>
          </table:table-cell>
          <table:table-cell table:style-name="ce60" office:value-type="string" calcext:value-type="string">
            <text:p>dantzig42</text:p>
          </table:table-cell>
          <table:table-cell table:style-name="ce60" office:value-type="string" calcext:value-type="string">
            <text:p>eil51</text:p>
          </table:table-cell>
          <table:table-cell table:style-name="ce60" office:value-type="string" calcext:value-type="string">
            <text:p>eil76</text:p>
          </table:table-cell>
          <table:table-cell table:style-name="ce119" office:value-type="string" calcext:value-type="string">
            <text:p>fri26</text:p>
          </table:table-cell>
          <table:table-cell table:style-name="ce60" office:value-type="string" calcext:value-type="string">
            <text:p>gr17</text:p>
          </table:table-cell>
          <table:table-cell table:style-name="ce60" office:value-type="string" calcext:value-type="string">
            <text:p>gr21</text:p>
          </table:table-cell>
          <table:table-cell table:style-name="ce119" office:value-type="string" calcext:value-type="string">
            <text:p>gr24</text:p>
          </table:table-cell>
          <table:table-cell table:style-name="ce60" office:value-type="string" calcext:value-type="string">
            <text:p>gr48</text:p>
          </table:table-cell>
          <table:table-cell table:style-name="ce60" office:value-type="string" calcext:value-type="string">
            <text:p>gr96</text:p>
          </table:table-cell>
          <table:table-cell table:style-name="ce60" office:value-type="string" calcext:value-type="string">
            <text:p>hk48</text:p>
          </table:table-cell>
          <table:table-cell table:style-name="ce60" office:value-type="string" calcext:value-type="string">
            <text:p>pr76</text:p>
          </table:table-cell>
          <table:table-cell table:style-name="ce60" office:value-type="string" calcext:value-type="string">
            <text:p>rat99</text:p>
          </table:table-cell>
          <table:table-cell table:style-name="ce60" office:value-type="string" calcext:value-type="string">
            <text:p>st70</text:p>
          </table:table-cell>
          <table:table-cell table:style-name="ce60" office:value-type="string" calcext:value-type="string">
            <text:p>swiss42</text:p>
          </table:table-cell>
          <table:table-cell table:style-name="ce119" office:value-type="string" calcext:value-type="string">
            <text:p>ulysses16</text:p>
          </table:table-cell>
          <table:table-cell table:style-name="ce119" office:value-type="string" calcext:value-type="string">
            <text:p>ulysses22</text:p>
          </table:table-cell>
          <table:table-cell table:style-name="ce131" table:number-columns-repeated="39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60" office:value-type="float" office:value="10628" calcext:value-type="float">
            <text:p>10628</text:p>
          </table:table-cell>
          <table:table-cell table:style-name="ce60" office:value-type="float" office:value="1610" calcext:value-type="float">
            <text:p>1610</text:p>
          </table:table-cell>
          <table:table-cell table:style-name="ce60" office:value-type="float" office:value="2020" calcext:value-type="float">
            <text:p>2020</text:p>
          </table:table-cell>
          <table:table-cell table:style-name="ce119" office:value-type="float" office:value="7544.36590190409" calcext:value-type="float">
            <text:p>7544.36590190409</text:p>
          </table:table-cell>
          <table:table-cell table:style-name="ce60" table:number-columns-repeated="3"/>
          <table:table-cell table:style-name="ce60" office:value-type="float" office:value="429.983311983384" calcext:value-type="float">
            <text:p>429.983311983384</text:p>
          </table:table-cell>
          <table:table-cell table:style-name="ce60" office:value-type="float" office:value="545.387552468744" calcext:value-type="float">
            <text:p>545.387552468744</text:p>
          </table:table-cell>
          <table:table-cell table:style-name="ce119" office:value-type="float" office:value="937" calcext:value-type="float">
            <text:p>937</text:p>
          </table:table-cell>
          <table:table-cell table:style-name="ce60" table:number-columns-repeated="2"/>
          <table:table-cell table:style-name="ce119" office:value-type="float" office:value="1272" calcext:value-type="float">
            <text:p>1272</text:p>
          </table:table-cell>
          <table:table-cell table:style-name="ce60" office:value-type="float" office:value="5046" calcext:value-type="float">
            <text:p>5046</text:p>
          </table:table-cell>
          <table:table-cell table:style-name="ce60" office:value-type="float" office:value="54691.0876739524" calcext:value-type="float">
            <text:p>54691.0876739524</text:p>
          </table:table-cell>
          <table:table-cell table:style-name="ce60"/>
          <table:table-cell table:style-name="ce60" office:value-type="float" office:value="108159.438274138" calcext:value-type="float">
            <text:p>108159.438274138</text:p>
          </table:table-cell>
          <table:table-cell table:style-name="ce60"/>
          <table:table-cell table:style-name="ce60" office:value-type="float" office:value="678.597452096625" calcext:value-type="float">
            <text:p>678.597452096625</text:p>
          </table:table-cell>
          <table:table-cell table:style-name="ce60"/>
          <table:table-cell table:style-name="ce119" office:value-type="float" office:value="6755.24406005813" calcext:value-type="float">
            <text:p>6755.24406005813</text:p>
          </table:table-cell>
          <table:table-cell table:style-name="ce119" office:value-type="float" office:value="6912.2234837177" calcext:value-type="float">
            <text:p>6912.2234837177</text:p>
          </table:table-cell>
          <table:table-cell table:style-name="ce131" table:number-columns-repeated="39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60" office:value-type="float" office:value="10721" calcext:value-type="float">
            <text:p>10721</text:p>
          </table:table-cell>
          <table:table-cell table:style-name="ce60" office:value-type="float" office:value="1628" calcext:value-type="float">
            <text:p>1628</text:p>
          </table:table-cell>
          <table:table-cell table:style-name="ce60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60" office:value-type="float" office:value="25664" calcext:value-type="float">
            <text:p>25664</text:p>
          </table:table-cell>
          <table:table-cell table:style-name="ce60" office:value-type="float" office:value="3330.60801545017" calcext:value-type="float">
            <text:p>3330.60801545017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431.220729675664" calcext:value-type="float">
            <text:p>431.220729675664</text:p>
          </table:table-cell>
          <table:table-cell table:style-name="ce60" office:value-type="float" office:value="566.502808118878" calcext:value-type="float">
            <text:p>566.502808118878</text:p>
          </table:table-cell>
          <table:table-cell table:style-name="ce119" office:value-type="float" office:value="937" calcext:value-type="float">
            <text:p>937</text:p>
          </table:table-cell>
          <table:table-cell table:style-name="ce60" office:value-type="float" office:value="2085" calcext:value-type="float">
            <text:p>2085</text:p>
          </table:table-cell>
          <table:table-cell table:style-name="ce60" office:value-type="float" office:value="2707" calcext:value-type="float">
            <text:p>2707</text:p>
          </table:table-cell>
          <table:table-cell table:style-name="ce119" office:value-type="float" office:value="1272" calcext:value-type="float">
            <text:p>1272</text:p>
          </table:table-cell>
          <table:table-cell table:style-name="ce60" office:value-type="float" office:value="5088" calcext:value-type="float">
            <text:p>5088</text:p>
          </table:table-cell>
          <table:table-cell table:style-name="ce60" office:value-type="float" office:value="55976.3875510599" calcext:value-type="float">
            <text:p>55976.3875510599</text:p>
          </table:table-cell>
          <table:table-cell table:style-name="ce60" office:value-type="float" office:value="11474" calcext:value-type="float">
            <text:p>11474</text:p>
          </table:table-cell>
          <table:table-cell table:style-name="ce60" office:value-type="float" office:value="109206.651778109" calcext:value-type="float">
            <text:p>109206.651778109</text:p>
          </table:table-cell>
          <table:table-cell table:style-name="ce60" office:value-type="float" office:value="1250.82567025409" calcext:value-type="float">
            <text:p>1250.82567025409</text:p>
          </table:table-cell>
          <table:table-cell table:style-name="ce60" office:value-type="float" office:value="689.113713781863" calcext:value-type="float">
            <text:p>689.113713781863</text:p>
          </table:table-cell>
          <table:table-cell table:style-name="ce60" office:value-type="float" office:value="1273" calcext:value-type="float">
            <text:p>1273</text:p>
          </table:table-cell>
          <table:table-cell table:style-name="ce119" office:value-type="float" office:value="6755.24406005813" calcext:value-type="float">
            <text:p>6755.24406005813</text:p>
          </table:table-cell>
          <table:table-cell table:style-name="ce119" office:value-type="float" office:value="6912.2234837177" calcext:value-type="float">
            <text:p>6912.2234837177</text:p>
          </table:table-cell>
          <table:table-cell table:style-name="ce131" table:number-columns-repeated="39"/>
        </table:table-row>
        <table:table-row table:style-name="ro2">
          <table:table-cell table:style-name="ce65" office:value-type="string" calcext:value-type="string">
            <text:p>Configuration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60" table:number-columns-repeated="3"/>
          <table:table-cell table:style-name="ce119"/>
          <table:table-cell table:style-name="ce60" table:number-columns-repeated="5"/>
          <table:table-cell table:style-name="ce119"/>
          <table:table-cell table:style-name="ce60" table:number-columns-repeated="2"/>
          <table:table-cell table:style-name="ce119"/>
          <table:table-cell table:style-name="ce60" table:number-columns-repeated="7"/>
          <table:table-cell table:style-name="ce119" table:number-columns-repeated="2"/>
          <table:table-cell table:style-name="ce131" table:number-columns-repeated="39"/>
        </table:table-row>
        <table:table-row table:style-name="ro4">
          <table:table-cell table:style-name="ce8" office:value-type="string" calcext:value-type="string" table:number-columns-spanned="2" table:number-rows-spanned="1">
            <text:p>RANDOM SELECTION</text:p>
          </table:table-cell>
          <table:covered-table-cell table:style-name="ce82" table:formula="of:=SUM([.D6:.Y6])/22" office:value-type="float" office:value="0" calcext:value-type="float">
            <text:p>0</text:p>
          </table:covered-table-cell>
          <table:table-cell table:style-name="ce82"/>
          <table:table-cell table:style-name="ce114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>
          <table:table-cell table:style-name="ce96" office:value-type="string" calcext:value-type="string">
            <text:p>s = 3, m = 3%</text:p>
          </table:table-cell>
          <table:table-cell table:style-name="ce82" table:number-columns-repeated="2"/>
          <table:table-cell office:value-type="float" office:value="11294.3333333333" calcext:value-type="float">
            <text:p>11294.3333333333</text:p>
          </table:table-cell>
          <table:table-cell office:value-type="float" office:value="1677.33333333333" calcext:value-type="float">
            <text:p>1677.33333333333</text:p>
          </table:table-cell>
          <table:table-cell office:value-type="float" office:value="2062" calcext:value-type="float">
            <text:p>2062</text:p>
          </table:table-cell>
          <table:table-cell table:style-name="Default" office:value-type="float" office:value="8692.63466507485" calcext:value-type="float">
            <text:p>8692.63466507485</text:p>
          </table:table-cell>
          <table:table-cell office:value-type="float" office:value="29233" calcext:value-type="float">
            <text:p>292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2" calcext:value-type="float">
            <text:p>752</text:p>
          </table:table-cell>
          <table:table-cell office:value-type="float" office:value="469.606903434916" calcext:value-type="float">
            <text:p>469.606903434916</text:p>
          </table:table-cell>
          <table:table-cell office:value-type="float" office:value="761.93868811453" calcext:value-type="float">
            <text:p>761.93868811453</text:p>
          </table:table-cell>
          <table:table-cell table:style-name="Default" office:value-type="float" office:value="962" calcext:value-type="float">
            <text:p>962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20.33333333333" calcext:value-type="float">
            <text:p>1320.33333333333</text:p>
          </table:table-cell>
          <table:table-cell office:value-type="float" office:value="5597" calcext:value-type="float">
            <text:p>5597</text:p>
          </table:table-cell>
          <table:table-cell office:value-type="float" office:value="98806.6709621121" calcext:value-type="float">
            <text:p>98806.6709621121</text:p>
          </table:table-cell>
          <table:table-cell office:value-type="float" office:value="13112" calcext:value-type="float">
            <text:p>13112</text:p>
          </table:table-cell>
          <table:table-cell office:value-type="float" office:value="146630.842785432" calcext:value-type="float">
            <text:p>146630.842785432</text:p>
          </table:table-cell>
          <table:table-cell office:value-type="float" office:value="2191.89767674715" calcext:value-type="float">
            <text:p>2191.89767674715</text:p>
          </table:table-cell>
          <table:table-cell office:value-type="float" office:value="1001.2794542025" calcext:value-type="float">
            <text:p>1001.2794542025</text:p>
          </table:table-cell>
          <table:table-cell office:value-type="float" office:value="1379" calcext:value-type="float">
            <text:p>1379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96" office:value-type="string" calcext:value-type="string">
            <text:p>s = 5, m = 3%</text:p>
          </table:table-cell>
          <table:table-cell table:style-name="ce82" table:number-columns-repeated="2"/>
          <table:table-cell office:value-type="float" office:value="11234.6666666667" calcext:value-type="float">
            <text:p>11234.6666666667</text:p>
          </table:table-cell>
          <table:table-cell office:value-type="float" office:value="1720.66666666667" calcext:value-type="float">
            <text:p>1720.66666666667</text:p>
          </table:table-cell>
          <table:table-cell office:value-type="float" office:value="2058" calcext:value-type="float">
            <text:p>2058</text:p>
          </table:table-cell>
          <table:table-cell table:style-name="Default" office:value-type="float" office:value="8753.34644141891" calcext:value-type="float">
            <text:p>8753.34644141891</text:p>
          </table:table-cell>
          <table:table-cell office:value-type="float" office:value="29617" calcext:value-type="float">
            <text:p>2961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0.333333333333" calcext:value-type="float">
            <text:p>770.333333333333</text:p>
          </table:table-cell>
          <table:table-cell office:value-type="float" office:value="467.992388319571" calcext:value-type="float">
            <text:p>467.992388319571</text:p>
          </table:table-cell>
          <table:table-cell office:value-type="float" office:value="766.95479252183" calcext:value-type="float">
            <text:p>766.95479252183</text:p>
          </table:table-cell>
          <table:table-cell table:style-name="Default" office:value-type="float" office:value="994.333333333333" calcext:value-type="float">
            <text:p>994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15.66666666667" calcext:value-type="float">
            <text:p>1315.66666666667</text:p>
          </table:table-cell>
          <table:table-cell office:value-type="float" office:value="5695.33333333333" calcext:value-type="float">
            <text:p>5695.33333333333</text:p>
          </table:table-cell>
          <table:table-cell office:value-type="float" office:value="99204.8419326508" calcext:value-type="float">
            <text:p>99204.8419326508</text:p>
          </table:table-cell>
          <table:table-cell office:value-type="float" office:value="13436.6666666667" calcext:value-type="float">
            <text:p>13436.6666666667</text:p>
          </table:table-cell>
          <table:table-cell office:value-type="float" office:value="155819.862825345" calcext:value-type="float">
            <text:p>155819.862825345</text:p>
          </table:table-cell>
          <table:table-cell office:value-type="float" office:value="2298.63312480155" calcext:value-type="float">
            <text:p>2298.63312480155</text:p>
          </table:table-cell>
          <table:table-cell office:value-type="float" office:value="992.345422919551" calcext:value-type="float">
            <text:p>992.345422919551</text:p>
          </table:table-cell>
          <table:table-cell office:value-type="float" office:value="1420.66666666667" calcext:value-type="float">
            <text:p>1420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38.67425828545" calcext:value-type="float">
            <text:p>6938.67425828545</text:p>
          </table:table-cell>
          <table:table-cell table:number-columns-repeated="39"/>
        </table:table-row>
        <table:table-row table:style-name="ro5">
          <table:table-cell table:style-name="ce97" office:value-type="string" calcext:value-type="string">
            <text:p>s = 3, m = 5%</text:p>
          </table:table-cell>
          <table:table-cell table:style-name="ce82" table:number-columns-repeated="2"/>
          <table:table-cell office:value-type="float" office:value="11330.3333333333" calcext:value-type="float">
            <text:p>11330.3333333333</text:p>
          </table:table-cell>
          <table:table-cell office:value-type="float" office:value="1695.33333333333" calcext:value-type="float">
            <text:p>1695.33333333333</text:p>
          </table:table-cell>
          <table:table-cell office:value-type="float" office:value="2057.33333333333" calcext:value-type="float">
            <text:p>2057.33333333333</text:p>
          </table:table-cell>
          <table:table-cell table:style-name="Default" office:value-type="float" office:value="8736.15435960673" calcext:value-type="float">
            <text:p>8736.15435960673</text:p>
          </table:table-cell>
          <table:table-cell office:value-type="float" office:value="30835.3333333333" calcext:value-type="float">
            <text:p>30835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8.333333333333" calcext:value-type="float">
            <text:p>788.333333333333</text:p>
          </table:table-cell>
          <table:table-cell office:value-type="float" office:value="467.362126278708" calcext:value-type="float">
            <text:p>467.362126278708</text:p>
          </table:table-cell>
          <table:table-cell office:value-type="float" office:value="795.0824931403" calcext:value-type="float">
            <text:p>795.0824931403</text:p>
          </table:table-cell>
          <table:table-cell table:style-name="Default" office:value-type="float" office:value="1001.33333333333" calcext:value-type="float">
            <text:p>1001.33333333333</text:p>
          </table:table-cell>
          <table:table-cell office:value-type="float" office:value="2090" calcext:value-type="float">
            <text:p>2090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6.33333333333" calcext:value-type="float">
            <text:p>1296.33333333333</text:p>
          </table:table-cell>
          <table:table-cell office:value-type="float" office:value="5681.33333333333" calcext:value-type="float">
            <text:p>5681.33333333333</text:p>
          </table:table-cell>
          <table:table-cell office:value-type="float" office:value="100185.826519651" calcext:value-type="float">
            <text:p>100185.826519651</text:p>
          </table:table-cell>
          <table:table-cell office:value-type="float" office:value="13920.3333333333" calcext:value-type="float">
            <text:p>13920.3333333333</text:p>
          </table:table-cell>
          <table:table-cell office:value-type="float" office:value="164238.958693871" calcext:value-type="float">
            <text:p>164238.958693871</text:p>
          </table:table-cell>
          <table:table-cell office:value-type="float" office:value="2443.29199990778" calcext:value-type="float">
            <text:p>2443.29199990778</text:p>
          </table:table-cell>
          <table:table-cell office:value-type="float" office:value="990.922559570675" calcext:value-type="float">
            <text:p>990.922559570675</text:p>
          </table:table-cell>
          <table:table-cell office:value-type="float" office:value="1443.66666666667" calcext:value-type="float">
            <text:p>1443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9"/>
        </table:table-row>
        <table:table-row table:style-name="ro5">
          <table:table-cell table:style-name="ce97" office:value-type="string" calcext:value-type="string">
            <text:p>s = 5, m = 5%</text:p>
          </table:table-cell>
          <table:table-cell table:style-name="ce82" table:number-columns-repeated="2"/>
          <table:table-cell office:value-type="float" office:value="11619.3333333333" calcext:value-type="float">
            <text:p>11619.3333333333</text:p>
          </table:table-cell>
          <table:table-cell office:value-type="float" office:value="1670" calcext:value-type="float">
            <text:p>1670</text:p>
          </table:table-cell>
          <table:table-cell office:value-type="float" office:value="2071.33333333333" calcext:value-type="float">
            <text:p>2071.33333333333</text:p>
          </table:table-cell>
          <table:table-cell table:style-name="Default" office:value-type="float" office:value="8787.4947933863" calcext:value-type="float">
            <text:p>8787.4947933863</text:p>
          </table:table-cell>
          <table:table-cell office:value-type="float" office:value="31812" calcext:value-type="float">
            <text:p>3181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29.666666666667" calcext:value-type="float">
            <text:p>829.666666666667</text:p>
          </table:table-cell>
          <table:table-cell office:value-type="float" office:value="466.466025996835" calcext:value-type="float">
            <text:p>466.466025996835</text:p>
          </table:table-cell>
          <table:table-cell office:value-type="float" office:value="816.43435379238" calcext:value-type="float">
            <text:p>816.43435379238</text:p>
          </table:table-cell>
          <table:table-cell table:style-name="Default" office:value-type="float" office:value="1012" calcext:value-type="float">
            <text:p>1012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7.66666666667" calcext:value-type="float">
            <text:p>1307.66666666667</text:p>
          </table:table-cell>
          <table:table-cell office:value-type="float" office:value="5788.33333333333" calcext:value-type="float">
            <text:p>5788.33333333333</text:p>
          </table:table-cell>
          <table:table-cell office:value-type="float" office:value="105027.615858052" calcext:value-type="float">
            <text:p>105027.615858052</text:p>
          </table:table-cell>
          <table:table-cell office:value-type="float" office:value="13597" calcext:value-type="float">
            <text:p>13597</text:p>
          </table:table-cell>
          <table:table-cell office:value-type="float" office:value="176024.61496946" calcext:value-type="float">
            <text:p>176024.61496946</text:p>
          </table:table-cell>
          <table:table-cell office:value-type="float" office:value="2603.16042352066" calcext:value-type="float">
            <text:p>2603.16042352066</text:p>
          </table:table-cell>
          <table:table-cell office:value-type="float" office:value="1029.36652711802" calcext:value-type="float">
            <text:p>1029.36652711802</text:p>
          </table:table-cell>
          <table:table-cell office:value-type="float" office:value="1457.66666666667" calcext:value-type="float">
            <text:p>1457.66666666667</text:p>
          </table:table-cell>
          <table:table-cell table:style-name="Default" office:value-type="float" office:value="6775.14154097965" calcext:value-type="float">
            <text:p>6775.14154097965</text:p>
          </table:table-cell>
          <table:table-cell table:style-name="Default" office:value-type="float" office:value="6989.7855906961" calcext:value-type="float">
            <text:p>6989.7855906961</text:p>
          </table:table-cell>
          <table:table-cell table:number-columns-repeated="39"/>
        </table:table-row>
        <table:table-row table:style-name="ro5">
          <table:table-cell table:style-name="ce97" office:value-type="string" calcext:value-type="string">
            <text:p>s = 3, m = 10%</text:p>
          </table:table-cell>
          <table:table-cell table:style-name="ce82" table:number-columns-repeated="2"/>
          <table:table-cell office:value-type="float" office:value="11465.6666666667" calcext:value-type="float">
            <text:p>11465.6666666667</text:p>
          </table:table-cell>
          <table:table-cell office:value-type="float" office:value="1626.66666666667" calcext:value-type="float">
            <text:p>1626.66666666667</text:p>
          </table:table-cell>
          <table:table-cell office:value-type="float" office:value="2064.66666666667" calcext:value-type="float">
            <text:p>2064.66666666667</text:p>
          </table:table-cell>
          <table:table-cell table:style-name="Default" office:value-type="float" office:value="8690.34479519289" calcext:value-type="float">
            <text:p>8690.34479519289</text:p>
          </table:table-cell>
          <table:table-cell office:value-type="float" office:value="31766.3333333333" calcext:value-type="float">
            <text:p>3176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40" calcext:value-type="float">
            <text:p>840</text:p>
          </table:table-cell>
          <table:table-cell office:value-type="float" office:value="464.679612710419" calcext:value-type="float">
            <text:p>464.679612710419</text:p>
          </table:table-cell>
          <table:table-cell office:value-type="float" office:value="784.126297692702" calcext:value-type="float">
            <text:p>784.126297692702</text:p>
          </table:table-cell>
          <table:table-cell table:style-name="Default" office:value-type="float" office:value="982.666666666667" calcext:value-type="float">
            <text:p>982.666666666667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06.33333333333" calcext:value-type="float">
            <text:p>1306.33333333333</text:p>
          </table:table-cell>
          <table:table-cell office:value-type="float" office:value="5705.33333333333" calcext:value-type="float">
            <text:p>5705.33333333333</text:p>
          </table:table-cell>
          <table:table-cell office:value-type="float" office:value="103647.221566497" calcext:value-type="float">
            <text:p>103647.221566497</text:p>
          </table:table-cell>
          <table:table-cell office:value-type="float" office:value="13156.6666666667" calcext:value-type="float">
            <text:p>13156.6666666667</text:p>
          </table:table-cell>
          <table:table-cell office:value-type="float" office:value="168133.110643213" calcext:value-type="float">
            <text:p>168133.110643213</text:p>
          </table:table-cell>
          <table:table-cell office:value-type="float" office:value="2496.24626698737" calcext:value-type="float">
            <text:p>2496.24626698737</text:p>
          </table:table-cell>
          <table:table-cell office:value-type="float" office:value="1015.69715933684" calcext:value-type="float">
            <text:p>1015.69715933684</text:p>
          </table:table-cell>
          <table:table-cell office:value-type="float" office:value="1398.66666666667" calcext:value-type="float">
            <text:p>1398.66666666667</text:p>
          </table:table-cell>
          <table:table-cell table:style-name="Default" office:value-type="float" office:value="6766.83478684555" calcext:value-type="float">
            <text:p>6766.83478684555</text:p>
          </table:table-cell>
          <table:table-cell table:style-name="Default" office:value-type="float" office:value="6989.7855906961" calcext:value-type="float">
            <text:p>6989.7855906961</text:p>
          </table:table-cell>
          <table:table-cell table:number-columns-repeated="39"/>
        </table:table-row>
        <table:table-row table:style-name="ro5">
          <table:table-cell table:style-name="ce98" office:value-type="string" calcext:value-type="string">
            <text:p>s = 5, m = 10%</text:p>
          </table:table-cell>
          <table:table-cell table:style-name="ce82" table:number-columns-repeated="2"/>
          <table:table-cell office:value-type="float" office:value="11635.3333333333" calcext:value-type="float">
            <text:p>11635.3333333333</text:p>
          </table:table-cell>
          <table:table-cell office:value-type="float" office:value="1667" calcext:value-type="float">
            <text:p>1667</text:p>
          </table:table-cell>
          <table:table-cell office:value-type="float" office:value="2051.33333333333" calcext:value-type="float">
            <text:p>2051.33333333333</text:p>
          </table:table-cell>
          <table:table-cell table:style-name="Default" office:value-type="float" office:value="8583.77382140155" calcext:value-type="float">
            <text:p>8583.77382140155</text:p>
          </table:table-cell>
          <table:table-cell office:value-type="float" office:value="30262.6666666667" calcext:value-type="float">
            <text:p>3026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9.333333333333" calcext:value-type="float">
            <text:p>809.333333333333</text:p>
          </table:table-cell>
          <table:table-cell office:value-type="float" office:value="461.092059677402" calcext:value-type="float">
            <text:p>461.092059677402</text:p>
          </table:table-cell>
          <table:table-cell office:value-type="float" office:value="743.300263135303" calcext:value-type="float">
            <text:p>743.300263135303</text:p>
          </table:table-cell>
          <table:table-cell table:style-name="Default" office:value-type="float" office:value="976.333333333333" calcext:value-type="float">
            <text:p>976.333333333333</text:p>
          </table:table-cell>
          <table:table-cell office:value-type="float" office:value="2097" calcext:value-type="float">
            <text:p>2097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325.66666666667" calcext:value-type="float">
            <text:p>1325.66666666667</text:p>
          </table:table-cell>
          <table:table-cell office:value-type="float" office:value="5751" calcext:value-type="float">
            <text:p>5751</text:p>
          </table:table-cell>
          <table:table-cell office:value-type="float" office:value="99702.9470257213" calcext:value-type="float">
            <text:p>99702.9470257213</text:p>
          </table:table-cell>
          <table:table-cell office:value-type="float" office:value="12556.6666666667" calcext:value-type="float">
            <text:p>12556.6666666667</text:p>
          </table:table-cell>
          <table:table-cell office:value-type="float" office:value="161322.475238476" calcext:value-type="float">
            <text:p>161322.475238476</text:p>
          </table:table-cell>
          <table:table-cell office:value-type="float" office:value="2303.74985056251" calcext:value-type="float">
            <text:p>2303.74985056251</text:p>
          </table:table-cell>
          <table:table-cell office:value-type="float" office:value="959.410204164726" calcext:value-type="float">
            <text:p>959.410204164726</text:p>
          </table:table-cell>
          <table:table-cell office:value-type="float" office:value="1420.66666666667" calcext:value-type="float">
            <text:p>1420.66666666667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89.7855906961" calcext:value-type="float">
            <text:p>6989.7855906961</text:p>
          </table:table-cell>
          <table:table-cell table:number-columns-repeated="39"/>
        </table:table-row>
        <table:table-row table:style-name="ro4">
          <table:table-cell table:style-name="ce8" office:value-type="string" calcext:value-type="string" table:number-columns-spanned="2" table:number-rows-spanned="1">
            <text:p>RANDOM SELECTION</text:p>
          </table:table-cell>
          <table:covered-table-cell table:style-name="ce82" table:formula="of:=SUM([.D13:.Y13])/22" office:value-type="float" office:value="0" calcext:value-type="float">
            <text:p>0</text:p>
          </table:covered-table-cell>
          <table:table-cell table:style-name="ce82"/>
          <table:table-cell table:style-name="ce114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>
          <table:table-cell table:style-name="ce96" office:value-type="string" calcext:value-type="string">
            <text:p>s = 3, m = 3%</text:p>
          </table:table-cell>
          <table:table-cell table:style-name="ce115" table:formula="of:=SUM([.D14:.Y14])/14" office:value-type="float" office:value="-0.184343384296083" calcext:value-type="float">
            <text:p>-0.184343384296083</text:p>
          </table:table-cell>
          <table:table-cell table:style-name="ce113" table:formula="of:=[.B14]*(-1)" office:value-type="percentage" office:value="0.184343384296083" calcext:value-type="percentage">
            <text:p>18.43%</text:p>
          </table:table-cell>
          <table:table-cell table:style-name="ce112" table:formula="of:=([.D3]-[.D7])/[.D3]" office:value-type="float" office:value="-0.0626960230836784" calcext:value-type="float">
            <text:p>-0.062696023083678</text:p>
          </table:table-cell>
          <table:table-cell table:style-name="ce112" table:formula="of:=([.E3]-[.E7])/[.E3]" office:value-type="float" office:value="-0.0418219461697722" calcext:value-type="float">
            <text:p>-0.041821946169772</text:p>
          </table:table-cell>
          <table:table-cell table:style-name="ce112" table:formula="of:=([.F3]-[.F7])/[.F3]" office:value-type="float" office:value="-0.0207920792079208" calcext:value-type="float">
            <text:p>-0.020792079207921</text:p>
          </table:table-cell>
          <table:table-cell table:style-name="ce126" table:formula="of:=([.G3]-[.G7])/[.G3]" office:value-type="float" office:value="-0.152202156960726" calcext:value-type="float">
            <text:p>-0.152202156960726</text:p>
          </table:table-cell>
          <table:table-cell table:style-name="ce112" table:number-columns-repeated="3"/>
          <table:table-cell table:style-name="ce112" table:formula="of:=([.K3]-[.K7])/[.K3]" office:value-type="float" office:value="-0.09215146343415" calcext:value-type="float">
            <text:p>-0.09215146343415</text:p>
          </table:table-cell>
          <table:table-cell table:style-name="ce112" table:formula="of:=([.L3]-[.L7])/[.L3]" office:value-type="float" office:value="-0.397059182347577" calcext:value-type="float">
            <text:p>-0.397059182347577</text:p>
          </table:table-cell>
          <table:table-cell table:style-name="ce126" table:formula="of:=([.M3]-[.M7])/[.M3]" office:value-type="float" office:value="-0.0266808964781217" calcext:value-type="float">
            <text:p>-0.026680896478122</text:p>
          </table:table-cell>
          <table:table-cell table:style-name="ce112" table:number-columns-repeated="2"/>
          <table:table-cell table:style-name="ce126" table:formula="of:=([.P3]-[.P7])/[.P3]" office:value-type="float" office:value="-0.0379979035639412" calcext:value-type="float">
            <text:p>-0.037997903563941</text:p>
          </table:table-cell>
          <table:table-cell table:style-name="ce112" table:formula="of:=([.Q3]-[.Q7])/[.Q3]" office:value-type="float" office:value="-0.109195402298851" calcext:value-type="float">
            <text:p>-0.109195402298851</text:p>
          </table:table-cell>
          <table:table-cell table:style-name="ce112" table:formula="of:=([.R3]-[.R7])/[.R3]" office:value-type="float" office:value="-0.806632033927725" calcext:value-type="float">
            <text:p>-0.806632033927725</text:p>
          </table:table-cell>
          <table:table-cell table:style-name="ce112"/>
          <table:table-cell table:style-name="ce112" table:formula="of:=([.T3]-[.T7])/[.T3]" office:value-type="float" office:value="-0.355691607918538" calcext:value-type="float">
            <text:p>-0.355691607918538</text:p>
          </table:table-cell>
          <table:table-cell table:style-name="ce112"/>
          <table:table-cell table:style-name="ce112" table:formula="of:=([.V3]-[.V7])/[.V3]" office:value-type="float" office:value="-0.475513135377831" calcext:value-type="float">
            <text:p>-0.475513135377831</text:p>
          </table:table-cell>
          <table:table-cell table:style-name="ce112"/>
          <table:table-cell table:style-name="ce126" table:formula="of:=([.X3]-[.X7])/[.X3]" office:value-type="float" office:value="-0.0023735493763313" calcext:value-type="float">
            <text:p>-0.002373549376331</text:p>
          </table:table-cell>
          <table:table-cell table:style-name="ce126" table:formula="of:=([.Y3]-[.Y7])/[.Y3]" office:value-type="float" office:value="0" calcext:value-type="float">
            <text:p>0</text:p>
          </table:table-cell>
          <table:table-cell table:number-columns-repeated="39"/>
        </table:table-row>
        <table:table-row table:style-name="ro5">
          <table:table-cell table:style-name="ce96" office:value-type="string" calcext:value-type="string">
            <text:p>s = 5, m = 3%</text:p>
          </table:table-cell>
          <table:table-cell table:style-name="ce115" table:formula="of:=SUM([.D15:.Y15])/14" office:value-type="float" office:value="-0.196331799933695" calcext:value-type="float">
            <text:p>-0.196331799933695</text:p>
          </table:table-cell>
          <table:table-cell table:style-name="ce113" table:formula="of:=[.B15]*(-1)" office:value-type="percentage" office:value="0.196331799933695" calcext:value-type="percentage">
            <text:p>19.63%</text:p>
          </table:table-cell>
          <table:table-cell table:style-name="ce112" table:formula="of:=([.D3]-[.D8])/[.D3]" office:value-type="float" office:value="-0.0570819219671308" calcext:value-type="float">
            <text:p>-0.057081921967131</text:p>
          </table:table-cell>
          <table:table-cell table:style-name="ce112" table:formula="of:=([.E3]-[.E8])/[.E3]" office:value-type="float" office:value="-0.0687370600414079" calcext:value-type="float">
            <text:p>-0.068737060041408</text:p>
          </table:table-cell>
          <table:table-cell table:style-name="ce112" table:formula="of:=([.F3]-[.F8])/[.F3]" office:value-type="float" office:value="-0.0188118811881188" calcext:value-type="float">
            <text:p>-0.018811881188119</text:p>
          </table:table-cell>
          <table:table-cell table:style-name="ce126" table:formula="of:=([.G3]-[.G8])/[.G3]" office:value-type="float" office:value="-0.160249457043128" calcext:value-type="float">
            <text:p>-0.160249457043128</text:p>
          </table:table-cell>
          <table:table-cell table:style-name="ce112" table:number-columns-repeated="3"/>
          <table:table-cell table:style-name="ce112" table:formula="of:=([.K3]-[.K8])/[.K3]" office:value-type="float" office:value="-0.0883966313968375" calcext:value-type="float">
            <text:p>-0.088396631396838</text:p>
          </table:table-cell>
          <table:table-cell table:style-name="ce112" table:formula="of:=([.L3]-[.L8])/[.L3]" office:value-type="float" office:value="-0.40625650338029" calcext:value-type="float">
            <text:p>-0.40625650338029</text:p>
          </table:table-cell>
          <table:table-cell table:style-name="ce126" table:formula="of:=([.M3]-[.M8])/[.M3]" office:value-type="float" office:value="-0.0611881892564924" calcext:value-type="float">
            <text:p>-0.061188189256492</text:p>
          </table:table-cell>
          <table:table-cell table:style-name="ce112" table:number-columns-repeated="2"/>
          <table:table-cell table:style-name="ce126" table:formula="of:=([.P3]-[.P8])/[.P3]" office:value-type="float" office:value="-0.034329140461216" calcext:value-type="float">
            <text:p>-0.034329140461216</text:p>
          </table:table-cell>
          <table:table-cell table:style-name="ce112" table:formula="of:=([.Q3]-[.Q8])/[.Q3]" office:value-type="float" office:value="-0.128682785044259" calcext:value-type="float">
            <text:p>-0.128682785044259</text:p>
          </table:table-cell>
          <table:table-cell table:style-name="ce112" table:formula="of:=([.R3]-[.R8])/[.R3]" office:value-type="float" office:value="-0.813912396916891" calcext:value-type="float">
            <text:p>-0.813912396916891</text:p>
          </table:table-cell>
          <table:table-cell table:style-name="ce112"/>
          <table:table-cell table:style-name="ce112" table:formula="of:=([.T3]-[.T8])/[.T3]" office:value-type="float" office:value="-0.440649704840445" calcext:value-type="float">
            <text:p>-0.440649704840445</text:p>
          </table:table-cell>
          <table:table-cell table:style-name="ce112"/>
          <table:table-cell table:style-name="ce112" table:formula="of:=([.V3]-[.V8])/[.V3]" office:value-type="float" office:value="-0.462347699440303" calcext:value-type="float">
            <text:p>-0.462347699440303</text:p>
          </table:table-cell>
          <table:table-cell table:style-name="ce112"/>
          <table:table-cell table:style-name="ce126" table:formula="of:=([.X3]-[.X8])/[.X3]" office:value-type="float" office:value="-0.00417516151968317" calcext:value-type="float">
            <text:p>-0.004175161519683</text:p>
          </table:table-cell>
          <table:table-cell table:style-name="ce126" table:formula="of:=([.Y3]-[.Y8])/[.Y3]" office:value-type="float" office:value="-0.00382666657553125" calcext:value-type="float">
            <text:p>-0.003826666575531</text:p>
          </table:table-cell>
          <table:table-cell table:number-columns-repeated="39"/>
        </table:table-row>
        <table:table-row table:style-name="ro5">
          <table:table-cell table:style-name="ce97" office:value-type="string" calcext:value-type="string">
            <text:p>s = 3, m = 5%</text:p>
          </table:table-cell>
          <table:table-cell table:style-name="ce115" table:formula="of:=SUM([.D16:.Y16])/14" office:value-type="float" office:value="-0.205439656058282" calcext:value-type="float">
            <text:p>-0.205439656058282</text:p>
          </table:table-cell>
          <table:table-cell table:style-name="ce113" table:formula="of:=[.B16]*(-1)" office:value-type="percentage" office:value="0.205439656058282" calcext:value-type="percentage">
            <text:p>20.54%</text:p>
          </table:table-cell>
          <table:table-cell table:style-name="ce112" table:formula="of:=([.D3]-[.D9])/[.D3]" office:value-type="float" office:value="-0.06608330196964" calcext:value-type="float">
            <text:p>-0.06608330196964</text:p>
          </table:table-cell>
          <table:table-cell table:style-name="ce112" table:formula="of:=([.E3]-[.E9])/[.E3]" office:value-type="float" office:value="-0.0530020703933747" calcext:value-type="float">
            <text:p>-0.053002070393375</text:p>
          </table:table-cell>
          <table:table-cell table:style-name="ce112" table:formula="of:=([.F3]-[.F9])/[.F3]" office:value-type="float" office:value="-0.0184818481848186" calcext:value-type="float">
            <text:p>-0.018481848184819</text:p>
          </table:table-cell>
          <table:table-cell table:style-name="ce126" table:formula="of:=([.G3]-[.G9])/[.G3]" office:value-type="float" office:value="-0.157970659588746" calcext:value-type="float">
            <text:p>-0.157970659588746</text:p>
          </table:table-cell>
          <table:table-cell table:style-name="ce112" table:number-columns-repeated="3"/>
          <table:table-cell table:style-name="ce112" table:formula="of:=([.K3]-[.K9])/[.K3]" office:value-type="float" office:value="-0.0869308488343587" calcext:value-type="float">
            <text:p>-0.086930848834359</text:p>
          </table:table-cell>
          <table:table-cell table:style-name="ce112" table:formula="of:=([.L3]-[.L9])/[.L3]" office:value-type="float" office:value="-0.457830288830925" calcext:value-type="float">
            <text:p>-0.457830288830925</text:p>
          </table:table-cell>
          <table:table-cell table:style-name="ce126" table:formula="of:=([.M3]-[.M9])/[.M3]" office:value-type="float" office:value="-0.0686588402703665" calcext:value-type="float">
            <text:p>-0.068658840270367</text:p>
          </table:table-cell>
          <table:table-cell table:style-name="ce112" table:number-columns-repeated="2"/>
          <table:table-cell table:style-name="ce126" table:formula="of:=([.P3]-[.P9])/[.P3]" office:value-type="float" office:value="-0.0191299790356394" calcext:value-type="float">
            <text:p>-0.019129979035639</text:p>
          </table:table-cell>
          <table:table-cell table:style-name="ce112" table:formula="of:=([.Q3]-[.Q9])/[.Q3]" office:value-type="float" office:value="-0.12590831021271" calcext:value-type="float">
            <text:p>-0.12590831021271</text:p>
          </table:table-cell>
          <table:table-cell table:style-name="ce112" table:formula="of:=([.R3]-[.R9])/[.R3]" office:value-type="float" office:value="-0.831849224080549" calcext:value-type="float">
            <text:p>-0.831849224080549</text:p>
          </table:table-cell>
          <table:table-cell table:style-name="ce112"/>
          <table:table-cell table:style-name="ce112" table:formula="of:=([.T3]-[.T9])/[.T3]" office:value-type="float" office:value="-0.518489383030957" calcext:value-type="float">
            <text:p>-0.518489383030957</text:p>
          </table:table-cell>
          <table:table-cell table:style-name="ce112"/>
          <table:table-cell table:style-name="ce112" table:formula="of:=([.V3]-[.V9])/[.V3]" office:value-type="float" office:value="-0.46025092860145" calcext:value-type="float">
            <text:p>-0.46025092860145</text:p>
          </table:table-cell>
          <table:table-cell table:style-name="ce112"/>
          <table:table-cell table:style-name="ce126" table:formula="of:=([.X3]-[.X9])/[.X3]" office:value-type="float" office:value="-0.00417516151968317" calcext:value-type="float">
            <text:p>-0.004175161519683</text:p>
          </table:table-cell>
          <table:table-cell table:style-name="ce126" table:formula="of:=([.Y3]-[.Y9])/[.Y3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5">
          <table:table-cell table:style-name="ce97" office:value-type="string" calcext:value-type="string">
            <text:p>s = 5, m = 5%</text:p>
          </table:table-cell>
          <table:table-cell table:style-name="ce115" table:formula="of:=SUM([.D17:.Y17])/14" office:value-type="float" office:value="-0.231189803817151" calcext:value-type="float">
            <text:p>-0.231189803817151</text:p>
          </table:table-cell>
          <table:table-cell table:style-name="ce113" table:formula="of:=[.B17]*(-1)" office:value-type="percentage" office:value="0.231189803817151" calcext:value-type="percentage">
            <text:p>23.12%</text:p>
          </table:table-cell>
          <table:table-cell table:style-name="ce112" table:formula="of:=([.D3]-[.D10])/[.D3]" office:value-type="float" office:value="-0.0932756241374985" calcext:value-type="float">
            <text:p>-0.093275624137499</text:p>
          </table:table-cell>
          <table:table-cell table:style-name="ce112" table:formula="of:=([.E3]-[.E10])/[.E3]" office:value-type="float" office:value="-0.0372670807453416" calcext:value-type="float">
            <text:p>-0.037267080745342</text:p>
          </table:table-cell>
          <table:table-cell table:style-name="ce112" table:formula="of:=([.F3]-[.F10])/[.F3]" office:value-type="float" office:value="-0.0254125412541255" calcext:value-type="float">
            <text:p>-0.025412541254126</text:p>
          </table:table-cell>
          <table:table-cell table:style-name="ce126" table:formula="of:=([.G3]-[.G10])/[.G3]" office:value-type="float" office:value="-0.164775795294932" calcext:value-type="float">
            <text:p>-0.164775795294932</text:p>
          </table:table-cell>
          <table:table-cell table:style-name="ce112" table:number-columns-repeated="3"/>
          <table:table-cell table:style-name="ce112" table:formula="of:=([.K3]-[.K10])/[.K3]" office:value-type="float" office:value="-0.0848468138104418" calcext:value-type="float">
            <text:p>-0.084846813810442</text:p>
          </table:table-cell>
          <table:table-cell table:style-name="ce112" table:formula="of:=([.L3]-[.L10])/[.L3]" office:value-type="float" office:value="-0.496980175100658" calcext:value-type="float">
            <text:p>-0.496980175100658</text:p>
          </table:table-cell>
          <table:table-cell table:style-name="ce126" table:formula="of:=([.M3]-[.M10])/[.M3]" office:value-type="float" office:value="-0.080042689434365" calcext:value-type="float">
            <text:p>-0.080042689434365</text:p>
          </table:table-cell>
          <table:table-cell table:style-name="ce112" table:number-columns-repeated="2"/>
          <table:table-cell table:style-name="ce126" table:formula="of:=([.P3]-[.P10])/[.P3]" office:value-type="float" office:value="-0.0280398322851154" calcext:value-type="float">
            <text:p>-0.028039832285115</text:p>
          </table:table-cell>
          <table:table-cell table:style-name="ce112" table:formula="of:=([.Q3]-[.Q10])/[.Q3]" office:value-type="float" office:value="-0.147113224996697" calcext:value-type="float">
            <text:p>-0.147113224996697</text:p>
          </table:table-cell>
          <table:table-cell table:style-name="ce112" table:formula="of:=([.R3]-[.R10])/[.R3]" office:value-type="float" office:value="-0.920378992719754" calcext:value-type="float">
            <text:p>-0.920378992719754</text:p>
          </table:table-cell>
          <table:table-cell table:style-name="ce112"/>
          <table:table-cell table:style-name="ce112" table:formula="of:=([.T3]-[.T10])/[.T3]" office:value-type="float" office:value="-0.627454966281473" calcext:value-type="float">
            <text:p>-0.627454966281473</text:p>
          </table:table-cell>
          <table:table-cell table:style-name="ce112"/>
          <table:table-cell table:style-name="ce112" table:formula="of:=([.V3]-[.V10])/[.V3]" office:value-type="float" office:value="-0.516903023932145" calcext:value-type="float">
            <text:p>-0.516903023932145</text:p>
          </table:table-cell>
          <table:table-cell table:style-name="ce112"/>
          <table:table-cell table:style-name="ce126" table:formula="of:=([.X3]-[.X10])/[.X3]" office:value-type="float" office:value="-0.00294548660930977" calcext:value-type="float">
            <text:p>-0.00294548660931</text:p>
          </table:table-cell>
          <table:table-cell table:style-name="ce126" table:formula="of:=([.Y3]-[.Y10])/[.Y3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5">
          <table:table-cell table:style-name="ce97" office:value-type="string" calcext:value-type="string">
            <text:p>s = 3, m = 10%</text:p>
          </table:table-cell>
          <table:table-cell table:style-name="ce115" table:formula="of:=SUM([.D18:.Y18])/14" office:value-type="float" office:value="-0.210523953127888" calcext:value-type="float">
            <text:p>-0.210523953127888</text:p>
          </table:table-cell>
          <table:table-cell table:style-name="ce113" table:formula="of:=[.B18]*(-1)" office:value-type="percentage" office:value="0.210523953127888" calcext:value-type="percentage">
            <text:p>21.05%</text:p>
          </table:table-cell>
          <table:table-cell table:style-name="ce112" table:formula="of:=([.D3]-[.D11])/[.D3]" office:value-type="float" office:value="-0.0788169614853845" calcext:value-type="float">
            <text:p>-0.078816961485385</text:p>
          </table:table-cell>
          <table:table-cell table:style-name="ce112" table:formula="of:=([.E3]-[.E11])/[.E3]" office:value-type="float" office:value="-0.0103519668737061" calcext:value-type="float">
            <text:p>-0.010351966873706</text:p>
          </table:table-cell>
          <table:table-cell table:style-name="ce112" table:formula="of:=([.F3]-[.F11])/[.F3]" office:value-type="float" office:value="-0.022112211221122" calcext:value-type="float">
            <text:p>-0.022112211221122</text:p>
          </table:table-cell>
          <table:table-cell table:style-name="ce126" table:formula="of:=([.G3]-[.G11])/[.G3]" office:value-type="float" office:value="-0.15189863643803" calcext:value-type="float">
            <text:p>-0.15189863643803</text:p>
          </table:table-cell>
          <table:table-cell table:style-name="ce112" table:number-columns-repeated="3"/>
          <table:table-cell table:style-name="ce112" table:formula="of:=([.K3]-[.K11])/[.K3]" office:value-type="float" office:value="-0.0806922030694438" calcext:value-type="float">
            <text:p>-0.080692203069444</text:p>
          </table:table-cell>
          <table:table-cell table:style-name="ce112" table:formula="of:=([.L3]-[.L11])/[.L3]" office:value-type="float" office:value="-0.437741463191241" calcext:value-type="float">
            <text:p>-0.437741463191241</text:p>
          </table:table-cell>
          <table:table-cell table:style-name="ce126" table:formula="of:=([.M3]-[.M11])/[.M3]" office:value-type="float" office:value="-0.0487371042333689" calcext:value-type="float">
            <text:p>-0.048737104233369</text:p>
          </table:table-cell>
          <table:table-cell table:style-name="ce112" table:number-columns-repeated="2"/>
          <table:table-cell table:style-name="ce126" table:formula="of:=([.P3]-[.P11])/[.P3]" office:value-type="float" office:value="-0.0269916142557651" calcext:value-type="float">
            <text:p>-0.026991614255765</text:p>
          </table:table-cell>
          <table:table-cell table:style-name="ce112" table:formula="of:=([.Q3]-[.Q11])/[.Q3]" office:value-type="float" office:value="-0.130664552781081" calcext:value-type="float">
            <text:p>-0.130664552781081</text:p>
          </table:table-cell>
          <table:table-cell table:style-name="ce112" table:formula="of:=([.R3]-[.R11])/[.R3]" office:value-type="float" office:value="-0.895139152916523" calcext:value-type="float">
            <text:p>-0.895139152916523</text:p>
          </table:table-cell>
          <table:table-cell table:style-name="ce112"/>
          <table:table-cell table:style-name="ce112" table:formula="of:=([.T3]-[.T11])/[.T3]" office:value-type="float" office:value="-0.554493193807709" calcext:value-type="float">
            <text:p>-0.554493193807709</text:p>
          </table:table-cell>
          <table:table-cell table:style-name="ce112"/>
          <table:table-cell table:style-name="ce112" table:formula="of:=([.V3]-[.V11])/[.V3]" office:value-type="float" office:value="-0.496759464979859" calcext:value-type="float">
            <text:p>-0.496759464979859</text:p>
          </table:table-cell>
          <table:table-cell table:style-name="ce112"/>
          <table:table-cell table:style-name="ce126" table:formula="of:=([.X3]-[.X11])/[.X3]" office:value-type="float" office:value="-0.0017158116989365" calcext:value-type="float">
            <text:p>-0.001715811698937</text:p>
          </table:table-cell>
          <table:table-cell table:style-name="ce126" table:formula="of:=([.Y3]-[.Y11])/[.Y3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5">
          <table:table-cell table:style-name="ce98" office:value-type="string" calcext:value-type="string">
            <text:p>s = 5, m = 10%</text:p>
          </table:table-cell>
          <table:table-cell table:style-name="ce115" table:formula="of:=SUM([.D19:.Y19])/14" office:value-type="float" office:value="-0.191664911537336" calcext:value-type="float">
            <text:p>-0.191664911537336</text:p>
          </table:table-cell>
          <table:table-cell table:style-name="ce113" table:formula="of:=[.B19]*(-1)" office:value-type="percentage" office:value="0.191664911537336" calcext:value-type="percentage">
            <text:p>19.17%</text:p>
          </table:table-cell>
          <table:table-cell table:style-name="ce112" table:formula="of:=([.D3]-[.D12])/[.D3]" office:value-type="float" office:value="-0.0947810814201481" calcext:value-type="float">
            <text:p>-0.094781081420148</text:p>
          </table:table-cell>
          <table:table-cell table:style-name="ce112" table:formula="of:=([.E3]-[.E12])/[.E3]" office:value-type="float" office:value="-0.0354037267080745" calcext:value-type="float">
            <text:p>-0.035403726708075</text:p>
          </table:table-cell>
          <table:table-cell table:style-name="ce112" table:formula="of:=([.F3]-[.F12])/[.F3]" office:value-type="float" office:value="-0.0155115511551156" calcext:value-type="float">
            <text:p>-0.015511551155116</text:p>
          </table:table-cell>
          <table:table-cell table:style-name="ce126" table:formula="of:=([.G3]-[.G12])/[.G3]" office:value-type="float" office:value="-0.137772734383831" calcext:value-type="float">
            <text:p>-0.137772734383831</text:p>
          </table:table-cell>
          <table:table-cell table:style-name="ce112" table:number-columns-repeated="3"/>
          <table:table-cell table:style-name="ce112" table:formula="of:=([.K3]-[.K12])/[.K3]" office:value-type="float" office:value="-0.0723487326764452" calcext:value-type="float">
            <text:p>-0.072348732676445</text:p>
          </table:table-cell>
          <table:table-cell table:style-name="ce112" table:formula="of:=([.L3]-[.L12])/[.L3]" office:value-type="float" office:value="-0.36288453920646" calcext:value-type="float">
            <text:p>-0.36288453920646</text:p>
          </table:table-cell>
          <table:table-cell table:style-name="ce126" table:formula="of:=([.M3]-[.M12])/[.M3]" office:value-type="float" office:value="-0.0419779437922448" calcext:value-type="float">
            <text:p>-0.041977943792245</text:p>
          </table:table-cell>
          <table:table-cell table:style-name="ce112" table:number-columns-repeated="2"/>
          <table:table-cell table:style-name="ce126" table:formula="of:=([.P3]-[.P12])/[.P3]" office:value-type="float" office:value="-0.0421907756813418" calcext:value-type="float">
            <text:p>-0.042190775681342</text:p>
          </table:table-cell>
          <table:table-cell table:style-name="ce112" table:formula="of:=([.Q3]-[.Q12])/[.Q3]" office:value-type="float" office:value="-0.139714625445898" calcext:value-type="float">
            <text:p>-0.139714625445898</text:p>
          </table:table-cell>
          <table:table-cell table:style-name="ce112" table:formula="of:=([.R3]-[.R12])/[.R3]" office:value-type="float" office:value="-0.823020006844854" calcext:value-type="float">
            <text:p>-0.823020006844854</text:p>
          </table:table-cell>
          <table:table-cell table:style-name="ce112"/>
          <table:table-cell table:style-name="ce112" table:formula="of:=([.T3]-[.T12])/[.T3]" office:value-type="float" office:value="-0.491524714002233" calcext:value-type="float">
            <text:p>-0.491524714002233</text:p>
          </table:table-cell>
          <table:table-cell table:style-name="ce112"/>
          <table:table-cell table:style-name="ce112" table:formula="of:=([.V3]-[.V12])/[.V3]" office:value-type="float" office:value="-0.413813448901834" calcext:value-type="float">
            <text:p>-0.413813448901834</text:p>
          </table:table-cell>
          <table:table-cell table:style-name="ce112"/>
          <table:table-cell table:style-name="ce126" table:formula="of:=([.X3]-[.X12])/[.X3]" office:value-type="float" office:value="-0.00114387446595776" calcext:value-type="float">
            <text:p>-0.001143874465958</text:p>
          </table:table-cell>
          <table:table-cell table:style-name="ce126" table:formula="of:=([.Y3]-[.Y12])/[.Y3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4" table:visibility="collapse">
          <table:table-cell table:style-name="ce8" office:value-type="string" calcext:value-type="string" table:number-columns-spanned="2" table:number-rows-spanned="1">
            <text:p>RANDOM SELECTION</text:p>
          </table:table-cell>
          <table:covered-table-cell table:style-name="ce82" table:formula="of:=SUM([.D20:.Y20])/22" office:value-type="float" office:value="0" calcext:value-type="float">
            <text:p>0</text:p>
          </table:covered-table-cell>
          <table:table-cell table:style-name="ce113"/>
          <table:table-cell table:style-name="ce114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 optimal value</text:span>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 table:visibility="collapse">
          <table:table-cell table:style-name="ce67" office:value-type="float" office:value="3" calcext:value-type="float">
            <text:p>3</text:p>
          </table:table-cell>
          <table:table-cell table:style-name="ce116" table:formula="of:=SUM([.D21:.Y21])/14" office:value-type="float" office:value="-0.172477170203343" calcext:value-type="float">
            <text:p>-0.172477170203343</text:p>
          </table:table-cell>
          <table:table-cell table:style-name="ce113"/>
          <table:table-cell table:style-name="ce112" table:formula="of:=([.D4]-[.D7])/[.D4]" office:value-type="float" office:value="-0.0534775984827287" calcext:value-type="float">
            <text:p>-0.053477598482729</text:p>
          </table:table-cell>
          <table:table-cell table:style-name="ce112" table:formula="of:=([.E4]-[.E7])/[.E4]" office:value-type="float" office:value="-0.0303030303030303" calcext:value-type="float">
            <text:p>-0.03030303030303</text:p>
          </table:table-cell>
          <table:table-cell table:style-name="ce112" table:formula="of:=([.F4]-[.F7])/[.F4]" office:value-type="float" office:value="-0.0167652859960552" calcext:value-type="float">
            <text:p>-0.016765285996055</text:p>
          </table:table-cell>
          <table:table-cell table:style-name="ce126" table:formula="of:=([.G4]-[.G7])/[.G4]" office:value-type="float" office:value="-0.152202156960726" calcext:value-type="float">
            <text:p>-0.152202156960726</text:p>
          </table:table-cell>
          <table:table-cell table:style-name="ce112" table:number-columns-repeated="3"/>
          <table:table-cell table:style-name="ce112" table:formula="of:=([.K4]-[.K7])/[.K4]" office:value-type="float" office:value="-0.0890174593139877" calcext:value-type="float">
            <text:p>-0.089017459313988</text:p>
          </table:table-cell>
          <table:table-cell table:style-name="ce112" table:formula="of:=([.L4]-[.L7])/[.L4]" office:value-type="float" office:value="-0.344986604116957" calcext:value-type="float">
            <text:p>-0.344986604116957</text:p>
          </table:table-cell>
          <table:table-cell table:style-name="ce126" table:formula="of:=([.M4]-[.M7])/[.M4]" office:value-type="float" office:value="-0.0266808964781217" calcext:value-type="float">
            <text:p>-0.026680896478122</text:p>
          </table:table-cell>
          <table:table-cell table:style-name="ce112" table:number-columns-repeated="2"/>
          <table:table-cell table:style-name="ce126" table:formula="of:=([.P4]-[.P7])/[.P4]" office:value-type="float" office:value="-0.0379979035639412" calcext:value-type="float">
            <text:p>-0.037997903563941</text:p>
          </table:table-cell>
          <table:table-cell table:style-name="ce112" table:formula="of:=([.Q4]-[.Q7])/[.Q4]" office:value-type="float" office:value="-0.100039308176101" calcext:value-type="float">
            <text:p>-0.100039308176101</text:p>
          </table:table-cell>
          <table:table-cell table:style-name="ce112" table:formula="of:=([.R4]-[.R7])/[.R4]" office:value-type="float" office:value="-0.765149115276219" calcext:value-type="float">
            <text:p>-0.765149115276219</text:p>
          </table:table-cell>
          <table:table-cell table:style-name="ce112"/>
          <table:table-cell table:style-name="ce112" table:formula="of:=([.T4]-[.T7])/[.T4]" office:value-type="float" office:value="-0.342691497248384" calcext:value-type="float">
            <text:p>-0.342691497248384</text:p>
          </table:table-cell>
          <table:table-cell table:style-name="ce112"/>
          <table:table-cell table:style-name="ce112" table:formula="of:=([.V4]-[.V7])/[.V4]" office:value-type="float" office:value="-0.452995977554223" calcext:value-type="float">
            <text:p>-0.452995977554223</text:p>
          </table:table-cell>
          <table:table-cell table:style-name="ce112"/>
          <table:table-cell table:style-name="ce126" table:formula="of:=([.X4]-[.X7])/[.X4]" office:value-type="float" office:value="-0.0023735493763313" calcext:value-type="float">
            <text:p>-0.002373549376331</text:p>
          </table:table-cell>
          <table:table-cell table:style-name="ce126" table:formula="of:=([.Y4]-[.Y7])/[.Y4]" office:value-type="float" office:value="0" calcext:value-type="float">
            <text:p>0</text:p>
          </table:table-cell>
          <table:table-cell table:number-columns-repeated="39"/>
        </table:table-row>
        <table:table-row table:style-name="ro5" table:visibility="collapse">
          <table:table-cell table:style-name="ce68" office:value-type="float" office:value="5" calcext:value-type="float">
            <text:p>5</text:p>
          </table:table-cell>
          <table:table-cell table:style-name="ce116" table:formula="of:=SUM([.D22:.Y22])/14" office:value-type="float" office:value="-0.184357377353475" calcext:value-type="float">
            <text:p>-0.184357377353475</text:p>
          </table:table-cell>
          <table:table-cell table:style-name="ce113"/>
          <table:table-cell table:style-name="ce112" table:formula="of:=([.D4]-[.D8])/[.D4]" office:value-type="float" office:value="-0.0479121972452818" calcext:value-type="float">
            <text:p>-0.047912197245282</text:p>
          </table:table-cell>
          <table:table-cell table:style-name="ce112" table:formula="of:=([.E4]-[.E8])/[.E4]" office:value-type="float" office:value="-0.056920556920557" calcext:value-type="float">
            <text:p>-0.056920556920557</text:p>
          </table:table-cell>
          <table:table-cell table:style-name="ce112" table:formula="of:=([.F4]-[.F8])/[.F4]" office:value-type="float" office:value="-0.014792899408284" calcext:value-type="float">
            <text:p>-0.014792899408284</text:p>
          </table:table-cell>
          <table:table-cell table:style-name="ce126" table:formula="of:=([.G4]-[.G8])/[.G4]" office:value-type="float" office:value="-0.160249457043128" calcext:value-type="float">
            <text:p>-0.160249457043128</text:p>
          </table:table-cell>
          <table:table-cell table:style-name="ce112" table:number-columns-repeated="3"/>
          <table:table-cell table:style-name="ce112" table:formula="of:=([.K4]-[.K8])/[.K4]" office:value-type="float" office:value="-0.085273402026762" calcext:value-type="float">
            <text:p>-0.085273402026762</text:p>
          </table:table-cell>
          <table:table-cell table:style-name="ce112" table:formula="of:=([.L4]-[.L8])/[.L4]" office:value-type="float" office:value="-0.353841113459915" calcext:value-type="float">
            <text:p>-0.353841113459915</text:p>
          </table:table-cell>
          <table:table-cell table:style-name="ce126" table:formula="of:=([.M4]-[.M8])/[.M4]" office:value-type="float" office:value="-0.0611881892564924" calcext:value-type="float">
            <text:p>-0.061188189256492</text:p>
          </table:table-cell>
          <table:table-cell table:style-name="ce112" table:number-columns-repeated="2"/>
          <table:table-cell table:style-name="ce126" table:formula="of:=([.P4]-[.P8])/[.P4]" office:value-type="float" office:value="-0.034329140461216" calcext:value-type="float">
            <text:p>-0.034329140461216</text:p>
          </table:table-cell>
          <table:table-cell table:style-name="ce112" table:formula="of:=([.Q4]-[.Q8])/[.Q4]" office:value-type="float" office:value="-0.119365828092243" calcext:value-type="float">
            <text:p>-0.119365828092243</text:p>
          </table:table-cell>
          <table:table-cell table:style-name="ce112" table:formula="of:=([.R4]-[.R8])/[.R4]" office:value-type="float" office:value="-0.772262310463663" calcext:value-type="float">
            <text:p>-0.772262310463663</text:p>
          </table:table-cell>
          <table:table-cell table:style-name="ce112"/>
          <table:table-cell table:style-name="ce112" table:formula="of:=([.T4]-[.T8])/[.T4]" office:value-type="float" office:value="-0.426834906924416" calcext:value-type="float">
            <text:p>-0.426834906924416</text:p>
          </table:table-cell>
          <table:table-cell table:style-name="ce112"/>
          <table:table-cell table:style-name="ce112" table:formula="of:=([.V4]-[.V8])/[.V4]" office:value-type="float" office:value="-0.440031453551474" calcext:value-type="float">
            <text:p>-0.440031453551474</text:p>
          </table:table-cell>
          <table:table-cell table:style-name="ce112"/>
          <table:table-cell table:style-name="ce126" table:formula="of:=([.X4]-[.X8])/[.X4]" office:value-type="float" office:value="-0.00417516151968317" calcext:value-type="float">
            <text:p>-0.004175161519683</text:p>
          </table:table-cell>
          <table:table-cell table:style-name="ce126" table:formula="of:=([.Y4]-[.Y8])/[.Y4]" office:value-type="float" office:value="-0.00382666657553125" calcext:value-type="float">
            <text:p>-0.003826666575531</text:p>
          </table:table-cell>
          <table:table-cell table:number-columns-repeated="39"/>
        </table:table-row>
        <table:table-row table:style-name="ro5" table:visibility="collapse">
          <table:table-cell table:style-name="ce68" office:value-type="float" office:value="3" calcext:value-type="float">
            <text:p>3</text:p>
          </table:table-cell>
          <table:table-cell table:style-name="ce116" table:formula="of:=SUM([.D23:.Y23])/14" office:value-type="float" office:value="-0.193256355448206" calcext:value-type="float">
            <text:p>-0.193256355448206</text:p>
          </table:table-cell>
          <table:table-cell table:style-name="ce113"/>
          <table:table-cell table:style-name="ce112" table:formula="of:=([.D4]-[.D9])/[.D4]" office:value-type="float" office:value="-0.0568354942014116" calcext:value-type="float">
            <text:p>-0.056835494201412</text:p>
          </table:table-cell>
          <table:table-cell table:style-name="ce112" table:formula="of:=([.E4]-[.E9])/[.E4]" office:value-type="float" office:value="-0.0413595413595413" calcext:value-type="float">
            <text:p>-0.041359541359541</text:p>
          </table:table-cell>
          <table:table-cell table:style-name="ce112" table:formula="of:=([.F4]-[.F9])/[.F4]" office:value-type="float" office:value="-0.0144641683103222" calcext:value-type="float">
            <text:p>-0.014464168310322</text:p>
          </table:table-cell>
          <table:table-cell table:style-name="ce126" table:formula="of:=([.G4]-[.G9])/[.G4]" office:value-type="float" office:value="-0.157970659588746" calcext:value-type="float">
            <text:p>-0.157970659588746</text:p>
          </table:table-cell>
          <table:table-cell table:style-name="ce112" table:number-columns-repeated="3"/>
          <table:table-cell table:style-name="ce112" table:formula="of:=([.K4]-[.K9])/[.K4]" office:value-type="float" office:value="-0.0838118256286696" calcext:value-type="float">
            <text:p>-0.08381182562867</text:p>
          </table:table-cell>
          <table:table-cell table:style-name="ce112" table:formula="of:=([.L4]-[.L9])/[.L4]" office:value-type="float" office:value="-0.403492589525622" calcext:value-type="float">
            <text:p>-0.403492589525622</text:p>
          </table:table-cell>
          <table:table-cell table:style-name="ce126" table:formula="of:=([.M4]-[.M9])/[.M4]" office:value-type="float" office:value="-0.0686588402703665" calcext:value-type="float">
            <text:p>-0.068658840270367</text:p>
          </table:table-cell>
          <table:table-cell table:style-name="ce112" table:number-columns-repeated="2"/>
          <table:table-cell table:style-name="ce126" table:formula="of:=([.P4]-[.P9])/[.P4]" office:value-type="float" office:value="-0.0191299790356394" calcext:value-type="float">
            <text:p>-0.019129979035639</text:p>
          </table:table-cell>
          <table:table-cell table:style-name="ce112" table:formula="of:=([.Q4]-[.Q9])/[.Q4]" office:value-type="float" office:value="-0.116614255765199" calcext:value-type="float">
            <text:p>-0.116614255765199</text:p>
          </table:table-cell>
          <table:table-cell table:style-name="ce112" table:formula="of:=([.R4]-[.R9])/[.R4]" office:value-type="float" office:value="-0.789787281793857" calcext:value-type="float">
            <text:p>-0.789787281793857</text:p>
          </table:table-cell>
          <table:table-cell table:style-name="ce112"/>
          <table:table-cell table:style-name="ce112" table:formula="of:=([.T4]-[.T9])/[.T4]" office:value-type="float" office:value="-0.503928158401731" calcext:value-type="float">
            <text:p>-0.503928158401731</text:p>
          </table:table-cell>
          <table:table-cell table:style-name="ce112"/>
          <table:table-cell table:style-name="ce112" table:formula="of:=([.V4]-[.V9])/[.V4]" office:value-type="float" office:value="-0.437966680611363" calcext:value-type="float">
            <text:p>-0.437966680611363</text:p>
          </table:table-cell>
          <table:table-cell table:style-name="ce112"/>
          <table:table-cell table:style-name="ce126" table:formula="of:=([.X4]-[.X9])/[.X4]" office:value-type="float" office:value="-0.00417516151968317" calcext:value-type="float">
            <text:p>-0.004175161519683</text:p>
          </table:table-cell>
          <table:table-cell table:style-name="ce126" table:formula="of:=([.Y4]-[.Y9])/[.Y4]" office:value-type="float" office:value="-0.00739434026273055" calcext:value-type="float">
            <text:p>-0.007394340262731</text:p>
          </table:table-cell>
          <table:table-cell table:number-columns-repeated="39"/>
        </table:table-row>
        <table:table-row table:style-name="ro5" table:visibility="collapse">
          <table:table-cell table:style-name="ce68" office:value-type="float" office:value="5" calcext:value-type="float">
            <text:p>5</text:p>
          </table:table-cell>
          <table:table-cell table:style-name="ce116" table:formula="of:=SUM([.D24:.Y24])/14" office:value-type="float" office:value="-0.218602234707451" calcext:value-type="float">
            <text:p>-0.218602234707451</text:p>
          </table:table-cell>
          <table:table-cell table:style-name="ce113"/>
          <table:table-cell table:style-name="ce112" table:formula="of:=([.D4]-[.D10])/[.D4]" office:value-type="float" office:value="-0.0837919348319498" calcext:value-type="float">
            <text:p>-0.08379193483195</text:p>
          </table:table-cell>
          <table:table-cell table:style-name="ce112" table:formula="of:=([.E4]-[.E10])/[.E4]" office:value-type="float" office:value="-0.0257985257985258" calcext:value-type="float">
            <text:p>-0.025798525798526</text:p>
          </table:table-cell>
          <table:table-cell table:style-name="ce112" table:formula="of:=([.F4]-[.F10])/[.F4]" office:value-type="float" office:value="-0.0213675213675214" calcext:value-type="float">
            <text:p>-0.021367521367521</text:p>
          </table:table-cell>
          <table:table-cell table:style-name="ce126" table:formula="of:=([.G4]-[.G10])/[.G4]" office:value-type="float" office:value="-0.164775795294932" calcext:value-type="float">
            <text:p>-0.164775795294932</text:p>
          </table:table-cell>
          <table:table-cell table:style-name="ce112" table:number-columns-repeated="3"/>
          <table:table-cell table:style-name="ce112" table:formula="of:=([.K4]-[.K10])/[.K4]" office:value-type="float" office:value="-0.0817337708873145" calcext:value-type="float">
            <text:p>-0.081733770887315</text:p>
          </table:table-cell>
          <table:table-cell table:style-name="ce112" table:formula="of:=([.L4]-[.L10])/[.L4]" office:value-type="float" office:value="-0.441183242327467" calcext:value-type="float">
            <text:p>-0.441183242327467</text:p>
          </table:table-cell>
          <table:table-cell table:style-name="ce126" table:formula="of:=([.M4]-[.M10])/[.M4]" office:value-type="float" office:value="-0.080042689434365" calcext:value-type="float">
            <text:p>-0.080042689434365</text:p>
          </table:table-cell>
          <table:table-cell table:style-name="ce112" table:number-columns-repeated="2"/>
          <table:table-cell table:style-name="ce126" table:formula="of:=([.P4]-[.P10])/[.P4]" office:value-type="float" office:value="-0.0280398322851154" calcext:value-type="float">
            <text:p>-0.028039832285115</text:p>
          </table:table-cell>
          <table:table-cell table:style-name="ce112" table:formula="of:=([.Q4]-[.Q10])/[.Q4]" office:value-type="float" office:value="-0.137644129979036" calcext:value-type="float">
            <text:p>-0.137644129979036</text:p>
          </table:table-cell>
          <table:table-cell table:style-name="ce112" table:formula="of:=([.R4]-[.R10])/[.R4]" office:value-type="float" office:value="-0.8762842772276" calcext:value-type="float">
            <text:p>-0.8762842772276</text:p>
          </table:table-cell>
          <table:table-cell table:style-name="ce112"/>
          <table:table-cell table:style-name="ce112" table:formula="of:=([.T4]-[.T10])/[.T4]" office:value-type="float" office:value="-0.611848839822643" calcext:value-type="float">
            <text:p>-0.611848839822643</text:p>
          </table:table-cell>
          <table:table-cell table:style-name="ce112"/>
          <table:table-cell table:style-name="ce112" table:formula="of:=([.V4]-[.V10])/[.V4]" office:value-type="float" office:value="-0.493754233200274" calcext:value-type="float">
            <text:p>-0.493754233200274</text:p>
          </table:table-cell>
          <table:table-cell table:style-name="ce112"/>
          <table:table-cell table:style-name="ce126" table:formula="of:=([.X4]-[.X10])/[.X4]" office:value-type="float" office:value="-0.00294548660930977" calcext:value-type="float">
            <text:p>-0.00294548660931</text:p>
          </table:table-cell>
          <table:table-cell table:style-name="ce126" table:formula="of:=([.Y4]-[.Y10])/[.Y4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5" table:visibility="collapse">
          <table:table-cell table:style-name="ce68" office:value-type="float" office:value="3" calcext:value-type="float">
            <text:p>3</text:p>
          </table:table-cell>
          <table:table-cell table:style-name="ce116" table:formula="of:=SUM([.D25:.Y25])/14" office:value-type="float" office:value="-0.198249121941215" calcext:value-type="float">
            <text:p>-0.198249121941215</text:p>
          </table:table-cell>
          <table:table-cell table:style-name="ce113"/>
          <table:table-cell table:style-name="ce112" table:formula="of:=([.D4]-[.D11])/[.D4]" office:value-type="float" office:value="-0.0694586947734974" calcext:value-type="float">
            <text:p>-0.069458694773497</text:p>
          </table:table-cell>
          <table:table-cell table:style-name="ce112" table:formula="of:=([.E4]-[.E11])/[.E4]" office:value-type="float" office:value="0.000819000819000772" calcext:value-type="float">
            <text:p>0.000819000819001</text:p>
          </table:table-cell>
          <table:table-cell table:style-name="ce112" table:formula="of:=([.F4]-[.F11])/[.F4]" office:value-type="float" office:value="-0.0180802103879026" calcext:value-type="float">
            <text:p>-0.018080210387903</text:p>
          </table:table-cell>
          <table:table-cell table:style-name="ce126" table:formula="of:=([.G4]-[.G11])/[.G4]" office:value-type="float" office:value="-0.15189863643803" calcext:value-type="float">
            <text:p>-0.15189863643803</text:p>
          </table:table-cell>
          <table:table-cell table:style-name="ce112" table:number-columns-repeated="3"/>
          <table:table-cell table:style-name="ce112" table:formula="of:=([.K4]-[.K11])/[.K4]" office:value-type="float" office:value="-0.0775910820890285" calcext:value-type="float">
            <text:p>-0.077591082089029</text:p>
          </table:table-cell>
          <table:table-cell table:style-name="ce112" table:formula="of:=([.L4]-[.L11])/[.L4]" office:value-type="float" office:value="-0.384152534559293" calcext:value-type="float">
            <text:p>-0.384152534559293</text:p>
          </table:table-cell>
          <table:table-cell table:style-name="ce126" table:formula="of:=([.M4]-[.M11])/[.M4]" office:value-type="float" office:value="-0.0487371042333689" calcext:value-type="float">
            <text:p>-0.048737104233369</text:p>
          </table:table-cell>
          <table:table-cell table:style-name="ce112" table:number-columns-repeated="2"/>
          <table:table-cell table:style-name="ce126" table:formula="of:=([.P4]-[.P11])/[.P4]" office:value-type="float" office:value="-0.0269916142557651" calcext:value-type="float">
            <text:p>-0.026991614255765</text:p>
          </table:table-cell>
          <table:table-cell table:style-name="ce112" table:formula="of:=([.Q4]-[.Q11])/[.Q4]" office:value-type="float" office:value="-0.121331236897275" calcext:value-type="float">
            <text:p>-0.121331236897275</text:p>
          </table:table-cell>
          <table:table-cell table:style-name="ce112" table:formula="of:=([.R4]-[.R11])/[.R4]" office:value-type="float" office:value="-0.851623981128716" calcext:value-type="float">
            <text:p>-0.851623981128716</text:p>
          </table:table-cell>
          <table:table-cell table:style-name="ce112"/>
          <table:table-cell table:style-name="ce112" table:formula="of:=([.T4]-[.T11])/[.T4]" office:value-type="float" office:value="-0.539586718443058" calcext:value-type="float">
            <text:p>-0.539586718443058</text:p>
          </table:table-cell>
          <table:table-cell table:style-name="ce112"/>
          <table:table-cell table:style-name="ce112" table:formula="of:=([.V4]-[.V11])/[.V4]" office:value-type="float" office:value="-0.473918076252878" calcext:value-type="float">
            <text:p>-0.473918076252878</text:p>
          </table:table-cell>
          <table:table-cell table:style-name="ce112"/>
          <table:table-cell table:style-name="ce126" table:formula="of:=([.X4]-[.X11])/[.X4]" office:value-type="float" office:value="-0.0017158116989365" calcext:value-type="float">
            <text:p>-0.001715811698937</text:p>
          </table:table-cell>
          <table:table-cell table:style-name="ce126" table:formula="of:=([.Y4]-[.Y11])/[.Y4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5" table:visibility="collapse">
          <table:table-cell table:style-name="ce69" office:value-type="float" office:value="5" calcext:value-type="float">
            <text:p>5</text:p>
          </table:table-cell>
          <table:table-cell table:style-name="ce116" table:formula="of:=SUM([.D26:.Y26])/14" office:value-type="float" office:value="-0.179809761484313" calcext:value-type="float">
            <text:p>-0.179809761484313</text:p>
          </table:table-cell>
          <table:table-cell table:style-name="ce113"/>
          <table:table-cell table:style-name="ce112" table:formula="of:=([.D4]-[.D12])/[.D4]" office:value-type="float" office:value="-0.0852843329291422" calcext:value-type="float">
            <text:p>-0.085284332929142</text:p>
          </table:table-cell>
          <table:table-cell table:style-name="ce112" table:formula="of:=([.E4]-[.E12])/[.E4]" office:value-type="float" office:value="-0.023955773955774" calcext:value-type="float">
            <text:p>-0.023955773955774</text:p>
          </table:table-cell>
          <table:table-cell table:style-name="ce112" table:formula="of:=([.F4]-[.F12])/[.F4]" office:value-type="float" office:value="-0.0115055884286654" calcext:value-type="float">
            <text:p>-0.011505588428665</text:p>
          </table:table-cell>
          <table:table-cell table:style-name="ce126" table:formula="of:=([.G4]-[.G12])/[.G4]" office:value-type="float" office:value="-0.137772734383831" calcext:value-type="float">
            <text:p>-0.137772734383831</text:p>
          </table:table-cell>
          <table:table-cell table:style-name="ce112" table:number-columns-repeated="3"/>
          <table:table-cell table:style-name="ce112" table:formula="of:=([.K4]-[.K12])/[.K4]" office:value-type="float" office:value="-0.0692715538610717" calcext:value-type="float">
            <text:p>-0.069271553861072</text:p>
          </table:table-cell>
          <table:table-cell table:style-name="ce112" table:formula="of:=([.L4]-[.L12])/[.L4]" office:value-type="float" office:value="-0.312085752237481" calcext:value-type="float">
            <text:p>-0.312085752237481</text:p>
          </table:table-cell>
          <table:table-cell table:style-name="ce126" table:formula="of:=([.M4]-[.M12])/[.M4]" office:value-type="float" office:value="-0.0419779437922448" calcext:value-type="float">
            <text:p>-0.041977943792245</text:p>
          </table:table-cell>
          <table:table-cell table:style-name="ce112" table:number-columns-repeated="2"/>
          <table:table-cell table:style-name="ce126" table:formula="of:=([.P4]-[.P12])/[.P4]" office:value-type="float" office:value="-0.0421907756813418" calcext:value-type="float">
            <text:p>-0.042190775681342</text:p>
          </table:table-cell>
          <table:table-cell table:style-name="ce112" table:formula="of:=([.Q4]-[.Q12])/[.Q4]" office:value-type="float" office:value="-0.130306603773585" calcext:value-type="float">
            <text:p>-0.130306603773585</text:p>
          </table:table-cell>
          <table:table-cell table:style-name="ce112" table:formula="of:=([.R4]-[.R12])/[.R4]" office:value-type="float" office:value="-0.781160796322831" calcext:value-type="float">
            <text:p>-0.781160796322831</text:p>
          </table:table-cell>
          <table:table-cell table:style-name="ce112"/>
          <table:table-cell table:style-name="ce112" table:formula="of:=([.T4]-[.T12])/[.T4]" office:value-type="float" office:value="-0.477222061218928" calcext:value-type="float">
            <text:p>-0.477222061218928</text:p>
          </table:table-cell>
          <table:table-cell table:style-name="ce112"/>
          <table:table-cell table:style-name="ce112" table:formula="of:=([.V4]-[.V12])/[.V4]" office:value-type="float" office:value="-0.392237862891268" calcext:value-type="float">
            <text:p>-0.392237862891268</text:p>
          </table:table-cell>
          <table:table-cell table:style-name="ce112"/>
          <table:table-cell table:style-name="ce126" table:formula="of:=([.X4]-[.X12])/[.X4]" office:value-type="float" office:value="-0.00114387446595776" calcext:value-type="float">
            <text:p>-0.001143874465958</text:p>
          </table:table-cell>
          <table:table-cell table:style-name="ce126" table:formula="of:=([.Y4]-[.Y12])/[.Y4]" office:value-type="float" office:value="-0.0112210068382625" calcext:value-type="float">
            <text:p>-0.011221006838263</text:p>
          </table:table-cell>
          <table:table-cell table:number-columns-repeated="39"/>
        </table:table-row>
        <table:table-row table:style-name="ro4">
          <table:table-cell table:style-name="ce8" office:value-type="string" calcext:value-type="string" table:number-columns-spanned="2" table:number-rows-spanned="1">
            <text:p>RANDOM SELECTION</text:p>
          </table:table-cell>
          <table:covered-table-cell table:style-name="ce82" table:formula="of:=SUM([.D27:.Y27])/22" office:value-type="float" office:value="0" calcext:value-type="float">
            <text:p>0</text:p>
          </table:covered-table-cell>
          <table:table-cell table:style-name="ce113"/>
          <table:table-cell table:style-name="ce114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" table:style-name="ce8"/>
          <table:covered-table-cell table:style-name="ce119"/>
          <table:covered-table-cell table:number-columns-repeated="5" table:style-name="ce8"/>
          <table:covered-table-cell table:style-name="ce119"/>
          <table:covered-table-cell table:number-columns-repeated="2" table:style-name="ce8"/>
          <table:covered-table-cell table:style-name="ce119"/>
          <table:covered-table-cell table:number-columns-repeated="7" table:style-name="ce8"/>
          <table:covered-table-cell table:number-columns-repeated="2" table:style-name="ce119"/>
          <table:table-cell table:style-name="ce134" table:number-columns-repeated="39"/>
        </table:table-row>
        <table:table-row table:style-name="ro5">
          <table:table-cell table:style-name="ce96" office:value-type="string" calcext:value-type="string">
            <text:p>s = 3, m = 3%</text:p>
          </table:table-cell>
          <table:table-cell table:style-name="ce117" table:formula="of:=SUM([.D28:.Y28])/8" office:value-type="float" office:value="-0.147462496545674" calcext:value-type="float">
            <text:p>-0.147462496545674</text:p>
          </table:table-cell>
          <table:table-cell table:style-name="ce113" table:formula="of:=[.B28]*(-1)" office:value-type="percentage" office:value="0.147462496545674" calcext:value-type="percentage">
            <text:p>14.75%</text:p>
          </table:table-cell>
          <table:table-cell table:style-name="ce112" table:number-columns-repeated="3"/>
          <table:table-cell table:style-name="ce126"/>
          <table:table-cell table:style-name="ce112" table:formula="of:=([.H4]-[.H7])/[.H4]" office:value-type="float" office:value="-0.139066396508728" calcext:value-type="float">
            <text:p>-0.139066396508728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-0.0606488011283498" calcext:value-type="float">
            <text:p>-0.06064880112835</text:p>
          </table:table-cell>
          <table:table-cell table:style-name="ce112" table:number-columns-repeated="2"/>
          <table:table-cell table:style-name="ce126"/>
          <table:table-cell table:style-name="ce112" table:formula="of:=([.N4]-[.N7])/[.N4]" office:value-type="float" office:value="-0.00159872102318153" calcext:value-type="float">
            <text:p>-0.001598721023182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7])/[.S4]" office:value-type="float" office:value="-0.142757538783336" calcext:value-type="float">
            <text:p>-0.142757538783336</text:p>
          </table:table-cell>
          <table:table-cell table:style-name="ce112"/>
          <table:table-cell table:style-name="ce112" table:formula="of:=([.U4]-[.U7])/[.U4]" office:value-type="float" office:value="-0.752360643751331" calcext:value-type="float">
            <text:p>-0.752360643751331</text:p>
          </table:table-cell>
          <table:table-cell table:style-name="ce112"/>
          <table:table-cell table:style-name="ce112" table:formula="of:=([.W4]-[.W7])/[.W4]" office:value-type="float" office:value="-0.0832678711704635" calcext:value-type="float">
            <text:p>-0.083267871170464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96" office:value-type="string" calcext:value-type="string">
            <text:p>s = 5, m = 3%</text:p>
          </table:table-cell>
          <table:table-cell table:style-name="ce117" table:formula="of:=SUM([.D29:.Y29])/8" office:value-type="float" office:value="-0.170859939271815" calcext:value-type="float">
            <text:p>-0.170859939271815</text:p>
          </table:table-cell>
          <table:table-cell table:style-name="ce113" table:formula="of:=[.B29]*(-1)" office:value-type="percentage" office:value="0.170859939271815" calcext:value-type="percentage">
            <text:p>17.09%</text:p>
          </table:table-cell>
          <table:table-cell table:style-name="ce112" table:number-columns-repeated="3"/>
          <table:table-cell table:style-name="ce126"/>
          <table:table-cell table:style-name="ce112" table:formula="of:=([.H4]-[.H8])/[.H4]" office:value-type="float" office:value="-0.154028990024938" calcext:value-type="float">
            <text:p>-0.154028990024938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-0.0865068171133052" calcext:value-type="float">
            <text:p>-0.086506817113305</text:p>
          </table:table-cell>
          <table:table-cell table:style-name="ce112" table:number-columns-repeated="2"/>
          <table:table-cell table:style-name="ce126"/>
          <table:table-cell table:style-name="ce112" table:formula="of:=([.N4]-[.N8])/[.N4]" office:value-type="float" office:value="-0.00159872102318153" calcext:value-type="float">
            <text:p>-0.001598721023182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8])/[.S4]" office:value-type="float" office:value="-0.1710533960839" calcext:value-type="float">
            <text:p>-0.1710533960839</text:p>
          </table:table-cell>
          <table:table-cell table:style-name="ce112"/>
          <table:table-cell table:style-name="ce112" table:formula="of:=([.U4]-[.U8])/[.U4]" office:value-type="float" office:value="-0.837692637323798" calcext:value-type="float">
            <text:p>-0.837692637323798</text:p>
          </table:table-cell>
          <table:table-cell table:style-name="ce112"/>
          <table:table-cell table:style-name="ce112" table:formula="of:=([.W4]-[.W8])/[.W4]" office:value-type="float" office:value="-0.115998952605394" calcext:value-type="float">
            <text:p>-0.115998952605394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97" office:value-type="string" calcext:value-type="string">
            <text:p>s = 3, m = 5%</text:p>
          </table:table-cell>
          <table:table-cell table:style-name="ce117" table:formula="of:=SUM([.D30:.Y30])/8" office:value-type="float" office:value="-0.202051343652944" calcext:value-type="float">
            <text:p>-0.202051343652944</text:p>
          </table:table-cell>
          <table:table-cell table:style-name="ce113" table:formula="of:=[.B30]*(-1)" office:value-type="percentage" office:value="0.202051343652944" calcext:value-type="percentage">
            <text:p>20.21%</text:p>
          </table:table-cell>
          <table:table-cell table:style-name="ce112" table:number-columns-repeated="3"/>
          <table:table-cell table:style-name="ce126"/>
          <table:table-cell table:style-name="ce112" table:formula="of:=([.H4]-[.H9])/[.H4]" office:value-type="float" office:value="-0.201501454696592" calcext:value-type="float">
            <text:p>-0.201501454696592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-0.11189468735308" calcext:value-type="float">
            <text:p>-0.11189468735308</text:p>
          </table:table-cell>
          <table:table-cell table:style-name="ce112" table:number-columns-repeated="2"/>
          <table:table-cell table:style-name="ce126"/>
          <table:table-cell table:style-name="ce112" table:formula="of:=([.N4]-[.N9])/[.N4]" office:value-type="float" office:value="-0.00239808153477218" calcext:value-type="float">
            <text:p>-0.002398081534772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9])/[.S4]" office:value-type="float" office:value="-0.213206670152809" calcext:value-type="float">
            <text:p>-0.213206670152809</text:p>
          </table:table-cell>
          <table:table-cell table:style-name="ce112"/>
          <table:table-cell table:style-name="ce112" table:formula="of:=([.U4]-[.U9])/[.U4]" office:value-type="float" office:value="-0.953343345928821" calcext:value-type="float">
            <text:p>-0.953343345928821</text:p>
          </table:table-cell>
          <table:table-cell table:style-name="ce112"/>
          <table:table-cell table:style-name="ce112" table:formula="of:=([.W4]-[.W9])/[.W4]" office:value-type="float" office:value="-0.134066509557476" calcext:value-type="float">
            <text:p>-0.134066509557476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97" office:value-type="string" calcext:value-type="string">
            <text:p>s = 5, m = 5%</text:p>
          </table:table-cell>
          <table:table-cell table:style-name="ce117" table:formula="of:=SUM([.D31:.Y31])/8" office:value-type="float" office:value="-0.228183920904012" calcext:value-type="float">
            <text:p>-0.228183920904012</text:p>
          </table:table-cell>
          <table:table-cell table:style-name="ce113" table:formula="of:=[.B31]*(-1)" office:value-type="percentage" office:value="0.228183920904012" calcext:value-type="percentage">
            <text:p>22.82%</text:p>
          </table:table-cell>
          <table:table-cell table:style-name="ce112" table:number-columns-repeated="3"/>
          <table:table-cell table:style-name="ce126"/>
          <table:table-cell table:style-name="ce112" table:formula="of:=([.H4]-[.H10])/[.H4]" office:value-type="float" office:value="-0.239557356608479" calcext:value-type="float">
            <text:p>-0.239557356608479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-0.170192759755524" calcext:value-type="float">
            <text:p>-0.170192759755524</text:p>
          </table:table-cell>
          <table:table-cell table:style-name="ce112" table:number-columns-repeated="2"/>
          <table:table-cell table:style-name="ce126"/>
          <table:table-cell table:style-name="ce112" table:formula="of:=([.N4]-[.N10])/[.N4]" office:value-type="float" office:value="-0.00447641886490815" calcext:value-type="float">
            <text:p>-0.004476418864908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10])/[.S4]" office:value-type="float" office:value="-0.18502701760502" calcext:value-type="float">
            <text:p>-0.18502701760502</text:p>
          </table:table-cell>
          <table:table-cell table:style-name="ce112"/>
          <table:table-cell table:style-name="ce112" table:formula="of:=([.U4]-[.U10])/[.U4]" office:value-type="float" office:value="-1.08115366147855" calcext:value-type="float">
            <text:p>-1.08115366147855</text:p>
          </table:table-cell>
          <table:table-cell table:style-name="ce112"/>
          <table:table-cell table:style-name="ce112" table:formula="of:=([.W4]-[.W10])/[.W4]" office:value-type="float" office:value="-0.145064152919613" calcext:value-type="float">
            <text:p>-0.145064152919613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97" office:value-type="string" calcext:value-type="string">
            <text:p>s = 3, m = 10%</text:p>
          </table:table-cell>
          <table:table-cell table:style-name="ce117" table:formula="of:=SUM([.D32:.Y32])/8" office:value-type="float" office:value="-0.208408552783724" calcext:value-type="float">
            <text:p>-0.208408552783724</text:p>
          </table:table-cell>
          <table:table-cell table:style-name="ce113" table:formula="of:=[.B32]*(-1)" office:value-type="percentage" office:value="0.208408552783724" calcext:value-type="percentage">
            <text:p>20.84%</text:p>
          </table:table-cell>
          <table:table-cell table:style-name="ce112" table:number-columns-repeated="3"/>
          <table:table-cell table:style-name="ce126"/>
          <table:table-cell table:style-name="ce112" table:formula="of:=([.H4]-[.H11])/[.H4]" office:value-type="float" office:value="-0.237777950955943" calcext:value-type="float">
            <text:p>-0.237777950955943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-0.184767277856135" calcext:value-type="float">
            <text:p>-0.184767277856135</text:p>
          </table:table-cell>
          <table:table-cell table:style-name="ce112" table:number-columns-repeated="2"/>
          <table:table-cell table:style-name="ce126"/>
          <table:table-cell table:style-name="ce112" table:formula="of:=([.N4]-[.N11])/[.N4]" office:value-type="float" office:value="-0.00367705835331727" calcext:value-type="float">
            <text:p>-0.003677058353317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11])/[.S4]" office:value-type="float" office:value="-0.146650398001278" calcext:value-type="float">
            <text:p>-0.146650398001278</text:p>
          </table:table-cell>
          <table:table-cell table:style-name="ce112"/>
          <table:table-cell table:style-name="ce112" table:formula="of:=([.U4]-[.U11])/[.U4]" office:value-type="float" office:value="-0.995678795495369" calcext:value-type="float">
            <text:p>-0.995678795495369</text:p>
          </table:table-cell>
          <table:table-cell table:style-name="ce112"/>
          <table:table-cell table:style-name="ce112" table:formula="of:=([.W4]-[.W11])/[.W4]" office:value-type="float" office:value="-0.0987169416077508" calcext:value-type="float">
            <text:p>-0.098716941607751</text:p>
          </table:table-cell>
          <table:table-cell table:style-name="ce126" table:number-columns-repeated="2"/>
          <table:table-cell table:number-columns-repeated="39"/>
        </table:table-row>
        <table:table-row table:style-name="ro5">
          <table:table-cell table:style-name="ce98" office:value-type="string" calcext:value-type="string">
            <text:p>s = 5, m = 10%</text:p>
          </table:table-cell>
          <table:table-cell table:style-name="ce117" table:formula="of:=SUM([.D33:.Y33])/8" office:value-type="float" office:value="-0.172324655097371" calcext:value-type="float">
            <text:p>-0.172324655097371</text:p>
          </table:table-cell>
          <table:table-cell table:style-name="ce113" table:formula="of:=[.B33]*(-1)" office:value-type="percentage" office:value="0.172324655097371" calcext:value-type="percentage">
            <text:p>17.23%</text:p>
          </table:table-cell>
          <table:table-cell table:style-name="ce112" table:number-columns-repeated="3"/>
          <table:table-cell table:style-name="ce126"/>
          <table:table-cell table:style-name="ce112" table:formula="of:=([.H4]-[.H12])/[.H4]" office:value-type="float" office:value="-0.17918744804655" calcext:value-type="float">
            <text:p>-0.17918744804655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-0.141513869299483" calcext:value-type="float">
            <text:p>-0.141513869299483</text:p>
          </table:table-cell>
          <table:table-cell table:style-name="ce112" table:number-columns-repeated="2"/>
          <table:table-cell table:style-name="ce126"/>
          <table:table-cell table:style-name="ce112" table:formula="of:=([.N4]-[.N12])/[.N4]" office:value-type="float" office:value="-0.00575539568345324" calcext:value-type="float">
            <text:p>-0.005755395683453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26"/>
          <table:table-cell table:style-name="ce112" table:number-columns-repeated="2"/>
          <table:table-cell table:style-name="ce112" table:formula="of:=([.S4]-[.S12])/[.S4]" office:value-type="float" office:value="-0.0943582592528034" calcext:value-type="float">
            <text:p>-0.094358259252803</text:p>
          </table:table-cell>
          <table:table-cell table:style-name="ce112"/>
          <table:table-cell table:style-name="ce112" table:formula="of:=([.U4]-[.U12])/[.U4]" office:value-type="float" office:value="-0.841783315891283" calcext:value-type="float">
            <text:p>-0.841783315891283</text:p>
          </table:table-cell>
          <table:table-cell table:style-name="ce112"/>
          <table:table-cell table:style-name="ce112" table:formula="of:=([.W4]-[.W12])/[.W4]" office:value-type="float" office:value="-0.115998952605394" calcext:value-type="float">
            <text:p>-0.115998952605394</text:p>
          </table:table-cell>
          <table:table-cell table:style-name="ce126" table:number-columns-repeated="2"/>
          <table:table-cell table:number-columns-repeated="39"/>
        </table:table-row>
        <table:table-row table:style-name="ro4">
          <table:table-cell table:style-name="ce110" office:value-type="string" calcext:value-type="string" table:number-columns-spanned="2" table:number-rows-spanned="1">
            <text:p>RANDOM SELECTION over population size</text:p>
          </table:table-cell>
          <table:covered-table-cell table:style-name="ce104" table:formula="of:=SUM([.D34:.Y34])/22" office:value-type="float" office:value="0" calcext:value-type="float">
            <text:p>0</text:p>
          </table:covered-table-cell>
          <table:table-cell table:style-name="ce152"/>
          <table:table-cell table:style-name="ce179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1" table:style-name="ce110"/>
          <table:table-cell table:style-name="ce181" table:number-columns-repeated="39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154" table:formula="of:=([.B14]+[.B16]+[.B18])/3" office:value-type="float" office:value="-0.200102331160751" calcext:value-type="float">
            <text:p>-0.200102331160751</text:p>
          </table:table-cell>
          <table:table-cell table:style-name="ce154"/>
          <table:table-cell table:style-name="ce15" table:number-columns-repeated="61"/>
        </table:table-row>
        <table:table-row table:style-name="ro9">
          <table:table-cell table:style-name="ce15" office:value-type="float" office:value="5" calcext:value-type="float">
            <text:p>5</text:p>
          </table:table-cell>
          <table:table-cell table:style-name="ce154" table:formula="of:=([.B15]+[.B17]+[.B19])/3" office:value-type="float" office:value="-0.206395505096061" calcext:value-type="float">
            <text:p>-0.206395505096061</text:p>
          </table:table-cell>
          <table:table-cell table:style-name="ce154"/>
          <table:table-cell table:style-name="ce15" table:number-columns-repeated="61"/>
        </table:table-row>
        <table:table-row table:style-name="ro1" table:visibility="collapse">
          <table:table-cell table:style-name="ce110" office:value-type="string" calcext:value-type="string" table:number-columns-spanned="2" table:number-rows-spanned="1">
            <text:p>RANDOM SELECTION over population size</text:p>
          </table:table-cell>
          <table:covered-table-cell table:style-name="ce121"/>
          <table:table-cell table:style-name="ce121"/>
          <table:table-cell table:style-name="ce179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 optimal value</text:span></text:p>
          </table:table-cell>
          <table:covered-table-cell table:number-columns-repeated="21" table:style-name="ce121"/>
          <table:table-cell table:style-name="ce121" table:number-columns-repeated="39"/>
        </table:table-row>
        <table:table-row table:style-name="ro5" table:visibility="collapse">
          <table:table-cell table:style-name="ce15" office:value-type="float" office:value="3" calcext:value-type="float">
            <text:p>3</text:p>
          </table:table-cell>
          <table:table-cell table:style-name="ce156" table:formula="of:=([.B21]+[.B23]+[.B25])/3" office:value-type="float" office:value="-0.187994215864255" calcext:value-type="float">
            <text:p>-0.187994215864255</text:p>
          </table:table-cell>
          <table:table-cell table:style-name="ce156"/>
          <table:table-cell table:style-name="ce15" table:number-columns-repeated="61"/>
        </table:table-row>
        <table:table-row table:style-name="ro5" table:visibility="collapse">
          <table:table-cell table:style-name="ce15" office:value-type="float" office:value="5" calcext:value-type="float">
            <text:p>5</text:p>
          </table:table-cell>
          <table:table-cell table:style-name="ce156" table:formula="of:=([.B22]+[.B24]+[.B26])/3" office:value-type="float" office:value="-0.194256457848413" calcext:value-type="float">
            <text:p>-0.194256457848413</text:p>
          </table:table-cell>
          <table:table-cell table:style-name="ce156"/>
          <table:table-cell table:style-name="ce15" table:number-columns-repeated="61"/>
        </table:table-row>
        <table:table-row table:style-name="ro10">
          <table:table-cell table:style-name="ce110" office:value-type="string" calcext:value-type="string" table:number-columns-spanned="2" table:number-rows-spanned="1">
            <text:p>RANDOM SELECTION over population size</text:p>
          </table:table-cell>
          <table:covered-table-cell table:style-name="ce15"/>
          <table:table-cell table:style-name="ce15"/>
          <table:table-cell table:style-name="ce179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1" table:style-name="ce15"/>
          <table:table-cell table:style-name="ce15" table:number-columns-repeated="39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157" table:formula="of:=([.B28]+[.B30]+[.B32])/3" office:value-type="float" office:value="-0.185974130994114" calcext:value-type="float">
            <text:p>-0.185974130994114</text:p>
          </table:table-cell>
          <table:table-cell table:style-name="ce157"/>
          <table:table-cell table:style-name="ce15" table:number-columns-repeated="61"/>
        </table:table-row>
        <table:table-row table:style-name="ro5">
          <table:table-cell table:style-name="ce15" office:value-type="float" office:value="5" calcext:value-type="float">
            <text:p>5</text:p>
          </table:table-cell>
          <table:table-cell table:style-name="ce157" table:formula="of:=([.B29]+[.B31]+[.B33])/3" office:value-type="float" office:value="-0.190456171757732" calcext:value-type="float">
            <text:p>-0.190456171757732</text:p>
          </table:table-cell>
          <table:table-cell table:style-name="ce157"/>
          <table:table-cell table:style-name="ce15" table:number-columns-repeated="61"/>
        </table:table-row>
        <table:table-row table:style-name="ro11">
          <table:table-cell table:style-name="ce100" office:value-type="string" calcext:value-type="string" table:number-columns-spanned="2" table:number-rows-spanned="1">
            <text:p>RANDOM SELECTION over Mutation</text:p>
          </table:table-cell>
          <table:covered-table-cell table:style-name="ce15"/>
          <table:table-cell table:style-name="ce15"/>
          <table:table-cell table:style-name="ce180" office:value-type="string" calcext:value-type="string" table:number-columns-spanned="22" table:number-rows-spanned="1">
            <text:p>Relative difference of the fitness value in comparison with the optimal value</text:p>
          </table:table-cell>
          <table:covered-table-cell table:number-columns-repeated="21" table:style-name="ce15"/>
          <table:table-cell table:style-name="ce15" table:number-columns-repeated="39"/>
        </table:table-row>
        <table:table-row table:style-name="ro5">
          <table:table-cell table:style-name="ce15"/>
          <table:table-cell table:style-name="ce159" table:formula="of:=([.B14]+[.B15])/2" office:value-type="float" office:value="-0.190337592114889" calcext:value-type="float">
            <text:p>-0.190337592114889</text:p>
          </table:table-cell>
          <table:table-cell table:style-name="ce159"/>
          <table:table-cell table:style-name="ce15" table:number-columns-repeated="61"/>
        </table:table-row>
        <table:table-row table:style-name="ro5">
          <table:table-cell table:style-name="ce15"/>
          <table:table-cell table:style-name="ce159" table:formula="of:=([.B16]+[.B17])/2" office:value-type="float" office:value="-0.218314729937717" calcext:value-type="float">
            <text:p>-0.218314729937717</text:p>
          </table:table-cell>
          <table:table-cell table:style-name="ce159"/>
          <table:table-cell table:style-name="ce15" table:number-columns-repeated="61"/>
        </table:table-row>
        <table:table-row table:style-name="ro5">
          <table:table-cell table:style-name="ce15"/>
          <table:table-cell table:style-name="ce159" table:formula="of:=([.B18]+[.B19])/2" office:value-type="float" office:value="-0.201094432332612" calcext:value-type="float">
            <text:p>-0.201094432332612</text:p>
          </table:table-cell>
          <table:table-cell table:style-name="ce159"/>
          <table:table-cell table:style-name="ce15" table:number-columns-repeated="61"/>
        </table:table-row>
        <table:table-row table:style-name="ro12" table:visibility="collapse">
          <table:table-cell table:style-name="ce100" office:value-type="string" calcext:value-type="string" table:number-columns-spanned="2" table:number-rows-spanned="1">
            <text:p>RANDOM SELECTION over Mutation</text:p>
          </table:table-cell>
          <table:covered-table-cell table:style-name="ce127"/>
          <table:table-cell table:style-name="ce127"/>
          <table:table-cell table:style-name="ce180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 optimal value</text:span></text:p>
          </table:table-cell>
          <table:covered-table-cell table:number-columns-repeated="21" table:style-name="ce127"/>
          <table:table-cell table:style-name="ce127" table:number-columns-repeated="39"/>
        </table:table-row>
        <table:table-row table:style-name="ro5" table:visibility="collapse">
          <table:table-cell table:style-name="ce15"/>
          <table:table-cell table:style-name="ce160" table:formula="of:=([.B21]+[.B22])/2" office:value-type="float" office:value="-0.178417273778409" calcext:value-type="float">
            <text:p>-0.178417273778409</text:p>
          </table:table-cell>
          <table:table-cell table:style-name="ce160"/>
          <table:table-cell table:style-name="ce15" table:number-columns-repeated="61"/>
        </table:table-row>
        <table:table-row table:style-name="ro5" table:visibility="collapse">
          <table:table-cell table:style-name="ce15"/>
          <table:table-cell table:style-name="ce160" table:formula="of:=([.B23]+[.B24])/2" office:value-type="float" office:value="-0.205929295077828" calcext:value-type="float">
            <text:p>-0.205929295077828</text:p>
          </table:table-cell>
          <table:table-cell table:style-name="ce160"/>
          <table:table-cell table:style-name="ce15" table:number-columns-repeated="61"/>
        </table:table-row>
        <table:table-row table:style-name="ro5" table:visibility="collapse">
          <table:table-cell table:style-name="ce15"/>
          <table:table-cell table:style-name="ce160" table:formula="of:=([.B25]+[.B26])/2" office:value-type="float" office:value="-0.189029441712764" calcext:value-type="float">
            <text:p>-0.189029441712764</text:p>
          </table:table-cell>
          <table:table-cell table:style-name="ce160"/>
          <table:table-cell table:style-name="ce15" table:number-columns-repeated="61"/>
        </table:table-row>
        <table:table-row table:style-name="ro13">
          <table:table-cell table:style-name="ce100" office:value-type="string" calcext:value-type="string" table:number-columns-spanned="2" table:number-rows-spanned="1">
            <text:p>RANDOM SELECTION over Mutation</text:p>
          </table:table-cell>
          <table:covered-table-cell table:style-name="ce15" table:formula="of:=([.B26]+[.B27])/2" office:value-type="float" office:value="-0.0899048807421565" calcext:value-type="float">
            <text:p>-0.089904880742157</text:p>
          </table:covered-table-cell>
          <table:table-cell table:style-name="ce15"/>
          <table:table-cell table:style-name="ce180" office:value-type="string" calcext:value-type="string" table:number-columns-spanned="22" table:number-rows-spanned="1">
            <text:p>Relative difference of the fitness value in comparison with the best result of heuristics for the instances <text:span text:style-name="T4">without optimal value</text:span></text:p>
          </table:table-cell>
          <table:covered-table-cell table:number-columns-repeated="21" table:style-name="ce127"/>
          <table:table-cell table:style-name="ce127" table:number-columns-repeated="39"/>
        </table:table-row>
        <table:table-row table:style-name="ro5">
          <table:table-cell table:style-name="ce15"/>
          <table:table-cell table:style-name="ce161" table:formula="of:=([.B28]+[.B29])/2" office:value-type="float" office:value="-0.159161217908744" calcext:value-type="float">
            <text:p>-0.159161217908744</text:p>
          </table:table-cell>
          <table:table-cell table:style-name="ce161"/>
          <table:table-cell table:style-name="ce15" table:number-columns-repeated="61"/>
        </table:table-row>
        <table:table-row table:style-name="ro5">
          <table:table-cell table:style-name="ce15"/>
          <table:table-cell table:style-name="ce161" table:formula="of:=([.B30]+[.B31])/2" office:value-type="float" office:value="-0.215117632278478" calcext:value-type="float">
            <text:p>-0.215117632278478</text:p>
          </table:table-cell>
          <table:table-cell table:style-name="ce161"/>
          <table:table-cell table:style-name="ce15" table:number-columns-repeated="61"/>
        </table:table-row>
        <table:table-row table:style-name="ro5">
          <table:table-cell table:style-name="ce15"/>
          <table:table-cell table:style-name="ce161" table:formula="of:=([.B32]+[.B33])/2" office:value-type="float" office:value="-0.190366603940548" calcext:value-type="float">
            <text:p>-0.190366603940548</text:p>
          </table:table-cell>
          <table:table-cell table:style-name="ce161"/>
          <table:table-cell table:style-name="ce15" table:number-columns-repeated="61"/>
        </table:table-row>
        <table:table-row table:style-name="ro5" table:number-rows-repeated="74">
          <table:table-cell table:style-name="ce15" table:number-columns-repeated="64"/>
        </table:table-row>
        <table:table-row table:style-name="ro5" table:number-rows-repeated="104844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Random_detailed.B14:Random_detailed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21:Random_detailed.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28:Random_detailed.B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35:Random_detailed.C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38:Random_detailed.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41:Random_detailed.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44:Random_detailed.C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48:Random_detailed.C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detailed.B52:Random_detailed.C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6:55:06.402869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6T12:27:41.566506681</dc:date>
    <meta:editing-duration>P1DT21H57M1S</meta:editing-duration>
    <meta:editing-cycles>69</meta:editing-cycles>
    <meta:generator>LibreOffice/6.4.2.2$MacOSX_X86_64 LibreOffice_project/4e471d8c02c9c90f512f7f9ead8875b57fcb1ec3</meta:generator>
    <meta:document-statistic meta:table-count="2" meta:cell-count="2124" meta:object-count="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6" style:family="chart">
      <style:chart-properties style:rotation-angle="90"/>
      <style:text-properties fo:font-size="2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b4c7d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cm" svg:height="9.428cm" xlink:href=".." xlink:type="simple" chart:class="chart:bar" chart:style-name="ch1">
        <chart:plot-area chart:style-name="ch2" table:cell-range-address="Random_detailed.A14:Random_detailed.A19 Random_detailed.C14:Random_detailed.C19" chart:data-source-has-labels="column" svg:x="2.241cm" svg:y="0.364cm" svg:width="9.19cm" svg:height="7.426cm">
          <chartooo:coordinate-region svg:x="4.212cm" svg:y="0.665cm" svg:width="7.219cm" svg:height="3.99cm"/>
          <chart:axis chart:dimension="x" chart:name="primary-x" chart:style-name="ch3" chartooo:axis-type="auto">
            <chartooo:date-scale/>
            <chart:title svg:x="4.429cm" svg:y="7.978cm" chart:style-name="ch4">
              <text:p>Configuration</text:p>
            </chart:title>
            <chart:categories table:cell-range-address="Random_detailed.A14:Random_detailed.A19"/>
          </chart:axis>
          <chart:axis chart:dimension="y" chart:name="primary-y" chart:style-name="ch5">
            <chart:title svg:x="0.451cm" svg:y="3.201cm" chart:style-name="ch6">
              <text:p>E</text:p>
            </chart:title>
            <chart:grid chart:style-name="ch7" chart:class="major"/>
          </chart:axis>
          <chart:series chart:style-name="ch8" chart:values-cell-range-address="Random_detailed.C14:Random_detailed.C19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andom_detailed.A14:Random_detailed.A19</svg:desc>
                </draw:g>
              </table:table-cell>
              <table:table-cell office:value-type="float" office:value="0.184343384296083">
                <text:p>0.184343384296083</text:p>
                <draw:g>
                  <svg:desc>Random_detailed.C14:Random_detailed.C19</svg:desc>
                </draw:g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196331799933695">
                <text:p>0.196331799933695</text:p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205439656058282">
                <text:p>0.205439656058282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231189803817151">
                <text:p>0.231189803817151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210523953127888">
                <text:p>0.210523953127888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191664911537336">
                <text:p>0.191664911537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6" style:family="chart">
      <style:chart-properties style:rotation-angle="90"/>
      <style:text-properties fo:font-size="2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e994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cm" svg:height="9.428cm" xlink:href=".." xlink:type="simple" chart:class="chart:bar" chart:style-name="ch1">
        <chart:plot-area chart:style-name="ch2" table:cell-range-address="Random_detailed.A28:Random_detailed.A33 Random_detailed.C28:Random_detailed.C33" chart:data-source-has-labels="column" svg:x="2.274cm" svg:y="0.442cm" svg:width="9.189cm" svg:height="7.425cm">
          <chartooo:coordinate-region svg:x="4.245cm" svg:y="0.743cm" svg:width="7.218cm" svg:height="3.989cm"/>
          <chart:axis chart:dimension="x" chart:name="primary-x" chart:style-name="ch3" chartooo:axis-type="auto">
            <chartooo:date-scale/>
            <chart:title svg:x="4.461cm" svg:y="8.055cm" chart:style-name="ch4">
              <text:p>Configuration</text:p>
            </chart:title>
            <chart:categories table:cell-range-address="Random_detailed.A28:Random_detailed.A33"/>
          </chart:axis>
          <chart:axis chart:dimension="y" chart:name="primary-y" chart:style-name="ch5">
            <chart:title svg:x="0.451cm" svg:y="3.3cm" chart:style-name="ch6">
              <text:p>E</text:p>
            </chart:title>
            <chart:grid chart:style-name="ch7" chart:class="major"/>
          </chart:axis>
          <chart:series chart:style-name="ch8" chart:values-cell-range-address="Random_detailed.C28:Random_detailed.C33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andom_detailed.A28:Random_detailed.A33</svg:desc>
                </draw:g>
              </table:table-cell>
              <table:table-cell office:value-type="float" office:value="0.147462496545674">
                <text:p>0.147462496545674</text:p>
                <draw:g>
                  <svg:desc>Random_detailed.C28:Random_detailed.C33</svg:desc>
                </draw:g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170859939271815">
                <text:p>0.170859939271815</text:p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202051343652944">
                <text:p>0.202051343652944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228183920904012">
                <text:p>0.228183920904012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208408552783724">
                <text:p>0.208408552783724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172324655097371">
                <text:p>0.1723246550973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32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36pt" fo:font-weight="bold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32pt" fo:font-weight="bold" style:font-size-asian="10pt" style:font-size-complex="10pt"/>
    </style:style>
    <style:style style:name="ch6" style:family="chart">
      <style:chart-properties style:rotation-angle="90"/>
      <style:text-properties fo:font-size="6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 style:data-style-name="N11">
      <style:chart-properties chart:link-data-style-to-source="true"/>
      <style:graphic-properties draw:fill-color="#ffffa6" draw:fill-hatch-name="Black_20_45_20_Degrees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">
      <style:chart-properties chart:link-data-style-to-source="true"/>
      <style:graphic-properties draw:fill="hatch" draw:fill-color="#ffd320" draw:fill-hatch-name="Red_20_Crossed_20_0_20_Degrees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522cm" svg:height="21.986cm" xlink:href=".." xlink:type="simple" chart:class="chart:bar" chart:style-name="ch1">
        <chart:plot-area chart:style-name="ch2" table:cell-range-address="RESULTS.C135:RESULTS.F141" chart:data-source-has-labels="both" svg:x="4.129cm" svg:y="0.733cm" svg:width="23.612cm" svg:height="18.316cm">
          <chartooo:coordinate-region svg:x="8.18cm" svg:y="1.364cm" svg:width="19.561cm" svg:height="11.235cm"/>
          <chart:axis chart:dimension="x" chart:name="primary-x" chart:style-name="ch3" chartooo:axis-type="auto">
            <chartooo:date-scale/>
            <chart:title svg:x="10.895cm" svg:y="19.381cm" chart:style-name="ch4">
              <text:p>Configuration</text:p>
            </chart:title>
            <chart:categories table:cell-range-address="RESULTS.C136:RESULTS.C141"/>
          </chart:axis>
          <chart:axis chart:dimension="y" chart:name="primary-y" chart:style-name="ch5">
            <chart:title svg:x="0.629cm" svg:y="8.865cm" chart:style-name="ch6">
              <text:p>E</text:p>
            </chart:title>
            <chart:grid chart:style-name="ch7" chart:class="major"/>
          </chart:axis>
          <chart:series chart:style-name="ch8" chart:values-cell-range-address="RESULTS.D136:RESULTS.D141" chart:label-cell-address="RESULTS.D135:RESULTS.D135" chart:class="chart:bar">
            <chart:data-point chart:style-name="ch9" chart:repeated="6"/>
          </chart:series>
          <chart:series chart:style-name="ch10" chart:values-cell-range-address="RESULTS.E136:RESULTS.E141" chart:label-cell-address="RESULTS.E135:RESULTS.E135" chart:class="chart:bar">
            <chart:data-point chart:style-name="ch11"/>
            <chart:data-point chart:repeated="5"/>
          </chart:series>
          <chart:series chart:style-name="ch12" chart:values-cell-range-address="RESULTS.F136:RESULTS.F141" chart:label-cell-address="RESULTS.F135:RESULTS.F135" chart:class="chart:bar">
            <chart:data-point chart:repeated="6"/>
          </chart:series>
          <chart:wall chart:style-name="ch13"/>
          <chart:floor chart:style-name="ch14"/>
        </chart:plot-area>
        <draw:frame draw:style-name="gr1" draw:text-style-name="P1" svg:width="11.684cm" svg:height="2.387cm" svg:x="10.404cm" svg:y="0.13cm">
          <draw:image xlink:href="Pictures/2000006800002C41000007EC31D601D95A7D68E0.svm" xlink:type="simple" xlink:show="embed" xlink:actuate="onLoad" loext:mime-type="image/x-svm">
            <text:p/>
          </draw:image>
          <draw:image xlink:href="Pictures/100002000000023700000066B46FA69CE4EEED8D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= 3</text:p>
                <draw:g>
                  <svg:desc>RESULTS.D135:RESULTS.D135</svg:desc>
                </draw:g>
              </table:table-cell>
              <table:table-cell office:value-type="string">
                <text:p>p = 6</text:p>
                <draw:g>
                  <svg:desc>RESULTS.E135:RESULTS.E135</svg:desc>
                </draw:g>
              </table:table-cell>
              <table:table-cell office:value-type="string">
                <text:p>2 ≤ p ≤ 10</text:p>
                <draw:g>
                  <svg:desc>RESULTS.F135:RESULTS.F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C136:RESULTS.C141</svg:desc>
                </draw:g>
              </table:table-cell>
              <table:table-cell office:value-type="float" office:value="0.260187945650263">
                <text:p>0.260187945650263</text:p>
                <draw:g>
                  <svg:desc>RESULTS.D136:RESULTS.D141</svg:desc>
                </draw:g>
              </table:table-cell>
              <table:table-cell office:value-type="float" office:value="0.2568955841">
                <text:p>0.2568955841</text:p>
                <draw:g>
                  <svg:desc>RESULTS.E136:RESULTS.E141</svg:desc>
                </draw:g>
              </table:table-cell>
              <table:table-cell office:value-type="float" office:value="0.0260131499031556">
                <text:p>0.0260131499031556</text:p>
                <draw:g>
                  <svg:desc>RESULTS.F136:RESULTS.F141</svg:desc>
                </draw:g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284239550722014">
                <text:p>0.284239550722014</text:p>
              </table:table-cell>
              <table:table-cell office:value-type="float" office:value="0.2814772287">
                <text:p>0.2814772287</text:p>
              </table:table-cell>
              <table:table-cell office:value-type="float" office:value="0.0307478415395185">
                <text:p>0.0307478415395185</text:p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294394401635255">
                <text:p>0.294394401635255</text:p>
              </table:table-cell>
              <table:table-cell office:value-type="float" office:value="0.2918489806">
                <text:p>0.2918489806</text:p>
              </table:table-cell>
              <table:table-cell office:value-type="float" office:value="0.031080565970183">
                <text:p>0.031080565970183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305076880808025">
                <text:p>0.305076880808025</text:p>
              </table:table-cell>
              <table:table-cell office:value-type="float" office:value="0.3040481333">
                <text:p>0.3040481333</text:p>
              </table:table-cell>
              <table:table-cell office:value-type="float" office:value="0.0285432490334581">
                <text:p>0.0285432490334581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263052585464249">
                <text:p>0.263052585464249</text:p>
              </table:table-cell>
              <table:table-cell office:value-type="float" office:value="0.2609196952">
                <text:p>0.2609196952</text:p>
              </table:table-cell>
              <table:table-cell office:value-type="float" office:value="0.0282561392069439">
                <text:p>0.0282561392069439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239929194236352">
                <text:p>0.239929194236352</text:p>
              </table:table-cell>
              <table:table-cell office:value-type="float" office:value="0.2353185141">
                <text:p>0.2353185141</text:p>
              </table:table-cell>
              <table:table-cell office:value-type="float" office:value="0.0274210865890972">
                <text:p>0.02742108658909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</office:styles>
</office:document-styles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2</mn>
            <mi>,</mi>
            <mn>10</mn>
          </mrow>
        </mrow>
        <mo fence="true" stretchy="false">]</mo>
      </mrow>
    </mrow>
    <annotation encoding="StarMath 5.0">p in [2, 10] 
</annotation>
  </semantics>
</math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32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36pt" fo:font-weight="bold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0.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32pt" fo:font-weight="bold" style:font-size-asian="10pt" style:font-size-complex="10pt"/>
    </style:style>
    <style:style style:name="ch6" style:family="chart">
      <style:chart-properties style:rotation-angle="90"/>
      <style:text-properties fo:font-size="6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 style:data-style-name="N11">
      <style:chart-properties chart:link-data-style-to-source="true"/>
      <style:graphic-properties draw:fill-color="#ffffa6" draw:fill-hatch-name="Black_20_45_20_Degrees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">
      <style:chart-properties chart:link-data-style-to-source="true"/>
      <style:graphic-properties draw:fill="hatch" draw:fill-color="#ffd320" draw:fill-hatch-name="Red_20_Crossed_20_0_20_Degrees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522cm" svg:height="21.986cm" xlink:href=".." xlink:type="simple" chart:class="chart:bar" chart:style-name="ch1">
        <chart:plot-area chart:style-name="ch2" table:cell-range-address="RESULTS.C136:RESULTS.C141 RESULTS.G136:RESULTS.I141" chart:data-source-has-labels="column" svg:x="4.184cm" svg:y="0.733cm" svg:width="23.557cm" svg:height="18.366cm">
          <chartooo:coordinate-region svg:x="8.235cm" svg:y="1.364cm" svg:width="19.506cm" svg:height="11.285cm"/>
          <chart:axis chart:dimension="x" chart:name="primary-x" chart:style-name="ch3" chartooo:axis-type="auto">
            <chartooo:date-scale/>
            <chart:title svg:x="10.897cm" svg:y="19.181cm" chart:style-name="ch4">
              <text:p>Configuration</text:p>
            </chart:title>
            <chart:categories table:cell-range-address="RESULTS.C136:RESULTS.C141"/>
          </chart:axis>
          <chart:axis chart:dimension="y" chart:name="primary-y" chart:style-name="ch5">
            <chart:title svg:x="-0.071cm" svg:y="8.863cm" chart:style-name="ch6">
              <text:p>E</text:p>
            </chart:title>
            <chart:grid chart:style-name="ch7" chart:class="major"/>
          </chart:axis>
          <chart:series chart:style-name="ch8" chart:values-cell-range-address="RESULTS.G136:RESULTS.G141" chart:class="chart:bar">
            <chart:data-point chart:style-name="ch9" chart:repeated="6"/>
          </chart:series>
          <chart:series chart:style-name="ch10" chart:values-cell-range-address="RESULTS.H136:RESULTS.H141" chart:class="chart:bar">
            <chart:data-point chart:style-name="ch11"/>
            <chart:data-point chart:repeated="5"/>
          </chart:series>
          <chart:series chart:style-name="ch12" chart:values-cell-range-address="RESULTS.I136:RESULTS.I141" chart:class="chart:bar">
            <chart:data-point chart:repeated="6"/>
          </chart:series>
          <chart:wall chart:style-name="ch13"/>
          <chart:floor chart:style-name="ch14"/>
        </chart:plot-area>
        <draw:frame draw:style-name="gr1" draw:text-style-name="P1" svg:width="11.684cm" svg:height="2.388cm" svg:x="10.404cm" svg:y="0.232cm">
          <draw:image xlink:href="Pictures/2000006800002C41000007EC31D601D95A7D68E0.svm" xlink:type="simple" xlink:show="embed" xlink:actuate="onLoad" loext:mime-type="image/x-svm">
            <text:p/>
          </draw:image>
          <draw:image xlink:href="Pictures/10000200000002370000006654BA42156C1D6670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C136:RESULTS.C141</svg:desc>
                </draw:g>
              </table:table-cell>
              <table:table-cell office:value-type="float" office:value="0.203211069856177">
                <text:p>0.203211069856177</text:p>
                <draw:g>
                  <svg:desc>RESULTS.G136:RESULTS.G141</svg:desc>
                </draw:g>
              </table:table-cell>
              <table:table-cell office:value-type="float" office:value="0.083938688">
                <text:p>0.083938688</text:p>
                <draw:g>
                  <svg:desc>RESULTS.H136:RESULTS.H141</svg:desc>
                </draw:g>
              </table:table-cell>
              <table:table-cell office:value-type="float" office:value="0.0121202927969278">
                <text:p>0.0121202927969278</text:p>
                <draw:g>
                  <svg:desc>RESULTS.I136:RESULTS.I141</svg:desc>
                </draw:g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20980064768207">
                <text:p>0.20980064768207</text:p>
              </table:table-cell>
              <table:table-cell office:value-type="float" office:value="0.0886189012">
                <text:p>0.0886189012</text:p>
              </table:table-cell>
              <table:table-cell office:value-type="float" office:value="0.0184418999611031">
                <text:p>0.0184418999611031</text:p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221276187968118">
                <text:p>0.221276187968118</text:p>
              </table:table-cell>
              <table:table-cell office:value-type="float" office:value="0.0946986323">
                <text:p>0.0946986323</text:p>
              </table:table-cell>
              <table:table-cell office:value-type="float" office:value="0.016785377491194">
                <text:p>0.016785377491194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236117117574798">
                <text:p>0.236117117574798</text:p>
              </table:table-cell>
              <table:table-cell office:value-type="float" office:value="0.0985320145">
                <text:p>0.0985320145</text:p>
              </table:table-cell>
              <table:table-cell office:value-type="float" office:value="0.0145555563293762">
                <text:p>0.0145555563293762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22496400674584">
                <text:p>0.22496400674584</text:p>
              </table:table-cell>
              <table:table-cell office:value-type="float" office:value="0.0969029662">
                <text:p>0.0969029662</text:p>
              </table:table-cell>
              <table:table-cell office:value-type="float" office:value="0.0169995440136699">
                <text:p>0.0169995440136699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193340073187676">
                <text:p>0.193340073187676</text:p>
              </table:table-cell>
              <table:table-cell office:value-type="float" office:value="0.0773977299">
                <text:p>0.0773977299</text:p>
              </table:table-cell>
              <table:table-cell office:value-type="float" office:value="0.0136579080812831">
                <text:p>0.01365790808128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</office:styles>
</office:document-styles>
</file>